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0.434690982103348" calcext:value-type="float">
            <text:p>0.4346909821</text:p>
          </table:table-cell>
          <table:table-cell office:value-type="float" office:value="1.17273151874542" calcext:value-type="float">
            <text:p>1.1727315187</text:p>
          </table:table-cell>
          <table:table-cell table:number-columns-repeated="5"/>
          <table:table-cell office:value-type="string" calcext:value-type="string">
            <text:p>https://gym.openai.com/evaluations/eval_mVg3Wd9ORmSamgn4dOapqw</text:p>
          </table:table-cell>
        </table:table-row>
        <table:table-row table:style-name="ro1">
          <table:table-cell office:value-type="float" office:value="0.614664077758789" calcext:value-type="float">
            <text:p>0.6146640778</text:p>
          </table:table-cell>
          <table:table-cell office:value-type="float" office:value="1.04443573951721" calcext:value-type="float">
            <text:p>1.0444357395</text:p>
          </table:table-cell>
          <table:table-cell table:number-columns-repeated="6"/>
        </table:table-row>
        <table:table-row table:style-name="ro1">
          <table:table-cell office:value-type="float" office:value="0.290273517370224" calcext:value-type="float">
            <text:p>0.2902735174</text:p>
          </table:table-cell>
          <table:table-cell office:value-type="float" office:value="1.12554121017456" calcext:value-type="float">
            <text:p>1.1255412102</text:p>
          </table:table-cell>
          <table:table-cell table:number-columns-repeated="6"/>
        </table:table-row>
        <table:table-row table:style-name="ro1">
          <table:table-cell office:value-type="float" office:value="0.180314436554909" calcext:value-type="float">
            <text:p>0.1803144366</text:p>
          </table:table-cell>
          <table:table-cell office:value-type="float" office:value="1.12554121017456" calcext:value-type="float">
            <text:p>1.1255412102</text:p>
          </table:table-cell>
          <table:table-cell table:number-columns-repeated="6"/>
        </table:table-row>
        <table:table-row table:style-name="ro1">
          <table:table-cell office:value-type="float" office:value="0.336447387933731" calcext:value-type="float">
            <text:p>0.3364473879</text:p>
          </table:table-cell>
          <table:table-cell office:value-type="float" office:value="0.996504783630371" calcext:value-type="float">
            <text:p>0.9965047836</text:p>
          </table:table-cell>
          <table:table-cell table:number-columns-repeated="6"/>
        </table:table-row>
        <table:table-row table:style-name="ro1">
          <table:table-cell office:value-type="float" office:value="0.390144050121307" calcext:value-type="float">
            <text:p>0.3901440501</text:p>
          </table:table-cell>
          <table:table-cell office:value-type="float" office:value="2.00373315811157" calcext:value-type="float">
            <text:p>2.0037331581</text:p>
          </table:table-cell>
          <table:table-cell table:number-columns-repeated="6"/>
        </table:table-row>
        <table:table-row table:style-name="ro1">
          <table:table-cell office:value-type="float" office:value="0.325156092643738" calcext:value-type="float">
            <text:p>0.3251560926</text:p>
          </table:table-cell>
          <table:table-cell office:value-type="float" office:value="1.30131316184998" calcext:value-type="float">
            <text:p>1.3013131618</text:p>
          </table:table-cell>
          <table:table-cell table:number-columns-repeated="6"/>
        </table:table-row>
        <table:table-row table:style-name="ro1">
          <table:table-cell office:value-type="float" office:value="0.22813968360424" calcext:value-type="float">
            <text:p>0.2281396836</text:p>
          </table:table-cell>
          <table:table-cell office:value-type="float" office:value="1.4246426820755" calcext:value-type="float">
            <text:p>1.4246426821</text:p>
          </table:table-cell>
          <table:table-cell table:number-columns-repeated="6"/>
        </table:table-row>
        <table:table-row table:style-name="ro1">
          <table:table-cell office:value-type="float" office:value="0.227562695741653" calcext:value-type="float">
            <text:p>0.22756269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800105091184378" calcext:value-type="float">
            <text:p>0.0080010509</text:p>
          </table:table-cell>
          <table:table-cell office:value-type="float" office:value="1.7985680103302" calcext:value-type="float">
            <text:p>1.7985680103</text:p>
          </table:table-cell>
          <table:table-cell table:number-columns-repeated="6"/>
        </table:table-row>
        <table:table-row table:style-name="ro1">
          <table:table-cell office:value-type="float" office:value="0.324097186326981" calcext:value-type="float">
            <text:p>0.3240971863</text:p>
          </table:table-cell>
          <table:table-cell office:value-type="float" office:value="2.38584899902344" calcext:value-type="float">
            <text:p>2.385848999</text:p>
          </table:table-cell>
          <table:table-cell table:number-columns-repeated="6"/>
        </table:table-row>
        <table:table-row table:style-name="ro1">
          <table:table-cell office:value-type="float" office:value="0.0844054445624352" calcext:value-type="float">
            <text:p>0.0844054446</text:p>
          </table:table-cell>
          <table:table-cell office:value-type="float" office:value="2.20832443237305" calcext:value-type="float">
            <text:p>2.2083244324</text:p>
          </table:table-cell>
          <table:table-cell table:number-columns-repeated="6"/>
        </table:table-row>
        <table:table-row table:style-name="ro1">
          <table:table-cell office:value-type="float" office:value="0.0423172302544117" calcext:value-type="float">
            <text:p>0.0423172303</text:p>
          </table:table-cell>
          <table:table-cell office:value-type="float" office:value="2.18497085571289" calcext:value-type="float">
            <text:p>2.1849708557</text:p>
          </table:table-cell>
          <table:table-cell table:number-columns-repeated="6"/>
        </table:table-row>
        <table:table-row table:style-name="ro1">
          <table:table-cell office:value-type="float" office:value="0.046997494995594" calcext:value-type="float">
            <text:p>0.046997495</text:p>
          </table:table-cell>
          <table:table-cell office:value-type="float" office:value="2.99642324447632" calcext:value-type="float">
            <text:p>2.9964232445</text:p>
          </table:table-cell>
          <table:table-cell table:number-columns-repeated="6"/>
        </table:table-row>
        <table:table-row table:style-name="ro1">
          <table:table-cell office:value-type="float" office:value="0.000101295830972958" calcext:value-type="float">
            <text:p>0.0001012958</text:p>
          </table:table-cell>
          <table:table-cell office:value-type="float" office:value="2.0031909942627" calcext:value-type="float">
            <text:p>2.0031909943</text:p>
          </table:table-cell>
          <table:table-cell table:number-columns-repeated="6"/>
        </table:table-row>
        <table:table-row table:style-name="ro1">
          <table:table-cell office:value-type="float" office:value="0.0880456864833832" calcext:value-type="float">
            <text:p>0.0880456865</text:p>
          </table:table-cell>
          <table:table-cell office:value-type="float" office:value="5.01985168457031" calcext:value-type="float">
            <text:p>5.0198516846</text:p>
          </table:table-cell>
          <table:table-cell table:number-columns-repeated="6"/>
        </table:table-row>
        <table:table-row table:style-name="ro1">
          <table:table-cell office:value-type="float" office:value="12.7786951065063" calcext:value-type="float">
            <text:p>12.778695106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777998985722661" calcext:value-type="float">
            <text:p>0.0077799899</text:p>
          </table:table-cell>
          <table:table-cell office:value-type="float" office:value="3.7254536151886" calcext:value-type="float">
            <text:p>3.7254536152</text:p>
          </table:table-cell>
          <table:table-cell table:number-columns-repeated="6"/>
        </table:table-row>
        <table:table-row table:style-name="ro1">
          <table:table-cell office:value-type="float" office:value="0.00716692209243774" calcext:value-type="float">
            <text:p>0.0071669221</text:p>
          </table:table-cell>
          <table:table-cell office:value-type="float" office:value="3.02684760093689" calcext:value-type="float">
            <text:p>3.0268476009</text:p>
          </table:table-cell>
          <table:table-cell table:number-columns-repeated="6"/>
        </table:table-row>
        <table:table-row table:style-name="ro1">
          <table:table-cell office:value-type="float" office:value="0.0927633866667748" calcext:value-type="float">
            <text:p>0.0927633867</text:p>
          </table:table-cell>
          <table:table-cell office:value-type="float" office:value="3.41730856895447" calcext:value-type="float">
            <text:p>3.417308569</text:p>
          </table:table-cell>
          <table:table-cell table:number-columns-repeated="6"/>
        </table:table-row>
        <table:table-row table:style-name="ro1">
          <table:table-cell office:value-type="float" office:value="0.443439394235611" calcext:value-type="float">
            <text:p>0.4434393942</text:p>
          </table:table-cell>
          <table:table-cell office:value-type="float" office:value="5.9492130279541" calcext:value-type="float">
            <text:p>5.949213028</text:p>
          </table:table-cell>
          <table:table-cell table:number-columns-repeated="6"/>
        </table:table-row>
        <table:table-row table:style-name="ro1">
          <table:table-cell office:value-type="float" office:value="0.00810113083571196" calcext:value-type="float">
            <text:p>0.0081011308</text:p>
          </table:table-cell>
          <table:table-cell office:value-type="float" office:value="3.88843083381653" calcext:value-type="float">
            <text:p>3.8884308338</text:p>
          </table:table-cell>
          <table:table-cell table:number-columns-repeated="6"/>
        </table:table-row>
        <table:table-row table:style-name="ro1">
          <table:table-cell office:value-type="float" office:value="0.0728540122509003" calcext:value-type="float">
            <text:p>0.0728540123</text:p>
          </table:table-cell>
          <table:table-cell office:value-type="float" office:value="4.55605936050415" calcext:value-type="float">
            <text:p>4.5560593605</text:p>
          </table:table-cell>
          <table:table-cell table:number-columns-repeated="6"/>
        </table:table-row>
        <table:table-row table:style-name="ro1">
          <table:table-cell office:value-type="float" office:value="0.000180519127752632" calcext:value-type="float">
            <text:p>0.0001805191</text:p>
          </table:table-cell>
          <table:table-cell office:value-type="float" office:value="4.15270614624023" calcext:value-type="float">
            <text:p>4.1527061462</text:p>
          </table:table-cell>
          <table:table-cell table:number-columns-repeated="6"/>
        </table:table-row>
        <table:table-row table:style-name="ro1">
          <table:table-cell office:value-type="float" office:value="0.000613746989984065" calcext:value-type="float">
            <text:p>0.000613747</text:p>
          </table:table-cell>
          <table:table-cell office:value-type="float" office:value="5.73782777786255" calcext:value-type="float">
            <text:p>5.7378277779</text:p>
          </table:table-cell>
          <table:table-cell table:number-columns-repeated="6"/>
        </table:table-row>
        <table:table-row table:style-name="ro1">
          <table:table-cell office:value-type="float" office:value="0.0225319638848305" calcext:value-type="float">
            <text:p>0.0225319639</text:p>
          </table:table-cell>
          <table:table-cell office:value-type="float" office:value="4.89510440826416" calcext:value-type="float">
            <text:p>4.8951044083</text:p>
          </table:table-cell>
          <table:table-cell table:number-columns-repeated="6"/>
        </table:table-row>
        <table:table-row table:style-name="ro1">
          <table:table-cell office:value-type="float" office:value="0.298772066831589" calcext:value-type="float">
            <text:p>0.2987720668</text:p>
          </table:table-cell>
          <table:table-cell office:value-type="float" office:value="5.91658544540405" calcext:value-type="float">
            <text:p>5.9165854454</text:p>
          </table:table-cell>
          <table:table-cell table:number-columns-repeated="6"/>
        </table:table-row>
        <table:table-row table:style-name="ro1">
          <table:table-cell office:value-type="float" office:value="0.0120284287258983" calcext:value-type="float">
            <text:p>0.0120284287</text:p>
          </table:table-cell>
          <table:table-cell office:value-type="float" office:value="5.48558759689331" calcext:value-type="float">
            <text:p>5.4855875969</text:p>
          </table:table-cell>
          <table:table-cell table:number-columns-repeated="6"/>
        </table:table-row>
        <table:table-row table:style-name="ro1">
          <table:table-cell office:value-type="float" office:value="15.2918910980225" calcext:value-type="float">
            <text:p>15.29189109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33075338602066" calcext:value-type="float">
            <text:p>0.330753386</text:p>
          </table:table-cell>
          <table:table-cell office:value-type="float" office:value="8.16408538818359" calcext:value-type="float">
            <text:p>8.1640853882</text:p>
          </table:table-cell>
          <table:table-cell table:number-columns-repeated="6"/>
        </table:table-row>
        <table:table-row table:style-name="ro1">
          <table:table-cell office:value-type="float" office:value="0.118154585361481" calcext:value-type="float">
            <text:p>0.1181545854</text:p>
          </table:table-cell>
          <table:table-cell office:value-type="float" office:value="6.03443098068237" calcext:value-type="float">
            <text:p>6.0344309807</text:p>
          </table:table-cell>
          <table:table-cell table:number-columns-repeated="6"/>
        </table:table-row>
        <table:table-row table:style-name="ro1">
          <table:table-cell office:value-type="float" office:value="0.019177470356226" calcext:value-type="float">
            <text:p>0.0191774704</text:p>
          </table:table-cell>
          <table:table-cell office:value-type="float" office:value="5.6013240814209" calcext:value-type="float">
            <text:p>5.6013240814</text:p>
          </table:table-cell>
          <table:table-cell table:number-columns-repeated="6"/>
        </table:table-row>
        <table:table-row table:style-name="ro1">
          <table:table-cell office:value-type="float" office:value="0.253980427980423" calcext:value-type="float">
            <text:p>0.253980428</text:p>
          </table:table-cell>
          <table:table-cell office:value-type="float" office:value="6.66120624542236" calcext:value-type="float">
            <text:p>6.6612062454</text:p>
          </table:table-cell>
          <table:table-cell table:number-columns-repeated="6"/>
        </table:table-row>
        <table:table-row table:style-name="ro1">
          <table:table-cell office:value-type="float" office:value="0.0584591738879681" calcext:value-type="float">
            <text:p>0.0584591739</text:p>
          </table:table-cell>
          <table:table-cell office:value-type="float" office:value="6.46352767944336" calcext:value-type="float">
            <text:p>6.4635276794</text:p>
          </table:table-cell>
          <table:table-cell table:number-columns-repeated="6"/>
        </table:table-row>
        <table:table-row table:style-name="ro1">
          <table:table-cell office:value-type="float" office:value="0.050298448652029" calcext:value-type="float">
            <text:p>0.0502984487</text:p>
          </table:table-cell>
          <table:table-cell office:value-type="float" office:value="6.79310989379883" calcext:value-type="float">
            <text:p>6.7931098938</text:p>
          </table:table-cell>
          <table:table-cell table:number-columns-repeated="6"/>
        </table:table-row>
        <table:table-row table:style-name="ro1">
          <table:table-cell office:value-type="float" office:value="0.231919303536415" calcext:value-type="float">
            <text:p>0.2319193035</text:p>
          </table:table-cell>
          <table:table-cell office:value-type="float" office:value="7.94653034210205" calcext:value-type="float">
            <text:p>7.9465303421</text:p>
          </table:table-cell>
          <table:table-cell table:number-columns-repeated="6"/>
        </table:table-row>
        <table:table-row table:style-name="ro1">
          <table:table-cell office:value-type="float" office:value="0.00000525842551724054" calcext:value-type="float">
            <text:p>5.25842551724054E-06</text:p>
          </table:table-cell>
          <table:table-cell office:value-type="float" office:value="7.99891710281372" calcext:value-type="float">
            <text:p>7.9989171028</text:p>
          </table:table-cell>
          <table:table-cell table:number-columns-repeated="6"/>
        </table:table-row>
        <table:table-row table:style-name="ro1">
          <table:table-cell office:value-type="float" office:value="0.212106063961983" calcext:value-type="float">
            <text:p>0.212106064</text:p>
          </table:table-cell>
          <table:table-cell office:value-type="float" office:value="10.0432596206665" calcext:value-type="float">
            <text:p>10.0432596207</text:p>
          </table:table-cell>
          <table:table-cell table:number-columns-repeated="6"/>
        </table:table-row>
        <table:table-row table:style-name="ro1">
          <table:table-cell office:value-type="float" office:value="0.0168642774224281" calcext:value-type="float">
            <text:p>0.0168642774</text:p>
          </table:table-cell>
          <table:table-cell office:value-type="float" office:value="7.18370532989502" calcext:value-type="float">
            <text:p>7.1837053299</text:p>
          </table:table-cell>
          <table:table-cell table:number-columns-repeated="6"/>
        </table:table-row>
        <table:table-row table:style-name="ro1">
          <table:table-cell office:value-type="float" office:value="0.0402763970196247" calcext:value-type="float">
            <text:p>0.040276397</text:p>
          </table:table-cell>
          <table:table-cell office:value-type="float" office:value="7.71996402740479" calcext:value-type="float">
            <text:p>7.7199640274</text:p>
          </table:table-cell>
          <table:table-cell table:number-columns-repeated="6"/>
        </table:table-row>
        <table:table-row table:style-name="ro1">
          <table:table-cell office:value-type="float" office:value="0.20117475092411" calcext:value-type="float">
            <text:p>0.2011747509</text:p>
          </table:table-cell>
          <table:table-cell office:value-type="float" office:value="7.77118015289307" calcext:value-type="float">
            <text:p>7.7711801529</text:p>
          </table:table-cell>
          <table:table-cell table:number-columns-repeated="6"/>
        </table:table-row>
        <table:table-row table:style-name="ro1">
          <table:table-cell office:value-type="float" office:value="0.113988533616066" calcext:value-type="float">
            <text:p>0.1139885336</text:p>
          </table:table-cell>
          <table:table-cell office:value-type="float" office:value="8.28220558166504" calcext:value-type="float">
            <text:p>8.2822055817</text:p>
          </table:table-cell>
          <table:table-cell table:number-columns-repeated="6"/>
        </table:table-row>
        <table:table-row table:style-name="ro1">
          <table:table-cell office:value-type="float" office:value="0.0611700527369976" calcext:value-type="float">
            <text:p>0.0611700527</text:p>
          </table:table-cell>
          <table:table-cell office:value-type="float" office:value="10.6775798797607" calcext:value-type="float">
            <text:p>10.6775798798</text:p>
          </table:table-cell>
          <table:table-cell table:number-columns-repeated="6"/>
        </table:table-row>
        <table:table-row table:style-name="ro1">
          <table:table-cell office:value-type="float" office:value="0.0340462289750576" calcext:value-type="float">
            <text:p>0.034046229</text:p>
          </table:table-cell>
          <table:table-cell office:value-type="float" office:value="8.22275066375732" calcext:value-type="float">
            <text:p>8.2227506638</text:p>
          </table:table-cell>
          <table:table-cell table:number-columns-repeated="6"/>
        </table:table-row>
        <table:table-row table:style-name="ro1">
          <table:table-cell office:value-type="float" office:value="0.0021725264377892" calcext:value-type="float">
            <text:p>0.0021725264</text:p>
          </table:table-cell>
          <table:table-cell office:value-type="float" office:value="7.76848936080933" calcext:value-type="float">
            <text:p>7.7684893608</text:p>
          </table:table-cell>
          <table:table-cell table:number-columns-repeated="6"/>
        </table:table-row>
        <table:table-row table:style-name="ro1">
          <table:table-cell office:value-type="float" office:value="0.825326800346375" calcext:value-type="float">
            <text:p>0.8253268003</text:p>
          </table:table-cell>
          <table:table-cell office:value-type="float" office:value="8.84676933288574" calcext:value-type="float">
            <text:p>8.8467693329</text:p>
          </table:table-cell>
          <table:table-cell table:number-columns-repeated="6"/>
        </table:table-row>
        <table:table-row table:style-name="ro1">
          <table:table-cell office:value-type="float" office:value="0.393219649791718" calcext:value-type="float">
            <text:p>0.3932196498</text:p>
          </table:table-cell>
          <table:table-cell office:value-type="float" office:value="8.78658294677734" calcext:value-type="float">
            <text:p>8.7865829468</text:p>
          </table:table-cell>
          <table:table-cell table:number-columns-repeated="6"/>
        </table:table-row>
        <table:table-row table:style-name="ro1">
          <table:table-cell office:value-type="float" office:value="0.00309459888376296" calcext:value-type="float">
            <text:p>0.0030945989</text:p>
          </table:table-cell>
          <table:table-cell office:value-type="float" office:value="9.16090297698975" calcext:value-type="float">
            <text:p>9.160902977</text:p>
          </table:table-cell>
          <table:table-cell table:number-columns-repeated="6"/>
        </table:table-row>
        <table:table-row table:style-name="ro1">
          <table:table-cell office:value-type="float" office:value="0.118012301623821" calcext:value-type="float">
            <text:p>0.1180123016</text:p>
          </table:table-cell>
          <table:table-cell office:value-type="float" office:value="8.73041152954102" calcext:value-type="float">
            <text:p>8.7304115295</text:p>
          </table:table-cell>
          <table:table-cell table:number-columns-repeated="6"/>
        </table:table-row>
        <table:table-row table:style-name="ro1">
          <table:table-cell office:value-type="float" office:value="0.0401833429932594" calcext:value-type="float">
            <text:p>0.040183343</text:p>
          </table:table-cell>
          <table:table-cell office:value-type="float" office:value="8.59829711914063" calcext:value-type="float">
            <text:p>8.5982971191</text:p>
          </table:table-cell>
          <table:table-cell table:number-columns-repeated="6"/>
        </table:table-row>
        <table:table-row table:style-name="ro1">
          <table:table-cell office:value-type="float" office:value="0.0648740530014038" calcext:value-type="float">
            <text:p>0.064874053</text:p>
          </table:table-cell>
          <table:table-cell office:value-type="float" office:value="9.97269248962402" calcext:value-type="float">
            <text:p>9.9726924896</text:p>
          </table:table-cell>
          <table:table-cell table:number-columns-repeated="6"/>
        </table:table-row>
        <table:table-row table:style-name="ro1">
          <table:table-cell office:value-type="float" office:value="0.0198328476399183" calcext:value-type="float">
            <text:p>0.0198328476</text:p>
          </table:table-cell>
          <table:table-cell office:value-type="float" office:value="9.93209934234619" calcext:value-type="float">
            <text:p>9.9320993423</text:p>
          </table:table-cell>
          <table:table-cell table:number-columns-repeated="6"/>
        </table:table-row>
        <table:table-row table:style-name="ro1">
          <table:table-cell office:value-type="float" office:value="0.015710286796093" calcext:value-type="float">
            <text:p>0.0157102868</text:p>
          </table:table-cell>
          <table:table-cell office:value-type="float" office:value="9.70866680145264" calcext:value-type="float">
            <text:p>9.7086668015</text:p>
          </table:table-cell>
          <table:table-cell table:number-columns-repeated="6"/>
        </table:table-row>
        <table:table-row table:style-name="ro1">
          <table:table-cell office:value-type="float" office:value="0.376375198364258" calcext:value-type="float">
            <text:p>0.3763751984</text:p>
          </table:table-cell>
          <table:table-cell office:value-type="float" office:value="10.60475730896" calcext:value-type="float">
            <text:p>10.604757309</text:p>
          </table:table-cell>
          <table:table-cell table:number-columns-repeated="6"/>
        </table:table-row>
        <table:table-row table:style-name="ro1">
          <table:table-cell office:value-type="float" office:value="0.00877745263278484" calcext:value-type="float">
            <text:p>0.0087774526</text:p>
          </table:table-cell>
          <table:table-cell office:value-type="float" office:value="10.1458415985107" calcext:value-type="float">
            <text:p>10.1458415985</text:p>
          </table:table-cell>
          <table:table-cell table:number-columns-repeated="6"/>
        </table:table-row>
        <table:table-row table:style-name="ro1">
          <table:table-cell office:value-type="float" office:value="0.367571413516998" calcext:value-type="float">
            <text:p>0.3675714135</text:p>
          </table:table-cell>
          <table:table-cell office:value-type="float" office:value="11.017071723938" calcext:value-type="float">
            <text:p>11.0170717239</text:p>
          </table:table-cell>
          <table:table-cell table:number-columns-repeated="6"/>
        </table:table-row>
        <table:table-row table:style-name="ro1">
          <table:table-cell office:value-type="float" office:value="0.420944720506668" calcext:value-type="float">
            <text:p>0.4209447205</text:p>
          </table:table-cell>
          <table:table-cell office:value-type="float" office:value="11.22385597229" calcext:value-type="float">
            <text:p>11.2238559723</text:p>
          </table:table-cell>
          <table:table-cell table:number-columns-repeated="6"/>
        </table:table-row>
        <table:table-row table:style-name="ro1">
          <table:table-cell office:value-type="float" office:value="0.794895350933075" calcext:value-type="float">
            <text:p>0.7948953509</text:p>
          </table:table-cell>
          <table:table-cell office:value-type="float" office:value="11.6825819015503" calcext:value-type="float">
            <text:p>11.6825819016</text:p>
          </table:table-cell>
          <table:table-cell table:number-columns-repeated="6"/>
        </table:table-row>
        <table:table-row table:style-name="ro1">
          <table:table-cell office:value-type="float" office:value="0.180096939206123" calcext:value-type="float">
            <text:p>0.1800969392</text:p>
          </table:table-cell>
          <table:table-cell office:value-type="float" office:value="10.6751766204834" calcext:value-type="float">
            <text:p>10.6751766205</text:p>
          </table:table-cell>
          <table:table-cell table:number-columns-repeated="6"/>
        </table:table-row>
        <table:table-row table:style-name="ro1">
          <table:table-cell office:value-type="float" office:value="0.211819186806679" calcext:value-type="float">
            <text:p>0.2118191868</text:p>
          </table:table-cell>
          <table:table-cell office:value-type="float" office:value="12.2545757293701" calcext:value-type="float">
            <text:p>12.2545757294</text:p>
          </table:table-cell>
          <table:table-cell table:number-columns-repeated="6"/>
        </table:table-row>
        <table:table-row table:style-name="ro1">
          <table:table-cell office:value-type="float" office:value="0.046155221760273" calcext:value-type="float">
            <text:p>0.0461552218</text:p>
          </table:table-cell>
          <table:table-cell office:value-type="float" office:value="10.7866849899292" calcext:value-type="float">
            <text:p>10.7866849899</text:p>
          </table:table-cell>
          <table:table-cell table:number-columns-repeated="6"/>
        </table:table-row>
        <table:table-row table:style-name="ro1">
          <table:table-cell office:value-type="float" office:value="0.211480408906937" calcext:value-type="float">
            <text:p>0.2114804089</text:p>
          </table:table-cell>
          <table:table-cell office:value-type="float" office:value="10.8532276153564" calcext:value-type="float">
            <text:p>10.8532276154</text:p>
          </table:table-cell>
          <table:table-cell table:number-columns-repeated="6"/>
        </table:table-row>
        <table:table-row table:style-name="ro1">
          <table:table-cell office:value-type="float" office:value="0.000849650241434574" calcext:value-type="float">
            <text:p>0.0008496502</text:p>
          </table:table-cell>
          <table:table-cell office:value-type="float" office:value="10.9617033004761" calcext:value-type="float">
            <text:p>10.9617033005</text:p>
          </table:table-cell>
          <table:table-cell table:number-columns-repeated="6"/>
        </table:table-row>
        <table:table-row table:style-name="ro1">
          <table:table-cell office:value-type="float" office:value="0.104021646082401" calcext:value-type="float">
            <text:p>0.1040216461</text:p>
          </table:table-cell>
          <table:table-cell office:value-type="float" office:value="11.7684135437012" calcext:value-type="float">
            <text:p>11.7684135437</text:p>
          </table:table-cell>
          <table:table-cell table:number-columns-repeated="6"/>
        </table:table-row>
        <table:table-row table:style-name="ro1">
          <table:table-cell office:value-type="float" office:value="0.104970335960388" calcext:value-type="float">
            <text:p>0.104970336</text:p>
          </table:table-cell>
          <table:table-cell office:value-type="float" office:value="11.8637428283691" calcext:value-type="float">
            <text:p>11.8637428284</text:p>
          </table:table-cell>
          <table:table-cell table:number-columns-repeated="6"/>
        </table:table-row>
        <table:table-row table:style-name="ro1">
          <table:table-cell office:value-type="float" office:value="2.476726770401" calcext:value-type="float">
            <text:p>2.4767267704</text:p>
          </table:table-cell>
          <table:table-cell office:value-type="float" office:value="14.3990001678467" calcext:value-type="float">
            <text:p>14.3990001678</text:p>
          </table:table-cell>
          <table:table-cell table:number-columns-repeated="6"/>
        </table:table-row>
        <table:table-row table:style-name="ro1">
          <table:table-cell office:value-type="float" office:value="0.389167249202728" calcext:value-type="float">
            <text:p>0.3891672492</text:p>
          </table:table-cell>
          <table:table-cell office:value-type="float" office:value="12.5628423690796" calcext:value-type="float">
            <text:p>12.5628423691</text:p>
          </table:table-cell>
          <table:table-cell table:number-columns-repeated="6"/>
        </table:table-row>
        <table:table-row table:style-name="ro1">
          <table:table-cell office:value-type="float" office:value="0.228583827614784" calcext:value-type="float">
            <text:p>0.2285838276</text:p>
          </table:table-cell>
          <table:table-cell office:value-type="float" office:value="12.5179872512817" calcext:value-type="float">
            <text:p>12.5179872513</text:p>
          </table:table-cell>
          <table:table-cell table:number-columns-repeated="6"/>
        </table:table-row>
        <table:table-row table:style-name="ro1">
          <table:table-cell office:value-type="float" office:value="0.707749903202057" calcext:value-type="float">
            <text:p>0.7077499032</text:p>
          </table:table-cell>
          <table:table-cell office:value-type="float" office:value="12.1012315750122" calcext:value-type="float">
            <text:p>12.101231575</text:p>
          </table:table-cell>
          <table:table-cell table:number-columns-repeated="6"/>
        </table:table-row>
        <table:table-row table:style-name="ro1">
          <table:table-cell office:value-type="float" office:value="0.688383340835571" calcext:value-type="float">
            <text:p>0.6883833408</text:p>
          </table:table-cell>
          <table:table-cell office:value-type="float" office:value="11.3496389389038" calcext:value-type="float">
            <text:p>11.3496389389</text:p>
          </table:table-cell>
          <table:table-cell table:number-columns-repeated="6"/>
        </table:table-row>
        <table:table-row table:style-name="ro1">
          <table:table-cell office:value-type="float" office:value="0.135234951972961" calcext:value-type="float">
            <text:p>0.135234952</text:p>
          </table:table-cell>
          <table:table-cell office:value-type="float" office:value="12.1261196136475" calcext:value-type="float">
            <text:p>12.1261196136</text:p>
          </table:table-cell>
          <table:table-cell table:number-columns-repeated="6"/>
        </table:table-row>
        <table:table-row table:style-name="ro1">
          <table:table-cell office:value-type="float" office:value="0.0267056077718735" calcext:value-type="float">
            <text:p>0.0267056078</text:p>
          </table:table-cell>
          <table:table-cell office:value-type="float" office:value="12.504397392273" calcext:value-type="float">
            <text:p>12.5043973923</text:p>
          </table:table-cell>
          <table:table-cell table:number-columns-repeated="6"/>
        </table:table-row>
        <table:table-row table:style-name="ro1">
          <table:table-cell office:value-type="float" office:value="0.316389471292496" calcext:value-type="float">
            <text:p>0.3163894713</text:p>
          </table:table-cell>
          <table:table-cell office:value-type="float" office:value="11.8315124511719" calcext:value-type="float">
            <text:p>11.8315124512</text:p>
          </table:table-cell>
          <table:table-cell table:number-columns-repeated="6"/>
        </table:table-row>
        <table:table-row table:style-name="ro1">
          <table:table-cell office:value-type="float" office:value="0.000594898941926658" calcext:value-type="float">
            <text:p>0.0005948989</text:p>
          </table:table-cell>
          <table:table-cell office:value-type="float" office:value="11.226131439209" calcext:value-type="float">
            <text:p>11.2261314392</text:p>
          </table:table-cell>
          <table:table-cell table:number-columns-repeated="6"/>
        </table:table-row>
        <table:table-row table:style-name="ro1">
          <table:table-cell office:value-type="float" office:value="1.3779422044754" calcext:value-type="float">
            <text:p>1.3779422045</text:p>
          </table:table-cell>
          <table:table-cell office:value-type="float" office:value="11.8833589553833" calcext:value-type="float">
            <text:p>11.8833589554</text:p>
          </table:table-cell>
          <table:table-cell table:number-columns-repeated="6"/>
        </table:table-row>
        <table:table-row table:style-name="ro1">
          <table:table-cell office:value-type="float" office:value="0.0773766040802002" calcext:value-type="float">
            <text:p>0.0773766041</text:p>
          </table:table-cell>
          <table:table-cell office:value-type="float" office:value="13.9054937362671" calcext:value-type="float">
            <text:p>13.9054937363</text:p>
          </table:table-cell>
          <table:table-cell table:number-columns-repeated="6"/>
        </table:table-row>
        <table:table-row table:style-name="ro1">
          <table:table-cell office:value-type="float" office:value="0.00521974312141538" calcext:value-type="float">
            <text:p>0.0052197431</text:p>
          </table:table-cell>
          <table:table-cell office:value-type="float" office:value="12.5959739685059" calcext:value-type="float">
            <text:p>12.5959739685</text:p>
          </table:table-cell>
          <table:table-cell table:number-columns-repeated="6"/>
        </table:table-row>
        <table:table-row table:style-name="ro1">
          <table:table-cell office:value-type="float" office:value="0.0316695868968964" calcext:value-type="float">
            <text:p>0.0316695869</text:p>
          </table:table-cell>
          <table:table-cell office:value-type="float" office:value="11.2743158340454" calcext:value-type="float">
            <text:p>11.274315834</text:p>
          </table:table-cell>
          <table:table-cell table:number-columns-repeated="6"/>
        </table:table-row>
        <table:table-row table:style-name="ro1">
          <table:table-cell office:value-type="float" office:value="0.0755625665187836" calcext:value-type="float">
            <text:p>0.0755625665</text:p>
          </table:table-cell>
          <table:table-cell office:value-type="float" office:value="11.1398792266846" calcext:value-type="float">
            <text:p>11.1398792267</text:p>
          </table:table-cell>
          <table:table-cell table:number-columns-repeated="6"/>
        </table:table-row>
        <table:table-row table:style-name="ro1">
          <table:table-cell office:value-type="float" office:value="0.0000285678997897776" calcext:value-type="float">
            <text:p>2.85678997897776E-05</text:p>
          </table:table-cell>
          <table:table-cell office:value-type="float" office:value="12.4977531433105" calcext:value-type="float">
            <text:p>12.4977531433</text:p>
          </table:table-cell>
          <table:table-cell table:number-columns-repeated="6"/>
        </table:table-row>
        <table:table-row table:style-name="ro1">
          <table:table-cell office:value-type="float" office:value="0.908749401569366" calcext:value-type="float">
            <text:p>0.9087494016</text:p>
          </table:table-cell>
          <table:table-cell office:value-type="float" office:value="11.7347221374512" calcext:value-type="float">
            <text:p>11.7347221375</text:p>
          </table:table-cell>
          <table:table-cell table:number-columns-repeated="6"/>
        </table:table-row>
        <table:table-row table:style-name="ro1">
          <table:table-cell office:value-type="float" office:value="0.0336972363293171" calcext:value-type="float">
            <text:p>0.0336972363</text:p>
          </table:table-cell>
          <table:table-cell office:value-type="float" office:value="11.6247053146362" calcext:value-type="float">
            <text:p>11.6247053146</text:p>
          </table:table-cell>
          <table:table-cell table:number-columns-repeated="6"/>
        </table:table-row>
        <table:table-row table:style-name="ro1">
          <table:table-cell office:value-type="float" office:value="0.103712163865566" calcext:value-type="float">
            <text:p>0.1037121639</text:p>
          </table:table-cell>
          <table:table-cell office:value-type="float" office:value="13.5376605987549" calcext:value-type="float">
            <text:p>13.5376605988</text:p>
          </table:table-cell>
          <table:table-cell table:number-columns-repeated="6"/>
        </table:table-row>
        <table:table-row table:style-name="ro1">
          <table:table-cell office:value-type="float" office:value="0.0960125476121902" calcext:value-type="float">
            <text:p>0.0960125476</text:p>
          </table:table-cell>
          <table:table-cell office:value-type="float" office:value="12.6901845932007" calcext:value-type="float">
            <text:p>12.6901845932</text:p>
          </table:table-cell>
          <table:table-cell table:number-columns-repeated="6"/>
        </table:table-row>
        <table:table-row table:style-name="ro1">
          <table:table-cell office:value-type="float" office:value="0.0654065683484078" calcext:value-type="float">
            <text:p>0.0654065683</text:p>
          </table:table-cell>
          <table:table-cell office:value-type="float" office:value="13.7864255905151" calcext:value-type="float">
            <text:p>13.7864255905</text:p>
          </table:table-cell>
          <table:table-cell table:number-columns-repeated="6"/>
        </table:table-row>
        <table:table-row table:style-name="ro1">
          <table:table-cell office:value-type="float" office:value="0.528754651546478" calcext:value-type="float">
            <text:p>0.5287546515</text:p>
          </table:table-cell>
          <table:table-cell office:value-type="float" office:value="13.7105398178101" calcext:value-type="float">
            <text:p>13.7105398178</text:p>
          </table:table-cell>
          <table:table-cell table:number-columns-repeated="6"/>
        </table:table-row>
        <table:table-row table:style-name="ro1">
          <table:table-cell office:value-type="float" office:value="0.44024384021759" calcext:value-type="float">
            <text:p>0.4402438402</text:p>
          </table:table-cell>
          <table:table-cell office:value-type="float" office:value="13.5665950775147" calcext:value-type="float">
            <text:p>13.5665950775</text:p>
          </table:table-cell>
          <table:table-cell table:number-columns-repeated="6"/>
        </table:table-row>
        <table:table-row table:style-name="ro1">
          <table:table-cell office:value-type="float" office:value="0.675105035305023" calcext:value-type="float">
            <text:p>0.6751050353</text:p>
          </table:table-cell>
          <table:table-cell office:value-type="float" office:value="14.4344320297241" calcext:value-type="float">
            <text:p>14.4344320297</text:p>
          </table:table-cell>
          <table:table-cell table:number-columns-repeated="6"/>
        </table:table-row>
        <table:table-row table:style-name="ro1">
          <table:table-cell office:value-type="float" office:value="0.347862809896469" calcext:value-type="float">
            <text:p>0.3478628099</text:p>
          </table:table-cell>
          <table:table-cell office:value-type="float" office:value="14.4058437347412" calcext:value-type="float">
            <text:p>14.4058437347</text:p>
          </table:table-cell>
          <table:table-cell table:number-columns-repeated="6"/>
        </table:table-row>
        <table:table-row table:style-name="ro1">
          <table:table-cell office:value-type="float" office:value="0.000937265751417726" calcext:value-type="float">
            <text:p>0.0009372658</text:p>
          </table:table-cell>
          <table:table-cell office:value-type="float" office:value="12.0919780731201" calcext:value-type="float">
            <text:p>12.0919780731</text:p>
          </table:table-cell>
          <table:table-cell table:number-columns-repeated="6"/>
        </table:table-row>
        <table:table-row table:style-name="ro1">
          <table:table-cell office:value-type="float" office:value="0.38444060087204" calcext:value-type="float">
            <text:p>0.3844406009</text:p>
          </table:table-cell>
          <table:table-cell office:value-type="float" office:value="14.3256683349609" calcext:value-type="float">
            <text:p>14.325668335</text:p>
          </table:table-cell>
          <table:table-cell table:number-columns-repeated="6"/>
        </table:table-row>
        <table:table-row table:style-name="ro1">
          <table:table-cell office:value-type="float" office:value="59.7665863037109" calcext:value-type="float">
            <text:p>59.766586303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727975368499756" calcext:value-type="float">
            <text:p>0.7279753685</text:p>
          </table:table-cell>
          <table:table-cell office:value-type="float" office:value="14.3107948303223" calcext:value-type="float">
            <text:p>14.3107948303</text:p>
          </table:table-cell>
          <table:table-cell table:number-columns-repeated="6"/>
        </table:table-row>
        <table:table-row table:style-name="ro1">
          <table:table-cell office:value-type="float" office:value="0.0608159825205803" calcext:value-type="float">
            <text:p>0.0608159825</text:p>
          </table:table-cell>
          <table:table-cell office:value-type="float" office:value="14.3829984664917" calcext:value-type="float">
            <text:p>14.3829984665</text:p>
          </table:table-cell>
          <table:table-cell table:number-columns-repeated="6"/>
        </table:table-row>
        <table:table-row table:style-name="ro1">
          <table:table-cell office:value-type="float" office:value="0.0769322961568832" calcext:value-type="float">
            <text:p>0.0769322962</text:p>
          </table:table-cell>
          <table:table-cell office:value-type="float" office:value="16.0045356750488" calcext:value-type="float">
            <text:p>16.004535675</text:p>
          </table:table-cell>
          <table:table-cell table:number-columns-repeated="6"/>
        </table:table-row>
        <table:table-row table:style-name="ro1">
          <table:table-cell office:value-type="float" office:value="0.618314921855927" calcext:value-type="float">
            <text:p>0.6183149219</text:p>
          </table:table-cell>
          <table:table-cell office:value-type="float" office:value="15.3379192352295" calcext:value-type="float">
            <text:p>15.3379192352</text:p>
          </table:table-cell>
          <table:table-cell table:number-columns-repeated="6"/>
        </table:table-row>
        <table:table-row table:style-name="ro1">
          <table:table-cell office:value-type="float" office:value="0.00944156292825937" calcext:value-type="float">
            <text:p>0.0094415629</text:p>
          </table:table-cell>
          <table:table-cell office:value-type="float" office:value="15.4358348846436" calcext:value-type="float">
            <text:p>15.4358348846</text:p>
          </table:table-cell>
          <table:table-cell table:number-columns-repeated="6"/>
        </table:table-row>
        <table:table-row table:style-name="ro1">
          <table:table-cell office:value-type="float" office:value="0.00000452943640993908" calcext:value-type="float">
            <text:p>4.52943640993908E-06</text:p>
          </table:table-cell>
          <table:table-cell office:value-type="float" office:value="14.7440519332886" calcext:value-type="float">
            <text:p>14.7440519333</text:p>
          </table:table-cell>
          <table:table-cell table:number-columns-repeated="6"/>
        </table:table-row>
        <table:table-row table:style-name="ro1">
          <table:table-cell office:value-type="float" office:value="0.0942409262061119" calcext:value-type="float">
            <text:p>0.0942409262</text:p>
          </table:table-cell>
          <table:table-cell office:value-type="float" office:value="15.4320602416992" calcext:value-type="float">
            <text:p>15.4320602417</text:p>
          </table:table-cell>
          <table:table-cell table:number-columns-repeated="6"/>
        </table:table-row>
        <table:table-row table:style-name="ro1">
          <table:table-cell office:value-type="float" office:value="0.0660663396120071" calcext:value-type="float">
            <text:p>0.0660663396</text:p>
          </table:table-cell>
          <table:table-cell office:value-type="float" office:value="15.201602935791" calcext:value-type="float">
            <text:p>15.2016029358</text:p>
          </table:table-cell>
          <table:table-cell table:number-columns-repeated="6"/>
        </table:table-row>
        <table:table-row table:style-name="ro1">
          <table:table-cell office:value-type="float" office:value="0.0260110665112734" calcext:value-type="float">
            <text:p>0.0260110665</text:p>
          </table:table-cell>
          <table:table-cell office:value-type="float" office:value="14.1882419586182" calcext:value-type="float">
            <text:p>14.1882419586</text:p>
          </table:table-cell>
          <table:table-cell table:number-columns-repeated="6"/>
        </table:table-row>
        <table:table-row table:style-name="ro1">
          <table:table-cell office:value-type="float" office:value="0.0689491033554077" calcext:value-type="float">
            <text:p>0.0689491034</text:p>
          </table:table-cell>
          <table:table-cell office:value-type="float" office:value="15.8930521011353" calcext:value-type="float">
            <text:p>15.8930521011</text:p>
          </table:table-cell>
          <table:table-cell table:number-columns-repeated="6"/>
        </table:table-row>
        <table:table-row table:style-name="ro1">
          <table:table-cell office:value-type="float" office:value="0.102939613163471" calcext:value-type="float">
            <text:p>0.1029396132</text:p>
          </table:table-cell>
          <table:table-cell office:value-type="float" office:value="15.7528305053711" calcext:value-type="float">
            <text:p>15.7528305054</text:p>
          </table:table-cell>
          <table:table-cell table:number-columns-repeated="6"/>
        </table:table-row>
        <table:table-row table:style-name="ro1">
          <table:table-cell office:value-type="float" office:value="0.0180812813341618" calcext:value-type="float">
            <text:p>0.0180812813</text:p>
          </table:table-cell>
          <table:table-cell office:value-type="float" office:value="16.1004295349121" calcext:value-type="float">
            <text:p>16.1004295349</text:p>
          </table:table-cell>
          <table:table-cell table:number-columns-repeated="6"/>
        </table:table-row>
        <table:table-row table:style-name="ro1">
          <table:table-cell office:value-type="float" office:value="0.00934287905693054" calcext:value-type="float">
            <text:p>0.0093428791</text:p>
          </table:table-cell>
          <table:table-cell office:value-type="float" office:value="16.0433654785156" calcext:value-type="float">
            <text:p>16.0433654785</text:p>
          </table:table-cell>
          <table:table-cell table:number-columns-repeated="6"/>
        </table:table-row>
        <table:table-row table:style-name="ro1">
          <table:table-cell office:value-type="float" office:value="0.021853182464838" calcext:value-type="float">
            <text:p>0.0218531825</text:p>
          </table:table-cell>
          <table:table-cell office:value-type="float" office:value="18.5880107879639" calcext:value-type="float">
            <text:p>18.588010788</text:p>
          </table:table-cell>
          <table:table-cell table:number-columns-repeated="6"/>
        </table:table-row>
        <table:table-row table:style-name="ro1">
          <table:table-cell office:value-type="float" office:value="1.36949944496155" calcext:value-type="float">
            <text:p>1.369499445</text:p>
          </table:table-cell>
          <table:table-cell office:value-type="float" office:value="16.1885948181152" calcext:value-type="float">
            <text:p>16.1885948181</text:p>
          </table:table-cell>
          <table:table-cell table:number-columns-repeated="6"/>
        </table:table-row>
        <table:table-row table:style-name="ro1">
          <table:table-cell office:value-type="float" office:value="0.182296901941299" calcext:value-type="float">
            <text:p>0.1822969019</text:p>
          </table:table-cell>
          <table:table-cell office:value-type="float" office:value="15.2088794708252" calcext:value-type="float">
            <text:p>15.2088794708</text:p>
          </table:table-cell>
          <table:table-cell table:number-columns-repeated="6"/>
        </table:table-row>
        <table:table-row table:style-name="ro1">
          <table:table-cell office:value-type="float" office:value="0.000198106310563162" calcext:value-type="float">
            <text:p>0.0001981063</text:p>
          </table:table-cell>
          <table:table-cell office:value-type="float" office:value="15.19837474823" calcext:value-type="float">
            <text:p>15.1983747482</text:p>
          </table:table-cell>
          <table:table-cell table:number-columns-repeated="6"/>
        </table:table-row>
        <table:table-row table:style-name="ro1">
          <table:table-cell office:value-type="float" office:value="0.0171519443392754" calcext:value-type="float">
            <text:p>0.0171519443</text:p>
          </table:table-cell>
          <table:table-cell office:value-type="float" office:value="17.2732734680176" calcext:value-type="float">
            <text:p>17.273273468</text:p>
          </table:table-cell>
          <table:table-cell table:number-columns-repeated="6"/>
        </table:table-row>
        <table:table-row table:style-name="ro1">
          <table:table-cell office:value-type="float" office:value="0.248535305261612" calcext:value-type="float">
            <text:p>0.2485353053</text:p>
          </table:table-cell>
          <table:table-cell office:value-type="float" office:value="16.8885879516602" calcext:value-type="float">
            <text:p>16.8885879517</text:p>
          </table:table-cell>
          <table:table-cell table:number-columns-repeated="6"/>
        </table:table-row>
        <table:table-row table:style-name="ro1">
          <table:table-cell office:value-type="float" office:value="0.232319578528404" calcext:value-type="float">
            <text:p>0.2323195785</text:p>
          </table:table-cell>
          <table:table-cell office:value-type="float" office:value="17.6275978088379" calcext:value-type="float">
            <text:p>17.6275978088</text:p>
          </table:table-cell>
          <table:table-cell table:number-columns-repeated="6"/>
        </table:table-row>
        <table:table-row table:style-name="ro1">
          <table:table-cell office:value-type="float" office:value="0.0500751659274101" calcext:value-type="float">
            <text:p>0.0500751659</text:p>
          </table:table-cell>
          <table:table-cell office:value-type="float" office:value="16.8728885650635" calcext:value-type="float">
            <text:p>16.8728885651</text:p>
          </table:table-cell>
          <table:table-cell table:number-columns-repeated="6"/>
        </table:table-row>
        <table:table-row table:style-name="ro1">
          <table:table-cell office:value-type="float" office:value="0.516729652881622" calcext:value-type="float">
            <text:p>0.5167296529</text:p>
          </table:table-cell>
          <table:table-cell office:value-type="float" office:value="17.4259090423584" calcext:value-type="float">
            <text:p>17.4259090424</text:p>
          </table:table-cell>
          <table:table-cell table:number-columns-repeated="6"/>
        </table:table-row>
        <table:table-row table:style-name="ro1">
          <table:table-cell office:value-type="float" office:value="0.13557143509388" calcext:value-type="float">
            <text:p>0.1355714351</text:p>
          </table:table-cell>
          <table:table-cell office:value-type="float" office:value="14.5102157592773" calcext:value-type="float">
            <text:p>14.5102157593</text:p>
          </table:table-cell>
          <table:table-cell table:number-columns-repeated="6"/>
        </table:table-row>
        <table:table-row table:style-name="ro1">
          <table:table-cell office:value-type="float" office:value="1.17565417289734" calcext:value-type="float">
            <text:p>1.1756541729</text:p>
          </table:table-cell>
          <table:table-cell office:value-type="float" office:value="16.0068817138672" calcext:value-type="float">
            <text:p>16.0068817139</text:p>
          </table:table-cell>
          <table:table-cell table:number-columns-repeated="6"/>
        </table:table-row>
        <table:table-row table:style-name="ro1">
          <table:table-cell office:value-type="float" office:value="0.79379665851593" calcext:value-type="float">
            <text:p>0.7937966585</text:p>
          </table:table-cell>
          <table:table-cell office:value-type="float" office:value="16.4305019378662" calcext:value-type="float">
            <text:p>16.4305019379</text:p>
          </table:table-cell>
          <table:table-cell table:number-columns-repeated="6"/>
        </table:table-row>
        <table:table-row table:style-name="ro1">
          <table:table-cell office:value-type="float" office:value="0.486377388238907" calcext:value-type="float">
            <text:p>0.4863773882</text:p>
          </table:table-cell>
          <table:table-cell office:value-type="float" office:value="16.8034000396729" calcext:value-type="float">
            <text:p>16.8034000397</text:p>
          </table:table-cell>
          <table:table-cell table:number-columns-repeated="6"/>
        </table:table-row>
        <table:table-row table:style-name="ro1">
          <table:table-cell office:value-type="float" office:value="0.0442215353250504" calcext:value-type="float">
            <text:p>0.0442215353</text:p>
          </table:table-cell>
          <table:table-cell office:value-type="float" office:value="16.7774085998535" calcext:value-type="float">
            <text:p>16.7774085999</text:p>
          </table:table-cell>
          <table:table-cell table:number-columns-repeated="6"/>
        </table:table-row>
        <table:table-row table:style-name="ro1">
          <table:table-cell office:value-type="float" office:value="0.00991547573357821" calcext:value-type="float">
            <text:p>0.0099154757</text:p>
          </table:table-cell>
          <table:table-cell office:value-type="float" office:value="14.286190032959" calcext:value-type="float">
            <text:p>14.286190033</text:p>
          </table:table-cell>
          <table:table-cell table:number-columns-repeated="6"/>
        </table:table-row>
        <table:table-row table:style-name="ro1">
          <table:table-cell office:value-type="float" office:value="0.235598295927048" calcext:value-type="float">
            <text:p>0.2355982959</text:p>
          </table:table-cell>
          <table:table-cell office:value-type="float" office:value="16.6901721954346" calcext:value-type="float">
            <text:p>16.6901721954</text:p>
          </table:table-cell>
          <table:table-cell table:number-columns-repeated="6"/>
        </table:table-row>
        <table:table-row table:style-name="ro1">
          <table:table-cell office:value-type="float" office:value="0.0393750257790089" calcext:value-type="float">
            <text:p>0.0393750258</text:p>
          </table:table-cell>
          <table:table-cell office:value-type="float" office:value="16.3321952819824" calcext:value-type="float">
            <text:p>16.332195282</text:p>
          </table:table-cell>
          <table:table-cell table:number-columns-repeated="6"/>
        </table:table-row>
        <table:table-row table:style-name="ro1">
          <table:table-cell office:value-type="float" office:value="0.0231753177940846" calcext:value-type="float">
            <text:p>0.0231753178</text:p>
          </table:table-cell>
          <table:table-cell office:value-type="float" office:value="16.790153503418" calcext:value-type="float">
            <text:p>16.7901535034</text:p>
          </table:table-cell>
          <table:table-cell table:number-columns-repeated="6"/>
        </table:table-row>
        <table:table-row table:style-name="ro1">
          <table:table-cell office:value-type="float" office:value="0.900579273700714" calcext:value-type="float">
            <text:p>0.9005792737</text:p>
          </table:table-cell>
          <table:table-cell office:value-type="float" office:value="16.8232917785645" calcext:value-type="float">
            <text:p>16.8232917786</text:p>
          </table:table-cell>
          <table:table-cell table:number-columns-repeated="6"/>
        </table:table-row>
        <table:table-row table:style-name="ro1">
          <table:table-cell office:value-type="float" office:value="0.56474095582962" calcext:value-type="float">
            <text:p>0.5647409558</text:p>
          </table:table-cell>
          <table:table-cell office:value-type="float" office:value="14.1006889343262" calcext:value-type="float">
            <text:p>14.1006889343</text:p>
          </table:table-cell>
          <table:table-cell table:number-columns-repeated="6"/>
        </table:table-row>
        <table:table-row table:style-name="ro1">
          <table:table-cell office:value-type="float" office:value="0.95676976442337" calcext:value-type="float">
            <text:p>0.9567697644</text:p>
          </table:table-cell>
          <table:table-cell office:value-type="float" office:value="17.081672668457" calcext:value-type="float">
            <text:p>17.0816726685</text:p>
          </table:table-cell>
          <table:table-cell table:number-columns-repeated="6"/>
        </table:table-row>
        <table:table-row table:style-name="ro1">
          <table:table-cell office:value-type="float" office:value="0.329062283039093" calcext:value-type="float">
            <text:p>0.329062283</text:p>
          </table:table-cell>
          <table:table-cell office:value-type="float" office:value="17.1030979156494" calcext:value-type="float">
            <text:p>17.1030979156</text:p>
          </table:table-cell>
          <table:table-cell table:number-columns-repeated="6"/>
        </table:table-row>
        <table:table-row table:style-name="ro1">
          <table:table-cell office:value-type="float" office:value="0.0475797429680824" calcext:value-type="float">
            <text:p>0.047579743</text:p>
          </table:table-cell>
          <table:table-cell office:value-type="float" office:value="16.417272567749" calcext:value-type="float">
            <text:p>16.4172725677</text:p>
          </table:table-cell>
          <table:table-cell table:number-columns-repeated="6"/>
        </table:table-row>
        <table:table-row table:style-name="ro1">
          <table:table-cell office:value-type="float" office:value="0.0186647996306419" calcext:value-type="float">
            <text:p>0.0186647996</text:p>
          </table:table-cell>
          <table:table-cell office:value-type="float" office:value="13.6484451293945" calcext:value-type="float">
            <text:p>13.6484451294</text:p>
          </table:table-cell>
          <table:table-cell table:number-columns-repeated="6"/>
        </table:table-row>
        <table:table-row table:style-name="ro1">
          <table:table-cell office:value-type="float" office:value="0.811835885047913" calcext:value-type="float">
            <text:p>0.811835885</text:p>
          </table:table-cell>
          <table:table-cell office:value-type="float" office:value="15.7123403549194" calcext:value-type="float">
            <text:p>15.7123403549</text:p>
          </table:table-cell>
          <table:table-cell table:number-columns-repeated="6"/>
        </table:table-row>
        <table:table-row table:style-name="ro1">
          <table:table-cell office:value-type="float" office:value="1.57635807991028" calcext:value-type="float">
            <text:p>1.5763580799</text:p>
          </table:table-cell>
          <table:table-cell office:value-type="float" office:value="15.4900388717651" calcext:value-type="float">
            <text:p>15.4900388718</text:p>
          </table:table-cell>
          <table:table-cell table:number-columns-repeated="6"/>
        </table:table-row>
        <table:table-row table:style-name="ro1">
          <table:table-cell office:value-type="float" office:value="1.59685778617859" calcext:value-type="float">
            <text:p>1.5968577862</text:p>
          </table:table-cell>
          <table:table-cell office:value-type="float" office:value="17.1593208312988" calcext:value-type="float">
            <text:p>17.1593208313</text:p>
          </table:table-cell>
          <table:table-cell table:number-columns-repeated="6"/>
        </table:table-row>
        <table:table-row table:style-name="ro1">
          <table:table-cell office:value-type="float" office:value="0.00231088674627244" calcext:value-type="float">
            <text:p>0.0023108867</text:p>
          </table:table-cell>
          <table:table-cell office:value-type="float" office:value="17.1495704650879" calcext:value-type="float">
            <text:p>17.1495704651</text:p>
          </table:table-cell>
          <table:table-cell table:number-columns-repeated="6"/>
        </table:table-row>
        <table:table-row table:style-name="ro1">
          <table:table-cell office:value-type="float" office:value="0.286975145339966" calcext:value-type="float">
            <text:p>0.2869751453</text:p>
          </table:table-cell>
          <table:table-cell office:value-type="float" office:value="17.6723327636719" calcext:value-type="float">
            <text:p>17.6723327637</text:p>
          </table:table-cell>
          <table:table-cell table:number-columns-repeated="6"/>
        </table:table-row>
        <table:table-row table:style-name="ro1">
          <table:table-cell office:value-type="float" office:value="0.0208170469850302" calcext:value-type="float">
            <text:p>0.020817047</text:p>
          </table:table-cell>
          <table:table-cell office:value-type="float" office:value="16.9386520385742" calcext:value-type="float">
            <text:p>16.9386520386</text:p>
          </table:table-cell>
          <table:table-cell table:number-columns-repeated="6"/>
        </table:table-row>
        <table:table-row table:style-name="ro1">
          <table:table-cell office:value-type="float" office:value="1.59211826324463" calcext:value-type="float">
            <text:p>1.5921182632</text:p>
          </table:table-cell>
          <table:table-cell office:value-type="float" office:value="16.2904396057129" calcext:value-type="float">
            <text:p>16.2904396057</text:p>
          </table:table-cell>
          <table:table-cell table:number-columns-repeated="6"/>
        </table:table-row>
        <table:table-row table:style-name="ro1">
          <table:table-cell office:value-type="float" office:value="0.219247460365295" calcext:value-type="float">
            <text:p>0.2192474604</text:p>
          </table:table-cell>
          <table:table-cell office:value-type="float" office:value="17.7336864471436" calcext:value-type="float">
            <text:p>17.7336864471</text:p>
          </table:table-cell>
          <table:table-cell table:number-columns-repeated="6"/>
        </table:table-row>
        <table:table-row table:style-name="ro1">
          <table:table-cell office:value-type="float" office:value="1.88793730735779" calcext:value-type="float">
            <text:p>1.8879373074</text:p>
          </table:table-cell>
          <table:table-cell office:value-type="float" office:value="17.5274028778076" calcext:value-type="float">
            <text:p>17.5274028778</text:p>
          </table:table-cell>
          <table:table-cell table:number-columns-repeated="6"/>
        </table:table-row>
        <table:table-row table:style-name="ro1">
          <table:table-cell office:value-type="float" office:value="0.0297269336879253" calcext:value-type="float">
            <text:p>0.0297269337</text:p>
          </table:table-cell>
          <table:table-cell office:value-type="float" office:value="16.5055694580078" calcext:value-type="float">
            <text:p>16.505569458</text:p>
          </table:table-cell>
          <table:table-cell table:number-columns-repeated="6"/>
        </table:table-row>
        <table:table-row table:style-name="ro1">
          <table:table-cell office:value-type="float" office:value="0.231109425425529" calcext:value-type="float">
            <text:p>0.2311094254</text:p>
          </table:table-cell>
          <table:table-cell office:value-type="float" office:value="16.6703777313232" calcext:value-type="float">
            <text:p>16.6703777313</text:p>
          </table:table-cell>
          <table:table-cell table:number-columns-repeated="6"/>
        </table:table-row>
        <table:table-row table:style-name="ro1">
          <table:table-cell office:value-type="float" office:value="0.00189162802416831" calcext:value-type="float">
            <text:p>0.001891628</text:p>
          </table:table-cell>
          <table:table-cell office:value-type="float" office:value="16.000394821167" calcext:value-type="float">
            <text:p>16.0003948212</text:p>
          </table:table-cell>
          <table:table-cell table:number-columns-repeated="6"/>
        </table:table-row>
        <table:table-row table:style-name="ro1">
          <table:table-cell office:value-type="float" office:value="1.29157149791718" calcext:value-type="float">
            <text:p>1.2915714979</text:p>
          </table:table-cell>
          <table:table-cell office:value-type="float" office:value="16.9087505340576" calcext:value-type="float">
            <text:p>16.9087505341</text:p>
          </table:table-cell>
          <table:table-cell table:number-columns-repeated="6"/>
        </table:table-row>
        <table:table-row table:style-name="ro1">
          <table:table-cell office:value-type="float" office:value="0.00601842720061541" calcext:value-type="float">
            <text:p>0.0060184272</text:p>
          </table:table-cell>
          <table:table-cell office:value-type="float" office:value="16.4312763214111" calcext:value-type="float">
            <text:p>16.4312763214</text:p>
          </table:table-cell>
          <table:table-cell table:number-columns-repeated="6"/>
        </table:table-row>
        <table:table-row table:style-name="ro1">
          <table:table-cell office:value-type="float" office:value="0.627128303050995" calcext:value-type="float">
            <text:p>0.6271283031</text:p>
          </table:table-cell>
          <table:table-cell office:value-type="float" office:value="16.9273090362549" calcext:value-type="float">
            <text:p>16.9273090363</text:p>
          </table:table-cell>
          <table:table-cell table:number-columns-repeated="6"/>
        </table:table-row>
        <table:table-row table:style-name="ro1">
          <table:table-cell office:value-type="float" office:value="0.0327393300831318" calcext:value-type="float">
            <text:p>0.0327393301</text:p>
          </table:table-cell>
          <table:table-cell office:value-type="float" office:value="16.2778511047363" calcext:value-type="float">
            <text:p>16.2778511047</text:p>
          </table:table-cell>
          <table:table-cell table:number-columns-repeated="6"/>
        </table:table-row>
        <table:table-row table:style-name="ro1">
          <table:table-cell office:value-type="float" office:value="0.868635952472687" calcext:value-type="float">
            <text:p>0.8686359525</text:p>
          </table:table-cell>
          <table:table-cell office:value-type="float" office:value="17.6069049835205" calcext:value-type="float">
            <text:p>17.6069049835</text:p>
          </table:table-cell>
          <table:table-cell table:number-columns-repeated="6"/>
        </table:table-row>
        <table:table-row table:style-name="ro1">
          <table:table-cell office:value-type="float" office:value="0.00486026611179114" calcext:value-type="float">
            <text:p>0.0048602661</text:p>
          </table:table-cell>
          <table:table-cell office:value-type="float" office:value="17.3283233642578" calcext:value-type="float">
            <text:p>17.3283233643</text:p>
          </table:table-cell>
          <table:table-cell table:number-columns-repeated="6"/>
        </table:table-row>
        <table:table-row table:style-name="ro1">
          <table:table-cell office:value-type="float" office:value="0.0339047759771347" calcext:value-type="float">
            <text:p>0.033904776</text:p>
          </table:table-cell>
          <table:table-cell office:value-type="float" office:value="13.289457321167" calcext:value-type="float">
            <text:p>13.2894573212</text:p>
          </table:table-cell>
          <table:table-cell table:number-columns-repeated="6"/>
        </table:table-row>
        <table:table-row table:style-name="ro1">
          <table:table-cell office:value-type="float" office:value="0.379599899053574" calcext:value-type="float">
            <text:p>0.3795998991</text:p>
          </table:table-cell>
          <table:table-cell office:value-type="float" office:value="18.5467090606689" calcext:value-type="float">
            <text:p>18.5467090607</text:p>
          </table:table-cell>
          <table:table-cell table:number-columns-repeated="6"/>
        </table:table-row>
        <table:table-row table:style-name="ro1">
          <table:table-cell office:value-type="float" office:value="0.0216153785586357" calcext:value-type="float">
            <text:p>0.0216153786</text:p>
          </table:table-cell>
          <table:table-cell office:value-type="float" office:value="17.0525360107422" calcext:value-type="float">
            <text:p>17.0525360107</text:p>
          </table:table-cell>
          <table:table-cell table:number-columns-repeated="6"/>
        </table:table-row>
        <table:table-row table:style-name="ro1">
          <table:table-cell office:value-type="float" office:value="0.386383950710297" calcext:value-type="float">
            <text:p>0.3863839507</text:p>
          </table:table-cell>
          <table:table-cell office:value-type="float" office:value="18.6063709259033" calcext:value-type="float">
            <text:p>18.6063709259</text:p>
          </table:table-cell>
          <table:table-cell table:number-columns-repeated="6"/>
        </table:table-row>
        <table:table-row table:style-name="ro1">
          <table:table-cell office:value-type="float" office:value="0.272270560264587" calcext:value-type="float">
            <text:p>0.2722705603</text:p>
          </table:table-cell>
          <table:table-cell office:value-type="float" office:value="15.8426027297974" calcext:value-type="float">
            <text:p>15.8426027298</text:p>
          </table:table-cell>
          <table:table-cell table:number-columns-repeated="6"/>
        </table:table-row>
        <table:table-row table:style-name="ro1">
          <table:table-cell office:value-type="float" office:value="0.0236740205436945" calcext:value-type="float">
            <text:p>0.0236740205</text:p>
          </table:table-cell>
          <table:table-cell office:value-type="float" office:value="17.9167709350586" calcext:value-type="float">
            <text:p>17.9167709351</text:p>
          </table:table-cell>
          <table:table-cell table:number-columns-repeated="6"/>
        </table:table-row>
        <table:table-row table:style-name="ro1">
          <table:table-cell office:value-type="float" office:value="0.230973288416862" calcext:value-type="float">
            <text:p>0.2309732884</text:p>
          </table:table-cell>
          <table:table-cell office:value-type="float" office:value="14.3118047714233" calcext:value-type="float">
            <text:p>14.3118047714</text:p>
          </table:table-cell>
          <table:table-cell table:number-columns-repeated="6"/>
        </table:table-row>
        <table:table-row table:style-name="ro1">
          <table:table-cell office:value-type="float" office:value="0.229411229491234" calcext:value-type="float">
            <text:p>0.2294112295</text:p>
          </table:table-cell>
          <table:table-cell office:value-type="float" office:value="18.4075889587402" calcext:value-type="float">
            <text:p>18.4075889587</text:p>
          </table:table-cell>
          <table:table-cell table:number-columns-repeated="6"/>
        </table:table-row>
        <table:table-row table:style-name="ro1">
          <table:table-cell office:value-type="float" office:value="48.7197456359863" calcext:value-type="float">
            <text:p>48.71974563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437995225191116" calcext:value-type="float">
            <text:p>0.4379952252</text:p>
          </table:table-cell>
          <table:table-cell office:value-type="float" office:value="19.1191806793213" calcext:value-type="float">
            <text:p>19.1191806793</text:p>
          </table:table-cell>
          <table:table-cell table:number-columns-repeated="6"/>
        </table:table-row>
        <table:table-row table:style-name="ro1">
          <table:table-cell office:value-type="float" office:value="0.261677324771881" calcext:value-type="float">
            <text:p>0.2616773248</text:p>
          </table:table-cell>
          <table:table-cell office:value-type="float" office:value="18.7567615509033" calcext:value-type="float">
            <text:p>18.7567615509</text:p>
          </table:table-cell>
          <table:table-cell table:number-columns-repeated="6"/>
        </table:table-row>
        <table:table-row table:style-name="ro1">
          <table:table-cell office:value-type="float" office:value="0.00000217703200178221" calcext:value-type="float">
            <text:p>0.000002177</text:p>
          </table:table-cell>
          <table:table-cell office:value-type="float" office:value="18.7400131225586" calcext:value-type="float">
            <text:p>18.7400131226</text:p>
          </table:table-cell>
          <table:table-cell table:number-columns-repeated="6"/>
        </table:table-row>
        <table:table-row table:style-name="ro1">
          <table:table-cell office:value-type="float" office:value="0.0352114774286747" calcext:value-type="float">
            <text:p>0.0352114774</text:p>
          </table:table-cell>
          <table:table-cell office:value-type="float" office:value="17.8278331756592" calcext:value-type="float">
            <text:p>17.8278331757</text:p>
          </table:table-cell>
          <table:table-cell table:number-columns-repeated="6"/>
        </table:table-row>
        <table:table-row table:style-name="ro1">
          <table:table-cell office:value-type="float" office:value="0.420122563838959" calcext:value-type="float">
            <text:p>0.4201225638</text:p>
          </table:table-cell>
          <table:table-cell office:value-type="float" office:value="19.3753929138184" calcext:value-type="float">
            <text:p>19.3753929138</text:p>
          </table:table-cell>
          <table:table-cell table:number-columns-repeated="6"/>
        </table:table-row>
        <table:table-row table:style-name="ro1">
          <table:table-cell office:value-type="float" office:value="0.00482272868975997" calcext:value-type="float">
            <text:p>0.0048227287</text:p>
          </table:table-cell>
          <table:table-cell office:value-type="float" office:value="19.7949275970459" calcext:value-type="float">
            <text:p>19.794927597</text:p>
          </table:table-cell>
          <table:table-cell table:number-columns-repeated="6"/>
        </table:table-row>
        <table:table-row table:style-name="ro1">
          <table:table-cell office:value-type="float" office:value="111.378242492676" calcext:value-type="float">
            <text:p>111.37824249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35249555110931" calcext:value-type="float">
            <text:p>1.3524955511</text:p>
          </table:table-cell>
          <table:table-cell office:value-type="float" office:value="19.1391639709473" calcext:value-type="float">
            <text:p>19.1391639709</text:p>
          </table:table-cell>
          <table:table-cell table:number-columns-repeated="6"/>
        </table:table-row>
        <table:table-row table:style-name="ro1">
          <table:table-cell office:value-type="float" office:value="1.36914122104645" calcext:value-type="float">
            <text:p>1.369141221</text:p>
          </table:table-cell>
          <table:table-cell office:value-type="float" office:value="17.6905059814453" calcext:value-type="float">
            <text:p>17.6905059814</text:p>
          </table:table-cell>
          <table:table-cell table:number-columns-repeated="6"/>
        </table:table-row>
        <table:table-row table:style-name="ro1">
          <table:table-cell office:value-type="float" office:value="0.239242896437645" calcext:value-type="float">
            <text:p>0.2392428964</text:p>
          </table:table-cell>
          <table:table-cell office:value-type="float" office:value="19.6592063903809" calcext:value-type="float">
            <text:p>19.6592063904</text:p>
          </table:table-cell>
          <table:table-cell table:number-columns-repeated="6"/>
        </table:table-row>
        <table:table-row table:style-name="ro1">
          <table:table-cell office:value-type="float" office:value="0.66214919090271" calcext:value-type="float">
            <text:p>0.6621491909</text:p>
          </table:table-cell>
          <table:table-cell office:value-type="float" office:value="20.5393028259277" calcext:value-type="float">
            <text:p>20.5393028259</text:p>
          </table:table-cell>
          <table:table-cell table:number-columns-repeated="6"/>
        </table:table-row>
        <table:table-row table:style-name="ro1">
          <table:table-cell office:value-type="float" office:value="1.50544118881226" calcext:value-type="float">
            <text:p>1.5054411888</text:p>
          </table:table-cell>
          <table:table-cell office:value-type="float" office:value="20.2663860321045" calcext:value-type="float">
            <text:p>20.2663860321</text:p>
          </table:table-cell>
          <table:table-cell table:number-columns-repeated="6"/>
        </table:table-row>
        <table:table-row table:style-name="ro1">
          <table:table-cell office:value-type="float" office:value="0.702066659927368" calcext:value-type="float">
            <text:p>0.7020666599</text:p>
          </table:table-cell>
          <table:table-cell office:value-type="float" office:value="18.1530418395996" calcext:value-type="float">
            <text:p>18.1530418396</text:p>
          </table:table-cell>
          <table:table-cell table:number-columns-repeated="6"/>
        </table:table-row>
        <table:table-row table:style-name="ro1">
          <table:table-cell office:value-type="float" office:value="0.270723134279251" calcext:value-type="float">
            <text:p>0.2707231343</text:p>
          </table:table-cell>
          <table:table-cell office:value-type="float" office:value="18.6818962097168" calcext:value-type="float">
            <text:p>18.6818962097</text:p>
          </table:table-cell>
          <table:table-cell table:number-columns-repeated="6"/>
        </table:table-row>
        <table:table-row table:style-name="ro1">
          <table:table-cell office:value-type="float" office:value="0.00000454667497251648" calcext:value-type="float">
            <text:p>4.54667497251648E-06</text:p>
          </table:table-cell>
          <table:table-cell office:value-type="float" office:value="17.6045875549316" calcext:value-type="float">
            <text:p>17.6045875549</text:p>
          </table:table-cell>
          <table:table-cell table:number-columns-repeated="6"/>
        </table:table-row>
        <table:table-row table:style-name="ro1">
          <table:table-cell office:value-type="float" office:value="0.391182392835617" calcext:value-type="float">
            <text:p>0.3911823928</text:p>
          </table:table-cell>
          <table:table-cell office:value-type="float" office:value="18.7774562835693" calcext:value-type="float">
            <text:p>18.7774562836</text:p>
          </table:table-cell>
          <table:table-cell table:number-columns-repeated="6"/>
        </table:table-row>
        <table:table-row table:style-name="ro1">
          <table:table-cell office:value-type="float" office:value="0.0011706764344126" calcext:value-type="float">
            <text:p>0.0011706764</text:p>
          </table:table-cell>
          <table:table-cell office:value-type="float" office:value="19.9800357818604" calcext:value-type="float">
            <text:p>19.9800357819</text:p>
          </table:table-cell>
          <table:table-cell table:number-columns-repeated="6"/>
        </table:table-row>
        <table:table-row table:style-name="ro1">
          <table:table-cell office:value-type="float" office:value="33.073616027832" calcext:value-type="float">
            <text:p>33.073616027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199568554759026" calcext:value-type="float">
            <text:p>0.1995685548</text:p>
          </table:table-cell>
          <table:table-cell office:value-type="float" office:value="19.1580657958984" calcext:value-type="float">
            <text:p>19.1580657959</text:p>
          </table:table-cell>
          <table:table-cell table:number-columns-repeated="6"/>
        </table:table-row>
        <table:table-row table:style-name="ro1">
          <table:table-cell office:value-type="float" office:value="1.42093598842621" calcext:value-type="float">
            <text:p>1.4209359884</text:p>
          </table:table-cell>
          <table:table-cell office:value-type="float" office:value="19.4520683288574" calcext:value-type="float">
            <text:p>19.4520683289</text:p>
          </table:table-cell>
          <table:table-cell table:number-columns-repeated="6"/>
        </table:table-row>
        <table:table-row table:style-name="ro1">
          <table:table-cell office:value-type="float" office:value="0.616029500961304" calcext:value-type="float">
            <text:p>0.616029501</text:p>
          </table:table-cell>
          <table:table-cell office:value-type="float" office:value="21.6779956817627" calcext:value-type="float">
            <text:p>21.6779956818</text:p>
          </table:table-cell>
          <table:table-cell table:number-columns-repeated="6"/>
        </table:table-row>
        <table:table-row table:style-name="ro1">
          <table:table-cell office:value-type="float" office:value="0.49798595905304" calcext:value-type="float">
            <text:p>0.4979859591</text:p>
          </table:table-cell>
          <table:table-cell office:value-type="float" office:value="18.995288848877" calcext:value-type="float">
            <text:p>18.9952888489</text:p>
          </table:table-cell>
          <table:table-cell table:number-columns-repeated="6"/>
        </table:table-row>
        <table:table-row table:style-name="ro1">
          <table:table-cell office:value-type="float" office:value="0.566457152366638" calcext:value-type="float">
            <text:p>0.5664571524</text:p>
          </table:table-cell>
          <table:table-cell office:value-type="float" office:value="18.6279335021973" calcext:value-type="float">
            <text:p>18.6279335022</text:p>
          </table:table-cell>
          <table:table-cell table:number-columns-repeated="6"/>
        </table:table-row>
        <table:table-row table:style-name="ro1">
          <table:table-cell office:value-type="float" office:value="0.148718431591988" calcext:value-type="float">
            <text:p>0.1487184316</text:p>
          </table:table-cell>
          <table:table-cell office:value-type="float" office:value="21.4314441680908" calcext:value-type="float">
            <text:p>21.4314441681</text:p>
          </table:table-cell>
          <table:table-cell table:number-columns-repeated="6"/>
        </table:table-row>
        <table:table-row table:style-name="ro1">
          <table:table-cell office:value-type="float" office:value="4.89961767196655" calcext:value-type="float">
            <text:p>4.899617672</text:p>
          </table:table-cell>
          <table:table-cell office:value-type="float" office:value="18.0595436096191" calcext:value-type="float">
            <text:p>18.0595436096</text:p>
          </table:table-cell>
          <table:table-cell table:number-columns-repeated="6"/>
        </table:table-row>
        <table:table-row table:style-name="ro1">
          <table:table-cell office:value-type="float" office:value="0.0258470997214317" calcext:value-type="float">
            <text:p>0.0258470997</text:p>
          </table:table-cell>
          <table:table-cell office:value-type="float" office:value="21.3447551727295" calcext:value-type="float">
            <text:p>21.3447551727</text:p>
          </table:table-cell>
          <table:table-cell table:number-columns-repeated="6"/>
        </table:table-row>
        <table:table-row table:style-name="ro1">
          <table:table-cell office:value-type="float" office:value="0.642176687717438" calcext:value-type="float">
            <text:p>0.6421766877</text:p>
          </table:table-cell>
          <table:table-cell office:value-type="float" office:value="22.150354385376" calcext:value-type="float">
            <text:p>22.1503543854</text:p>
          </table:table-cell>
          <table:table-cell table:number-columns-repeated="6"/>
        </table:table-row>
        <table:table-row table:style-name="ro1">
          <table:table-cell office:value-type="float" office:value="103.306861877441" calcext:value-type="float">
            <text:p>103.306861877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59182727336883" calcext:value-type="float">
            <text:p>0.6591827273</text:p>
          </table:table-cell>
          <table:table-cell office:value-type="float" office:value="19.6198959350586" calcext:value-type="float">
            <text:p>19.6198959351</text:p>
          </table:table-cell>
          <table:table-cell table:number-columns-repeated="6"/>
        </table:table-row>
        <table:table-row table:style-name="ro1">
          <table:table-cell office:value-type="float" office:value="0.0702695921063423" calcext:value-type="float">
            <text:p>0.0702695921</text:p>
          </table:table-cell>
          <table:table-cell office:value-type="float" office:value="22.566104888916" calcext:value-type="float">
            <text:p>22.5661048889</text:p>
          </table:table-cell>
          <table:table-cell table:number-columns-repeated="6"/>
        </table:table-row>
        <table:table-row table:style-name="ro1">
          <table:table-cell office:value-type="float" office:value="0.00832809135317802" calcext:value-type="float">
            <text:p>0.0083280914</text:p>
          </table:table-cell>
          <table:table-cell office:value-type="float" office:value="20.9720020294189" calcext:value-type="float">
            <text:p>20.9720020294</text:p>
          </table:table-cell>
          <table:table-cell table:number-columns-repeated="6"/>
        </table:table-row>
        <table:table-row table:style-name="ro1">
          <table:table-cell office:value-type="float" office:value="3.36677312850952" calcext:value-type="float">
            <text:p>3.3667731285</text:p>
          </table:table-cell>
          <table:table-cell office:value-type="float" office:value="22.8754005432129" calcext:value-type="float">
            <text:p>22.8754005432</text:p>
          </table:table-cell>
          <table:table-cell table:number-columns-repeated="6"/>
        </table:table-row>
        <table:table-row table:style-name="ro1">
          <table:table-cell office:value-type="float" office:value="0.0161163918673992" calcext:value-type="float">
            <text:p>0.0161163919</text:p>
          </table:table-cell>
          <table:table-cell office:value-type="float" office:value="21.1899185180664" calcext:value-type="float">
            <text:p>21.1899185181</text:p>
          </table:table-cell>
          <table:table-cell table:number-columns-repeated="6"/>
        </table:table-row>
        <table:table-row table:style-name="ro1">
          <table:table-cell office:value-type="float" office:value="0.00256518949754536" calcext:value-type="float">
            <text:p>0.0025651895</text:p>
          </table:table-cell>
          <table:table-cell office:value-type="float" office:value="21.8343544006348" calcext:value-type="float">
            <text:p>21.8343544006</text:p>
          </table:table-cell>
          <table:table-cell table:number-columns-repeated="6"/>
        </table:table-row>
        <table:table-row table:style-name="ro1">
          <table:table-cell office:value-type="float" office:value="85.4617385864258" calcext:value-type="float">
            <text:p>85.461738586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639296352863312" calcext:value-type="float">
            <text:p>0.6392963529</text:p>
          </table:table-cell>
          <table:table-cell office:value-type="float" office:value="21.8927345275879" calcext:value-type="float">
            <text:p>21.8927345276</text:p>
          </table:table-cell>
          <table:table-cell table:number-columns-repeated="6"/>
        </table:table-row>
        <table:table-row table:style-name="ro1">
          <table:table-cell office:value-type="float" office:value="0.317336201667786" calcext:value-type="float">
            <text:p>0.3173362017</text:p>
          </table:table-cell>
          <table:table-cell office:value-type="float" office:value="18.4671688079834" calcext:value-type="float">
            <text:p>18.467168808</text:p>
          </table:table-cell>
          <table:table-cell table:number-columns-repeated="6"/>
        </table:table-row>
        <table:table-row table:style-name="ro1">
          <table:table-cell office:value-type="float" office:value="0.0759694427251816" calcext:value-type="float">
            <text:p>0.0759694427</text:p>
          </table:table-cell>
          <table:table-cell office:value-type="float" office:value="22.7475490570068" calcext:value-type="float">
            <text:p>22.747549057</text:p>
          </table:table-cell>
          <table:table-cell table:number-columns-repeated="6"/>
        </table:table-row>
        <table:table-row table:style-name="ro1">
          <table:table-cell office:value-type="float" office:value="1.32046437263489" calcext:value-type="float">
            <text:p>1.3204643726</text:p>
          </table:table-cell>
          <table:table-cell office:value-type="float" office:value="21.3484916687012" calcext:value-type="float">
            <text:p>21.3484916687</text:p>
          </table:table-cell>
          <table:table-cell table:number-columns-repeated="6"/>
        </table:table-row>
        <table:table-row table:style-name="ro1">
          <table:table-cell office:value-type="float" office:value="1.03600442409515" calcext:value-type="float">
            <text:p>1.0360044241</text:p>
          </table:table-cell>
          <table:table-cell office:value-type="float" office:value="18.6063385009766" calcext:value-type="float">
            <text:p>18.606338501</text:p>
          </table:table-cell>
          <table:table-cell table:number-columns-repeated="6"/>
        </table:table-row>
        <table:table-row table:style-name="ro1">
          <table:table-cell office:value-type="float" office:value="86.382682800293" calcext:value-type="float">
            <text:p>86.382682800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578867733478546" calcext:value-type="float">
            <text:p>0.5788677335</text:p>
          </table:table-cell>
          <table:table-cell office:value-type="float" office:value="21.1977577209473" calcext:value-type="float">
            <text:p>21.1977577209</text:p>
          </table:table-cell>
          <table:table-cell table:number-columns-repeated="6"/>
        </table:table-row>
        <table:table-row table:style-name="ro1">
          <table:table-cell office:value-type="float" office:value="0.119872376322746" calcext:value-type="float">
            <text:p>0.1198723763</text:p>
          </table:table-cell>
          <table:table-cell office:value-type="float" office:value="21.2550373077393" calcext:value-type="float">
            <text:p>21.2550373077</text:p>
          </table:table-cell>
          <table:table-cell table:number-columns-repeated="6"/>
        </table:table-row>
        <table:table-row table:style-name="ro1">
          <table:table-cell office:value-type="float" office:value="0.684512555599213" calcext:value-type="float">
            <text:p>0.6845125556</text:p>
          </table:table-cell>
          <table:table-cell office:value-type="float" office:value="21.7851390838623" calcext:value-type="float">
            <text:p>21.7851390839</text:p>
          </table:table-cell>
          <table:table-cell table:number-columns-repeated="6"/>
        </table:table-row>
        <table:table-row table:style-name="ro1">
          <table:table-cell office:value-type="float" office:value="0.953346788883209" calcext:value-type="float">
            <text:p>0.9533467889</text:p>
          </table:table-cell>
          <table:table-cell office:value-type="float" office:value="23.8087749481201" calcext:value-type="float">
            <text:p>23.8087749481</text:p>
          </table:table-cell>
          <table:table-cell table:number-columns-repeated="6"/>
        </table:table-row>
        <table:table-row table:style-name="ro1">
          <table:table-cell office:value-type="float" office:value="0.423368543386459" calcext:value-type="float">
            <text:p>0.4233685434</text:p>
          </table:table-cell>
          <table:table-cell office:value-type="float" office:value="18.4031429290771" calcext:value-type="float">
            <text:p>18.4031429291</text:p>
          </table:table-cell>
          <table:table-cell table:number-columns-repeated="6"/>
        </table:table-row>
        <table:table-row table:style-name="ro1">
          <table:table-cell office:value-type="float" office:value="1.48834621906281" calcext:value-type="float">
            <text:p>1.4883462191</text:p>
          </table:table-cell>
          <table:table-cell office:value-type="float" office:value="23.1967716217041" calcext:value-type="float">
            <text:p>23.1967716217</text:p>
          </table:table-cell>
          <table:table-cell table:number-columns-repeated="6"/>
        </table:table-row>
        <table:table-row table:style-name="ro1">
          <table:table-cell office:value-type="float" office:value="0.0128494612872601" calcext:value-type="float">
            <text:p>0.0128494613</text:p>
          </table:table-cell>
          <table:table-cell office:value-type="float" office:value="19.9613513946533" calcext:value-type="float">
            <text:p>19.9613513947</text:p>
          </table:table-cell>
          <table:table-cell table:number-columns-repeated="6"/>
        </table:table-row>
        <table:table-row table:style-name="ro1">
          <table:table-cell office:value-type="float" office:value="0.400282502174377" calcext:value-type="float">
            <text:p>0.4002825022</text:p>
          </table:table-cell>
          <table:table-cell office:value-type="float" office:value="17.8956871032715" calcext:value-type="float">
            <text:p>17.8956871033</text:p>
          </table:table-cell>
          <table:table-cell table:number-columns-repeated="6"/>
        </table:table-row>
        <table:table-row table:style-name="ro1">
          <table:table-cell office:value-type="float" office:value="0.022678267210722" calcext:value-type="float">
            <text:p>0.0226782672</text:p>
          </table:table-cell>
          <table:table-cell office:value-type="float" office:value="23.2393951416016" calcext:value-type="float">
            <text:p>23.2393951416</text:p>
          </table:table-cell>
          <table:table-cell table:number-columns-repeated="6"/>
        </table:table-row>
        <table:table-row table:style-name="ro1">
          <table:table-cell office:value-type="float" office:value="0.129565164446831" calcext:value-type="float">
            <text:p>0.1295651644</text:p>
          </table:table-cell>
          <table:table-cell office:value-type="float" office:value="20.1284294128418" calcext:value-type="float">
            <text:p>20.1284294128</text:p>
          </table:table-cell>
          <table:table-cell table:number-columns-repeated="6"/>
        </table:table-row>
        <table:table-row table:style-name="ro1">
          <table:table-cell office:value-type="float" office:value="0.0128488503396511" calcext:value-type="float">
            <text:p>0.0128488503</text:p>
          </table:table-cell>
          <table:table-cell office:value-type="float" office:value="22.5727996826172" calcext:value-type="float">
            <text:p>22.5727996826</text:p>
          </table:table-cell>
          <table:table-cell table:number-columns-repeated="6"/>
        </table:table-row>
        <table:table-row table:style-name="ro1">
          <table:table-cell office:value-type="float" office:value="1.26511800289154" calcext:value-type="float">
            <text:p>1.2651180029</text:p>
          </table:table-cell>
          <table:table-cell office:value-type="float" office:value="21.5739765167236" calcext:value-type="float">
            <text:p>21.5739765167</text:p>
          </table:table-cell>
          <table:table-cell table:number-columns-repeated="6"/>
        </table:table-row>
        <table:table-row table:style-name="ro1">
          <table:table-cell office:value-type="float" office:value="1.46471107006073" calcext:value-type="float">
            <text:p>1.4647110701</text:p>
          </table:table-cell>
          <table:table-cell office:value-type="float" office:value="23.8996028900146" calcext:value-type="float">
            <text:p>23.89960289</text:p>
          </table:table-cell>
          <table:table-cell table:number-columns-repeated="6"/>
        </table:table-row>
        <table:table-row table:style-name="ro1">
          <table:table-cell office:value-type="float" office:value="0.000469686288852245" calcext:value-type="float">
            <text:p>0.0004696863</text:p>
          </table:table-cell>
          <table:table-cell office:value-type="float" office:value="21.9269599914551" calcext:value-type="float">
            <text:p>21.9269599915</text:p>
          </table:table-cell>
          <table:table-cell table:number-columns-repeated="6"/>
        </table:table-row>
        <table:table-row table:style-name="ro1">
          <table:table-cell office:value-type="float" office:value="0.252108931541443" calcext:value-type="float">
            <text:p>0.2521089315</text:p>
          </table:table-cell>
          <table:table-cell office:value-type="float" office:value="22.9893321990967" calcext:value-type="float">
            <text:p>22.9893321991</text:p>
          </table:table-cell>
          <table:table-cell table:number-columns-repeated="6"/>
        </table:table-row>
        <table:table-row table:style-name="ro1">
          <table:table-cell office:value-type="float" office:value="0.0610973536968231" calcext:value-type="float">
            <text:p>0.0610973537</text:p>
          </table:table-cell>
          <table:table-cell office:value-type="float" office:value="21.3355236053467" calcext:value-type="float">
            <text:p>21.3355236053</text:p>
          </table:table-cell>
          <table:table-cell table:number-columns-repeated="6"/>
        </table:table-row>
        <table:table-row table:style-name="ro1">
          <table:table-cell office:value-type="float" office:value="0.0528989471495152" calcext:value-type="float">
            <text:p>0.0528989471</text:p>
          </table:table-cell>
          <table:table-cell office:value-type="float" office:value="22.8883781433105" calcext:value-type="float">
            <text:p>22.8883781433</text:p>
          </table:table-cell>
          <table:table-cell table:number-columns-repeated="6"/>
        </table:table-row>
        <table:table-row table:style-name="ro1">
          <table:table-cell office:value-type="float" office:value="0.0969547182321548" calcext:value-type="float">
            <text:p>0.0969547182</text:p>
          </table:table-cell>
          <table:table-cell office:value-type="float" office:value="22.5384044647217" calcext:value-type="float">
            <text:p>22.5384044647</text:p>
          </table:table-cell>
          <table:table-cell table:number-columns-repeated="6"/>
        </table:table-row>
        <table:table-row table:style-name="ro1">
          <table:table-cell office:value-type="float" office:value="0.451892405748367" calcext:value-type="float">
            <text:p>0.4518924057</text:p>
          </table:table-cell>
          <table:table-cell office:value-type="float" office:value="23.4502983093262" calcext:value-type="float">
            <text:p>23.4502983093</text:p>
          </table:table-cell>
          <table:table-cell table:number-columns-repeated="6"/>
        </table:table-row>
        <table:table-row table:style-name="ro1">
          <table:table-cell office:value-type="float" office:value="0.897010624408722" calcext:value-type="float">
            <text:p>0.8970106244</text:p>
          </table:table-cell>
          <table:table-cell office:value-type="float" office:value="14.2728471755981" calcext:value-type="float">
            <text:p>14.2728471756</text:p>
          </table:table-cell>
          <table:table-cell table:number-columns-repeated="6"/>
        </table:table-row>
        <table:table-row table:style-name="ro1">
          <table:table-cell office:value-type="float" office:value="0.0455052927136421" calcext:value-type="float">
            <text:p>0.0455052927</text:p>
          </table:table-cell>
          <table:table-cell office:value-type="float" office:value="20.4992561340332" calcext:value-type="float">
            <text:p>20.499256134</text:p>
          </table:table-cell>
          <table:table-cell table:number-columns-repeated="6"/>
        </table:table-row>
        <table:table-row table:style-name="ro1">
          <table:table-cell office:value-type="float" office:value="0.0940588414669037" calcext:value-type="float">
            <text:p>0.0940588415</text:p>
          </table:table-cell>
          <table:table-cell office:value-type="float" office:value="18.9343070983887" calcext:value-type="float">
            <text:p>18.9343070984</text:p>
          </table:table-cell>
          <table:table-cell table:number-columns-repeated="6"/>
        </table:table-row>
        <table:table-row table:style-name="ro1">
          <table:table-cell office:value-type="float" office:value="0.603170156478882" calcext:value-type="float">
            <text:p>0.6031701565</text:p>
          </table:table-cell>
          <table:table-cell office:value-type="float" office:value="20.6616344451904" calcext:value-type="float">
            <text:p>20.6616344452</text:p>
          </table:table-cell>
          <table:table-cell table:number-columns-repeated="6"/>
        </table:table-row>
        <table:table-row table:style-name="ro1">
          <table:table-cell office:value-type="float" office:value="0.500083923339844" calcext:value-type="float">
            <text:p>0.5000839233</text:p>
          </table:table-cell>
          <table:table-cell office:value-type="float" office:value="18.1192359924316" calcext:value-type="float">
            <text:p>18.1192359924</text:p>
          </table:table-cell>
          <table:table-cell table:number-columns-repeated="6"/>
        </table:table-row>
        <table:table-row table:style-name="ro1">
          <table:table-cell office:value-type="float" office:value="0.0115865906700492" calcext:value-type="float">
            <text:p>0.0115865907</text:p>
          </table:table-cell>
          <table:table-cell office:value-type="float" office:value="24.0826835632324" calcext:value-type="float">
            <text:p>24.0826835632</text:p>
          </table:table-cell>
          <table:table-cell table:number-columns-repeated="6"/>
        </table:table-row>
        <table:table-row table:style-name="ro1">
          <table:table-cell office:value-type="float" office:value="2.07165265083313" calcext:value-type="float">
            <text:p>2.0716526508</text:p>
          </table:table-cell>
          <table:table-cell office:value-type="float" office:value="19.3957176208496" calcext:value-type="float">
            <text:p>19.3957176208</text:p>
          </table:table-cell>
          <table:table-cell table:number-columns-repeated="6"/>
        </table:table-row>
        <table:table-row table:style-name="ro1">
          <table:table-cell office:value-type="float" office:value="68.6777648925781" calcext:value-type="float">
            <text:p>68.677764892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296313792467117" calcext:value-type="float">
            <text:p>0.2963137925</text:p>
          </table:table-cell>
          <table:table-cell office:value-type="float" office:value="22.00217628479" calcext:value-type="float">
            <text:p>22.0021762848</text:p>
          </table:table-cell>
          <table:table-cell table:number-columns-repeated="6"/>
        </table:table-row>
        <table:table-row table:style-name="ro1">
          <table:table-cell office:value-type="float" office:value="0.139932259917259" calcext:value-type="float">
            <text:p>0.1399322599</text:p>
          </table:table-cell>
          <table:table-cell office:value-type="float" office:value="18.7330532073975" calcext:value-type="float">
            <text:p>18.7330532074</text:p>
          </table:table-cell>
          <table:table-cell table:number-columns-repeated="6"/>
        </table:table-row>
        <table:table-row table:style-name="ro1">
          <table:table-cell office:value-type="float" office:value="0.463054060935974" calcext:value-type="float">
            <text:p>0.4630540609</text:p>
          </table:table-cell>
          <table:table-cell office:value-type="float" office:value="24.8527240753174" calcext:value-type="float">
            <text:p>24.8527240753</text:p>
          </table:table-cell>
          <table:table-cell table:number-columns-repeated="6"/>
        </table:table-row>
        <table:table-row table:style-name="ro1">
          <table:table-cell office:value-type="float" office:value="0.507520139217377" calcext:value-type="float">
            <text:p>0.5075201392</text:p>
          </table:table-cell>
          <table:table-cell office:value-type="float" office:value="19.2471981048584" calcext:value-type="float">
            <text:p>19.2471981049</text:p>
          </table:table-cell>
          <table:table-cell table:number-columns-repeated="6"/>
        </table:table-row>
        <table:table-row table:style-name="ro1">
          <table:table-cell office:value-type="float" office:value="0.000287226343061775" calcext:value-type="float">
            <text:p>0.0002872263</text:p>
          </table:table-cell>
          <table:table-cell office:value-type="float" office:value="23.918327331543" calcext:value-type="float">
            <text:p>23.9183273315</text:p>
          </table:table-cell>
          <table:table-cell table:number-columns-repeated="6"/>
        </table:table-row>
        <table:table-row table:style-name="ro1">
          <table:table-cell office:value-type="float" office:value="0.000000433181412518024" calcext:value-type="float">
            <text:p>4.33181412518024E-07</text:p>
          </table:table-cell>
          <table:table-cell office:value-type="float" office:value="24.6774940490723" calcext:value-type="float">
            <text:p>24.6774940491</text:p>
          </table:table-cell>
          <table:table-cell table:number-columns-repeated="6"/>
        </table:table-row>
        <table:table-row table:style-name="ro1">
          <table:table-cell office:value-type="float" office:value="0.0974593162536621" calcext:value-type="float">
            <text:p>0.0974593163</text:p>
          </table:table-cell>
          <table:table-cell office:value-type="float" office:value="22.2348194122314" calcext:value-type="float">
            <text:p>22.2348194122</text:p>
          </table:table-cell>
          <table:table-cell table:number-columns-repeated="6"/>
        </table:table-row>
        <table:table-row table:style-name="ro1">
          <table:table-cell office:value-type="float" office:value="1.77846145629883" calcext:value-type="float">
            <text:p>1.7784614563</text:p>
          </table:table-cell>
          <table:table-cell office:value-type="float" office:value="25.3532047271729" calcext:value-type="float">
            <text:p>25.3532047272</text:p>
          </table:table-cell>
          <table:table-cell table:number-columns-repeated="6"/>
        </table:table-row>
        <table:table-row table:style-name="ro1">
          <table:table-cell office:value-type="float" office:value="28.6746215820312" calcext:value-type="float">
            <text:p>28.6746215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00852781906724" calcext:value-type="float">
            <text:p>0.0100852782</text:p>
          </table:table-cell>
          <table:table-cell office:value-type="float" office:value="20.9668941497803" calcext:value-type="float">
            <text:p>20.9668941498</text:p>
          </table:table-cell>
          <table:table-cell table:number-columns-repeated="6"/>
        </table:table-row>
        <table:table-row table:style-name="ro1">
          <table:table-cell office:value-type="float" office:value="1.45496308803558" calcext:value-type="float">
            <text:p>1.454963088</text:p>
          </table:table-cell>
          <table:table-cell office:value-type="float" office:value="25.1781940460205" calcext:value-type="float">
            <text:p>25.178194046</text:p>
          </table:table-cell>
          <table:table-cell table:number-columns-repeated="6"/>
        </table:table-row>
        <table:table-row table:style-name="ro1">
          <table:table-cell office:value-type="float" office:value="0.940759897232056" calcext:value-type="float">
            <text:p>0.9407598972</text:p>
          </table:table-cell>
          <table:table-cell office:value-type="float" office:value="25.8785915374756" calcext:value-type="float">
            <text:p>25.8785915375</text:p>
          </table:table-cell>
          <table:table-cell table:number-columns-repeated="6"/>
        </table:table-row>
        <table:table-row table:style-name="ro1">
          <table:table-cell office:value-type="float" office:value="175.969879150391" calcext:value-type="float">
            <text:p>175.969879150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159265603870153" calcext:value-type="float">
            <text:p>0.0159265604</text:p>
          </table:table-cell>
          <table:table-cell office:value-type="float" office:value="25.4471130371094" calcext:value-type="float">
            <text:p>25.4471130371</text:p>
          </table:table-cell>
          <table:table-cell table:number-columns-repeated="6"/>
        </table:table-row>
        <table:table-row table:style-name="ro1">
          <table:table-cell office:value-type="float" office:value="0.703617990016937" calcext:value-type="float">
            <text:p>0.70361799</text:p>
          </table:table-cell>
          <table:table-cell office:value-type="float" office:value="24.0333576202393" calcext:value-type="float">
            <text:p>24.0333576202</text:p>
          </table:table-cell>
          <table:table-cell table:number-columns-repeated="6"/>
        </table:table-row>
        <table:table-row table:style-name="ro1">
          <table:table-cell office:value-type="float" office:value="0.0164530351758003" calcext:value-type="float">
            <text:p>0.0164530352</text:p>
          </table:table-cell>
          <table:table-cell office:value-type="float" office:value="20.0699901580811" calcext:value-type="float">
            <text:p>20.0699901581</text:p>
          </table:table-cell>
          <table:table-cell table:number-columns-repeated="6"/>
        </table:table-row>
        <table:table-row table:style-name="ro1">
          <table:table-cell office:value-type="float" office:value="0.401951551437378" calcext:value-type="float">
            <text:p>0.4019515514</text:p>
          </table:table-cell>
          <table:table-cell office:value-type="float" office:value="22.0375804901123" calcext:value-type="float">
            <text:p>22.0375804901</text:p>
          </table:table-cell>
          <table:table-cell table:number-columns-repeated="6"/>
        </table:table-row>
        <table:table-row table:style-name="ro1">
          <table:table-cell office:value-type="float" office:value="0.0255953259766102" calcext:value-type="float">
            <text:p>0.025595326</text:p>
          </table:table-cell>
          <table:table-cell office:value-type="float" office:value="21.9701442718506" calcext:value-type="float">
            <text:p>21.9701442719</text:p>
          </table:table-cell>
          <table:table-cell table:number-columns-repeated="6"/>
        </table:table-row>
        <table:table-row table:style-name="ro1">
          <table:table-cell office:value-type="float" office:value="0.109933026134968" calcext:value-type="float">
            <text:p>0.1099330261</text:p>
          </table:table-cell>
          <table:table-cell office:value-type="float" office:value="26.024528503418" calcext:value-type="float">
            <text:p>26.0245285034</text:p>
          </table:table-cell>
          <table:table-cell table:number-columns-repeated="6"/>
        </table:table-row>
        <table:table-row table:style-name="ro1">
          <table:table-cell office:value-type="float" office:value="0.00675714667886496" calcext:value-type="float">
            <text:p>0.0067571467</text:p>
          </table:table-cell>
          <table:table-cell office:value-type="float" office:value="26.1196994781494" calcext:value-type="float">
            <text:p>26.1196994781</text:p>
          </table:table-cell>
          <table:table-cell table:number-columns-repeated="6"/>
        </table:table-row>
        <table:table-row table:style-name="ro1">
          <table:table-cell office:value-type="float" office:value="0.982671558856964" calcext:value-type="float">
            <text:p>0.9826715589</text:p>
          </table:table-cell>
          <table:table-cell office:value-type="float" office:value="25.8459911346436" calcext:value-type="float">
            <text:p>25.8459911346</text:p>
          </table:table-cell>
          <table:table-cell table:number-columns-repeated="6"/>
        </table:table-row>
        <table:table-row table:style-name="ro1">
          <table:table-cell office:value-type="float" office:value="0.0186235494911671" calcext:value-type="float">
            <text:p>0.0186235495</text:p>
          </table:table-cell>
          <table:table-cell office:value-type="float" office:value="26.5145568847656" calcext:value-type="float">
            <text:p>26.5145568848</text:p>
          </table:table-cell>
          <table:table-cell table:number-columns-repeated="6"/>
        </table:table-row>
        <table:table-row table:style-name="ro1">
          <table:table-cell office:value-type="float" office:value="1.07930254936218" calcext:value-type="float">
            <text:p>1.0793025494</text:p>
          </table:table-cell>
          <table:table-cell office:value-type="float" office:value="27.0499248504639" calcext:value-type="float">
            <text:p>27.0499248505</text:p>
          </table:table-cell>
          <table:table-cell table:number-columns-repeated="6"/>
        </table:table-row>
        <table:table-row table:style-name="ro1">
          <table:table-cell office:value-type="float" office:value="0.0223956182599068" calcext:value-type="float">
            <text:p>0.0223956183</text:p>
          </table:table-cell>
          <table:table-cell office:value-type="float" office:value="24.1666450500488" calcext:value-type="float">
            <text:p>24.16664505</text:p>
          </table:table-cell>
          <table:table-cell table:number-columns-repeated="6"/>
        </table:table-row>
        <table:table-row table:style-name="ro1">
          <table:table-cell office:value-type="float" office:value="0.231586873531342" calcext:value-type="float">
            <text:p>0.2315868735</text:p>
          </table:table-cell>
          <table:table-cell office:value-type="float" office:value="26.7139720916748" calcext:value-type="float">
            <text:p>26.7139720917</text:p>
          </table:table-cell>
          <table:table-cell table:number-columns-repeated="6"/>
        </table:table-row>
        <table:table-row table:style-name="ro1">
          <table:table-cell office:value-type="float" office:value="0.539857149124146" calcext:value-type="float">
            <text:p>0.5398571491</text:p>
          </table:table-cell>
          <table:table-cell office:value-type="float" office:value="24.2759914398193" calcext:value-type="float">
            <text:p>24.2759914398</text:p>
          </table:table-cell>
          <table:table-cell table:number-columns-repeated="6"/>
        </table:table-row>
        <table:table-row table:style-name="ro1">
          <table:table-cell office:value-type="float" office:value="2.8352038860321" calcext:value-type="float">
            <text:p>2.835203886</text:p>
          </table:table-cell>
          <table:table-cell office:value-type="float" office:value="25.5916576385498" calcext:value-type="float">
            <text:p>25.5916576385</text:p>
          </table:table-cell>
          <table:table-cell table:number-columns-repeated="6"/>
        </table:table-row>
        <table:table-row table:style-name="ro1">
          <table:table-cell office:value-type="float" office:value="1.55035841464996" calcext:value-type="float">
            <text:p>1.5503584146</text:p>
          </table:table-cell>
          <table:table-cell office:value-type="float" office:value="27.5797843933105" calcext:value-type="float">
            <text:p>27.5797843933</text:p>
          </table:table-cell>
          <table:table-cell table:number-columns-repeated="6"/>
        </table:table-row>
        <table:table-row table:style-name="ro1">
          <table:table-cell office:value-type="float" office:value="0.0234079081565142" calcext:value-type="float">
            <text:p>0.0234079082</text:p>
          </table:table-cell>
          <table:table-cell office:value-type="float" office:value="25.8075885772705" calcext:value-type="float">
            <text:p>25.8075885773</text:p>
          </table:table-cell>
          <table:table-cell table:number-columns-repeated="6"/>
        </table:table-row>
        <table:table-row table:style-name="ro1">
          <table:table-cell office:value-type="float" office:value="0.0532786883413792" calcext:value-type="float">
            <text:p>0.0532786883</text:p>
          </table:table-cell>
          <table:table-cell office:value-type="float" office:value="19.5454578399658" calcext:value-type="float">
            <text:p>19.54545784</text:p>
          </table:table-cell>
          <table:table-cell table:number-columns-repeated="6"/>
        </table:table-row>
        <table:table-row table:style-name="ro1">
          <table:table-cell office:value-type="float" office:value="1.17166244983673" calcext:value-type="float">
            <text:p>1.1716624498</text:p>
          </table:table-cell>
          <table:table-cell office:value-type="float" office:value="24.3449211120605" calcext:value-type="float">
            <text:p>24.3449211121</text:p>
          </table:table-cell>
          <table:table-cell table:number-columns-repeated="6"/>
        </table:table-row>
        <table:table-row table:style-name="ro1">
          <table:table-cell office:value-type="float" office:value="4.41151857376099" calcext:value-type="float">
            <text:p>4.4115185738</text:p>
          </table:table-cell>
          <table:table-cell office:value-type="float" office:value="16.7751541137695" calcext:value-type="float">
            <text:p>16.7751541138</text:p>
          </table:table-cell>
          <table:table-cell table:number-columns-repeated="6"/>
        </table:table-row>
        <table:table-row table:style-name="ro1">
          <table:table-cell office:value-type="float" office:value="0.092825323343277" calcext:value-type="float">
            <text:p>0.0928253233</text:p>
          </table:table-cell>
          <table:table-cell office:value-type="float" office:value="24.3740386962891" calcext:value-type="float">
            <text:p>24.3740386963</text:p>
          </table:table-cell>
          <table:table-cell table:number-columns-repeated="6"/>
        </table:table-row>
        <table:table-row table:style-name="ro1">
          <table:table-cell office:value-type="float" office:value="0.0287903323769569" calcext:value-type="float">
            <text:p>0.0287903324</text:p>
          </table:table-cell>
          <table:table-cell office:value-type="float" office:value="22.3168354034424" calcext:value-type="float">
            <text:p>22.3168354034</text:p>
          </table:table-cell>
          <table:table-cell table:number-columns-repeated="6"/>
        </table:table-row>
        <table:table-row table:style-name="ro1">
          <table:table-cell office:value-type="float" office:value="0.399567753076553" calcext:value-type="float">
            <text:p>0.3995677531</text:p>
          </table:table-cell>
          <table:table-cell office:value-type="float" office:value="25.7162418365478" calcext:value-type="float">
            <text:p>25.7162418365</text:p>
          </table:table-cell>
          <table:table-cell table:number-columns-repeated="6"/>
        </table:table-row>
        <table:table-row table:style-name="ro1">
          <table:table-cell office:value-type="float" office:value="1.40418529510498" calcext:value-type="float">
            <text:p>1.4041852951</text:p>
          </table:table-cell>
          <table:table-cell office:value-type="float" office:value="24.974630355835" calcext:value-type="float">
            <text:p>24.9746303558</text:p>
          </table:table-cell>
          <table:table-cell table:number-columns-repeated="6"/>
        </table:table-row>
        <table:table-row table:style-name="ro1">
          <table:table-cell office:value-type="float" office:value="194.165466308594" calcext:value-type="float">
            <text:p>194.16546630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256190653890371" calcext:value-type="float">
            <text:p>0.0256190654</text:p>
          </table:table-cell>
          <table:table-cell office:value-type="float" office:value="26.5323619842529" calcext:value-type="float">
            <text:p>26.5323619843</text:p>
          </table:table-cell>
          <table:table-cell table:number-columns-repeated="6"/>
        </table:table-row>
        <table:table-row table:style-name="ro1">
          <table:table-cell office:value-type="float" office:value="0.061206080019474" calcext:value-type="float">
            <text:p>0.06120608</text:p>
          </table:table-cell>
          <table:table-cell office:value-type="float" office:value="26.1355743408203" calcext:value-type="float">
            <text:p>26.1355743408</text:p>
          </table:table-cell>
          <table:table-cell table:number-columns-repeated="6"/>
        </table:table-row>
        <table:table-row table:style-name="ro1">
          <table:table-cell office:value-type="float" office:value="0.672952473163605" calcext:value-type="float">
            <text:p>0.6729524732</text:p>
          </table:table-cell>
          <table:table-cell office:value-type="float" office:value="28.0660171508789" calcext:value-type="float">
            <text:p>28.0660171509</text:p>
          </table:table-cell>
          <table:table-cell table:number-columns-repeated="6"/>
        </table:table-row>
        <table:table-row table:style-name="ro1">
          <table:table-cell office:value-type="float" office:value="0.608357787132263" calcext:value-type="float">
            <text:p>0.6083577871</text:p>
          </table:table-cell>
          <table:table-cell office:value-type="float" office:value="27.3810653686523" calcext:value-type="float">
            <text:p>27.3810653687</text:p>
          </table:table-cell>
          <table:table-cell table:number-columns-repeated="6"/>
        </table:table-row>
        <table:table-row table:style-name="ro1">
          <table:table-cell office:value-type="float" office:value="0.0684136152267456" calcext:value-type="float">
            <text:p>0.0684136152</text:p>
          </table:table-cell>
          <table:table-cell office:value-type="float" office:value="26.2215690612793" calcext:value-type="float">
            <text:p>26.2215690613</text:p>
          </table:table-cell>
          <table:table-cell table:number-columns-repeated="6"/>
        </table:table-row>
        <table:table-row table:style-name="ro1">
          <table:table-cell office:value-type="float" office:value="0.0139164533466101" calcext:value-type="float">
            <text:p>0.0139164533</text:p>
          </table:table-cell>
          <table:table-cell office:value-type="float" office:value="26.7525291442871" calcext:value-type="float">
            <text:p>26.7525291443</text:p>
          </table:table-cell>
          <table:table-cell table:number-columns-repeated="6"/>
        </table:table-row>
        <table:table-row table:style-name="ro1">
          <table:table-cell office:value-type="float" office:value="0.644747197628021" calcext:value-type="float">
            <text:p>0.6447471976</text:p>
          </table:table-cell>
          <table:table-cell office:value-type="float" office:value="26.9869289398193" calcext:value-type="float">
            <text:p>26.9869289398</text:p>
          </table:table-cell>
          <table:table-cell table:number-columns-repeated="6"/>
        </table:table-row>
        <table:table-row table:style-name="ro1">
          <table:table-cell office:value-type="float" office:value="1.58600795269012" calcext:value-type="float">
            <text:p>1.5860079527</text:p>
          </table:table-cell>
          <table:table-cell office:value-type="float" office:value="25.1469421386719" calcext:value-type="float">
            <text:p>25.1469421387</text:p>
          </table:table-cell>
          <table:table-cell table:number-columns-repeated="6"/>
        </table:table-row>
        <table:table-row table:style-name="ro1">
          <table:table-cell office:value-type="float" office:value="0.614476501941681" calcext:value-type="float">
            <text:p>0.6144765019</text:p>
          </table:table-cell>
          <table:table-cell office:value-type="float" office:value="26.1801681518555" calcext:value-type="float">
            <text:p>26.1801681519</text:p>
          </table:table-cell>
          <table:table-cell table:number-columns-repeated="6"/>
        </table:table-row>
        <table:table-row table:style-name="ro1">
          <table:table-cell office:value-type="float" office:value="0.871521890163422" calcext:value-type="float">
            <text:p>0.8715218902</text:p>
          </table:table-cell>
          <table:table-cell office:value-type="float" office:value="25.4078140258789" calcext:value-type="float">
            <text:p>25.4078140259</text:p>
          </table:table-cell>
          <table:table-cell table:number-columns-repeated="6"/>
        </table:table-row>
        <table:table-row table:style-name="ro1">
          <table:table-cell office:value-type="float" office:value="0.103786014020443" calcext:value-type="float">
            <text:p>0.103786014</text:p>
          </table:table-cell>
          <table:table-cell office:value-type="float" office:value="26.9212436676025" calcext:value-type="float">
            <text:p>26.9212436676</text:p>
          </table:table-cell>
          <table:table-cell table:number-columns-repeated="6"/>
        </table:table-row>
        <table:table-row table:style-name="ro1">
          <table:table-cell office:value-type="float" office:value="0.217825070023537" calcext:value-type="float">
            <text:p>0.21782507</text:p>
          </table:table-cell>
          <table:table-cell office:value-type="float" office:value="25.9879703521729" calcext:value-type="float">
            <text:p>25.9879703522</text:p>
          </table:table-cell>
          <table:table-cell table:number-columns-repeated="6"/>
        </table:table-row>
        <table:table-row table:style-name="ro1">
          <table:table-cell office:value-type="float" office:value="0.64903199672699" calcext:value-type="float">
            <text:p>0.6490319967</text:p>
          </table:table-cell>
          <table:table-cell office:value-type="float" office:value="25.9810733795166" calcext:value-type="float">
            <text:p>25.9810733795</text:p>
          </table:table-cell>
          <table:table-cell table:number-columns-repeated="6"/>
        </table:table-row>
        <table:table-row table:style-name="ro1">
          <table:table-cell office:value-type="float" office:value="0.105251051485538" calcext:value-type="float">
            <text:p>0.1052510515</text:p>
          </table:table-cell>
          <table:table-cell office:value-type="float" office:value="26.8294124603271" calcext:value-type="float">
            <text:p>26.8294124603</text:p>
          </table:table-cell>
          <table:table-cell table:number-columns-repeated="6"/>
        </table:table-row>
        <table:table-row table:style-name="ro1">
          <table:table-cell office:value-type="float" office:value="0.140819579362869" calcext:value-type="float">
            <text:p>0.1408195794</text:p>
          </table:table-cell>
          <table:table-cell office:value-type="float" office:value="26.3335227966309" calcext:value-type="float">
            <text:p>26.3335227966</text:p>
          </table:table-cell>
          <table:table-cell table:number-columns-repeated="6"/>
        </table:table-row>
        <table:table-row table:style-name="ro1">
          <table:table-cell office:value-type="float" office:value="0.274855196475983" calcext:value-type="float">
            <text:p>0.2748551965</text:p>
          </table:table-cell>
          <table:table-cell office:value-type="float" office:value="25.0313873291016" calcext:value-type="float">
            <text:p>25.0313873291</text:p>
          </table:table-cell>
          <table:table-cell table:number-columns-repeated="6"/>
        </table:table-row>
        <table:table-row table:style-name="ro1">
          <table:table-cell office:value-type="float" office:value="0.552984893321991" calcext:value-type="float">
            <text:p>0.5529848933</text:p>
          </table:table-cell>
          <table:table-cell office:value-type="float" office:value="25.4665203094482" calcext:value-type="float">
            <text:p>25.4665203094</text:p>
          </table:table-cell>
          <table:table-cell table:number-columns-repeated="6"/>
        </table:table-row>
        <table:table-row table:style-name="ro1">
          <table:table-cell office:value-type="float" office:value="0.664807736873627" calcext:value-type="float">
            <text:p>0.6648077369</text:p>
          </table:table-cell>
          <table:table-cell office:value-type="float" office:value="27.2509593963623" calcext:value-type="float">
            <text:p>27.2509593964</text:p>
          </table:table-cell>
          <table:table-cell table:number-columns-repeated="6"/>
        </table:table-row>
        <table:table-row table:style-name="ro1">
          <table:table-cell office:value-type="float" office:value="0.0658093690872192" calcext:value-type="float">
            <text:p>0.0658093691</text:p>
          </table:table-cell>
          <table:table-cell office:value-type="float" office:value="26.2581939697266" calcext:value-type="float">
            <text:p>26.2581939697</text:p>
          </table:table-cell>
          <table:table-cell table:number-columns-repeated="6"/>
        </table:table-row>
        <table:table-row table:style-name="ro1">
          <table:table-cell office:value-type="float" office:value="0.00513405771926045" calcext:value-type="float">
            <text:p>0.0051340577</text:p>
          </table:table-cell>
          <table:table-cell office:value-type="float" office:value="27.4025974273682" calcext:value-type="float">
            <text:p>27.4025974274</text:p>
          </table:table-cell>
          <table:table-cell table:number-columns-repeated="6"/>
        </table:table-row>
        <table:table-row table:style-name="ro1">
          <table:table-cell office:value-type="float" office:value="5.41843032836914" calcext:value-type="float">
            <text:p>5.4184303284</text:p>
          </table:table-cell>
          <table:table-cell office:value-type="float" office:value="27.343692779541" calcext:value-type="float">
            <text:p>27.3436927795</text:p>
          </table:table-cell>
          <table:table-cell table:number-columns-repeated="6"/>
        </table:table-row>
        <table:table-row table:style-name="ro1">
          <table:table-cell office:value-type="float" office:value="3.45444583892822" calcext:value-type="float">
            <text:p>3.4544458389</text:p>
          </table:table-cell>
          <table:table-cell office:value-type="float" office:value="26.9700126647949" calcext:value-type="float">
            <text:p>26.9700126648</text:p>
          </table:table-cell>
          <table:table-cell table:number-columns-repeated="6"/>
        </table:table-row>
        <table:table-row table:style-name="ro1">
          <table:table-cell office:value-type="float" office:value="0.0371024124324322" calcext:value-type="float">
            <text:p>0.0371024124</text:p>
          </table:table-cell>
          <table:table-cell office:value-type="float" office:value="27.4599533081055" calcext:value-type="float">
            <text:p>27.4599533081</text:p>
          </table:table-cell>
          <table:table-cell table:number-columns-repeated="6"/>
        </table:table-row>
        <table:table-row table:style-name="ro1">
          <table:table-cell office:value-type="float" office:value="9.51617431640625" calcext:value-type="float">
            <text:p>9.5161743164</text:p>
          </table:table-cell>
          <table:table-cell office:value-type="float" office:value="27.9873390197754" calcext:value-type="float">
            <text:p>27.9873390198</text:p>
          </table:table-cell>
          <table:table-cell table:number-columns-repeated="6"/>
        </table:table-row>
        <table:table-row table:style-name="ro1">
          <table:table-cell office:value-type="float" office:value="0.154516965150833" calcext:value-type="float">
            <text:p>0.1545169652</text:p>
          </table:table-cell>
          <table:table-cell office:value-type="float" office:value="26.5050945281982" calcext:value-type="float">
            <text:p>26.5050945282</text:p>
          </table:table-cell>
          <table:table-cell table:number-columns-repeated="6"/>
        </table:table-row>
        <table:table-row table:style-name="ro1">
          <table:table-cell office:value-type="float" office:value="0.605029821395874" calcext:value-type="float">
            <text:p>0.6050298214</text:p>
          </table:table-cell>
          <table:table-cell office:value-type="float" office:value="25.2326393127441" calcext:value-type="float">
            <text:p>25.2326393127</text:p>
          </table:table-cell>
          <table:table-cell table:number-columns-repeated="6"/>
        </table:table-row>
        <table:table-row table:style-name="ro1">
          <table:table-cell office:value-type="float" office:value="0.0976648926734925" calcext:value-type="float">
            <text:p>0.0976648927</text:p>
          </table:table-cell>
          <table:table-cell office:value-type="float" office:value="27.1015720367432" calcext:value-type="float">
            <text:p>27.1015720367</text:p>
          </table:table-cell>
          <table:table-cell table:number-columns-repeated="6"/>
        </table:table-row>
        <table:table-row table:style-name="ro1">
          <table:table-cell office:value-type="float" office:value="0.0283390060067177" calcext:value-type="float">
            <text:p>0.028339006</text:p>
          </table:table-cell>
          <table:table-cell office:value-type="float" office:value="25.1871490478516" calcext:value-type="float">
            <text:p>25.1871490479</text:p>
          </table:table-cell>
          <table:table-cell table:number-columns-repeated="6"/>
        </table:table-row>
        <table:table-row table:style-name="ro1">
          <table:table-cell office:value-type="float" office:value="0.235068336129189" calcext:value-type="float">
            <text:p>0.2350683361</text:p>
          </table:table-cell>
          <table:table-cell office:value-type="float" office:value="24.9794521331787" calcext:value-type="float">
            <text:p>24.9794521332</text:p>
          </table:table-cell>
          <table:table-cell table:number-columns-repeated="6"/>
        </table:table-row>
        <table:table-row table:style-name="ro1">
          <table:table-cell office:value-type="float" office:value="0.0182179175317287" calcext:value-type="float">
            <text:p>0.0182179175</text:p>
          </table:table-cell>
          <table:table-cell office:value-type="float" office:value="25.6727523803711" calcext:value-type="float">
            <text:p>25.6727523804</text:p>
          </table:table-cell>
          <table:table-cell table:number-columns-repeated="6"/>
        </table:table-row>
        <table:table-row table:style-name="ro1">
          <table:table-cell office:value-type="float" office:value="0.119544804096222" calcext:value-type="float">
            <text:p>0.1195448041</text:p>
          </table:table-cell>
          <table:table-cell office:value-type="float" office:value="25.1142864227295" calcext:value-type="float">
            <text:p>25.1142864227</text:p>
          </table:table-cell>
          <table:table-cell table:number-columns-repeated="6"/>
        </table:table-row>
        <table:table-row table:style-name="ro1">
          <table:table-cell office:value-type="float" office:value="0.0902708396315575" calcext:value-type="float">
            <text:p>0.0902708396</text:p>
          </table:table-cell>
          <table:table-cell office:value-type="float" office:value="28.1514644622803" calcext:value-type="float">
            <text:p>28.1514644623</text:p>
          </table:table-cell>
          <table:table-cell table:number-columns-repeated="6"/>
        </table:table-row>
        <table:table-row table:style-name="ro1">
          <table:table-cell office:value-type="float" office:value="0.459461599588394" calcext:value-type="float">
            <text:p>0.4594615996</text:p>
          </table:table-cell>
          <table:table-cell office:value-type="float" office:value="27.9575824737549" calcext:value-type="float">
            <text:p>27.9575824738</text:p>
          </table:table-cell>
          <table:table-cell table:number-columns-repeated="6"/>
        </table:table-row>
        <table:table-row table:style-name="ro1">
          <table:table-cell office:value-type="float" office:value="0.953041315078735" calcext:value-type="float">
            <text:p>0.9530413151</text:p>
          </table:table-cell>
          <table:table-cell office:value-type="float" office:value="28.1796588897705" calcext:value-type="float">
            <text:p>28.1796588898</text:p>
          </table:table-cell>
          <table:table-cell table:number-columns-repeated="6"/>
        </table:table-row>
        <table:table-row table:style-name="ro1">
          <table:table-cell office:value-type="float" office:value="0.22792786359787" calcext:value-type="float">
            <text:p>0.2279278636</text:p>
          </table:table-cell>
          <table:table-cell office:value-type="float" office:value="26.6774082183838" calcext:value-type="float">
            <text:p>26.6774082184</text:p>
          </table:table-cell>
          <table:table-cell table:number-columns-repeated="6"/>
        </table:table-row>
        <table:table-row table:style-name="ro1">
          <table:table-cell office:value-type="float" office:value="0.32767117023468" calcext:value-type="float">
            <text:p>0.3276711702</text:p>
          </table:table-cell>
          <table:table-cell office:value-type="float" office:value="27.6836433410645" calcext:value-type="float">
            <text:p>27.6836433411</text:p>
          </table:table-cell>
          <table:table-cell table:number-columns-repeated="6"/>
        </table:table-row>
        <table:table-row table:style-name="ro1">
          <table:table-cell office:value-type="float" office:value="0.050137359648943" calcext:value-type="float">
            <text:p>0.0501373596</text:p>
          </table:table-cell>
          <table:table-cell office:value-type="float" office:value="24.8709087371826" calcext:value-type="float">
            <text:p>24.8709087372</text:p>
          </table:table-cell>
          <table:table-cell table:number-columns-repeated="6"/>
        </table:table-row>
        <table:table-row table:style-name="ro1">
          <table:table-cell office:value-type="float" office:value="0.994574308395386" calcext:value-type="float">
            <text:p>0.9945743084</text:p>
          </table:table-cell>
          <table:table-cell office:value-type="float" office:value="26.8949394226074" calcext:value-type="float">
            <text:p>26.8949394226</text:p>
          </table:table-cell>
          <table:table-cell table:number-columns-repeated="6"/>
        </table:table-row>
        <table:table-row table:style-name="ro1">
          <table:table-cell office:value-type="float" office:value="0.464389443397522" calcext:value-type="float">
            <text:p>0.4643894434</text:p>
          </table:table-cell>
          <table:table-cell office:value-type="float" office:value="25.3108024597168" calcext:value-type="float">
            <text:p>25.3108024597</text:p>
          </table:table-cell>
          <table:table-cell table:number-columns-repeated="6"/>
        </table:table-row>
        <table:table-row table:style-name="ro1">
          <table:table-cell office:value-type="float" office:value="0.174734964966774" calcext:value-type="float">
            <text:p>0.174734965</text:p>
          </table:table-cell>
          <table:table-cell office:value-type="float" office:value="27.5646591186523" calcext:value-type="float">
            <text:p>27.5646591187</text:p>
          </table:table-cell>
          <table:table-cell table:number-columns-repeated="6"/>
        </table:table-row>
        <table:table-row table:style-name="ro1">
          <table:table-cell office:value-type="float" office:value="0.0730078965425491" calcext:value-type="float">
            <text:p>0.0730078965</text:p>
          </table:table-cell>
          <table:table-cell office:value-type="float" office:value="28.1617164611816" calcext:value-type="float">
            <text:p>28.1617164612</text:p>
          </table:table-cell>
          <table:table-cell table:number-columns-repeated="6"/>
        </table:table-row>
        <table:table-row table:style-name="ro1">
          <table:table-cell office:value-type="float" office:value="0.409552812576294" calcext:value-type="float">
            <text:p>0.4095528126</text:p>
          </table:table-cell>
          <table:table-cell office:value-type="float" office:value="27.9345092773437" calcext:value-type="float">
            <text:p>27.9345092773</text:p>
          </table:table-cell>
          <table:table-cell table:number-columns-repeated="6"/>
        </table:table-row>
        <table:table-row table:style-name="ro1">
          <table:table-cell office:value-type="float" office:value="0.0537372939288616" calcext:value-type="float">
            <text:p>0.0537372939</text:p>
          </table:table-cell>
          <table:table-cell office:value-type="float" office:value="25.1296977996826" calcext:value-type="float">
            <text:p>25.1296977997</text:p>
          </table:table-cell>
          <table:table-cell table:number-columns-repeated="6"/>
        </table:table-row>
        <table:table-row table:style-name="ro1">
          <table:table-cell office:value-type="float" office:value="2.50627946853638" calcext:value-type="float">
            <text:p>2.5062794685</text:p>
          </table:table-cell>
          <table:table-cell office:value-type="float" office:value="23.090991973877" calcext:value-type="float">
            <text:p>23.0909919739</text:p>
          </table:table-cell>
          <table:table-cell table:number-columns-repeated="6"/>
        </table:table-row>
        <table:table-row table:style-name="ro1">
          <table:table-cell office:value-type="float" office:value="1.63562989234924" calcext:value-type="float">
            <text:p>1.6356298923</text:p>
          </table:table-cell>
          <table:table-cell office:value-type="float" office:value="29.4187927246094" calcext:value-type="float">
            <text:p>29.4187927246</text:p>
          </table:table-cell>
          <table:table-cell table:number-columns-repeated="6"/>
        </table:table-row>
        <table:table-row table:style-name="ro1">
          <table:table-cell office:value-type="float" office:value="0.421266794204712" calcext:value-type="float">
            <text:p>0.4212667942</text:p>
          </table:table-cell>
          <table:table-cell office:value-type="float" office:value="28.4370040893555" calcext:value-type="float">
            <text:p>28.4370040894</text:p>
          </table:table-cell>
          <table:table-cell table:number-columns-repeated="6"/>
        </table:table-row>
        <table:table-row table:style-name="ro1">
          <table:table-cell office:value-type="float" office:value="0.431002289056778" calcext:value-type="float">
            <text:p>0.4310022891</text:p>
          </table:table-cell>
          <table:table-cell office:value-type="float" office:value="28.6131820678711" calcext:value-type="float">
            <text:p>28.6131820679</text:p>
          </table:table-cell>
          <table:table-cell table:number-columns-repeated="6"/>
        </table:table-row>
        <table:table-row table:style-name="ro1">
          <table:table-cell office:value-type="float" office:value="0.250772595405579" calcext:value-type="float">
            <text:p>0.2507725954</text:p>
          </table:table-cell>
          <table:table-cell office:value-type="float" office:value="28.1390705108643" calcext:value-type="float">
            <text:p>28.1390705109</text:p>
          </table:table-cell>
          <table:table-cell table:number-columns-repeated="6"/>
        </table:table-row>
        <table:table-row table:style-name="ro1">
          <table:table-cell office:value-type="float" office:value="0.529172539710999" calcext:value-type="float">
            <text:p>0.5291725397</text:p>
          </table:table-cell>
          <table:table-cell office:value-type="float" office:value="25.9614124298096" calcext:value-type="float">
            <text:p>25.9614124298</text:p>
          </table:table-cell>
          <table:table-cell table:number-columns-repeated="6"/>
        </table:table-row>
        <table:table-row table:style-name="ro1">
          <table:table-cell office:value-type="float" office:value="0.0180863589048386" calcext:value-type="float">
            <text:p>0.0180863589</text:p>
          </table:table-cell>
          <table:table-cell office:value-type="float" office:value="30.0408973693848" calcext:value-type="float">
            <text:p>30.0408973694</text:p>
          </table:table-cell>
          <table:table-cell table:number-columns-repeated="6"/>
        </table:table-row>
        <table:table-row table:style-name="ro1">
          <table:table-cell office:value-type="float" office:value="0.274070888757706" calcext:value-type="float">
            <text:p>0.2740708888</text:p>
          </table:table-cell>
          <table:table-cell office:value-type="float" office:value="27.0565128326416" calcext:value-type="float">
            <text:p>27.0565128326</text:p>
          </table:table-cell>
          <table:table-cell table:number-columns-repeated="6"/>
        </table:table-row>
        <table:table-row table:style-name="ro1">
          <table:table-cell office:value-type="float" office:value="0.231097757816315" calcext:value-type="float">
            <text:p>0.2310977578</text:p>
          </table:table-cell>
          <table:table-cell office:value-type="float" office:value="29.7994594573975" calcext:value-type="float">
            <text:p>29.7994594574</text:p>
          </table:table-cell>
          <table:table-cell table:number-columns-repeated="6"/>
        </table:table-row>
        <table:table-row table:style-name="ro1">
          <table:table-cell office:value-type="float" office:value="1.32377684116364" calcext:value-type="float">
            <text:p>1.3237768412</text:p>
          </table:table-cell>
          <table:table-cell office:value-type="float" office:value="28.9672870635986" calcext:value-type="float">
            <text:p>28.9672870636</text:p>
          </table:table-cell>
          <table:table-cell table:number-columns-repeated="6"/>
        </table:table-row>
        <table:table-row table:style-name="ro1">
          <table:table-cell office:value-type="float" office:value="0.762076258659363" calcext:value-type="float">
            <text:p>0.7620762587</text:p>
          </table:table-cell>
          <table:table-cell office:value-type="float" office:value="29.8924541473389" calcext:value-type="float">
            <text:p>29.8924541473</text:p>
          </table:table-cell>
          <table:table-cell table:number-columns-repeated="6"/>
        </table:table-row>
        <table:table-row table:style-name="ro1">
          <table:table-cell office:value-type="float" office:value="0.534850597381592" calcext:value-type="float">
            <text:p>0.5348505974</text:p>
          </table:table-cell>
          <table:table-cell office:value-type="float" office:value="29.9842548370361" calcext:value-type="float">
            <text:p>29.984254837</text:p>
          </table:table-cell>
          <table:table-cell table:number-columns-repeated="6"/>
        </table:table-row>
        <table:table-row table:style-name="ro1">
          <table:table-cell office:value-type="float" office:value="0.590997934341431" calcext:value-type="float">
            <text:p>0.5909979343</text:p>
          </table:table-cell>
          <table:table-cell office:value-type="float" office:value="28.4130210876465" calcext:value-type="float">
            <text:p>28.4130210876</text:p>
          </table:table-cell>
          <table:table-cell table:number-columns-repeated="6"/>
        </table:table-row>
        <table:table-row table:style-name="ro1">
          <table:table-cell office:value-type="float" office:value="0.162153154611588" calcext:value-type="float">
            <text:p>0.1621531546</text:p>
          </table:table-cell>
          <table:table-cell office:value-type="float" office:value="28.9730186462402" calcext:value-type="float">
            <text:p>28.9730186462</text:p>
          </table:table-cell>
          <table:table-cell table:number-columns-repeated="6"/>
        </table:table-row>
        <table:table-row table:style-name="ro1">
          <table:table-cell office:value-type="float" office:value="0.0400372110307217" calcext:value-type="float">
            <text:p>0.040037211</text:p>
          </table:table-cell>
          <table:table-cell office:value-type="float" office:value="28.0547714233398" calcext:value-type="float">
            <text:p>28.0547714233</text:p>
          </table:table-cell>
          <table:table-cell table:number-columns-repeated="6"/>
        </table:table-row>
        <table:table-row table:style-name="ro1">
          <table:table-cell office:value-type="float" office:value="0.0421947576105595" calcext:value-type="float">
            <text:p>0.0421947576</text:p>
          </table:table-cell>
          <table:table-cell office:value-type="float" office:value="29.480339050293" calcext:value-type="float">
            <text:p>29.4803390503</text:p>
          </table:table-cell>
          <table:table-cell table:number-columns-repeated="6"/>
        </table:table-row>
        <table:table-row table:style-name="ro1">
          <table:table-cell office:value-type="float" office:value="0.425167679786682" calcext:value-type="float">
            <text:p>0.4251676798</text:p>
          </table:table-cell>
          <table:table-cell office:value-type="float" office:value="27.664665222168" calcext:value-type="float">
            <text:p>27.6646652222</text:p>
          </table:table-cell>
          <table:table-cell table:number-columns-repeated="6"/>
        </table:table-row>
        <table:table-row table:style-name="ro1">
          <table:table-cell office:value-type="float" office:value="3.91857743263245" calcext:value-type="float">
            <text:p>3.9185774326</text:p>
          </table:table-cell>
          <table:table-cell office:value-type="float" office:value="27.7321243286133" calcext:value-type="float">
            <text:p>27.7321243286</text:p>
          </table:table-cell>
          <table:table-cell table:number-columns-repeated="6"/>
        </table:table-row>
        <table:table-row table:style-name="ro1">
          <table:table-cell office:value-type="float" office:value="0.148643553256989" calcext:value-type="float">
            <text:p>0.1486435533</text:p>
          </table:table-cell>
          <table:table-cell office:value-type="float" office:value="28.4990882873535" calcext:value-type="float">
            <text:p>28.4990882874</text:p>
          </table:table-cell>
          <table:table-cell table:number-columns-repeated="6"/>
        </table:table-row>
        <table:table-row table:style-name="ro1">
          <table:table-cell office:value-type="float" office:value="0.194914549589157" calcext:value-type="float">
            <text:p>0.1949145496</text:p>
          </table:table-cell>
          <table:table-cell office:value-type="float" office:value="29.0918006896973" calcext:value-type="float">
            <text:p>29.0918006897</text:p>
          </table:table-cell>
          <table:table-cell table:number-columns-repeated="6"/>
        </table:table-row>
        <table:table-row table:style-name="ro1">
          <table:table-cell office:value-type="float" office:value="0.00904365349560976" calcext:value-type="float">
            <text:p>0.0090436535</text:p>
          </table:table-cell>
          <table:table-cell office:value-type="float" office:value="28.6014156341553" calcext:value-type="float">
            <text:p>28.6014156342</text:p>
          </table:table-cell>
          <table:table-cell table:number-columns-repeated="6"/>
        </table:table-row>
        <table:table-row table:style-name="ro1">
          <table:table-cell office:value-type="float" office:value="0.0770041421055794" calcext:value-type="float">
            <text:p>0.0770041421</text:p>
          </table:table-cell>
          <table:table-cell office:value-type="float" office:value="28.263729095459" calcext:value-type="float">
            <text:p>28.2637290955</text:p>
          </table:table-cell>
          <table:table-cell table:number-columns-repeated="6"/>
        </table:table-row>
        <table:table-row table:style-name="ro1">
          <table:table-cell office:value-type="float" office:value="0.401628404855728" calcext:value-type="float">
            <text:p>0.4016284049</text:p>
          </table:table-cell>
          <table:table-cell office:value-type="float" office:value="29.8718128204346" calcext:value-type="float">
            <text:p>29.8718128204</text:p>
          </table:table-cell>
          <table:table-cell table:number-columns-repeated="6"/>
        </table:table-row>
        <table:table-row table:style-name="ro1">
          <table:table-cell office:value-type="float" office:value="0.364071905612946" calcext:value-type="float">
            <text:p>0.3640719056</text:p>
          </table:table-cell>
          <table:table-cell office:value-type="float" office:value="28.9482040405273" calcext:value-type="float">
            <text:p>28.9482040405</text:p>
          </table:table-cell>
          <table:table-cell table:number-columns-repeated="6"/>
        </table:table-row>
        <table:table-row table:style-name="ro1">
          <table:table-cell office:value-type="float" office:value="1.2078742980957" calcext:value-type="float">
            <text:p>1.2078742981</text:p>
          </table:table-cell>
          <table:table-cell office:value-type="float" office:value="29.6180858612061" calcext:value-type="float">
            <text:p>29.6180858612</text:p>
          </table:table-cell>
          <table:table-cell table:number-columns-repeated="6"/>
        </table:table-row>
        <table:table-row table:style-name="ro1">
          <table:table-cell office:value-type="float" office:value="2.32380652427673" calcext:value-type="float">
            <text:p>2.3238065243</text:p>
          </table:table-cell>
          <table:table-cell office:value-type="float" office:value="24.1390419006348" calcext:value-type="float">
            <text:p>24.1390419006</text:p>
          </table:table-cell>
          <table:table-cell table:number-columns-repeated="6"/>
        </table:table-row>
        <table:table-row table:style-name="ro1">
          <table:table-cell office:value-type="float" office:value="7.01764535903931" calcext:value-type="float">
            <text:p>7.017645359</text:p>
          </table:table-cell>
          <table:table-cell office:value-type="float" office:value="31.4369277954102" calcext:value-type="float">
            <text:p>31.4369277954</text:p>
          </table:table-cell>
          <table:table-cell table:number-columns-repeated="6"/>
        </table:table-row>
        <table:table-row table:style-name="ro1">
          <table:table-cell office:value-type="float" office:value="0.22932855784893" calcext:value-type="float">
            <text:p>0.2293285578</text:p>
          </table:table-cell>
          <table:table-cell office:value-type="float" office:value="29.8898067474365" calcext:value-type="float">
            <text:p>29.8898067474</text:p>
          </table:table-cell>
          <table:table-cell table:number-columns-repeated="6"/>
        </table:table-row>
        <table:table-row table:style-name="ro1">
          <table:table-cell office:value-type="float" office:value="0.0374993830919266" calcext:value-type="float">
            <text:p>0.0374993831</text:p>
          </table:table-cell>
          <table:table-cell office:value-type="float" office:value="29.6024990081787" calcext:value-type="float">
            <text:p>29.6024990082</text:p>
          </table:table-cell>
          <table:table-cell table:number-columns-repeated="6"/>
        </table:table-row>
        <table:table-row table:style-name="ro1">
          <table:table-cell office:value-type="float" office:value="0.194343343377113" calcext:value-type="float">
            <text:p>0.1943433434</text:p>
          </table:table-cell>
          <table:table-cell office:value-type="float" office:value="29.1485767364502" calcext:value-type="float">
            <text:p>29.1485767365</text:p>
          </table:table-cell>
          <table:table-cell table:number-columns-repeated="6"/>
        </table:table-row>
        <table:table-row table:style-name="ro1">
          <table:table-cell office:value-type="float" office:value="1.65981507301331" calcext:value-type="float">
            <text:p>1.659815073</text:p>
          </table:table-cell>
          <table:table-cell office:value-type="float" office:value="29.2210006713867" calcext:value-type="float">
            <text:p>29.2210006714</text:p>
          </table:table-cell>
          <table:table-cell table:number-columns-repeated="6"/>
        </table:table-row>
        <table:table-row table:style-name="ro1">
          <table:table-cell office:value-type="float" office:value="0.0940257534384728" calcext:value-type="float">
            <text:p>0.0940257534</text:p>
          </table:table-cell>
          <table:table-cell office:value-type="float" office:value="28.2477111816406" calcext:value-type="float">
            <text:p>28.2477111816</text:p>
          </table:table-cell>
          <table:table-cell table:number-columns-repeated="6"/>
        </table:table-row>
        <table:table-row table:style-name="ro1">
          <table:table-cell office:value-type="float" office:value="1.83956551551819" calcext:value-type="float">
            <text:p>1.8395655155</text:p>
          </table:table-cell>
          <table:table-cell office:value-type="float" office:value="28.6472949981689" calcext:value-type="float">
            <text:p>28.6472949982</text:p>
          </table:table-cell>
          <table:table-cell table:number-columns-repeated="6"/>
        </table:table-row>
        <table:table-row table:style-name="ro1">
          <table:table-cell office:value-type="float" office:value="1.28753113746643" calcext:value-type="float">
            <text:p>1.2875311375</text:p>
          </table:table-cell>
          <table:table-cell office:value-type="float" office:value="27.9137897491455" calcext:value-type="float">
            <text:p>27.9137897491</text:p>
          </table:table-cell>
          <table:table-cell table:number-columns-repeated="6"/>
        </table:table-row>
        <table:table-row table:style-name="ro1">
          <table:table-cell office:value-type="float" office:value="0.21026898920536" calcext:value-type="float">
            <text:p>0.2102689892</text:p>
          </table:table-cell>
          <table:table-cell office:value-type="float" office:value="30.0240993499756" calcext:value-type="float">
            <text:p>30.02409935</text:p>
          </table:table-cell>
          <table:table-cell table:number-columns-repeated="6"/>
        </table:table-row>
        <table:table-row table:style-name="ro1">
          <table:table-cell office:value-type="float" office:value="6.97841358184814" calcext:value-type="float">
            <text:p>6.9784135818</text:p>
          </table:table-cell>
          <table:table-cell office:value-type="float" office:value="19.3771133422852" calcext:value-type="float">
            <text:p>19.3771133423</text:p>
          </table:table-cell>
          <table:table-cell table:number-columns-repeated="6"/>
        </table:table-row>
        <table:table-row table:style-name="ro1">
          <table:table-cell office:value-type="float" office:value="0.834020733833313" calcext:value-type="float">
            <text:p>0.8340207338</text:p>
          </table:table-cell>
          <table:table-cell office:value-type="float" office:value="26.9490776062012" calcext:value-type="float">
            <text:p>26.9490776062</text:p>
          </table:table-cell>
          <table:table-cell table:number-columns-repeated="6"/>
        </table:table-row>
        <table:table-row table:style-name="ro1">
          <table:table-cell office:value-type="float" office:value="0.42642617225647" calcext:value-type="float">
            <text:p>0.4264261723</text:p>
          </table:table-cell>
          <table:table-cell office:value-type="float" office:value="27.2831783294678" calcext:value-type="float">
            <text:p>27.2831783295</text:p>
          </table:table-cell>
          <table:table-cell table:number-columns-repeated="6"/>
        </table:table-row>
        <table:table-row table:style-name="ro1">
          <table:table-cell office:value-type="float" office:value="0.244114801287651" calcext:value-type="float">
            <text:p>0.2441148013</text:p>
          </table:table-cell>
          <table:table-cell office:value-type="float" office:value="28.6236667633057" calcext:value-type="float">
            <text:p>28.6236667633</text:p>
          </table:table-cell>
          <table:table-cell table:number-columns-repeated="6"/>
        </table:table-row>
        <table:table-row table:style-name="ro1">
          <table:table-cell office:value-type="float" office:value="2.16804671287537" calcext:value-type="float">
            <text:p>2.1680467129</text:p>
          </table:table-cell>
          <table:table-cell office:value-type="float" office:value="27.3982048034668" calcext:value-type="float">
            <text:p>27.3982048035</text:p>
          </table:table-cell>
          <table:table-cell table:number-columns-repeated="6"/>
        </table:table-row>
        <table:table-row table:style-name="ro1">
          <table:table-cell office:value-type="float" office:value="5.33410310745239" calcext:value-type="float">
            <text:p>5.3341031075</text:p>
          </table:table-cell>
          <table:table-cell office:value-type="float" office:value="19.7327270507812" calcext:value-type="float">
            <text:p>19.7327270508</text:p>
          </table:table-cell>
          <table:table-cell table:number-columns-repeated="6"/>
        </table:table-row>
        <table:table-row table:style-name="ro1">
          <table:table-cell office:value-type="float" office:value="1.05696165561676" calcext:value-type="float">
            <text:p>1.0569616556</text:p>
          </table:table-cell>
          <table:table-cell office:value-type="float" office:value="28.8286285400391" calcext:value-type="float">
            <text:p>28.82862854</text:p>
          </table:table-cell>
          <table:table-cell table:number-columns-repeated="6"/>
        </table:table-row>
        <table:table-row table:style-name="ro1">
          <table:table-cell office:value-type="float" office:value="0.257688343524933" calcext:value-type="float">
            <text:p>0.2576883435</text:p>
          </table:table-cell>
          <table:table-cell office:value-type="float" office:value="28.2921829223633" calcext:value-type="float">
            <text:p>28.2921829224</text:p>
          </table:table-cell>
          <table:table-cell table:number-columns-repeated="6"/>
        </table:table-row>
        <table:table-row table:style-name="ro1">
          <table:table-cell office:value-type="float" office:value="0.00953338854014874" calcext:value-type="float">
            <text:p>0.0095333885</text:p>
          </table:table-cell>
          <table:table-cell office:value-type="float" office:value="28.6766815185547" calcext:value-type="float">
            <text:p>28.6766815186</text:p>
          </table:table-cell>
          <table:table-cell table:number-columns-repeated="6"/>
        </table:table-row>
        <table:table-row table:style-name="ro1">
          <table:table-cell office:value-type="float" office:value="2.01340818405151" calcext:value-type="float">
            <text:p>2.0134081841</text:p>
          </table:table-cell>
          <table:table-cell office:value-type="float" office:value="17.8255138397217" calcext:value-type="float">
            <text:p>17.8255138397</text:p>
          </table:table-cell>
          <table:table-cell table:number-columns-repeated="6"/>
        </table:table-row>
        <table:table-row table:style-name="ro1">
          <table:table-cell office:value-type="float" office:value="0.030061325058341" calcext:value-type="float">
            <text:p>0.0300613251</text:p>
          </table:table-cell>
          <table:table-cell office:value-type="float" office:value="25.9712085723877" calcext:value-type="float">
            <text:p>25.9712085724</text:p>
          </table:table-cell>
          <table:table-cell table:number-columns-repeated="6"/>
        </table:table-row>
        <table:table-row table:style-name="ro1">
          <table:table-cell office:value-type="float" office:value="1.23030340671539" calcext:value-type="float">
            <text:p>1.2303034067</text:p>
          </table:table-cell>
          <table:table-cell office:value-type="float" office:value="28.7656288146973" calcext:value-type="float">
            <text:p>28.7656288147</text:p>
          </table:table-cell>
          <table:table-cell table:number-columns-repeated="6"/>
        </table:table-row>
        <table:table-row table:style-name="ro1">
          <table:table-cell office:value-type="float" office:value="0.764131009578705" calcext:value-type="float">
            <text:p>0.7641310096</text:p>
          </table:table-cell>
          <table:table-cell office:value-type="float" office:value="29.2352924346924" calcext:value-type="float">
            <text:p>29.2352924347</text:p>
          </table:table-cell>
          <table:table-cell table:number-columns-repeated="6"/>
        </table:table-row>
        <table:table-row table:style-name="ro1">
          <table:table-cell office:value-type="float" office:value="0.252335160970688" calcext:value-type="float">
            <text:p>0.252335161</text:p>
          </table:table-cell>
          <table:table-cell office:value-type="float" office:value="29.421947479248" calcext:value-type="float">
            <text:p>29.4219474792</text:p>
          </table:table-cell>
          <table:table-cell table:number-columns-repeated="6"/>
        </table:table-row>
        <table:table-row table:style-name="ro1">
          <table:table-cell office:value-type="float" office:value="0.00665069464594126" calcext:value-type="float">
            <text:p>0.0066506946</text:p>
          </table:table-cell>
          <table:table-cell office:value-type="float" office:value="27.1157379150391" calcext:value-type="float">
            <text:p>27.115737915</text:p>
          </table:table-cell>
          <table:table-cell table:number-columns-repeated="6"/>
        </table:table-row>
        <table:table-row table:style-name="ro1">
          <table:table-cell office:value-type="float" office:value="0.0662252083420754" calcext:value-type="float">
            <text:p>0.0662252083</text:p>
          </table:table-cell>
          <table:table-cell office:value-type="float" office:value="28.9348888397217" calcext:value-type="float">
            <text:p>28.9348888397</text:p>
          </table:table-cell>
          <table:table-cell table:number-columns-repeated="6"/>
        </table:table-row>
        <table:table-row table:style-name="ro1">
          <table:table-cell office:value-type="float" office:value="0.327330023050308" calcext:value-type="float">
            <text:p>0.3273300231</text:p>
          </table:table-cell>
          <table:table-cell office:value-type="float" office:value="25.6335697174072" calcext:value-type="float">
            <text:p>25.6335697174</text:p>
          </table:table-cell>
          <table:table-cell table:number-columns-repeated="6"/>
        </table:table-row>
        <table:table-row table:style-name="ro1">
          <table:table-cell office:value-type="float" office:value="0.600111305713654" calcext:value-type="float">
            <text:p>0.6001113057</text:p>
          </table:table-cell>
          <table:table-cell office:value-type="float" office:value="27.8176860809326" calcext:value-type="float">
            <text:p>27.8176860809</text:p>
          </table:table-cell>
          <table:table-cell table:number-columns-repeated="6"/>
        </table:table-row>
        <table:table-row table:style-name="ro1">
          <table:table-cell office:value-type="float" office:value="0.741829872131348" calcext:value-type="float">
            <text:p>0.7418298721</text:p>
          </table:table-cell>
          <table:table-cell office:value-type="float" office:value="25.6769351959228" calcext:value-type="float">
            <text:p>25.6769351959</text:p>
          </table:table-cell>
          <table:table-cell table:number-columns-repeated="6"/>
        </table:table-row>
        <table:table-row table:style-name="ro1">
          <table:table-cell office:value-type="float" office:value="1.47555303573608" calcext:value-type="float">
            <text:p>1.4755530357</text:p>
          </table:table-cell>
          <table:table-cell office:value-type="float" office:value="29.5374145507812" calcext:value-type="float">
            <text:p>29.5374145508</text:p>
          </table:table-cell>
          <table:table-cell table:number-columns-repeated="6"/>
        </table:table-row>
        <table:table-row table:style-name="ro1">
          <table:table-cell office:value-type="float" office:value="0.0237383954226971" calcext:value-type="float">
            <text:p>0.0237383954</text:p>
          </table:table-cell>
          <table:table-cell office:value-type="float" office:value="29.3816661834717" calcext:value-type="float">
            <text:p>29.3816661835</text:p>
          </table:table-cell>
          <table:table-cell table:number-columns-repeated="6"/>
        </table:table-row>
        <table:table-row table:style-name="ro1">
          <table:table-cell office:value-type="float" office:value="0.945703327655792" calcext:value-type="float">
            <text:p>0.9457033277</text:p>
          </table:table-cell>
          <table:table-cell office:value-type="float" office:value="27.2159385681152" calcext:value-type="float">
            <text:p>27.2159385681</text:p>
          </table:table-cell>
          <table:table-cell table:number-columns-repeated="6"/>
        </table:table-row>
        <table:table-row table:style-name="ro1">
          <table:table-cell office:value-type="float" office:value="0.0500999204814434" calcext:value-type="float">
            <text:p>0.0500999205</text:p>
          </table:table-cell>
          <table:table-cell office:value-type="float" office:value="29.7717609405518" calcext:value-type="float">
            <text:p>29.7717609406</text:p>
          </table:table-cell>
          <table:table-cell table:number-columns-repeated="6"/>
        </table:table-row>
        <table:table-row table:style-name="ro1">
          <table:table-cell office:value-type="float" office:value="0.348911225795746" calcext:value-type="float">
            <text:p>0.3489112258</text:p>
          </table:table-cell>
          <table:table-cell office:value-type="float" office:value="26.083517074585" calcext:value-type="float">
            <text:p>26.0835170746</text:p>
          </table:table-cell>
          <table:table-cell table:number-columns-repeated="6"/>
        </table:table-row>
        <table:table-row table:style-name="ro1">
          <table:table-cell office:value-type="float" office:value="1.73141217231751" calcext:value-type="float">
            <text:p>1.7314121723</text:p>
          </table:table-cell>
          <table:table-cell office:value-type="float" office:value="29.5857543945312" calcext:value-type="float">
            <text:p>29.5857543945</text:p>
          </table:table-cell>
          <table:table-cell table:number-columns-repeated="6"/>
        </table:table-row>
        <table:table-row table:style-name="ro1">
          <table:table-cell office:value-type="float" office:value="0.132940471172333" calcext:value-type="float">
            <text:p>0.1329404712</text:p>
          </table:table-cell>
          <table:table-cell office:value-type="float" office:value="28.983943939209" calcext:value-type="float">
            <text:p>28.9839439392</text:p>
          </table:table-cell>
          <table:table-cell table:number-columns-repeated="6"/>
        </table:table-row>
        <table:table-row table:style-name="ro1">
          <table:table-cell office:value-type="float" office:value="239.455703735352" calcext:value-type="float">
            <text:p>239.455703735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784686952829361" calcext:value-type="float">
            <text:p>0.0078468695</text:p>
          </table:table-cell>
          <table:table-cell office:value-type="float" office:value="27.7986965179443" calcext:value-type="float">
            <text:p>27.7986965179</text:p>
          </table:table-cell>
          <table:table-cell table:number-columns-repeated="6"/>
        </table:table-row>
        <table:table-row table:style-name="ro1">
          <table:table-cell office:value-type="float" office:value="0.414558559656143" calcext:value-type="float">
            <text:p>0.4145585597</text:p>
          </table:table-cell>
          <table:table-cell office:value-type="float" office:value="28.7923049926758" calcext:value-type="float">
            <text:p>28.7923049927</text:p>
          </table:table-cell>
          <table:table-cell table:number-columns-repeated="6"/>
        </table:table-row>
        <table:table-row table:style-name="ro1">
          <table:table-cell office:value-type="float" office:value="1.96643912792206" calcext:value-type="float">
            <text:p>1.9664391279</text:p>
          </table:table-cell>
          <table:table-cell office:value-type="float" office:value="29.8666439056396" calcext:value-type="float">
            <text:p>29.8666439056</text:p>
          </table:table-cell>
          <table:table-cell table:number-columns-repeated="6"/>
        </table:table-row>
        <table:table-row table:style-name="ro1">
          <table:table-cell office:value-type="float" office:value="0.356019794940948" calcext:value-type="float">
            <text:p>0.3560197949</text:p>
          </table:table-cell>
          <table:table-cell office:value-type="float" office:value="29.0605812072754" calcext:value-type="float">
            <text:p>29.0605812073</text:p>
          </table:table-cell>
          <table:table-cell table:number-columns-repeated="6"/>
        </table:table-row>
        <table:table-row table:style-name="ro1">
          <table:table-cell office:value-type="float" office:value="0.000256894883932546" calcext:value-type="float">
            <text:p>0.0002568949</text:p>
          </table:table-cell>
          <table:table-cell office:value-type="float" office:value="30.1847686767578" calcext:value-type="float">
            <text:p>30.1847686768</text:p>
          </table:table-cell>
          <table:table-cell table:number-columns-repeated="6"/>
        </table:table-row>
        <table:table-row table:style-name="ro1">
          <table:table-cell office:value-type="float" office:value="0.012742361985147" calcext:value-type="float">
            <text:p>0.012742362</text:p>
          </table:table-cell>
          <table:table-cell office:value-type="float" office:value="26.9382724761963" calcext:value-type="float">
            <text:p>26.9382724762</text:p>
          </table:table-cell>
          <table:table-cell table:number-columns-repeated="6"/>
        </table:table-row>
        <table:table-row table:style-name="ro1">
          <table:table-cell office:value-type="float" office:value="239.575561523437" calcext:value-type="float">
            <text:p>239.575561523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.3009307384491" calcext:value-type="float">
            <text:p>2.3009307384</text:p>
          </table:table-cell>
          <table:table-cell office:value-type="float" office:value="28.0433712005615" calcext:value-type="float">
            <text:p>28.0433712006</text:p>
          </table:table-cell>
          <table:table-cell table:number-columns-repeated="6"/>
        </table:table-row>
        <table:table-row table:style-name="ro1">
          <table:table-cell office:value-type="float" office:value="112.817970275879" calcext:value-type="float">
            <text:p>112.817970275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26421093940735" calcext:value-type="float">
            <text:p>1.2642109394</text:p>
          </table:table-cell>
          <table:table-cell office:value-type="float" office:value="30.9789638519287" calcext:value-type="float">
            <text:p>30.9789638519</text:p>
          </table:table-cell>
          <table:table-cell table:number-columns-repeated="6"/>
        </table:table-row>
        <table:table-row table:style-name="ro1">
          <table:table-cell office:value-type="float" office:value="0.79743093252182" calcext:value-type="float">
            <text:p>0.7974309325</text:p>
          </table:table-cell>
          <table:table-cell office:value-type="float" office:value="27.7152843475342" calcext:value-type="float">
            <text:p>27.7152843475</text:p>
          </table:table-cell>
          <table:table-cell table:number-columns-repeated="6"/>
        </table:table-row>
        <table:table-row table:style-name="ro1">
          <table:table-cell office:value-type="float" office:value="0.900053322315216" calcext:value-type="float">
            <text:p>0.9000533223</text:p>
          </table:table-cell>
          <table:table-cell office:value-type="float" office:value="30.359504699707" calcext:value-type="float">
            <text:p>30.3595046997</text:p>
          </table:table-cell>
          <table:table-cell table:number-columns-repeated="6"/>
        </table:table-row>
        <table:table-row table:style-name="ro1">
          <table:table-cell office:value-type="float" office:value="1.357950091362" calcext:value-type="float">
            <text:p>1.3579500914</text:p>
          </table:table-cell>
          <table:table-cell office:value-type="float" office:value="28.3623085021973" calcext:value-type="float">
            <text:p>28.3623085022</text:p>
          </table:table-cell>
          <table:table-cell table:number-columns-repeated="6"/>
        </table:table-row>
        <table:table-row table:style-name="ro1">
          <table:table-cell office:value-type="float" office:value="2.09182405471802" calcext:value-type="float">
            <text:p>2.0918240547</text:p>
          </table:table-cell>
          <table:table-cell office:value-type="float" office:value="18.315731048584" calcext:value-type="float">
            <text:p>18.3157310486</text:p>
          </table:table-cell>
          <table:table-cell table:number-columns-repeated="6"/>
        </table:table-row>
        <table:table-row table:style-name="ro1">
          <table:table-cell office:value-type="float" office:value="0.0535661019384861" calcext:value-type="float">
            <text:p>0.0535661019</text:p>
          </table:table-cell>
          <table:table-cell office:value-type="float" office:value="29.3775978088379" calcext:value-type="float">
            <text:p>29.3775978088</text:p>
          </table:table-cell>
          <table:table-cell table:number-columns-repeated="6"/>
        </table:table-row>
        <table:table-row table:style-name="ro1">
          <table:table-cell office:value-type="float" office:value="0.195417419075966" calcext:value-type="float">
            <text:p>0.1954174191</text:p>
          </table:table-cell>
          <table:table-cell office:value-type="float" office:value="26.9816551208496" calcext:value-type="float">
            <text:p>26.9816551208</text:p>
          </table:table-cell>
          <table:table-cell table:number-columns-repeated="6"/>
        </table:table-row>
        <table:table-row table:style-name="ro1">
          <table:table-cell office:value-type="float" office:value="0.27329757809639" calcext:value-type="float">
            <text:p>0.2732975781</text:p>
          </table:table-cell>
          <table:table-cell office:value-type="float" office:value="30.879674911499" calcext:value-type="float">
            <text:p>30.8796749115</text:p>
          </table:table-cell>
          <table:table-cell table:number-columns-repeated="6"/>
        </table:table-row>
        <table:table-row table:style-name="ro1">
          <table:table-cell office:value-type="float" office:value="0.870653331279754" calcext:value-type="float">
            <text:p>0.8706533313</text:p>
          </table:table-cell>
          <table:table-cell office:value-type="float" office:value="29.288969039917" calcext:value-type="float">
            <text:p>29.2889690399</text:p>
          </table:table-cell>
          <table:table-cell table:number-columns-repeated="6"/>
        </table:table-row>
        <table:table-row table:style-name="ro1">
          <table:table-cell office:value-type="float" office:value="0.510871231555939" calcext:value-type="float">
            <text:p>0.5108712316</text:p>
          </table:table-cell>
          <table:table-cell office:value-type="float" office:value="28.2806053161621" calcext:value-type="float">
            <text:p>28.2806053162</text:p>
          </table:table-cell>
          <table:table-cell table:number-columns-repeated="6"/>
        </table:table-row>
        <table:table-row table:style-name="ro1">
          <table:table-cell office:value-type="float" office:value="0.455393314361572" calcext:value-type="float">
            <text:p>0.4553933144</text:p>
          </table:table-cell>
          <table:table-cell office:value-type="float" office:value="30.6068210601807" calcext:value-type="float">
            <text:p>30.6068210602</text:p>
          </table:table-cell>
          <table:table-cell table:number-columns-repeated="6"/>
        </table:table-row>
        <table:table-row table:style-name="ro1">
          <table:table-cell office:value-type="float" office:value="0.0618852972984314" calcext:value-type="float">
            <text:p>0.0618852973</text:p>
          </table:table-cell>
          <table:table-cell office:value-type="float" office:value="27.4886341094971" calcext:value-type="float">
            <text:p>27.4886341095</text:p>
          </table:table-cell>
          <table:table-cell table:number-columns-repeated="6"/>
        </table:table-row>
        <table:table-row table:style-name="ro1">
          <table:table-cell office:value-type="float" office:value="0.625653147697449" calcext:value-type="float">
            <text:p>0.6256531477</text:p>
          </table:table-cell>
          <table:table-cell office:value-type="float" office:value="30.5727615356445" calcext:value-type="float">
            <text:p>30.5727615356</text:p>
          </table:table-cell>
          <table:table-cell table:number-columns-repeated="6"/>
        </table:table-row>
        <table:table-row table:style-name="ro1">
          <table:table-cell office:value-type="float" office:value="1.64505779743195" calcext:value-type="float">
            <text:p>1.6450577974</text:p>
          </table:table-cell>
          <table:table-cell office:value-type="float" office:value="31.806224822998" calcext:value-type="float">
            <text:p>31.806224823</text:p>
          </table:table-cell>
          <table:table-cell table:number-columns-repeated="6"/>
        </table:table-row>
        <table:table-row table:style-name="ro1">
          <table:table-cell office:value-type="float" office:value="0.762650966644287" calcext:value-type="float">
            <text:p>0.7626509666</text:p>
          </table:table-cell>
          <table:table-cell office:value-type="float" office:value="29.7653560638428" calcext:value-type="float">
            <text:p>29.7653560638</text:p>
          </table:table-cell>
          <table:table-cell table:number-columns-repeated="6"/>
        </table:table-row>
        <table:table-row table:style-name="ro1">
          <table:table-cell office:value-type="float" office:value="0.200144976377487" calcext:value-type="float">
            <text:p>0.2001449764</text:p>
          </table:table-cell>
          <table:table-cell office:value-type="float" office:value="28.4109363555908" calcext:value-type="float">
            <text:p>28.4109363556</text:p>
          </table:table-cell>
          <table:table-cell table:number-columns-repeated="6"/>
        </table:table-row>
        <table:table-row table:style-name="ro1">
          <table:table-cell office:value-type="float" office:value="0.0203291792422533" calcext:value-type="float">
            <text:p>0.0203291792</text:p>
          </table:table-cell>
          <table:table-cell office:value-type="float" office:value="22.2287521362305" calcext:value-type="float">
            <text:p>22.2287521362</text:p>
          </table:table-cell>
          <table:table-cell table:number-columns-repeated="6"/>
        </table:table-row>
        <table:table-row table:style-name="ro1">
          <table:table-cell office:value-type="float" office:value="0.011393160559237" calcext:value-type="float">
            <text:p>0.0113931606</text:p>
          </table:table-cell>
          <table:table-cell office:value-type="float" office:value="29.6847229003906" calcext:value-type="float">
            <text:p>29.6847229004</text:p>
          </table:table-cell>
          <table:table-cell table:number-columns-repeated="6"/>
        </table:table-row>
        <table:table-row table:style-name="ro1">
          <table:table-cell office:value-type="float" office:value="0.755297958850861" calcext:value-type="float">
            <text:p>0.7552979589</text:p>
          </table:table-cell>
          <table:table-cell office:value-type="float" office:value="24.2624073028564" calcext:value-type="float">
            <text:p>24.2624073029</text:p>
          </table:table-cell>
          <table:table-cell table:number-columns-repeated="6"/>
        </table:table-row>
        <table:table-row table:style-name="ro1">
          <table:table-cell office:value-type="float" office:value="0.489109873771668" calcext:value-type="float">
            <text:p>0.4891098738</text:p>
          </table:table-cell>
          <table:table-cell office:value-type="float" office:value="29.0006084442139" calcext:value-type="float">
            <text:p>29.0006084442</text:p>
          </table:table-cell>
          <table:table-cell table:number-columns-repeated="6"/>
        </table:table-row>
        <table:table-row table:style-name="ro1">
          <table:table-cell office:value-type="float" office:value="0.57377701997757" calcext:value-type="float">
            <text:p>0.57377702</text:p>
          </table:table-cell>
          <table:table-cell office:value-type="float" office:value="29.7546195983887" calcext:value-type="float">
            <text:p>29.7546195984</text:p>
          </table:table-cell>
          <table:table-cell table:number-columns-repeated="6"/>
        </table:table-row>
        <table:table-row table:style-name="ro1">
          <table:table-cell office:value-type="float" office:value="0.831335306167602" calcext:value-type="float">
            <text:p>0.8313353062</text:p>
          </table:table-cell>
          <table:table-cell office:value-type="float" office:value="30.9122638702393" calcext:value-type="float">
            <text:p>30.9122638702</text:p>
          </table:table-cell>
          <table:table-cell table:number-columns-repeated="6"/>
        </table:table-row>
        <table:table-row table:style-name="ro1">
          <table:table-cell office:value-type="float" office:value="0.508725702762604" calcext:value-type="float">
            <text:p>0.5087257028</text:p>
          </table:table-cell>
          <table:table-cell office:value-type="float" office:value="30.083028793335" calcext:value-type="float">
            <text:p>30.0830287933</text:p>
          </table:table-cell>
          <table:table-cell table:number-columns-repeated="6"/>
        </table:table-row>
        <table:table-row table:style-name="ro1">
          <table:table-cell office:value-type="float" office:value="0.93082869052887" calcext:value-type="float">
            <text:p>0.9308286905</text:p>
          </table:table-cell>
          <table:table-cell office:value-type="float" office:value="32.193172454834" calcext:value-type="float">
            <text:p>32.1931724548</text:p>
          </table:table-cell>
          <table:table-cell table:number-columns-repeated="6"/>
        </table:table-row>
        <table:table-row table:style-name="ro1">
          <table:table-cell office:value-type="float" office:value="1.91575837135315" calcext:value-type="float">
            <text:p>1.9157583714</text:p>
          </table:table-cell>
          <table:table-cell office:value-type="float" office:value="28.3408508300781" calcext:value-type="float">
            <text:p>28.3408508301</text:p>
          </table:table-cell>
          <table:table-cell table:number-columns-repeated="6"/>
        </table:table-row>
        <table:table-row table:style-name="ro1">
          <table:table-cell office:value-type="float" office:value="0.664099752902985" calcext:value-type="float">
            <text:p>0.6640997529</text:p>
          </table:table-cell>
          <table:table-cell office:value-type="float" office:value="30.1362266540527" calcext:value-type="float">
            <text:p>30.1362266541</text:p>
          </table:table-cell>
          <table:table-cell table:number-columns-repeated="6"/>
        </table:table-row>
        <table:table-row table:style-name="ro1">
          <table:table-cell office:value-type="float" office:value="2.40037846565247" calcext:value-type="float">
            <text:p>2.4003784657</text:p>
          </table:table-cell>
          <table:table-cell office:value-type="float" office:value="26.5851554870605" calcext:value-type="float">
            <text:p>26.5851554871</text:p>
          </table:table-cell>
          <table:table-cell table:number-columns-repeated="6"/>
        </table:table-row>
        <table:table-row table:style-name="ro1">
          <table:table-cell office:value-type="float" office:value="0.275548547506332" calcext:value-type="float">
            <text:p>0.2755485475</text:p>
          </table:table-cell>
          <table:table-cell office:value-type="float" office:value="26.3574199676514" calcext:value-type="float">
            <text:p>26.3574199677</text:p>
          </table:table-cell>
          <table:table-cell table:number-columns-repeated="6"/>
        </table:table-row>
        <table:table-row table:style-name="ro1">
          <table:table-cell office:value-type="float" office:value="0.145939573645592" calcext:value-type="float">
            <text:p>0.1459395736</text:p>
          </table:table-cell>
          <table:table-cell office:value-type="float" office:value="30.6491451263428" calcext:value-type="float">
            <text:p>30.6491451263</text:p>
          </table:table-cell>
          <table:table-cell table:number-columns-repeated="6"/>
        </table:table-row>
        <table:table-row table:style-name="ro1">
          <table:table-cell office:value-type="float" office:value="0.80839204788208" calcext:value-type="float">
            <text:p>0.8083920479</text:p>
          </table:table-cell>
          <table:table-cell office:value-type="float" office:value="23.7859115600586" calcext:value-type="float">
            <text:p>23.7859115601</text:p>
          </table:table-cell>
          <table:table-cell table:number-columns-repeated="6"/>
        </table:table-row>
        <table:table-row table:style-name="ro1">
          <table:table-cell office:value-type="float" office:value="0.0676257014274597" calcext:value-type="float">
            <text:p>0.0676257014</text:p>
          </table:table-cell>
          <table:table-cell office:value-type="float" office:value="31.482364654541" calcext:value-type="float">
            <text:p>31.4823646545</text:p>
          </table:table-cell>
          <table:table-cell table:number-columns-repeated="6"/>
        </table:table-row>
        <table:table-row table:style-name="ro1">
          <table:table-cell office:value-type="float" office:value="0.827213525772095" calcext:value-type="float">
            <text:p>0.8272135258</text:p>
          </table:table-cell>
          <table:table-cell office:value-type="float" office:value="31.4279556274414" calcext:value-type="float">
            <text:p>31.4279556274</text:p>
          </table:table-cell>
          <table:table-cell table:number-columns-repeated="6"/>
        </table:table-row>
        <table:table-row table:style-name="ro1">
          <table:table-cell office:value-type="float" office:value="0.117893256247044" calcext:value-type="float">
            <text:p>0.1178932562</text:p>
          </table:table-cell>
          <table:table-cell office:value-type="float" office:value="24.4162406921387" calcext:value-type="float">
            <text:p>24.4162406921</text:p>
          </table:table-cell>
          <table:table-cell table:number-columns-repeated="6"/>
        </table:table-row>
        <table:table-row table:style-name="ro1">
          <table:table-cell office:value-type="float" office:value="0.0478425212204456" calcext:value-type="float">
            <text:p>0.0478425212</text:p>
          </table:table-cell>
          <table:table-cell office:value-type="float" office:value="30.4947338104248" calcext:value-type="float">
            <text:p>30.4947338104</text:p>
          </table:table-cell>
          <table:table-cell table:number-columns-repeated="6"/>
        </table:table-row>
        <table:table-row table:style-name="ro1">
          <table:table-cell office:value-type="float" office:value="0.316252201795578" calcext:value-type="float">
            <text:p>0.3162522018</text:p>
          </table:table-cell>
          <table:table-cell office:value-type="float" office:value="30.3539619445801" calcext:value-type="float">
            <text:p>30.3539619446</text:p>
          </table:table-cell>
          <table:table-cell table:number-columns-repeated="6"/>
        </table:table-row>
        <table:table-row table:style-name="ro1">
          <table:table-cell office:value-type="float" office:value="0.467023611068726" calcext:value-type="float">
            <text:p>0.4670236111</text:p>
          </table:table-cell>
          <table:table-cell office:value-type="float" office:value="33.5763549804687" calcext:value-type="float">
            <text:p>33.5763549805</text:p>
          </table:table-cell>
          <table:table-cell table:number-columns-repeated="6"/>
        </table:table-row>
        <table:table-row table:style-name="ro1">
          <table:table-cell office:value-type="float" office:value="0.441037058830261" calcext:value-type="float">
            <text:p>0.4410370588</text:p>
          </table:table-cell>
          <table:table-cell office:value-type="float" office:value="29.3632202148437" calcext:value-type="float">
            <text:p>29.3632202148</text:p>
          </table:table-cell>
          <table:table-cell table:number-columns-repeated="6"/>
        </table:table-row>
        <table:table-row table:style-name="ro1">
          <table:table-cell office:value-type="float" office:value="0.129965499043465" calcext:value-type="float">
            <text:p>0.129965499</text:p>
          </table:table-cell>
          <table:table-cell office:value-type="float" office:value="29.833833694458" calcext:value-type="float">
            <text:p>29.8338336945</text:p>
          </table:table-cell>
          <table:table-cell table:number-columns-repeated="6"/>
        </table:table-row>
        <table:table-row table:style-name="ro1">
          <table:table-cell office:value-type="float" office:value="0.902875602245331" calcext:value-type="float">
            <text:p>0.9028756022</text:p>
          </table:table-cell>
          <table:table-cell office:value-type="float" office:value="30.8915996551514" calcext:value-type="float">
            <text:p>30.8915996552</text:p>
          </table:table-cell>
          <table:table-cell table:number-columns-repeated="6"/>
        </table:table-row>
        <table:table-row table:style-name="ro1">
          <table:table-cell office:value-type="float" office:value="0.00695750303566456" calcext:value-type="float">
            <text:p>0.006957503</text:p>
          </table:table-cell>
          <table:table-cell office:value-type="float" office:value="31.2208023071289" calcext:value-type="float">
            <text:p>31.2208023071</text:p>
          </table:table-cell>
          <table:table-cell table:number-columns-repeated="6"/>
        </table:table-row>
        <table:table-row table:style-name="ro1">
          <table:table-cell office:value-type="float" office:value="0.0150511357933283" calcext:value-type="float">
            <text:p>0.0150511358</text:p>
          </table:table-cell>
          <table:table-cell office:value-type="float" office:value="33.5059204101562" calcext:value-type="float">
            <text:p>33.5059204102</text:p>
          </table:table-cell>
          <table:table-cell table:number-columns-repeated="6"/>
        </table:table-row>
        <table:table-row table:style-name="ro1">
          <table:table-cell office:value-type="float" office:value="0.183837071061134" calcext:value-type="float">
            <text:p>0.1838370711</text:p>
          </table:table-cell>
          <table:table-cell office:value-type="float" office:value="32.9018135070801" calcext:value-type="float">
            <text:p>32.9018135071</text:p>
          </table:table-cell>
          <table:table-cell table:number-columns-repeated="6"/>
        </table:table-row>
        <table:table-row table:style-name="ro1">
          <table:table-cell office:value-type="float" office:value="1.53619396686554" calcext:value-type="float">
            <text:p>1.5361939669</text:p>
          </table:table-cell>
          <table:table-cell office:value-type="float" office:value="28.9929676055908" calcext:value-type="float">
            <text:p>28.9929676056</text:p>
          </table:table-cell>
          <table:table-cell table:number-columns-repeated="6"/>
        </table:table-row>
        <table:table-row table:style-name="ro1">
          <table:table-cell office:value-type="float" office:value="0.253496378660202" calcext:value-type="float">
            <text:p>0.2534963787</text:p>
          </table:table-cell>
          <table:table-cell office:value-type="float" office:value="31.2495212554932" calcext:value-type="float">
            <text:p>31.2495212555</text:p>
          </table:table-cell>
          <table:table-cell table:number-columns-repeated="6"/>
        </table:table-row>
        <table:table-row table:style-name="ro1">
          <table:table-cell office:value-type="float" office:value="1.20660579204559" calcext:value-type="float">
            <text:p>1.206605792</text:p>
          </table:table-cell>
          <table:table-cell office:value-type="float" office:value="32.5515899658203" calcext:value-type="float">
            <text:p>32.5515899658</text:p>
          </table:table-cell>
          <table:table-cell table:number-columns-repeated="6"/>
        </table:table-row>
        <table:table-row table:style-name="ro1">
          <table:table-cell office:value-type="float" office:value="0.235827475786209" calcext:value-type="float">
            <text:p>0.2358274758</text:p>
          </table:table-cell>
          <table:table-cell office:value-type="float" office:value="29.7812423706055" calcext:value-type="float">
            <text:p>29.7812423706</text:p>
          </table:table-cell>
          <table:table-cell table:number-columns-repeated="6"/>
        </table:table-row>
        <table:table-row table:style-name="ro1">
          <table:table-cell office:value-type="float" office:value="0.867763817310333" calcext:value-type="float">
            <text:p>0.8677638173</text:p>
          </table:table-cell>
          <table:table-cell office:value-type="float" office:value="29.3831958770752" calcext:value-type="float">
            <text:p>29.3831958771</text:p>
          </table:table-cell>
          <table:table-cell table:number-columns-repeated="6"/>
        </table:table-row>
        <table:table-row table:style-name="ro1">
          <table:table-cell office:value-type="float" office:value="0.129776924848557" calcext:value-type="float">
            <text:p>0.1297769248</text:p>
          </table:table-cell>
          <table:table-cell office:value-type="float" office:value="32.8476943969727" calcext:value-type="float">
            <text:p>32.847694397</text:p>
          </table:table-cell>
          <table:table-cell table:number-columns-repeated="6"/>
        </table:table-row>
        <table:table-row table:style-name="ro1">
          <table:table-cell office:value-type="float" office:value="0.284381479024887" calcext:value-type="float">
            <text:p>0.284381479</text:p>
          </table:table-cell>
          <table:table-cell office:value-type="float" office:value="29.2585678100586" calcext:value-type="float">
            <text:p>29.2585678101</text:p>
          </table:table-cell>
          <table:table-cell table:number-columns-repeated="6"/>
        </table:table-row>
        <table:table-row table:style-name="ro1">
          <table:table-cell office:value-type="float" office:value="0.63351434469223" calcext:value-type="float">
            <text:p>0.6335143447</text:p>
          </table:table-cell>
          <table:table-cell office:value-type="float" office:value="32.286922454834" calcext:value-type="float">
            <text:p>32.2869224548</text:p>
          </table:table-cell>
          <table:table-cell table:number-columns-repeated="6"/>
        </table:table-row>
        <table:table-row table:style-name="ro1">
          <table:table-cell office:value-type="float" office:value="0.611241459846497" calcext:value-type="float">
            <text:p>0.6112414598</text:p>
          </table:table-cell>
          <table:table-cell office:value-type="float" office:value="32.4917106628418" calcext:value-type="float">
            <text:p>32.4917106628</text:p>
          </table:table-cell>
          <table:table-cell table:number-columns-repeated="6"/>
        </table:table-row>
        <table:table-row table:style-name="ro1">
          <table:table-cell office:value-type="float" office:value="1.00811612606049" calcext:value-type="float">
            <text:p>1.0081161261</text:p>
          </table:table-cell>
          <table:table-cell office:value-type="float" office:value="31.3481216430664" calcext:value-type="float">
            <text:p>31.3481216431</text:p>
          </table:table-cell>
          <table:table-cell table:number-columns-repeated="6"/>
        </table:table-row>
        <table:table-row table:style-name="ro1">
          <table:table-cell office:value-type="float" office:value="3.38691759109497" calcext:value-type="float">
            <text:p>3.3869175911</text:p>
          </table:table-cell>
          <table:table-cell office:value-type="float" office:value="30.8207092285156" calcext:value-type="float">
            <text:p>30.8207092285</text:p>
          </table:table-cell>
          <table:table-cell table:number-columns-repeated="6"/>
        </table:table-row>
        <table:table-row table:style-name="ro1">
          <table:table-cell office:value-type="float" office:value="0.696315169334412" calcext:value-type="float">
            <text:p>0.6963151693</text:p>
          </table:table-cell>
          <table:table-cell office:value-type="float" office:value="32.0813446044922" calcext:value-type="float">
            <text:p>32.0813446045</text:p>
          </table:table-cell>
          <table:table-cell table:number-columns-repeated="6"/>
        </table:table-row>
        <table:table-row table:style-name="ro1">
          <table:table-cell office:value-type="float" office:value="0.684945583343506" calcext:value-type="float">
            <text:p>0.6849455833</text:p>
          </table:table-cell>
          <table:table-cell office:value-type="float" office:value="30.2161598205566" calcext:value-type="float">
            <text:p>30.2161598206</text:p>
          </table:table-cell>
          <table:table-cell table:number-columns-repeated="6"/>
        </table:table-row>
        <table:table-row table:style-name="ro1">
          <table:table-cell office:value-type="float" office:value="0.355029046535492" calcext:value-type="float">
            <text:p>0.3550290465</text:p>
          </table:table-cell>
          <table:table-cell office:value-type="float" office:value="29.3754425048828" calcext:value-type="float">
            <text:p>29.3754425049</text:p>
          </table:table-cell>
          <table:table-cell table:number-columns-repeated="6"/>
        </table:table-row>
        <table:table-row table:style-name="ro1">
          <table:table-cell office:value-type="float" office:value="3.2265145778656" calcext:value-type="float">
            <text:p>3.2265145779</text:p>
          </table:table-cell>
          <table:table-cell office:value-type="float" office:value="29.0528545379639" calcext:value-type="float">
            <text:p>29.052854538</text:p>
          </table:table-cell>
          <table:table-cell table:number-columns-repeated="6"/>
        </table:table-row>
        <table:table-row table:style-name="ro1">
          <table:table-cell office:value-type="float" office:value="0.769845426082611" calcext:value-type="float">
            <text:p>0.7698454261</text:p>
          </table:table-cell>
          <table:table-cell office:value-type="float" office:value="29.3151054382324" calcext:value-type="float">
            <text:p>29.3151054382</text:p>
          </table:table-cell>
          <table:table-cell table:number-columns-repeated="6"/>
        </table:table-row>
        <table:table-row table:style-name="ro1">
          <table:table-cell office:value-type="float" office:value="0.0109444856643677" calcext:value-type="float">
            <text:p>0.0109444857</text:p>
          </table:table-cell>
          <table:table-cell office:value-type="float" office:value="33.3177528381348" calcext:value-type="float">
            <text:p>33.3177528381</text:p>
          </table:table-cell>
          <table:table-cell table:number-columns-repeated="6"/>
        </table:table-row>
        <table:table-row table:style-name="ro1">
          <table:table-cell office:value-type="float" office:value="0.860126912593842" calcext:value-type="float">
            <text:p>0.8601269126</text:p>
          </table:table-cell>
          <table:table-cell office:value-type="float" office:value="34.3481597900391" calcext:value-type="float">
            <text:p>34.34815979</text:p>
          </table:table-cell>
          <table:table-cell table:number-columns-repeated="6"/>
        </table:table-row>
        <table:table-row table:style-name="ro1">
          <table:table-cell office:value-type="float" office:value="0.234767630696297" calcext:value-type="float">
            <text:p>0.2347676307</text:p>
          </table:table-cell>
          <table:table-cell office:value-type="float" office:value="29.9660110473633" calcext:value-type="float">
            <text:p>29.9660110474</text:p>
          </table:table-cell>
          <table:table-cell table:number-columns-repeated="6"/>
        </table:table-row>
        <table:table-row table:style-name="ro1">
          <table:table-cell office:value-type="float" office:value="0.00155030586756766" calcext:value-type="float">
            <text:p>0.0015503059</text:p>
          </table:table-cell>
          <table:table-cell office:value-type="float" office:value="37.5927352905273" calcext:value-type="float">
            <text:p>37.5927352905</text:p>
          </table:table-cell>
          <table:table-cell table:number-columns-repeated="6"/>
        </table:table-row>
        <table:table-row table:style-name="ro1">
          <table:table-cell office:value-type="float" office:value="0.622190833091736" calcext:value-type="float">
            <text:p>0.6221908331</text:p>
          </table:table-cell>
          <table:table-cell office:value-type="float" office:value="27.9132461547852" calcext:value-type="float">
            <text:p>27.9132461548</text:p>
          </table:table-cell>
          <table:table-cell table:number-columns-repeated="6"/>
        </table:table-row>
        <table:table-row table:style-name="ro1">
          <table:table-cell office:value-type="float" office:value="0.0177724938839674" calcext:value-type="float">
            <text:p>0.0177724939</text:p>
          </table:table-cell>
          <table:table-cell office:value-type="float" office:value="33.2272033691406" calcext:value-type="float">
            <text:p>33.2272033691</text:p>
          </table:table-cell>
          <table:table-cell table:number-columns-repeated="6"/>
        </table:table-row>
        <table:table-row table:style-name="ro1">
          <table:table-cell office:value-type="float" office:value="0.0182824153453112" calcext:value-type="float">
            <text:p>0.0182824153</text:p>
          </table:table-cell>
          <table:table-cell office:value-type="float" office:value="33.5756607055664" calcext:value-type="float">
            <text:p>33.5756607056</text:p>
          </table:table-cell>
          <table:table-cell table:number-columns-repeated="6"/>
        </table:table-row>
        <table:table-row table:style-name="ro1">
          <table:table-cell office:value-type="float" office:value="0.239047676324844" calcext:value-type="float">
            <text:p>0.2390476763</text:p>
          </table:table-cell>
          <table:table-cell office:value-type="float" office:value="33.5802383422852" calcext:value-type="float">
            <text:p>33.5802383423</text:p>
          </table:table-cell>
          <table:table-cell table:number-columns-repeated="6"/>
        </table:table-row>
        <table:table-row table:style-name="ro1">
          <table:table-cell office:value-type="float" office:value="0.00254351343028247" calcext:value-type="float">
            <text:p>0.0025435134</text:p>
          </table:table-cell>
          <table:table-cell office:value-type="float" office:value="29.4922428131103" calcext:value-type="float">
            <text:p>29.4922428131</text:p>
          </table:table-cell>
          <table:table-cell table:number-columns-repeated="6"/>
        </table:table-row>
        <table:table-row table:style-name="ro1">
          <table:table-cell office:value-type="float" office:value="0.947107195854187" calcext:value-type="float">
            <text:p>0.9471071959</text:p>
          </table:table-cell>
          <table:table-cell office:value-type="float" office:value="33.7710037231445" calcext:value-type="float">
            <text:p>33.7710037231</text:p>
          </table:table-cell>
          <table:table-cell table:number-columns-repeated="6"/>
        </table:table-row>
        <table:table-row table:style-name="ro1">
          <table:table-cell office:value-type="float" office:value="2.07353210449219" calcext:value-type="float">
            <text:p>2.0735321045</text:p>
          </table:table-cell>
          <table:table-cell office:value-type="float" office:value="31.9771633148193" calcext:value-type="float">
            <text:p>31.9771633148</text:p>
          </table:table-cell>
          <table:table-cell table:number-columns-repeated="6"/>
        </table:table-row>
        <table:table-row table:style-name="ro1">
          <table:table-cell office:value-type="float" office:value="0.0980091243982315" calcext:value-type="float">
            <text:p>0.0980091244</text:p>
          </table:table-cell>
          <table:table-cell office:value-type="float" office:value="25.6156978607178" calcext:value-type="float">
            <text:p>25.6156978607</text:p>
          </table:table-cell>
          <table:table-cell table:number-columns-repeated="6"/>
        </table:table-row>
        <table:table-row table:style-name="ro1">
          <table:table-cell office:value-type="float" office:value="0.0942285060882569" calcext:value-type="float">
            <text:p>0.0942285061</text:p>
          </table:table-cell>
          <table:table-cell office:value-type="float" office:value="34.9131126403809" calcext:value-type="float">
            <text:p>34.9131126404</text:p>
          </table:table-cell>
          <table:table-cell table:number-columns-repeated="6"/>
        </table:table-row>
        <table:table-row table:style-name="ro1">
          <table:table-cell office:value-type="float" office:value="0.771984100341797" calcext:value-type="float">
            <text:p>0.7719841003</text:p>
          </table:table-cell>
          <table:table-cell office:value-type="float" office:value="35.3810577392578" calcext:value-type="float">
            <text:p>35.3810577393</text:p>
          </table:table-cell>
          <table:table-cell table:number-columns-repeated="6"/>
        </table:table-row>
        <table:table-row table:style-name="ro1">
          <table:table-cell office:value-type="float" office:value="0.305294990539551" calcext:value-type="float">
            <text:p>0.3052949905</text:p>
          </table:table-cell>
          <table:table-cell office:value-type="float" office:value="34.7102699279785" calcext:value-type="float">
            <text:p>34.710269928</text:p>
          </table:table-cell>
          <table:table-cell table:number-columns-repeated="6"/>
        </table:table-row>
        <table:table-row table:style-name="ro1">
          <table:table-cell office:value-type="float" office:value="0.621993005275726" calcext:value-type="float">
            <text:p>0.6219930053</text:p>
          </table:table-cell>
          <table:table-cell office:value-type="float" office:value="33.5455932617187" calcext:value-type="float">
            <text:p>33.5455932617</text:p>
          </table:table-cell>
          <table:table-cell table:number-columns-repeated="6"/>
        </table:table-row>
        <table:table-row table:style-name="ro1">
          <table:table-cell office:value-type="float" office:value="0.1179034486413" calcext:value-type="float">
            <text:p>0.1179034486</text:p>
          </table:table-cell>
          <table:table-cell office:value-type="float" office:value="35.040412902832" calcext:value-type="float">
            <text:p>35.0404129028</text:p>
          </table:table-cell>
          <table:table-cell table:number-columns-repeated="6"/>
        </table:table-row>
        <table:table-row table:style-name="ro1">
          <table:table-cell office:value-type="float" office:value="0.026401661336422" calcext:value-type="float">
            <text:p>0.0264016613</text:p>
          </table:table-cell>
          <table:table-cell office:value-type="float" office:value="34.3568305969238" calcext:value-type="float">
            <text:p>34.3568305969</text:p>
          </table:table-cell>
          <table:table-cell table:number-columns-repeated="6"/>
        </table:table-row>
        <table:table-row table:style-name="ro1">
          <table:table-cell office:value-type="float" office:value="0.540753364562988" calcext:value-type="float">
            <text:p>0.5407533646</text:p>
          </table:table-cell>
          <table:table-cell office:value-type="float" office:value="34.8233909606934" calcext:value-type="float">
            <text:p>34.8233909607</text:p>
          </table:table-cell>
          <table:table-cell table:number-columns-repeated="6"/>
        </table:table-row>
        <table:table-row table:style-name="ro1">
          <table:table-cell office:value-type="float" office:value="0.0524365268647671" calcext:value-type="float">
            <text:p>0.0524365269</text:p>
          </table:table-cell>
          <table:table-cell office:value-type="float" office:value="35.1041946411133" calcext:value-type="float">
            <text:p>35.1041946411</text:p>
          </table:table-cell>
          <table:table-cell table:number-columns-repeated="6"/>
        </table:table-row>
        <table:table-row table:style-name="ro1">
          <table:table-cell office:value-type="float" office:value="1.43493473529816" calcext:value-type="float">
            <text:p>1.4349347353</text:p>
          </table:table-cell>
          <table:table-cell office:value-type="float" office:value="33.3923797607422" calcext:value-type="float">
            <text:p>33.3923797607</text:p>
          </table:table-cell>
          <table:table-cell table:number-columns-repeated="6"/>
        </table:table-row>
        <table:table-row table:style-name="ro1">
          <table:table-cell office:value-type="float" office:value="0.236705929040909" calcext:value-type="float">
            <text:p>0.236705929</text:p>
          </table:table-cell>
          <table:table-cell office:value-type="float" office:value="34.2844581604004" calcext:value-type="float">
            <text:p>34.2844581604</text:p>
          </table:table-cell>
          <table:table-cell table:number-columns-repeated="6"/>
        </table:table-row>
        <table:table-row table:style-name="ro1">
          <table:table-cell office:value-type="float" office:value="0.216342076659203" calcext:value-type="float">
            <text:p>0.2163420767</text:p>
          </table:table-cell>
          <table:table-cell office:value-type="float" office:value="34.513729095459" calcext:value-type="float">
            <text:p>34.5137290955</text:p>
          </table:table-cell>
          <table:table-cell table:number-columns-repeated="6"/>
        </table:table-row>
        <table:table-row table:style-name="ro1">
          <table:table-cell office:value-type="float" office:value="1.0427280664444" calcext:value-type="float">
            <text:p>1.0427280664</text:p>
          </table:table-cell>
          <table:table-cell office:value-type="float" office:value="35.983341217041" calcext:value-type="float">
            <text:p>35.983341217</text:p>
          </table:table-cell>
          <table:table-cell table:number-columns-repeated="6"/>
        </table:table-row>
        <table:table-row table:style-name="ro1">
          <table:table-cell office:value-type="float" office:value="0.538173854351044" calcext:value-type="float">
            <text:p>0.5381738544</text:p>
          </table:table-cell>
          <table:table-cell office:value-type="float" office:value="34.7101097106934" calcext:value-type="float">
            <text:p>34.7101097107</text:p>
          </table:table-cell>
          <table:table-cell table:number-columns-repeated="6"/>
        </table:table-row>
        <table:table-row table:style-name="ro1">
          <table:table-cell office:value-type="float" office:value="0.0644327029585838" calcext:value-type="float">
            <text:p>0.064432703</text:p>
          </table:table-cell>
          <table:table-cell office:value-type="float" office:value="34.774787902832" calcext:value-type="float">
            <text:p>34.7747879028</text:p>
          </table:table-cell>
          <table:table-cell table:number-columns-repeated="6"/>
        </table:table-row>
        <table:table-row table:style-name="ro1">
          <table:table-cell office:value-type="float" office:value="1.12482261657715" calcext:value-type="float">
            <text:p>1.1248226166</text:p>
          </table:table-cell>
          <table:table-cell office:value-type="float" office:value="34.3736534118652" calcext:value-type="float">
            <text:p>34.3736534119</text:p>
          </table:table-cell>
          <table:table-cell table:number-columns-repeated="6"/>
        </table:table-row>
        <table:table-row table:style-name="ro1">
          <table:table-cell office:value-type="float" office:value="0.00963187962770462" calcext:value-type="float">
            <text:p>0.0096318796</text:p>
          </table:table-cell>
          <table:table-cell office:value-type="float" office:value="35.7576560974121" calcext:value-type="float">
            <text:p>35.7576560974</text:p>
          </table:table-cell>
          <table:table-cell table:number-columns-repeated="6"/>
        </table:table-row>
        <table:table-row table:style-name="ro1">
          <table:table-cell office:value-type="float" office:value="0.531325280666351" calcext:value-type="float">
            <text:p>0.5313252807</text:p>
          </table:table-cell>
          <table:table-cell office:value-type="float" office:value="35.3828048706055" calcext:value-type="float">
            <text:p>35.3828048706</text:p>
          </table:table-cell>
          <table:table-cell table:number-columns-repeated="6"/>
        </table:table-row>
        <table:table-row table:style-name="ro1">
          <table:table-cell office:value-type="float" office:value="0.394282609224319" calcext:value-type="float">
            <text:p>0.3942826092</text:p>
          </table:table-cell>
          <table:table-cell office:value-type="float" office:value="34.3657455444336" calcext:value-type="float">
            <text:p>34.3657455444</text:p>
          </table:table-cell>
          <table:table-cell table:number-columns-repeated="6"/>
        </table:table-row>
        <table:table-row table:style-name="ro1">
          <table:table-cell office:value-type="float" office:value="0.0433422029018402" calcext:value-type="float">
            <text:p>0.0433422029</text:p>
          </table:table-cell>
          <table:table-cell office:value-type="float" office:value="35.5461273193359" calcext:value-type="float">
            <text:p>35.5461273193</text:p>
          </table:table-cell>
          <table:table-cell table:number-columns-repeated="6"/>
        </table:table-row>
        <table:table-row table:style-name="ro1">
          <table:table-cell office:value-type="float" office:value="0.00390541553497314" calcext:value-type="float">
            <text:p>0.0039054155</text:p>
          </table:table-cell>
          <table:table-cell office:value-type="float" office:value="34.1479721069336" calcext:value-type="float">
            <text:p>34.1479721069</text:p>
          </table:table-cell>
          <table:table-cell table:number-columns-repeated="6"/>
        </table:table-row>
        <table:table-row table:style-name="ro1">
          <table:table-cell office:value-type="float" office:value="0.0952730253338814" calcext:value-type="float">
            <text:p>0.0952730253</text:p>
          </table:table-cell>
          <table:table-cell office:value-type="float" office:value="35.0885276794434" calcext:value-type="float">
            <text:p>35.0885276794</text:p>
          </table:table-cell>
          <table:table-cell table:number-columns-repeated="6"/>
        </table:table-row>
        <table:table-row table:style-name="ro1">
          <table:table-cell office:value-type="float" office:value="0.0178740452975035" calcext:value-type="float">
            <text:p>0.0178740453</text:p>
          </table:table-cell>
          <table:table-cell office:value-type="float" office:value="35.1357650756836" calcext:value-type="float">
            <text:p>35.1357650757</text:p>
          </table:table-cell>
          <table:table-cell table:number-columns-repeated="6"/>
        </table:table-row>
        <table:table-row table:style-name="ro1">
          <table:table-cell office:value-type="float" office:value="2.61814880371094" calcext:value-type="float">
            <text:p>2.6181488037</text:p>
          </table:table-cell>
          <table:table-cell office:value-type="float" office:value="34.8226203918457" calcext:value-type="float">
            <text:p>34.8226203918</text:p>
          </table:table-cell>
          <table:table-cell table:number-columns-repeated="6"/>
        </table:table-row>
        <table:table-row table:style-name="ro1">
          <table:table-cell office:value-type="float" office:value="0.00861508399248123" calcext:value-type="float">
            <text:p>0.008615084</text:p>
          </table:table-cell>
          <table:table-cell office:value-type="float" office:value="35.8887367248535" calcext:value-type="float">
            <text:p>35.8887367249</text:p>
          </table:table-cell>
          <table:table-cell table:number-columns-repeated="6"/>
        </table:table-row>
        <table:table-row table:style-name="ro1">
          <table:table-cell office:value-type="float" office:value="0.176115542650223" calcext:value-type="float">
            <text:p>0.1761155427</text:p>
          </table:table-cell>
          <table:table-cell office:value-type="float" office:value="35.1541519165039" calcext:value-type="float">
            <text:p>35.1541519165</text:p>
          </table:table-cell>
          <table:table-cell table:number-columns-repeated="6"/>
        </table:table-row>
        <table:table-row table:style-name="ro1">
          <table:table-cell office:value-type="float" office:value="0.0869841948151588" calcext:value-type="float">
            <text:p>0.0869841948</text:p>
          </table:table-cell>
          <table:table-cell office:value-type="float" office:value="34.7303276062012" calcext:value-type="float">
            <text:p>34.7303276062</text:p>
          </table:table-cell>
          <table:table-cell table:number-columns-repeated="6"/>
        </table:table-row>
        <table:table-row table:style-name="ro1">
          <table:table-cell office:value-type="float" office:value="0.23579865694046" calcext:value-type="float">
            <text:p>0.2357986569</text:p>
          </table:table-cell>
          <table:table-cell office:value-type="float" office:value="35.7163505554199" calcext:value-type="float">
            <text:p>35.7163505554</text:p>
          </table:table-cell>
          <table:table-cell table:number-columns-repeated="6"/>
        </table:table-row>
        <table:table-row table:style-name="ro1">
          <table:table-cell office:value-type="float" office:value="0.694756150245667" calcext:value-type="float">
            <text:p>0.6947561502</text:p>
          </table:table-cell>
          <table:table-cell office:value-type="float" office:value="35.0853576660156" calcext:value-type="float">
            <text:p>35.085357666</text:p>
          </table:table-cell>
          <table:table-cell table:number-columns-repeated="6"/>
        </table:table-row>
        <table:table-row table:style-name="ro1">
          <table:table-cell office:value-type="float" office:value="0.0432271547615528" calcext:value-type="float">
            <text:p>0.0432271548</text:p>
          </table:table-cell>
          <table:table-cell office:value-type="float" office:value="30.9242362976074" calcext:value-type="float">
            <text:p>30.9242362976</text:p>
          </table:table-cell>
          <table:table-cell table:number-columns-repeated="6"/>
        </table:table-row>
        <table:table-row table:style-name="ro1">
          <table:table-cell office:value-type="float" office:value="0.000361633283318952" calcext:value-type="float">
            <text:p>0.0003616333</text:p>
          </table:table-cell>
          <table:table-cell office:value-type="float" office:value="34.5577735900879" calcext:value-type="float">
            <text:p>34.5577735901</text:p>
          </table:table-cell>
          <table:table-cell table:number-columns-repeated="6"/>
        </table:table-row>
        <table:table-row table:style-name="ro1">
          <table:table-cell office:value-type="float" office:value="0.265926390886307" calcext:value-type="float">
            <text:p>0.2659263909</text:p>
          </table:table-cell>
          <table:table-cell office:value-type="float" office:value="34.2363357543945" calcext:value-type="float">
            <text:p>34.2363357544</text:p>
          </table:table-cell>
          <table:table-cell table:number-columns-repeated="6"/>
        </table:table-row>
        <table:table-row table:style-name="ro1">
          <table:table-cell office:value-type="float" office:value="0.0253112986683846" calcext:value-type="float">
            <text:p>0.0253112987</text:p>
          </table:table-cell>
          <table:table-cell office:value-type="float" office:value="34.5784339904785" calcext:value-type="float">
            <text:p>34.5784339905</text:p>
          </table:table-cell>
          <table:table-cell table:number-columns-repeated="6"/>
        </table:table-row>
        <table:table-row table:style-name="ro1">
          <table:table-cell office:value-type="float" office:value="1.20141136646271" calcext:value-type="float">
            <text:p>1.2014113665</text:p>
          </table:table-cell>
          <table:table-cell office:value-type="float" office:value="28.7070922851562" calcext:value-type="float">
            <text:p>28.7070922852</text:p>
          </table:table-cell>
          <table:table-cell table:number-columns-repeated="6"/>
        </table:table-row>
        <table:table-row table:style-name="ro1">
          <table:table-cell office:value-type="float" office:value="0.459909647703171" calcext:value-type="float">
            <text:p>0.4599096477</text:p>
          </table:table-cell>
          <table:table-cell office:value-type="float" office:value="33.8970642089844" calcext:value-type="float">
            <text:p>33.897064209</text:p>
          </table:table-cell>
          <table:table-cell table:number-columns-repeated="6"/>
        </table:table-row>
        <table:table-row table:style-name="ro1">
          <table:table-cell office:value-type="float" office:value="0.916554808616638" calcext:value-type="float">
            <text:p>0.9165548086</text:p>
          </table:table-cell>
          <table:table-cell office:value-type="float" office:value="34.0090827941895" calcext:value-type="float">
            <text:p>34.0090827942</text:p>
          </table:table-cell>
          <table:table-cell table:number-columns-repeated="6"/>
        </table:table-row>
        <table:table-row table:style-name="ro1">
          <table:table-cell office:value-type="float" office:value="0.894118428230285" calcext:value-type="float">
            <text:p>0.8941184282</text:p>
          </table:table-cell>
          <table:table-cell office:value-type="float" office:value="30.2099418640137" calcext:value-type="float">
            <text:p>30.209941864</text:p>
          </table:table-cell>
          <table:table-cell table:number-columns-repeated="6"/>
        </table:table-row>
        <table:table-row table:style-name="ro1">
          <table:table-cell office:value-type="float" office:value="1.40526592731476" calcext:value-type="float">
            <text:p>1.4052659273</text:p>
          </table:table-cell>
          <table:table-cell office:value-type="float" office:value="35.1563529968262" calcext:value-type="float">
            <text:p>35.1563529968</text:p>
          </table:table-cell>
          <table:table-cell table:number-columns-repeated="6"/>
        </table:table-row>
        <table:table-row table:style-name="ro1">
          <table:table-cell office:value-type="float" office:value="0.230554759502411" calcext:value-type="float">
            <text:p>0.2305547595</text:p>
          </table:table-cell>
          <table:table-cell office:value-type="float" office:value="36.1670379638672" calcext:value-type="float">
            <text:p>36.1670379639</text:p>
          </table:table-cell>
          <table:table-cell table:number-columns-repeated="6"/>
        </table:table-row>
        <table:table-row table:style-name="ro1">
          <table:table-cell office:value-type="float" office:value="0.211362585425377" calcext:value-type="float">
            <text:p>0.2113625854</text:p>
          </table:table-cell>
          <table:table-cell office:value-type="float" office:value="35.0493545532227" calcext:value-type="float">
            <text:p>35.0493545532</text:p>
          </table:table-cell>
          <table:table-cell table:number-columns-repeated="6"/>
        </table:table-row>
        <table:table-row table:style-name="ro1">
          <table:table-cell office:value-type="float" office:value="1.93023431301117" calcext:value-type="float">
            <text:p>1.930234313</text:p>
          </table:table-cell>
          <table:table-cell office:value-type="float" office:value="31.7480545043945" calcext:value-type="float">
            <text:p>31.7480545044</text:p>
          </table:table-cell>
          <table:table-cell table:number-columns-repeated="6"/>
        </table:table-row>
        <table:table-row table:style-name="ro1">
          <table:table-cell office:value-type="float" office:value="0.190559104084969" calcext:value-type="float">
            <text:p>0.1905591041</text:p>
          </table:table-cell>
          <table:table-cell office:value-type="float" office:value="35.0059661865234" calcext:value-type="float">
            <text:p>35.0059661865</text:p>
          </table:table-cell>
          <table:table-cell table:number-columns-repeated="6"/>
        </table:table-row>
        <table:table-row table:style-name="ro1">
          <table:table-cell office:value-type="float" office:value="0.119291260838509" calcext:value-type="float">
            <text:p>0.1192912608</text:p>
          </table:table-cell>
          <table:table-cell office:value-type="float" office:value="36.6691589355469" calcext:value-type="float">
            <text:p>36.6691589355</text:p>
          </table:table-cell>
          <table:table-cell table:number-columns-repeated="6"/>
        </table:table-row>
        <table:table-row table:style-name="ro1">
          <table:table-cell office:value-type="float" office:value="0.0969186052680016" calcext:value-type="float">
            <text:p>0.0969186053</text:p>
          </table:table-cell>
          <table:table-cell office:value-type="float" office:value="36.5792236328125" calcext:value-type="float">
            <text:p>36.5792236328</text:p>
          </table:table-cell>
          <table:table-cell table:number-columns-repeated="6"/>
        </table:table-row>
        <table:table-row table:style-name="ro1">
          <table:table-cell office:value-type="float" office:value="0.0258462335914373" calcext:value-type="float">
            <text:p>0.0258462336</text:p>
          </table:table-cell>
          <table:table-cell office:value-type="float" office:value="36.1990051269531" calcext:value-type="float">
            <text:p>36.199005127</text:p>
          </table:table-cell>
          <table:table-cell table:number-columns-repeated="6"/>
        </table:table-row>
        <table:table-row table:style-name="ro1">
          <table:table-cell office:value-type="float" office:value="0.227858334779739" calcext:value-type="float">
            <text:p>0.2278583348</text:p>
          </table:table-cell>
          <table:table-cell office:value-type="float" office:value="21.4573192596436" calcext:value-type="float">
            <text:p>21.4573192596</text:p>
          </table:table-cell>
          <table:table-cell table:number-columns-repeated="6"/>
        </table:table-row>
        <table:table-row table:style-name="ro1">
          <table:table-cell office:value-type="float" office:value="1.79368495941162" calcext:value-type="float">
            <text:p>1.7936849594</text:p>
          </table:table-cell>
          <table:table-cell office:value-type="float" office:value="33.4232025146484" calcext:value-type="float">
            <text:p>33.4232025146</text:p>
          </table:table-cell>
          <table:table-cell table:number-columns-repeated="6"/>
        </table:table-row>
        <table:table-row table:style-name="ro1">
          <table:table-cell office:value-type="float" office:value="0.248946964740753" calcext:value-type="float">
            <text:p>0.2489469647</text:p>
          </table:table-cell>
          <table:table-cell office:value-type="float" office:value="33.3832321166992" calcext:value-type="float">
            <text:p>33.3832321167</text:p>
          </table:table-cell>
          <table:table-cell table:number-columns-repeated="6"/>
        </table:table-row>
        <table:table-row table:style-name="ro1">
          <table:table-cell office:value-type="float" office:value="2.19336438179016" calcext:value-type="float">
            <text:p>2.1933643818</text:p>
          </table:table-cell>
          <table:table-cell office:value-type="float" office:value="30.9661254882812" calcext:value-type="float">
            <text:p>30.9661254883</text:p>
          </table:table-cell>
          <table:table-cell table:number-columns-repeated="6"/>
        </table:table-row>
        <table:table-row table:style-name="ro1">
          <table:table-cell office:value-type="float" office:value="0.492744266986847" calcext:value-type="float">
            <text:p>0.492744267</text:p>
          </table:table-cell>
          <table:table-cell office:value-type="float" office:value="33.5234642028809" calcext:value-type="float">
            <text:p>33.5234642029</text:p>
          </table:table-cell>
          <table:table-cell table:number-columns-repeated="6"/>
        </table:table-row>
        <table:table-row table:style-name="ro1">
          <table:table-cell office:value-type="float" office:value="1.25286626815796" calcext:value-type="float">
            <text:p>1.2528662682</text:p>
          </table:table-cell>
          <table:table-cell office:value-type="float" office:value="23.5062923431396" calcext:value-type="float">
            <text:p>23.5062923431</text:p>
          </table:table-cell>
          <table:table-cell table:number-columns-repeated="6"/>
        </table:table-row>
        <table:table-row table:style-name="ro1">
          <table:table-cell office:value-type="float" office:value="0.356945842504501" calcext:value-type="float">
            <text:p>0.3569458425</text:p>
          </table:table-cell>
          <table:table-cell office:value-type="float" office:value="34.3495864868164" calcext:value-type="float">
            <text:p>34.3495864868</text:p>
          </table:table-cell>
          <table:table-cell table:number-columns-repeated="6"/>
        </table:table-row>
        <table:table-row table:style-name="ro1">
          <table:table-cell office:value-type="float" office:value="0.135216102004051" calcext:value-type="float">
            <text:p>0.135216102</text:p>
          </table:table-cell>
          <table:table-cell office:value-type="float" office:value="37.1794052124023" calcext:value-type="float">
            <text:p>37.1794052124</text:p>
          </table:table-cell>
          <table:table-cell table:number-columns-repeated="6"/>
        </table:table-row>
        <table:table-row table:style-name="ro1">
          <table:table-cell office:value-type="float" office:value="0.0205865129828453" calcext:value-type="float">
            <text:p>0.020586513</text:p>
          </table:table-cell>
          <table:table-cell office:value-type="float" office:value="35.5969123840332" calcext:value-type="float">
            <text:p>35.596912384</text:p>
          </table:table-cell>
          <table:table-cell table:number-columns-repeated="6"/>
        </table:table-row>
        <table:table-row table:style-name="ro1">
          <table:table-cell office:value-type="float" office:value="0.247420430183411" calcext:value-type="float">
            <text:p>0.2474204302</text:p>
          </table:table-cell>
          <table:table-cell office:value-type="float" office:value="36.6628494262695" calcext:value-type="float">
            <text:p>36.6628494263</text:p>
          </table:table-cell>
          <table:table-cell table:number-columns-repeated="6"/>
        </table:table-row>
        <table:table-row table:style-name="ro1">
          <table:table-cell office:value-type="float" office:value="456.598693847656" calcext:value-type="float">
            <text:p>456.598693847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.8105446100235" calcext:value-type="float">
            <text:p>1.81054461</text:p>
          </table:table-cell>
          <table:table-cell office:value-type="float" office:value="32.1816177368164" calcext:value-type="float">
            <text:p>32.1816177368</text:p>
          </table:table-cell>
          <table:table-cell table:number-columns-repeated="6"/>
        </table:table-row>
        <table:table-row table:style-name="ro1">
          <table:table-cell office:value-type="float" office:value="0.0741735473275185" calcext:value-type="float">
            <text:p>0.0741735473</text:p>
          </table:table-cell>
          <table:table-cell office:value-type="float" office:value="35.7757568359375" calcext:value-type="float">
            <text:p>35.7757568359</text:p>
          </table:table-cell>
          <table:table-cell table:number-columns-repeated="6"/>
        </table:table-row>
        <table:table-row table:style-name="ro1">
          <table:table-cell office:value-type="float" office:value="0.172491624951363" calcext:value-type="float">
            <text:p>0.172491625</text:p>
          </table:table-cell>
          <table:table-cell office:value-type="float" office:value="34.7321128845215" calcext:value-type="float">
            <text:p>34.7321128845</text:p>
          </table:table-cell>
          <table:table-cell table:number-columns-repeated="6"/>
        </table:table-row>
        <table:table-row table:style-name="ro1">
          <table:table-cell office:value-type="float" office:value="0.370250105857849" calcext:value-type="float">
            <text:p>0.3702501059</text:p>
          </table:table-cell>
          <table:table-cell office:value-type="float" office:value="37.3297691345215" calcext:value-type="float">
            <text:p>37.3297691345</text:p>
          </table:table-cell>
          <table:table-cell table:number-columns-repeated="6"/>
        </table:table-row>
        <table:table-row table:style-name="ro1">
          <table:table-cell office:value-type="float" office:value="2.54113006591797" calcext:value-type="float">
            <text:p>2.5411300659</text:p>
          </table:table-cell>
          <table:table-cell office:value-type="float" office:value="34.3752098083496" calcext:value-type="float">
            <text:p>34.3752098083</text:p>
          </table:table-cell>
          <table:table-cell table:number-columns-repeated="6"/>
        </table:table-row>
        <table:table-row table:style-name="ro1">
          <table:table-cell office:value-type="float" office:value="0.672534346580505" calcext:value-type="float">
            <text:p>0.6725343466</text:p>
          </table:table-cell>
          <table:table-cell office:value-type="float" office:value="34.8930931091309" calcext:value-type="float">
            <text:p>34.8930931091</text:p>
          </table:table-cell>
          <table:table-cell table:number-columns-repeated="6"/>
        </table:table-row>
        <table:table-row table:style-name="ro1">
          <table:table-cell office:value-type="float" office:value="1.20579409599304" calcext:value-type="float">
            <text:p>1.205794096</text:p>
          </table:table-cell>
          <table:table-cell office:value-type="float" office:value="34.9370307922363" calcext:value-type="float">
            <text:p>34.9370307922</text:p>
          </table:table-cell>
          <table:table-cell table:number-columns-repeated="6"/>
        </table:table-row>
        <table:table-row table:style-name="ro1">
          <table:table-cell office:value-type="float" office:value="0.131508439779282" calcext:value-type="float">
            <text:p>0.1315084398</text:p>
          </table:table-cell>
          <table:table-cell office:value-type="float" office:value="27.8815822601318" calcext:value-type="float">
            <text:p>27.8815822601</text:p>
          </table:table-cell>
          <table:table-cell table:number-columns-repeated="6"/>
        </table:table-row>
        <table:table-row table:style-name="ro1">
          <table:table-cell office:value-type="float" office:value="0.557309985160828" calcext:value-type="float">
            <text:p>0.5573099852</text:p>
          </table:table-cell>
          <table:table-cell office:value-type="float" office:value="36.4360809326172" calcext:value-type="float">
            <text:p>36.4360809326</text:p>
          </table:table-cell>
          <table:table-cell table:number-columns-repeated="6"/>
        </table:table-row>
        <table:table-row table:style-name="ro1">
          <table:table-cell office:value-type="float" office:value="0.0252555403858423" calcext:value-type="float">
            <text:p>0.0252555404</text:p>
          </table:table-cell>
          <table:table-cell office:value-type="float" office:value="36.5420265197754" calcext:value-type="float">
            <text:p>36.5420265198</text:p>
          </table:table-cell>
          <table:table-cell table:number-columns-repeated="6"/>
        </table:table-row>
        <table:table-row table:style-name="ro1">
          <table:table-cell office:value-type="float" office:value="0.26140832901001" calcext:value-type="float">
            <text:p>0.261408329</text:p>
          </table:table-cell>
          <table:table-cell office:value-type="float" office:value="35.8728485107422" calcext:value-type="float">
            <text:p>35.8728485107</text:p>
          </table:table-cell>
          <table:table-cell table:number-columns-repeated="6"/>
        </table:table-row>
        <table:table-row table:style-name="ro1">
          <table:table-cell office:value-type="float" office:value="0.0265447366982698" calcext:value-type="float">
            <text:p>0.0265447367</text:p>
          </table:table-cell>
          <table:table-cell office:value-type="float" office:value="34.5392570495605" calcext:value-type="float">
            <text:p>34.5392570496</text:p>
          </table:table-cell>
          <table:table-cell table:number-columns-repeated="6"/>
        </table:table-row>
        <table:table-row table:style-name="ro1">
          <table:table-cell office:value-type="float" office:value="0.00262109376490116" calcext:value-type="float">
            <text:p>0.0026210938</text:p>
          </table:table-cell>
          <table:table-cell office:value-type="float" office:value="33.7618713378906" calcext:value-type="float">
            <text:p>33.7618713379</text:p>
          </table:table-cell>
          <table:table-cell table:number-columns-repeated="6"/>
        </table:table-row>
        <table:table-row table:style-name="ro1">
          <table:table-cell office:value-type="float" office:value="0.242969989776611" calcext:value-type="float">
            <text:p>0.2429699898</text:p>
          </table:table-cell>
          <table:table-cell office:value-type="float" office:value="37.9944915771484" calcext:value-type="float">
            <text:p>37.9944915771</text:p>
          </table:table-cell>
          <table:table-cell table:number-columns-repeated="6"/>
        </table:table-row>
        <table:table-row table:style-name="ro1">
          <table:table-cell office:value-type="float" office:value="3.26496839523315" calcext:value-type="float">
            <text:p>3.2649683952</text:p>
          </table:table-cell>
          <table:table-cell office:value-type="float" office:value="35.3002014160156" calcext:value-type="float">
            <text:p>35.300201416</text:p>
          </table:table-cell>
          <table:table-cell table:number-columns-repeated="6"/>
        </table:table-row>
        <table:table-row table:style-name="ro1">
          <table:table-cell office:value-type="float" office:value="0.963950514793396" calcext:value-type="float">
            <text:p>0.9639505148</text:p>
          </table:table-cell>
          <table:table-cell office:value-type="float" office:value="34.088996887207" calcext:value-type="float">
            <text:p>34.0889968872</text:p>
          </table:table-cell>
          <table:table-cell table:number-columns-repeated="6"/>
        </table:table-row>
        <table:table-row table:style-name="ro1">
          <table:table-cell office:value-type="float" office:value="0.199116930365562" calcext:value-type="float">
            <text:p>0.1991169304</text:p>
          </table:table-cell>
          <table:table-cell office:value-type="float" office:value="37.5119438171387" calcext:value-type="float">
            <text:p>37.5119438171</text:p>
          </table:table-cell>
          <table:table-cell table:number-columns-repeated="6"/>
        </table:table-row>
        <table:table-row table:style-name="ro1">
          <table:table-cell office:value-type="float" office:value="0.0190556086599827" calcext:value-type="float">
            <text:p>0.0190556087</text:p>
          </table:table-cell>
          <table:table-cell office:value-type="float" office:value="37.281810760498" calcext:value-type="float">
            <text:p>37.2818107605</text:p>
          </table:table-cell>
          <table:table-cell table:number-columns-repeated="6"/>
        </table:table-row>
        <table:table-row table:style-name="ro1">
          <table:table-cell office:value-type="float" office:value="0.342077791690826" calcext:value-type="float">
            <text:p>0.3420777917</text:p>
          </table:table-cell>
          <table:table-cell office:value-type="float" office:value="39.4210510253906" calcext:value-type="float">
            <text:p>39.4210510254</text:p>
          </table:table-cell>
          <table:table-cell table:number-columns-repeated="6"/>
        </table:table-row>
        <table:table-row table:style-name="ro1">
          <table:table-cell office:value-type="float" office:value="0.0401776656508446" calcext:value-type="float">
            <text:p>0.0401776657</text:p>
          </table:table-cell>
          <table:table-cell office:value-type="float" office:value="26.3211631774902" calcext:value-type="float">
            <text:p>26.3211631775</text:p>
          </table:table-cell>
          <table:table-cell table:number-columns-repeated="6"/>
        </table:table-row>
        <table:table-row table:style-name="ro1">
          <table:table-cell office:value-type="float" office:value="0.00692065292969346" calcext:value-type="float">
            <text:p>0.0069206529</text:p>
          </table:table-cell>
          <table:table-cell office:value-type="float" office:value="37.059497833252" calcext:value-type="float">
            <text:p>37.0594978333</text:p>
          </table:table-cell>
          <table:table-cell table:number-columns-repeated="6"/>
        </table:table-row>
        <table:table-row table:style-name="ro1">
          <table:table-cell office:value-type="float" office:value="0.0471980646252632" calcext:value-type="float">
            <text:p>0.0471980646</text:p>
          </table:table-cell>
          <table:table-cell office:value-type="float" office:value="32.6168899536133" calcext:value-type="float">
            <text:p>32.6168899536</text:p>
          </table:table-cell>
          <table:table-cell table:number-columns-repeated="6"/>
        </table:table-row>
        <table:table-row table:style-name="ro1">
          <table:table-cell office:value-type="float" office:value="0.591518580913544" calcext:value-type="float">
            <text:p>0.5915185809</text:p>
          </table:table-cell>
          <table:table-cell office:value-type="float" office:value="32.1601524353027" calcext:value-type="float">
            <text:p>32.1601524353</text:p>
          </table:table-cell>
          <table:table-cell table:number-columns-repeated="6"/>
        </table:table-row>
        <table:table-row table:style-name="ro1">
          <table:table-cell office:value-type="float" office:value="0.0164724159985781" calcext:value-type="float">
            <text:p>0.016472416</text:p>
          </table:table-cell>
          <table:table-cell office:value-type="float" office:value="38.5886611938477" calcext:value-type="float">
            <text:p>38.5886611938</text:p>
          </table:table-cell>
          <table:table-cell table:number-columns-repeated="6"/>
        </table:table-row>
        <table:table-row table:style-name="ro1">
          <table:table-cell office:value-type="float" office:value="0.0000334456562995911" calcext:value-type="float">
            <text:p>3.34456562995911E-05</text:p>
          </table:table-cell>
          <table:table-cell office:value-type="float" office:value="38.6608428955078" calcext:value-type="float">
            <text:p>38.6608428955</text:p>
          </table:table-cell>
          <table:table-cell table:number-columns-repeated="6"/>
        </table:table-row>
        <table:table-row table:style-name="ro1">
          <table:table-cell office:value-type="float" office:value="2.33071541786194" calcext:value-type="float">
            <text:p>2.3307154179</text:p>
          </table:table-cell>
          <table:table-cell office:value-type="float" office:value="33.914234161377" calcext:value-type="float">
            <text:p>33.9142341614</text:p>
          </table:table-cell>
          <table:table-cell table:number-columns-repeated="6"/>
        </table:table-row>
        <table:table-row table:style-name="ro1">
          <table:table-cell office:value-type="float" office:value="0.170786306262016" calcext:value-type="float">
            <text:p>0.1707863063</text:p>
          </table:table-cell>
          <table:table-cell office:value-type="float" office:value="38.0344505310059" calcext:value-type="float">
            <text:p>38.034450531</text:p>
          </table:table-cell>
          <table:table-cell table:number-columns-repeated="6"/>
        </table:table-row>
        <table:table-row table:style-name="ro1">
          <table:table-cell office:value-type="float" office:value="2.40568876266479" calcext:value-type="float">
            <text:p>2.4056887627</text:p>
          </table:table-cell>
          <table:table-cell office:value-type="float" office:value="36.7996368408203" calcext:value-type="float">
            <text:p>36.7996368408</text:p>
          </table:table-cell>
          <table:table-cell table:number-columns-repeated="6"/>
        </table:table-row>
        <table:table-row table:style-name="ro1">
          <table:table-cell office:value-type="float" office:value="0.00562962563708425" calcext:value-type="float">
            <text:p>0.0056296256</text:p>
          </table:table-cell>
          <table:table-cell office:value-type="float" office:value="36.6399841308594" calcext:value-type="float">
            <text:p>36.6399841309</text:p>
          </table:table-cell>
          <table:table-cell table:number-columns-repeated="6"/>
        </table:table-row>
        <table:table-row table:style-name="ro1">
          <table:table-cell office:value-type="float" office:value="0.0000357297249138355" calcext:value-type="float">
            <text:p>3.57297249138355E-05</text:p>
          </table:table-cell>
          <table:table-cell office:value-type="float" office:value="37.783935546875" calcext:value-type="float">
            <text:p>37.7839355469</text:p>
          </table:table-cell>
          <table:table-cell table:number-columns-repeated="6"/>
        </table:table-row>
        <table:table-row table:style-name="ro1">
          <table:table-cell office:value-type="float" office:value="0.0355087108910084" calcext:value-type="float">
            <text:p>0.0355087109</text:p>
          </table:table-cell>
          <table:table-cell office:value-type="float" office:value="39.1048126220703" calcext:value-type="float">
            <text:p>39.1048126221</text:p>
          </table:table-cell>
          <table:table-cell table:number-columns-repeated="6"/>
        </table:table-row>
        <table:table-row table:style-name="ro1">
          <table:table-cell office:value-type="float" office:value="0.00173678924329579" calcext:value-type="float">
            <text:p>0.0017367892</text:p>
          </table:table-cell>
          <table:table-cell office:value-type="float" office:value="33.4058647155762" calcext:value-type="float">
            <text:p>33.4058647156</text:p>
          </table:table-cell>
          <table:table-cell table:number-columns-repeated="6"/>
        </table:table-row>
        <table:table-row table:style-name="ro1">
          <table:table-cell office:value-type="float" office:value="0.00138322461862117" calcext:value-type="float">
            <text:p>0.0013832246</text:p>
          </table:table-cell>
          <table:table-cell office:value-type="float" office:value="39.4502182006836" calcext:value-type="float">
            <text:p>39.4502182007</text:p>
          </table:table-cell>
          <table:table-cell table:number-columns-repeated="6"/>
        </table:table-row>
        <table:table-row table:style-name="ro1">
          <table:table-cell office:value-type="float" office:value="0.384945005178452" calcext:value-type="float">
            <text:p>0.3849450052</text:p>
          </table:table-cell>
          <table:table-cell office:value-type="float" office:value="37.0316352844238" calcext:value-type="float">
            <text:p>37.0316352844</text:p>
          </table:table-cell>
          <table:table-cell table:number-columns-repeated="6"/>
        </table:table-row>
        <table:table-row table:style-name="ro1">
          <table:table-cell office:value-type="float" office:value="0.0133209172636271" calcext:value-type="float">
            <text:p>0.0133209173</text:p>
          </table:table-cell>
          <table:table-cell office:value-type="float" office:value="38.4533538818359" calcext:value-type="float">
            <text:p>38.4533538818</text:p>
          </table:table-cell>
          <table:table-cell table:number-columns-repeated="6"/>
        </table:table-row>
        <table:table-row table:style-name="ro1">
          <table:table-cell office:value-type="float" office:value="1.07732784748077" calcext:value-type="float">
            <text:p>1.0773278475</text:p>
          </table:table-cell>
          <table:table-cell office:value-type="float" office:value="22.678768157959" calcext:value-type="float">
            <text:p>22.678768158</text:p>
          </table:table-cell>
          <table:table-cell table:number-columns-repeated="6"/>
        </table:table-row>
        <table:table-row table:style-name="ro1">
          <table:table-cell office:value-type="float" office:value="0.303469002246857" calcext:value-type="float">
            <text:p>0.3034690022</text:p>
          </table:table-cell>
          <table:table-cell office:value-type="float" office:value="29.7580299377441" calcext:value-type="float">
            <text:p>29.7580299377</text:p>
          </table:table-cell>
          <table:table-cell table:number-columns-repeated="6"/>
        </table:table-row>
        <table:table-row table:style-name="ro1">
          <table:table-cell office:value-type="float" office:value="0.00433216942474246" calcext:value-type="float">
            <text:p>0.0043321694</text:p>
          </table:table-cell>
          <table:table-cell office:value-type="float" office:value="39.413402557373" calcext:value-type="float">
            <text:p>39.4134025574</text:p>
          </table:table-cell>
          <table:table-cell table:number-columns-repeated="6"/>
        </table:table-row>
        <table:table-row table:style-name="ro1">
          <table:table-cell office:value-type="float" office:value="0.0774921998381615" calcext:value-type="float">
            <text:p>0.0774921998</text:p>
          </table:table-cell>
          <table:table-cell office:value-type="float" office:value="32.6151123046875" calcext:value-type="float">
            <text:p>32.6151123047</text:p>
          </table:table-cell>
          <table:table-cell table:number-columns-repeated="6"/>
        </table:table-row>
        <table:table-row table:style-name="ro1">
          <table:table-cell office:value-type="float" office:value="0.0632346272468567" calcext:value-type="float">
            <text:p>0.0632346272</text:p>
          </table:table-cell>
          <table:table-cell office:value-type="float" office:value="39.2885475158691" calcext:value-type="float">
            <text:p>39.2885475159</text:p>
          </table:table-cell>
          <table:table-cell table:number-columns-repeated="6"/>
        </table:table-row>
        <table:table-row table:style-name="ro1">
          <table:table-cell office:value-type="float" office:value="0.0429293140769005" calcext:value-type="float">
            <text:p>0.0429293141</text:p>
          </table:table-cell>
          <table:table-cell office:value-type="float" office:value="29.232234954834" calcext:value-type="float">
            <text:p>29.2322349548</text:p>
          </table:table-cell>
          <table:table-cell table:number-columns-repeated="6"/>
        </table:table-row>
        <table:table-row table:style-name="ro1">
          <table:table-cell office:value-type="float" office:value="0.00325316097587347" calcext:value-type="float">
            <text:p>0.003253161</text:p>
          </table:table-cell>
          <table:table-cell office:value-type="float" office:value="39.9821968078613" calcext:value-type="float">
            <text:p>39.9821968079</text:p>
          </table:table-cell>
          <table:table-cell table:number-columns-repeated="6"/>
        </table:table-row>
        <table:table-row table:style-name="ro1">
          <table:table-cell office:value-type="float" office:value="0.0607724189758301" calcext:value-type="float">
            <text:p>0.060772419</text:p>
          </table:table-cell>
          <table:table-cell office:value-type="float" office:value="35.4248733520508" calcext:value-type="float">
            <text:p>35.4248733521</text:p>
          </table:table-cell>
          <table:table-cell table:number-columns-repeated="6"/>
        </table:table-row>
        <table:table-row table:style-name="ro1">
          <table:table-cell office:value-type="float" office:value="0.0113551868125796" calcext:value-type="float">
            <text:p>0.0113551868</text:p>
          </table:table-cell>
          <table:table-cell office:value-type="float" office:value="40.0591087341309" calcext:value-type="float">
            <text:p>40.0591087341</text:p>
          </table:table-cell>
          <table:table-cell table:number-columns-repeated="6"/>
        </table:table-row>
        <table:table-row table:style-name="ro1">
          <table:table-cell office:value-type="float" office:value="0.0181255582720041" calcext:value-type="float">
            <text:p>0.0181255583</text:p>
          </table:table-cell>
          <table:table-cell office:value-type="float" office:value="31.0171699523926" calcext:value-type="float">
            <text:p>31.0171699524</text:p>
          </table:table-cell>
          <table:table-cell table:number-columns-repeated="6"/>
        </table:table-row>
        <table:table-row table:style-name="ro1">
          <table:table-cell office:value-type="float" office:value="0.101449571549892" calcext:value-type="float">
            <text:p>0.1014495715</text:p>
          </table:table-cell>
          <table:table-cell office:value-type="float" office:value="32.6494140625" calcext:value-type="float">
            <text:p>32.6494140625</text:p>
          </table:table-cell>
          <table:table-cell table:number-columns-repeated="6"/>
        </table:table-row>
        <table:table-row table:style-name="ro1">
          <table:table-cell office:value-type="float" office:value="0.820473372936249" calcext:value-type="float">
            <text:p>0.8204733729</text:p>
          </table:table-cell>
          <table:table-cell office:value-type="float" office:value="39.2987823486328" calcext:value-type="float">
            <text:p>39.2987823486</text:p>
          </table:table-cell>
          <table:table-cell table:number-columns-repeated="6"/>
        </table:table-row>
        <table:table-row table:style-name="ro1">
          <table:table-cell office:value-type="float" office:value="0.014214601367712" calcext:value-type="float">
            <text:p>0.0142146014</text:p>
          </table:table-cell>
          <table:table-cell office:value-type="float" office:value="40.5896339416504" calcext:value-type="float">
            <text:p>40.5896339417</text:p>
          </table:table-cell>
          <table:table-cell table:number-columns-repeated="6"/>
        </table:table-row>
        <table:table-row table:style-name="ro1">
          <table:table-cell office:value-type="float" office:value="0.000209816062124446" calcext:value-type="float">
            <text:p>0.0002098161</text:p>
          </table:table-cell>
          <table:table-cell office:value-type="float" office:value="39.5311470031738" calcext:value-type="float">
            <text:p>39.5311470032</text:p>
          </table:table-cell>
          <table:table-cell table:number-columns-repeated="6"/>
        </table:table-row>
        <table:table-row table:style-name="ro1">
          <table:table-cell office:value-type="float" office:value="0.0615274906158447" calcext:value-type="float">
            <text:p>0.0615274906</text:p>
          </table:table-cell>
          <table:table-cell office:value-type="float" office:value="39.8490905761719" calcext:value-type="float">
            <text:p>39.8490905762</text:p>
          </table:table-cell>
          <table:table-cell table:number-columns-repeated="6"/>
        </table:table-row>
        <table:table-row table:style-name="ro1">
          <table:table-cell office:value-type="float" office:value="0.608502984046936" calcext:value-type="float">
            <text:p>0.608502984</text:p>
          </table:table-cell>
          <table:table-cell office:value-type="float" office:value="39.9856147766113" calcext:value-type="float">
            <text:p>39.9856147766</text:p>
          </table:table-cell>
          <table:table-cell table:number-columns-repeated="6"/>
        </table:table-row>
        <table:table-row table:style-name="ro1">
          <table:table-cell office:value-type="float" office:value="0.0460472069680691" calcext:value-type="float">
            <text:p>0.046047207</text:p>
          </table:table-cell>
          <table:table-cell office:value-type="float" office:value="37.3779563903809" calcext:value-type="float">
            <text:p>37.3779563904</text:p>
          </table:table-cell>
          <table:table-cell table:number-columns-repeated="6"/>
        </table:table-row>
        <table:table-row table:style-name="ro1">
          <table:table-cell office:value-type="float" office:value="0.444244027137756" calcext:value-type="float">
            <text:p>0.4442440271</text:p>
          </table:table-cell>
          <table:table-cell office:value-type="float" office:value="34.3618545532227" calcext:value-type="float">
            <text:p>34.3618545532</text:p>
          </table:table-cell>
          <table:table-cell table:number-columns-repeated="6"/>
        </table:table-row>
        <table:table-row table:style-name="ro1">
          <table:table-cell office:value-type="float" office:value="0.0646574795246124" calcext:value-type="float">
            <text:p>0.0646574795</text:p>
          </table:table-cell>
          <table:table-cell office:value-type="float" office:value="39.9208908081055" calcext:value-type="float">
            <text:p>39.9208908081</text:p>
          </table:table-cell>
          <table:table-cell table:number-columns-repeated="6"/>
        </table:table-row>
        <table:table-row table:style-name="ro1">
          <table:table-cell office:value-type="float" office:value="0.961071312427521" calcext:value-type="float">
            <text:p>0.9610713124</text:p>
          </table:table-cell>
          <table:table-cell office:value-type="float" office:value="41.4715614318848" calcext:value-type="float">
            <text:p>41.4715614319</text:p>
          </table:table-cell>
          <table:table-cell table:number-columns-repeated="6"/>
        </table:table-row>
        <table:table-row table:style-name="ro1">
          <table:table-cell office:value-type="float" office:value="0.000990225467830896" calcext:value-type="float">
            <text:p>0.0009902255</text:p>
          </table:table-cell>
          <table:table-cell office:value-type="float" office:value="37.1631774902344" calcext:value-type="float">
            <text:p>37.1631774902</text:p>
          </table:table-cell>
          <table:table-cell table:number-columns-repeated="6"/>
        </table:table-row>
        <table:table-row table:style-name="ro1">
          <table:table-cell office:value-type="float" office:value="0.079040676355362" calcext:value-type="float">
            <text:p>0.0790406764</text:p>
          </table:table-cell>
          <table:table-cell office:value-type="float" office:value="40.3074913024902" calcext:value-type="float">
            <text:p>40.3074913025</text:p>
          </table:table-cell>
          <table:table-cell table:number-columns-repeated="6"/>
        </table:table-row>
        <table:table-row table:style-name="ro1">
          <table:table-cell office:value-type="float" office:value="5.57781314849854" calcext:value-type="float">
            <text:p>5.5778131485</text:p>
          </table:table-cell>
          <table:table-cell office:value-type="float" office:value="37.7155952453613" calcext:value-type="float">
            <text:p>37.7155952454</text:p>
          </table:table-cell>
          <table:table-cell table:number-columns-repeated="6"/>
        </table:table-row>
        <table:table-row table:style-name="ro1">
          <table:table-cell office:value-type="float" office:value="0.0272828415036202" calcext:value-type="float">
            <text:p>0.0272828415</text:p>
          </table:table-cell>
          <table:table-cell office:value-type="float" office:value="40.8110427856445" calcext:value-type="float">
            <text:p>40.8110427856</text:p>
          </table:table-cell>
          <table:table-cell table:number-columns-repeated="6"/>
        </table:table-row>
        <table:table-row table:style-name="ro1">
          <table:table-cell office:value-type="float" office:value="0.150991633534431" calcext:value-type="float">
            <text:p>0.1509916335</text:p>
          </table:table-cell>
          <table:table-cell office:value-type="float" office:value="26.8729877471924" calcext:value-type="float">
            <text:p>26.8729877472</text:p>
          </table:table-cell>
          <table:table-cell table:number-columns-repeated="6"/>
        </table:table-row>
        <table:table-row table:style-name="ro1">
          <table:table-cell office:value-type="float" office:value="0.00796053744852543" calcext:value-type="float">
            <text:p>0.0079605374</text:p>
          </table:table-cell>
          <table:table-cell office:value-type="float" office:value="40.8972434997559" calcext:value-type="float">
            <text:p>40.8972434998</text:p>
          </table:table-cell>
          <table:table-cell table:number-columns-repeated="6"/>
        </table:table-row>
        <table:table-row table:style-name="ro1">
          <table:table-cell office:value-type="float" office:value="0.726575613021851" calcext:value-type="float">
            <text:p>0.726575613</text:p>
          </table:table-cell>
          <table:table-cell office:value-type="float" office:value="40.4550971984863" calcext:value-type="float">
            <text:p>40.4550971985</text:p>
          </table:table-cell>
          <table:table-cell table:number-columns-repeated="6"/>
        </table:table-row>
        <table:table-row table:style-name="ro1">
          <table:table-cell office:value-type="float" office:value="0.350653290748596" calcext:value-type="float">
            <text:p>0.3506532907</text:p>
          </table:table-cell>
          <table:table-cell office:value-type="float" office:value="40.8704490661621" calcext:value-type="float">
            <text:p>40.8704490662</text:p>
          </table:table-cell>
          <table:table-cell table:number-columns-repeated="6"/>
        </table:table-row>
        <table:table-row table:style-name="ro1">
          <table:table-cell office:value-type="float" office:value="0.00163011299446225" calcext:value-type="float">
            <text:p>0.001630113</text:p>
          </table:table-cell>
          <table:table-cell office:value-type="float" office:value="41.833251953125" calcext:value-type="float">
            <text:p>41.8332519531</text:p>
          </table:table-cell>
          <table:table-cell table:number-columns-repeated="6"/>
        </table:table-row>
        <table:table-row table:style-name="ro1">
          <table:table-cell office:value-type="float" office:value="0.459617018699646" calcext:value-type="float">
            <text:p>0.4596170187</text:p>
          </table:table-cell>
          <table:table-cell office:value-type="float" office:value="39.1186676025391" calcext:value-type="float">
            <text:p>39.1186676025</text:p>
          </table:table-cell>
          <table:table-cell table:number-columns-repeated="6"/>
        </table:table-row>
        <table:table-row table:style-name="ro1">
          <table:table-cell office:value-type="float" office:value="0.0221323966979981" calcext:value-type="float">
            <text:p>0.0221323967</text:p>
          </table:table-cell>
          <table:table-cell office:value-type="float" office:value="39.1235656738281" calcext:value-type="float">
            <text:p>39.1235656738</text:p>
          </table:table-cell>
          <table:table-cell table:number-columns-repeated="6"/>
        </table:table-row>
        <table:table-row table:style-name="ro1">
          <table:table-cell office:value-type="float" office:value="0.163659930229187" calcext:value-type="float">
            <text:p>0.1636599302</text:p>
          </table:table-cell>
          <table:table-cell office:value-type="float" office:value="29.6430587768555" calcext:value-type="float">
            <text:p>29.6430587769</text:p>
          </table:table-cell>
          <table:table-cell table:number-columns-repeated="6"/>
        </table:table-row>
        <table:table-row table:style-name="ro1">
          <table:table-cell office:value-type="float" office:value="0.00341986306011677" calcext:value-type="float">
            <text:p>0.0034198631</text:p>
          </table:table-cell>
          <table:table-cell office:value-type="float" office:value="25.9361228942871" calcext:value-type="float">
            <text:p>25.9361228943</text:p>
          </table:table-cell>
          <table:table-cell table:number-columns-repeated="6"/>
        </table:table-row>
        <table:table-row table:style-name="ro1">
          <table:table-cell office:value-type="float" office:value="1.54078435897827" calcext:value-type="float">
            <text:p>1.540784359</text:p>
          </table:table-cell>
          <table:table-cell office:value-type="float" office:value="35.2939910888672" calcext:value-type="float">
            <text:p>35.2939910889</text:p>
          </table:table-cell>
          <table:table-cell table:number-columns-repeated="6"/>
        </table:table-row>
        <table:table-row table:style-name="ro1">
          <table:table-cell office:value-type="float" office:value="0.318892568349838" calcext:value-type="float">
            <text:p>0.3188925683</text:p>
          </table:table-cell>
          <table:table-cell office:value-type="float" office:value="36.6649856567383" calcext:value-type="float">
            <text:p>36.6649856567</text:p>
          </table:table-cell>
          <table:table-cell table:number-columns-repeated="6"/>
        </table:table-row>
        <table:table-row table:style-name="ro1">
          <table:table-cell office:value-type="float" office:value="0.0159041006118059" calcext:value-type="float">
            <text:p>0.0159041006</text:p>
          </table:table-cell>
          <table:table-cell office:value-type="float" office:value="42.5697212219238" calcext:value-type="float">
            <text:p>42.5697212219</text:p>
          </table:table-cell>
          <table:table-cell table:number-columns-repeated="6"/>
        </table:table-row>
        <table:table-row table:style-name="ro1">
          <table:table-cell office:value-type="float" office:value="0.000829602358862758" calcext:value-type="float">
            <text:p>0.0008296024</text:p>
          </table:table-cell>
          <table:table-cell office:value-type="float" office:value="41.905143737793" calcext:value-type="float">
            <text:p>41.9051437378</text:p>
          </table:table-cell>
          <table:table-cell table:number-columns-repeated="6"/>
        </table:table-row>
        <table:table-row table:style-name="ro1">
          <table:table-cell office:value-type="float" office:value="0.0146037898957729" calcext:value-type="float">
            <text:p>0.0146037899</text:p>
          </table:table-cell>
          <table:table-cell office:value-type="float" office:value="40.2576065063477" calcext:value-type="float">
            <text:p>40.2576065063</text:p>
          </table:table-cell>
          <table:table-cell table:number-columns-repeated="6"/>
        </table:table-row>
        <table:table-row table:style-name="ro1">
          <table:table-cell office:value-type="float" office:value="0.043226033449173" calcext:value-type="float">
            <text:p>0.0432260334</text:p>
          </table:table-cell>
          <table:table-cell office:value-type="float" office:value="31.5050983428955" calcext:value-type="float">
            <text:p>31.5050983429</text:p>
          </table:table-cell>
          <table:table-cell table:number-columns-repeated="6"/>
        </table:table-row>
        <table:table-row table:style-name="ro1">
          <table:table-cell office:value-type="float" office:value="0.00280683813616633" calcext:value-type="float">
            <text:p>0.0028068381</text:p>
          </table:table-cell>
          <table:table-cell office:value-type="float" office:value="41.2936172485352" calcext:value-type="float">
            <text:p>41.2936172485</text:p>
          </table:table-cell>
          <table:table-cell table:number-columns-repeated="6"/>
        </table:table-row>
        <table:table-row table:style-name="ro1">
          <table:table-cell office:value-type="float" office:value="0.0437553711235523" calcext:value-type="float">
            <text:p>0.0437553711</text:p>
          </table:table-cell>
          <table:table-cell office:value-type="float" office:value="39.4350852966309" calcext:value-type="float">
            <text:p>39.4350852966</text:p>
          </table:table-cell>
          <table:table-cell table:number-columns-repeated="6"/>
        </table:table-row>
        <table:table-row table:style-name="ro1">
          <table:table-cell office:value-type="float" office:value="0.0563411749899387" calcext:value-type="float">
            <text:p>0.056341175</text:p>
          </table:table-cell>
          <table:table-cell office:value-type="float" office:value="39.8184623718262" calcext:value-type="float">
            <text:p>39.8184623718</text:p>
          </table:table-cell>
          <table:table-cell table:number-columns-repeated="6"/>
        </table:table-row>
        <table:table-row table:style-name="ro1">
          <table:table-cell office:value-type="float" office:value="0.214949175715446" calcext:value-type="float">
            <text:p>0.2149491757</text:p>
          </table:table-cell>
          <table:table-cell office:value-type="float" office:value="42.0511322021484" calcext:value-type="float">
            <text:p>42.0511322021</text:p>
          </table:table-cell>
          <table:table-cell table:number-columns-repeated="6"/>
        </table:table-row>
        <table:table-row table:style-name="ro1">
          <table:table-cell office:value-type="float" office:value="0.0140811316668987" calcext:value-type="float">
            <text:p>0.0140811317</text:p>
          </table:table-cell>
          <table:table-cell office:value-type="float" office:value="42.3224220275879" calcext:value-type="float">
            <text:p>42.3224220276</text:p>
          </table:table-cell>
          <table:table-cell table:number-columns-repeated="6"/>
        </table:table-row>
        <table:table-row table:style-name="ro1">
          <table:table-cell office:value-type="float" office:value="0.0399433523416519" calcext:value-type="float">
            <text:p>0.0399433523</text:p>
          </table:table-cell>
          <table:table-cell office:value-type="float" office:value="42.4465179443359" calcext:value-type="float">
            <text:p>42.4465179443</text:p>
          </table:table-cell>
          <table:table-cell table:number-columns-repeated="6"/>
        </table:table-row>
        <table:table-row table:style-name="ro1">
          <table:table-cell office:value-type="float" office:value="0.539009213447571" calcext:value-type="float">
            <text:p>0.5390092134</text:p>
          </table:table-cell>
          <table:table-cell office:value-type="float" office:value="41.6047401428223" calcext:value-type="float">
            <text:p>41.6047401428</text:p>
          </table:table-cell>
          <table:table-cell table:number-columns-repeated="6"/>
        </table:table-row>
        <table:table-row table:style-name="ro1">
          <table:table-cell office:value-type="float" office:value="0.0745825693011284" calcext:value-type="float">
            <text:p>0.0745825693</text:p>
          </table:table-cell>
          <table:table-cell office:value-type="float" office:value="38.2501754760742" calcext:value-type="float">
            <text:p>38.2501754761</text:p>
          </table:table-cell>
          <table:table-cell table:number-columns-repeated="6"/>
        </table:table-row>
        <table:table-row table:style-name="ro1">
          <table:table-cell office:value-type="float" office:value="0.364058911800384" calcext:value-type="float">
            <text:p>0.3640589118</text:p>
          </table:table-cell>
          <table:table-cell office:value-type="float" office:value="42.6950607299805" calcext:value-type="float">
            <text:p>42.69506073</text:p>
          </table:table-cell>
          <table:table-cell table:number-columns-repeated="6"/>
        </table:table-row>
        <table:table-row table:style-name="ro1">
          <table:table-cell office:value-type="float" office:value="0.0572449788451195" calcext:value-type="float">
            <text:p>0.0572449788</text:p>
          </table:table-cell>
          <table:table-cell office:value-type="float" office:value="44.3907012939453" calcext:value-type="float">
            <text:p>44.3907012939</text:p>
          </table:table-cell>
          <table:table-cell table:number-columns-repeated="6"/>
        </table:table-row>
        <table:table-row table:style-name="ro1">
          <table:table-cell office:value-type="float" office:value="0.0709993839263916" calcext:value-type="float">
            <text:p>0.0709993839</text:p>
          </table:table-cell>
          <table:table-cell office:value-type="float" office:value="39.2200622558594" calcext:value-type="float">
            <text:p>39.2200622559</text:p>
          </table:table-cell>
          <table:table-cell table:number-columns-repeated="6"/>
        </table:table-row>
        <table:table-row table:style-name="ro1">
          <table:table-cell office:value-type="float" office:value="0.0000344198269885965" calcext:value-type="float">
            <text:p>3.44198269885965E-05</text:p>
          </table:table-cell>
          <table:table-cell office:value-type="float" office:value="44.1399726867676" calcext:value-type="float">
            <text:p>44.1399726868</text:p>
          </table:table-cell>
          <table:table-cell table:number-columns-repeated="6"/>
        </table:table-row>
        <table:table-row table:style-name="ro1">
          <table:table-cell office:value-type="float" office:value="0.0146677503362298" calcext:value-type="float">
            <text:p>0.0146677503</text:p>
          </table:table-cell>
          <table:table-cell office:value-type="float" office:value="42.8931427001953" calcext:value-type="float">
            <text:p>42.8931427002</text:p>
          </table:table-cell>
          <table:table-cell table:number-columns-repeated="6"/>
        </table:table-row>
        <table:table-row table:style-name="ro1">
          <table:table-cell office:value-type="float" office:value="1.62974298000336" calcext:value-type="float">
            <text:p>1.62974298</text:p>
          </table:table-cell>
          <table:table-cell office:value-type="float" office:value="39.5993728637695" calcext:value-type="float">
            <text:p>39.5993728638</text:p>
          </table:table-cell>
          <table:table-cell table:number-columns-repeated="6"/>
        </table:table-row>
        <table:table-row table:style-name="ro1">
          <table:table-cell office:value-type="float" office:value="1.54547548294067" calcext:value-type="float">
            <text:p>1.5454754829</text:p>
          </table:table-cell>
          <table:table-cell office:value-type="float" office:value="43.1124649047852" calcext:value-type="float">
            <text:p>43.1124649048</text:p>
          </table:table-cell>
          <table:table-cell table:number-columns-repeated="6"/>
        </table:table-row>
        <table:table-row table:style-name="ro1">
          <table:table-cell office:value-type="float" office:value="0.292119055986404" calcext:value-type="float">
            <text:p>0.292119056</text:p>
          </table:table-cell>
          <table:table-cell office:value-type="float" office:value="42.9661483764648" calcext:value-type="float">
            <text:p>42.9661483765</text:p>
          </table:table-cell>
          <table:table-cell table:number-columns-repeated="6"/>
        </table:table-row>
        <table:table-row table:style-name="ro1">
          <table:table-cell office:value-type="float" office:value="0.0525428205728531" calcext:value-type="float">
            <text:p>0.0525428206</text:p>
          </table:table-cell>
          <table:table-cell office:value-type="float" office:value="44.0506439208984" calcext:value-type="float">
            <text:p>44.0506439209</text:p>
          </table:table-cell>
          <table:table-cell table:number-columns-repeated="6"/>
        </table:table-row>
        <table:table-row table:style-name="ro1">
          <table:table-cell office:value-type="float" office:value="0.0000563124485779554" calcext:value-type="float">
            <text:p>5.63124485779554E-05</text:p>
          </table:table-cell>
          <table:table-cell office:value-type="float" office:value="43.6182174682617" calcext:value-type="float">
            <text:p>43.6182174683</text:p>
          </table:table-cell>
          <table:table-cell table:number-columns-repeated="6"/>
        </table:table-row>
        <table:table-row table:style-name="ro1">
          <table:table-cell office:value-type="float" office:value="0.00575294066220522" calcext:value-type="float">
            <text:p>0.0057529407</text:p>
          </table:table-cell>
          <table:table-cell office:value-type="float" office:value="40.1647720336914" calcext:value-type="float">
            <text:p>40.1647720337</text:p>
          </table:table-cell>
          <table:table-cell table:number-columns-repeated="6"/>
        </table:table-row>
        <table:table-row table:style-name="ro1">
          <table:table-cell office:value-type="float" office:value="0.222709074616432" calcext:value-type="float">
            <text:p>0.2227090746</text:p>
          </table:table-cell>
          <table:table-cell office:value-type="float" office:value="42.675724029541" calcext:value-type="float">
            <text:p>42.6757240295</text:p>
          </table:table-cell>
          <table:table-cell table:number-columns-repeated="6"/>
        </table:table-row>
        <table:table-row table:style-name="ro1">
          <table:table-cell office:value-type="float" office:value="0.0000539492539246567" calcext:value-type="float">
            <text:p>5.39492539246567E-05</text:p>
          </table:table-cell>
          <table:table-cell office:value-type="float" office:value="38.9148559570312" calcext:value-type="float">
            <text:p>38.914855957</text:p>
          </table:table-cell>
          <table:table-cell table:number-columns-repeated="6"/>
        </table:table-row>
        <table:table-row table:style-name="ro1">
          <table:table-cell office:value-type="float" office:value="0.753498673439026" calcext:value-type="float">
            <text:p>0.7534986734</text:p>
          </table:table-cell>
          <table:table-cell office:value-type="float" office:value="32.122673034668" calcext:value-type="float">
            <text:p>32.1226730347</text:p>
          </table:table-cell>
          <table:table-cell table:number-columns-repeated="6"/>
        </table:table-row>
        <table:table-row table:style-name="ro1">
          <table:table-cell office:value-type="float" office:value="0.136570423841476" calcext:value-type="float">
            <text:p>0.1365704238</text:p>
          </table:table-cell>
          <table:table-cell office:value-type="float" office:value="40.2731857299805" calcext:value-type="float">
            <text:p>40.27318573</text:p>
          </table:table-cell>
          <table:table-cell table:number-columns-repeated="6"/>
        </table:table-row>
        <table:table-row table:style-name="ro1">
          <table:table-cell office:value-type="float" office:value="0.0388830713927746" calcext:value-type="float">
            <text:p>0.0388830714</text:p>
          </table:table-cell>
          <table:table-cell office:value-type="float" office:value="41.2426452636719" calcext:value-type="float">
            <text:p>41.2426452637</text:p>
          </table:table-cell>
          <table:table-cell table:number-columns-repeated="6"/>
        </table:table-row>
        <table:table-row table:style-name="ro1">
          <table:table-cell office:value-type="float" office:value="0.219813659787178" calcext:value-type="float">
            <text:p>0.2198136598</text:p>
          </table:table-cell>
          <table:table-cell office:value-type="float" office:value="32.0880966186523" calcext:value-type="float">
            <text:p>32.0880966187</text:p>
          </table:table-cell>
          <table:table-cell table:number-columns-repeated="6"/>
        </table:table-row>
        <table:table-row table:style-name="ro1">
          <table:table-cell office:value-type="float" office:value="0.153274670243263" calcext:value-type="float">
            <text:p>0.1532746702</text:p>
          </table:table-cell>
          <table:table-cell office:value-type="float" office:value="39.5686874389648" calcext:value-type="float">
            <text:p>39.568687439</text:p>
          </table:table-cell>
          <table:table-cell table:number-columns-repeated="6"/>
        </table:table-row>
        <table:table-row table:style-name="ro1">
          <table:table-cell office:value-type="float" office:value="0.943964958190918" calcext:value-type="float">
            <text:p>0.9439649582</text:p>
          </table:table-cell>
          <table:table-cell office:value-type="float" office:value="41.7941055297852" calcext:value-type="float">
            <text:p>41.7941055298</text:p>
          </table:table-cell>
          <table:table-cell table:number-columns-repeated="6"/>
        </table:table-row>
        <table:table-row table:style-name="ro1">
          <table:table-cell office:value-type="float" office:value="1.09049022197723" calcext:value-type="float">
            <text:p>1.090490222</text:p>
          </table:table-cell>
          <table:table-cell office:value-type="float" office:value="36.3193321228027" calcext:value-type="float">
            <text:p>36.3193321228</text:p>
          </table:table-cell>
          <table:table-cell table:number-columns-repeated="6"/>
        </table:table-row>
        <table:table-row table:style-name="ro1">
          <table:table-cell office:value-type="float" office:value="0.521084070205689" calcext:value-type="float">
            <text:p>0.5210840702</text:p>
          </table:table-cell>
          <table:table-cell office:value-type="float" office:value="42.5737152099609" calcext:value-type="float">
            <text:p>42.57371521</text:p>
          </table:table-cell>
          <table:table-cell table:number-columns-repeated="6"/>
        </table:table-row>
        <table:table-row table:style-name="ro1">
          <table:table-cell office:value-type="float" office:value="0.452291399240494" calcext:value-type="float">
            <text:p>0.4522913992</text:p>
          </table:table-cell>
          <table:table-cell office:value-type="float" office:value="24.846263885498" calcext:value-type="float">
            <text:p>24.8462638855</text:p>
          </table:table-cell>
          <table:table-cell table:number-columns-repeated="6"/>
        </table:table-row>
        <table:table-row table:style-name="ro1">
          <table:table-cell office:value-type="float" office:value="0.136781826615334" calcext:value-type="float">
            <text:p>0.1367818266</text:p>
          </table:table-cell>
          <table:table-cell office:value-type="float" office:value="42.4281883239746" calcext:value-type="float">
            <text:p>42.428188324</text:p>
          </table:table-cell>
          <table:table-cell table:number-columns-repeated="6"/>
        </table:table-row>
        <table:table-row table:style-name="ro1">
          <table:table-cell office:value-type="float" office:value="0.0793123990297318" calcext:value-type="float">
            <text:p>0.079312399</text:p>
          </table:table-cell>
          <table:table-cell office:value-type="float" office:value="42.301139831543" calcext:value-type="float">
            <text:p>42.3011398315</text:p>
          </table:table-cell>
          <table:table-cell table:number-columns-repeated="6"/>
        </table:table-row>
        <table:table-row table:style-name="ro1">
          <table:table-cell office:value-type="float" office:value="0.0336262173950672" calcext:value-type="float">
            <text:p>0.0336262174</text:p>
          </table:table-cell>
          <table:table-cell office:value-type="float" office:value="40.0217361450195" calcext:value-type="float">
            <text:p>40.021736145</text:p>
          </table:table-cell>
          <table:table-cell table:number-columns-repeated="6"/>
        </table:table-row>
        <table:table-row table:style-name="ro1">
          <table:table-cell office:value-type="float" office:value="0.353117436170578" calcext:value-type="float">
            <text:p>0.3531174362</text:p>
          </table:table-cell>
          <table:table-cell office:value-type="float" office:value="41.9586906433105" calcext:value-type="float">
            <text:p>41.9586906433</text:p>
          </table:table-cell>
          <table:table-cell table:number-columns-repeated="6"/>
        </table:table-row>
        <table:table-row table:style-name="ro1">
          <table:table-cell office:value-type="float" office:value="0.115205273032188" calcext:value-type="float">
            <text:p>0.115205273</text:p>
          </table:table-cell>
          <table:table-cell office:value-type="float" office:value="41.8050003051758" calcext:value-type="float">
            <text:p>41.8050003052</text:p>
          </table:table-cell>
          <table:table-cell table:number-columns-repeated="6"/>
        </table:table-row>
        <table:table-row table:style-name="ro1">
          <table:table-cell office:value-type="float" office:value="0.000122249184641987" calcext:value-type="float">
            <text:p>0.0001222492</text:p>
          </table:table-cell>
          <table:table-cell office:value-type="float" office:value="37.6660308837891" calcext:value-type="float">
            <text:p>37.6660308838</text:p>
          </table:table-cell>
          <table:table-cell table:number-columns-repeated="6"/>
        </table:table-row>
        <table:table-row table:style-name="ro1">
          <table:table-cell office:value-type="float" office:value="0.00289846281521022" calcext:value-type="float">
            <text:p>0.0028984628</text:p>
          </table:table-cell>
          <table:table-cell office:value-type="float" office:value="41.628791809082" calcext:value-type="float">
            <text:p>41.6287918091</text:p>
          </table:table-cell>
          <table:table-cell table:number-columns-repeated="6"/>
        </table:table-row>
        <table:table-row table:style-name="ro1">
          <table:table-cell office:value-type="float" office:value="0.0110471602529287" calcext:value-type="float">
            <text:p>0.0110471603</text:p>
          </table:table-cell>
          <table:table-cell office:value-type="float" office:value="29.865327835083" calcext:value-type="float">
            <text:p>29.8653278351</text:p>
          </table:table-cell>
          <table:table-cell table:number-columns-repeated="6"/>
        </table:table-row>
        <table:table-row table:style-name="ro1">
          <table:table-cell office:value-type="float" office:value="0.13828033208847" calcext:value-type="float">
            <text:p>0.1382803321</text:p>
          </table:table-cell>
          <table:table-cell office:value-type="float" office:value="42.6755218505859" calcext:value-type="float">
            <text:p>42.6755218506</text:p>
          </table:table-cell>
          <table:table-cell table:number-columns-repeated="6"/>
        </table:table-row>
        <table:table-row table:style-name="ro1">
          <table:table-cell office:value-type="float" office:value="0.047459788620472" calcext:value-type="float">
            <text:p>0.0474597886</text:p>
          </table:table-cell>
          <table:table-cell office:value-type="float" office:value="37.3431549072266" calcext:value-type="float">
            <text:p>37.3431549072</text:p>
          </table:table-cell>
          <table:table-cell table:number-columns-repeated="6"/>
        </table:table-row>
        <table:table-row table:style-name="ro1">
          <table:table-cell office:value-type="float" office:value="0.00175843969918787" calcext:value-type="float">
            <text:p>0.0017584397</text:p>
          </table:table-cell>
          <table:table-cell office:value-type="float" office:value="41.3430099487305" calcext:value-type="float">
            <text:p>41.3430099487</text:p>
          </table:table-cell>
          <table:table-cell table:number-columns-repeated="6"/>
        </table:table-row>
        <table:table-row table:style-name="ro1">
          <table:table-cell office:value-type="float" office:value="0.0167477447539568" calcext:value-type="float">
            <text:p>0.0167477448</text:p>
          </table:table-cell>
          <table:table-cell office:value-type="float" office:value="40.8275833129883" calcext:value-type="float">
            <text:p>40.827583313</text:p>
          </table:table-cell>
          <table:table-cell table:number-columns-repeated="6"/>
        </table:table-row>
        <table:table-row table:style-name="ro1">
          <table:table-cell office:value-type="float" office:value="0.000355504016624764" calcext:value-type="float">
            <text:p>0.000355504</text:p>
          </table:table-cell>
          <table:table-cell office:value-type="float" office:value="42.013843536377" calcext:value-type="float">
            <text:p>42.0138435364</text:p>
          </table:table-cell>
          <table:table-cell table:number-columns-repeated="6"/>
        </table:table-row>
        <table:table-row table:style-name="ro1">
          <table:table-cell office:value-type="float" office:value="0.0348278470337391" calcext:value-type="float">
            <text:p>0.034827847</text:p>
          </table:table-cell>
          <table:table-cell office:value-type="float" office:value="43.2629699707031" calcext:value-type="float">
            <text:p>43.2629699707</text:p>
          </table:table-cell>
          <table:table-cell table:number-columns-repeated="6"/>
        </table:table-row>
        <table:table-row table:style-name="ro1">
          <table:table-cell office:value-type="float" office:value="0.380709201097488" calcext:value-type="float">
            <text:p>0.3807092011</text:p>
          </table:table-cell>
          <table:table-cell office:value-type="float" office:value="38.7047233581543" calcext:value-type="float">
            <text:p>38.7047233582</text:p>
          </table:table-cell>
          <table:table-cell table:number-columns-repeated="6"/>
        </table:table-row>
        <table:table-row table:style-name="ro1">
          <table:table-cell office:value-type="float" office:value="3.32595610618591" calcext:value-type="float">
            <text:p>3.3259561062</text:p>
          </table:table-cell>
          <table:table-cell office:value-type="float" office:value="24.7864513397217" calcext:value-type="float">
            <text:p>24.7864513397</text:p>
          </table:table-cell>
          <table:table-cell table:number-columns-repeated="6"/>
        </table:table-row>
        <table:table-row table:style-name="ro1">
          <table:table-cell office:value-type="float" office:value="1.09828972816467" calcext:value-type="float">
            <text:p>1.0982897282</text:p>
          </table:table-cell>
          <table:table-cell office:value-type="float" office:value="38.9996528625488" calcext:value-type="float">
            <text:p>38.9996528625</text:p>
          </table:table-cell>
          <table:table-cell table:number-columns-repeated="6"/>
        </table:table-row>
        <table:table-row table:style-name="ro1">
          <table:table-cell office:value-type="float" office:value="0.056561641395092" calcext:value-type="float">
            <text:p>0.0565616414</text:p>
          </table:table-cell>
          <table:table-cell office:value-type="float" office:value="38.5396690368652" calcext:value-type="float">
            <text:p>38.5396690369</text:p>
          </table:table-cell>
          <table:table-cell table:number-columns-repeated="6"/>
        </table:table-row>
        <table:table-row table:style-name="ro1">
          <table:table-cell office:value-type="float" office:value="0.000331216200720519" calcext:value-type="float">
            <text:p>0.0003312162</text:p>
          </table:table-cell>
          <table:table-cell office:value-type="float" office:value="42.808895111084" calcext:value-type="float">
            <text:p>42.8088951111</text:p>
          </table:table-cell>
          <table:table-cell table:number-columns-repeated="6"/>
        </table:table-row>
        <table:table-row table:style-name="ro1">
          <table:table-cell office:value-type="float" office:value="0.0177537985146046" calcext:value-type="float">
            <text:p>0.0177537985</text:p>
          </table:table-cell>
          <table:table-cell office:value-type="float" office:value="35.1918144226074" calcext:value-type="float">
            <text:p>35.1918144226</text:p>
          </table:table-cell>
          <table:table-cell table:number-columns-repeated="6"/>
        </table:table-row>
        <table:table-row table:style-name="ro1">
          <table:table-cell office:value-type="float" office:value="1.08875572681427" calcext:value-type="float">
            <text:p>1.0887557268</text:p>
          </table:table-cell>
          <table:table-cell office:value-type="float" office:value="41.1821670532227" calcext:value-type="float">
            <text:p>41.1821670532</text:p>
          </table:table-cell>
          <table:table-cell table:number-columns-repeated="6"/>
        </table:table-row>
        <table:table-row table:style-name="ro1">
          <table:table-cell office:value-type="float" office:value="0.00579023687168956" calcext:value-type="float">
            <text:p>0.0057902369</text:p>
          </table:table-cell>
          <table:table-cell office:value-type="float" office:value="43.1115951538086" calcext:value-type="float">
            <text:p>43.1115951538</text:p>
          </table:table-cell>
          <table:table-cell table:number-columns-repeated="6"/>
        </table:table-row>
        <table:table-row table:style-name="ro1">
          <table:table-cell office:value-type="float" office:value="0.0620908029377461" calcext:value-type="float">
            <text:p>0.0620908029</text:p>
          </table:table-cell>
          <table:table-cell office:value-type="float" office:value="39.5098838806152" calcext:value-type="float">
            <text:p>39.5098838806</text:p>
          </table:table-cell>
          <table:table-cell table:number-columns-repeated="6"/>
        </table:table-row>
        <table:table-row table:style-name="ro1">
          <table:table-cell office:value-type="float" office:value="0.107887409627438" calcext:value-type="float">
            <text:p>0.1078874096</text:p>
          </table:table-cell>
          <table:table-cell office:value-type="float" office:value="42.7912559509277" calcext:value-type="float">
            <text:p>42.7912559509</text:p>
          </table:table-cell>
          <table:table-cell table:number-columns-repeated="6"/>
        </table:table-row>
        <table:table-row table:style-name="ro1">
          <table:table-cell office:value-type="float" office:value="0.521676182746887" calcext:value-type="float">
            <text:p>0.5216761827</text:p>
          </table:table-cell>
          <table:table-cell office:value-type="float" office:value="38.103141784668" calcext:value-type="float">
            <text:p>38.1031417847</text:p>
          </table:table-cell>
          <table:table-cell table:number-columns-repeated="6"/>
        </table:table-row>
        <table:table-row table:style-name="ro1">
          <table:table-cell office:value-type="float" office:value="0.155002966523171" calcext:value-type="float">
            <text:p>0.1550029665</text:p>
          </table:table-cell>
          <table:table-cell office:value-type="float" office:value="34.5284652709961" calcext:value-type="float">
            <text:p>34.528465271</text:p>
          </table:table-cell>
          <table:table-cell table:number-columns-repeated="6"/>
        </table:table-row>
        <table:table-row table:style-name="ro1">
          <table:table-cell office:value-type="float" office:value="0.126313775777817" calcext:value-type="float">
            <text:p>0.1263137758</text:p>
          </table:table-cell>
          <table:table-cell office:value-type="float" office:value="36.7421455383301" calcext:value-type="float">
            <text:p>36.7421455383</text:p>
          </table:table-cell>
          <table:table-cell table:number-columns-repeated="6"/>
        </table:table-row>
        <table:table-row table:style-name="ro1">
          <table:table-cell office:value-type="float" office:value="0.0094092208892107" calcext:value-type="float">
            <text:p>0.0094092209</text:p>
          </table:table-cell>
          <table:table-cell office:value-type="float" office:value="42.6190872192383" calcext:value-type="float">
            <text:p>42.6190872192</text:p>
          </table:table-cell>
          <table:table-cell table:number-columns-repeated="6"/>
        </table:table-row>
        <table:table-row table:style-name="ro1">
          <table:table-cell office:value-type="float" office:value="0.0371237173676491" calcext:value-type="float">
            <text:p>0.0371237174</text:p>
          </table:table-cell>
          <table:table-cell office:value-type="float" office:value="42.3141708374024" calcext:value-type="float">
            <text:p>42.3141708374</text:p>
          </table:table-cell>
          <table:table-cell table:number-columns-repeated="6"/>
        </table:table-row>
        <table:table-row table:style-name="ro1">
          <table:table-cell office:value-type="float" office:value="0.0179216805845499" calcext:value-type="float">
            <text:p>0.0179216806</text:p>
          </table:table-cell>
          <table:table-cell office:value-type="float" office:value="43.2654342651367" calcext:value-type="float">
            <text:p>43.2654342651</text:p>
          </table:table-cell>
          <table:table-cell table:number-columns-repeated="6"/>
        </table:table-row>
        <table:table-row table:style-name="ro1">
          <table:table-cell office:value-type="float" office:value="0.124262943863869" calcext:value-type="float">
            <text:p>0.1242629439</text:p>
          </table:table-cell>
          <table:table-cell office:value-type="float" office:value="43.085277557373" calcext:value-type="float">
            <text:p>43.0852775574</text:p>
          </table:table-cell>
          <table:table-cell table:number-columns-repeated="6"/>
        </table:table-row>
        <table:table-row table:style-name="ro1">
          <table:table-cell office:value-type="float" office:value="0.19482047855854" calcext:value-type="float">
            <text:p>0.1948204786</text:p>
          </table:table-cell>
          <table:table-cell office:value-type="float" office:value="17.0443572998047" calcext:value-type="float">
            <text:p>17.0443572998</text:p>
          </table:table-cell>
          <table:table-cell table:number-columns-repeated="6"/>
        </table:table-row>
        <table:table-row table:style-name="ro1">
          <table:table-cell office:value-type="float" office:value="0.0761390551924706" calcext:value-type="float">
            <text:p>0.0761390552</text:p>
          </table:table-cell>
          <table:table-cell office:value-type="float" office:value="33.4476127624512" calcext:value-type="float">
            <text:p>33.4476127625</text:p>
          </table:table-cell>
          <table:table-cell table:number-columns-repeated="6"/>
        </table:table-row>
        <table:table-row table:style-name="ro1">
          <table:table-cell office:value-type="float" office:value="0.000109309446997941" calcext:value-type="float">
            <text:p>0.0001093094</text:p>
          </table:table-cell>
          <table:table-cell office:value-type="float" office:value="38.1653938293457" calcext:value-type="float">
            <text:p>38.1653938293</text:p>
          </table:table-cell>
          <table:table-cell table:number-columns-repeated="6"/>
        </table:table-row>
        <table:table-row table:style-name="ro1">
          <table:table-cell office:value-type="float" office:value="0.0104716746136546" calcext:value-type="float">
            <text:p>0.0104716746</text:p>
          </table:table-cell>
          <table:table-cell office:value-type="float" office:value="40.2802772521973" calcext:value-type="float">
            <text:p>40.2802772522</text:p>
          </table:table-cell>
          <table:table-cell table:number-columns-repeated="6"/>
        </table:table-row>
        <table:table-row table:style-name="ro1">
          <table:table-cell office:value-type="float" office:value="0.144187927246094" calcext:value-type="float">
            <text:p>0.1441879272</text:p>
          </table:table-cell>
          <table:table-cell office:value-type="float" office:value="42.1711959838867" calcext:value-type="float">
            <text:p>42.1711959839</text:p>
          </table:table-cell>
          <table:table-cell table:number-columns-repeated="6"/>
        </table:table-row>
        <table:table-row table:style-name="ro1">
          <table:table-cell office:value-type="float" office:value="0.0710453912615776" calcext:value-type="float">
            <text:p>0.0710453913</text:p>
          </table:table-cell>
          <table:table-cell office:value-type="float" office:value="42.4230346679687" calcext:value-type="float">
            <text:p>42.423034668</text:p>
          </table:table-cell>
          <table:table-cell table:number-columns-repeated="6"/>
        </table:table-row>
        <table:table-row table:style-name="ro1">
          <table:table-cell office:value-type="float" office:value="137.523696899414" calcext:value-type="float">
            <text:p>137.52369689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00408683263231069" calcext:value-type="float">
            <text:p>4.08683263231069E-07</text:p>
          </table:table-cell>
          <table:table-cell office:value-type="float" office:value="40.8802757263184" calcext:value-type="float">
            <text:p>40.8802757263</text:p>
          </table:table-cell>
          <table:table-cell table:number-columns-repeated="6"/>
        </table:table-row>
        <table:table-row table:style-name="ro1">
          <table:table-cell office:value-type="float" office:value="0.160956218838692" calcext:value-type="float">
            <text:p>0.1609562188</text:p>
          </table:table-cell>
          <table:table-cell office:value-type="float" office:value="22.7516479492188" calcext:value-type="float">
            <text:p>22.7516479492</text:p>
          </table:table-cell>
          <table:table-cell table:number-columns-repeated="6"/>
        </table:table-row>
        <table:table-row table:style-name="ro1">
          <table:table-cell office:value-type="float" office:value="0.00670867459848523" calcext:value-type="float">
            <text:p>0.0067086746</text:p>
          </table:table-cell>
          <table:table-cell office:value-type="float" office:value="35.3031997680664" calcext:value-type="float">
            <text:p>35.3031997681</text:p>
          </table:table-cell>
          <table:table-cell table:number-columns-repeated="6"/>
        </table:table-row>
        <table:table-row table:style-name="ro1">
          <table:table-cell office:value-type="float" office:value="0.0987697616219521" calcext:value-type="float">
            <text:p>0.0987697616</text:p>
          </table:table-cell>
          <table:table-cell office:value-type="float" office:value="42.1089630126953" calcext:value-type="float">
            <text:p>42.1089630127</text:p>
          </table:table-cell>
          <table:table-cell table:number-columns-repeated="6"/>
        </table:table-row>
        <table:table-row table:style-name="ro1">
          <table:table-cell office:value-type="float" office:value="0.00194003398064524" calcext:value-type="float">
            <text:p>0.001940034</text:p>
          </table:table-cell>
          <table:table-cell office:value-type="float" office:value="41.2256317138672" calcext:value-type="float">
            <text:p>41.2256317139</text:p>
          </table:table-cell>
          <table:table-cell table:number-columns-repeated="6"/>
        </table:table-row>
        <table:table-row table:style-name="ro1">
          <table:table-cell office:value-type="float" office:value="0.452904760837555" calcext:value-type="float">
            <text:p>0.4529047608</text:p>
          </table:table-cell>
          <table:table-cell office:value-type="float" office:value="43.2471466064453" calcext:value-type="float">
            <text:p>43.2471466064</text:p>
          </table:table-cell>
          <table:table-cell table:number-columns-repeated="6"/>
        </table:table-row>
        <table:table-row table:style-name="ro1">
          <table:table-cell office:value-type="float" office:value="0.213570758700371" calcext:value-type="float">
            <text:p>0.2135707587</text:p>
          </table:table-cell>
          <table:table-cell office:value-type="float" office:value="27.9903831481934" calcext:value-type="float">
            <text:p>27.9903831482</text:p>
          </table:table-cell>
          <table:table-cell table:number-columns-repeated="6"/>
        </table:table-row>
        <table:table-row table:style-name="ro1">
          <table:table-cell office:value-type="float" office:value="0.071958526968956" calcext:value-type="float">
            <text:p>0.071958527</text:p>
          </table:table-cell>
          <table:table-cell office:value-type="float" office:value="44.3016929626465" calcext:value-type="float">
            <text:p>44.3016929626</text:p>
          </table:table-cell>
          <table:table-cell table:number-columns-repeated="6"/>
        </table:table-row>
        <table:table-row table:style-name="ro1">
          <table:table-cell office:value-type="float" office:value="0.00112471380271018" calcext:value-type="float">
            <text:p>0.0011247138</text:p>
          </table:table-cell>
          <table:table-cell office:value-type="float" office:value="27.1985282897949" calcext:value-type="float">
            <text:p>27.1985282898</text:p>
          </table:table-cell>
          <table:table-cell table:number-columns-repeated="6"/>
        </table:table-row>
        <table:table-row table:style-name="ro1">
          <table:table-cell office:value-type="float" office:value="0.00110884883906692" calcext:value-type="float">
            <text:p>0.0011088488</text:p>
          </table:table-cell>
          <table:table-cell office:value-type="float" office:value="37.741153717041" calcext:value-type="float">
            <text:p>37.741153717</text:p>
          </table:table-cell>
          <table:table-cell table:number-columns-repeated="6"/>
        </table:table-row>
        <table:table-row table:style-name="ro1">
          <table:table-cell office:value-type="float" office:value="0.120809979736805" calcext:value-type="float">
            <text:p>0.1208099797</text:p>
          </table:table-cell>
          <table:table-cell office:value-type="float" office:value="22.9433174133301" calcext:value-type="float">
            <text:p>22.9433174133</text:p>
          </table:table-cell>
          <table:table-cell table:number-columns-repeated="6"/>
        </table:table-row>
        <table:table-row table:style-name="ro1">
          <table:table-cell office:value-type="float" office:value="0.0598318390548229" calcext:value-type="float">
            <text:p>0.0598318391</text:p>
          </table:table-cell>
          <table:table-cell office:value-type="float" office:value="42.8837966918945" calcext:value-type="float">
            <text:p>42.8837966919</text:p>
          </table:table-cell>
          <table:table-cell table:number-columns-repeated="6"/>
        </table:table-row>
        <table:table-row table:style-name="ro1">
          <table:table-cell office:value-type="float" office:value="0.0011489053722471" calcext:value-type="float">
            <text:p>0.0011489054</text:p>
          </table:table-cell>
          <table:table-cell office:value-type="float" office:value="41.6237525939941" calcext:value-type="float">
            <text:p>41.623752594</text:p>
          </table:table-cell>
          <table:table-cell table:number-columns-repeated="6"/>
        </table:table-row>
        <table:table-row table:style-name="ro1">
          <table:table-cell office:value-type="float" office:value="0.150434523820877" calcext:value-type="float">
            <text:p>0.1504345238</text:p>
          </table:table-cell>
          <table:table-cell office:value-type="float" office:value="40.7491111755371" calcext:value-type="float">
            <text:p>40.7491111755</text:p>
          </table:table-cell>
          <table:table-cell table:number-columns-repeated="6"/>
        </table:table-row>
        <table:table-row table:style-name="ro1">
          <table:table-cell office:value-type="float" office:value="0.0411567762494087" calcext:value-type="float">
            <text:p>0.0411567762</text:p>
          </table:table-cell>
          <table:table-cell office:value-type="float" office:value="44.5351524353027" calcext:value-type="float">
            <text:p>44.5351524353</text:p>
          </table:table-cell>
          <table:table-cell table:number-columns-repeated="6"/>
        </table:table-row>
        <table:table-row table:style-name="ro1">
          <table:table-cell office:value-type="float" office:value="0.00251421378925443" calcext:value-type="float">
            <text:p>0.0025142138</text:p>
          </table:table-cell>
          <table:table-cell office:value-type="float" office:value="44.1210746765137" calcext:value-type="float">
            <text:p>44.1210746765</text:p>
          </table:table-cell>
          <table:table-cell table:number-columns-repeated="6"/>
        </table:table-row>
        <table:table-row table:style-name="ro1">
          <table:table-cell office:value-type="float" office:value="1.11484634876251" calcext:value-type="float">
            <text:p>1.1148463488</text:p>
          </table:table-cell>
          <table:table-cell office:value-type="float" office:value="17.7443828582764" calcext:value-type="float">
            <text:p>17.7443828583</text:p>
          </table:table-cell>
          <table:table-cell table:number-columns-repeated="6"/>
        </table:table-row>
        <table:table-row table:style-name="ro1">
          <table:table-cell office:value-type="float" office:value="0.00000025171902962029" calcext:value-type="float">
            <text:p>2.5171902962029E-07</text:p>
          </table:table-cell>
          <table:table-cell office:value-type="float" office:value="43.1159934997559" calcext:value-type="float">
            <text:p>43.1159934998</text:p>
          </table:table-cell>
          <table:table-cell table:number-columns-repeated="6"/>
        </table:table-row>
        <table:table-row table:style-name="ro1">
          <table:table-cell office:value-type="float" office:value="0.0278165135532618" calcext:value-type="float">
            <text:p>0.0278165136</text:p>
          </table:table-cell>
          <table:table-cell office:value-type="float" office:value="44.2016220092773" calcext:value-type="float">
            <text:p>44.2016220093</text:p>
          </table:table-cell>
          <table:table-cell table:number-columns-repeated="6"/>
        </table:table-row>
        <table:table-row table:style-name="ro1">
          <table:table-cell office:value-type="float" office:value="1.83961665630341" calcext:value-type="float">
            <text:p>1.8396166563</text:p>
          </table:table-cell>
          <table:table-cell office:value-type="float" office:value="37.3820304870605" calcext:value-type="float">
            <text:p>37.3820304871</text:p>
          </table:table-cell>
          <table:table-cell table:number-columns-repeated="6"/>
        </table:table-row>
        <table:table-row table:style-name="ro1">
          <table:table-cell office:value-type="float" office:value="0.0830379500985146" calcext:value-type="float">
            <text:p>0.0830379501</text:p>
          </table:table-cell>
          <table:table-cell office:value-type="float" office:value="38.4756851196289" calcext:value-type="float">
            <text:p>38.4756851196</text:p>
          </table:table-cell>
          <table:table-cell table:number-columns-repeated="6"/>
        </table:table-row>
        <table:table-row table:style-name="ro1">
          <table:table-cell office:value-type="float" office:value="0.443077981472015" calcext:value-type="float">
            <text:p>0.4430779815</text:p>
          </table:table-cell>
          <table:table-cell office:value-type="float" office:value="32.0360717773437" calcext:value-type="float">
            <text:p>32.0360717773</text:p>
          </table:table-cell>
          <table:table-cell table:number-columns-repeated="6"/>
        </table:table-row>
        <table:table-row table:style-name="ro1">
          <table:table-cell office:value-type="float" office:value="0.0453609824180603" calcext:value-type="float">
            <text:p>0.0453609824</text:p>
          </table:table-cell>
          <table:table-cell office:value-type="float" office:value="44.850700378418" calcext:value-type="float">
            <text:p>44.8507003784</text:p>
          </table:table-cell>
          <table:table-cell table:number-columns-repeated="6"/>
        </table:table-row>
        <table:table-row table:style-name="ro1">
          <table:table-cell office:value-type="float" office:value="0.000101664365502074" calcext:value-type="float">
            <text:p>0.0001016644</text:p>
          </table:table-cell>
          <table:table-cell office:value-type="float" office:value="42.2053070068359" calcext:value-type="float">
            <text:p>42.2053070068</text:p>
          </table:table-cell>
          <table:table-cell table:number-columns-repeated="6"/>
        </table:table-row>
        <table:table-row table:style-name="ro1">
          <table:table-cell office:value-type="float" office:value="0.0271520093083382" calcext:value-type="float">
            <text:p>0.0271520093</text:p>
          </table:table-cell>
          <table:table-cell office:value-type="float" office:value="43.5738334655762" calcext:value-type="float">
            <text:p>43.5738334656</text:p>
          </table:table-cell>
          <table:table-cell table:number-columns-repeated="6"/>
        </table:table-row>
        <table:table-row table:style-name="ro1">
          <table:table-cell office:value-type="float" office:value="0.0449094101786614" calcext:value-type="float">
            <text:p>0.0449094102</text:p>
          </table:table-cell>
          <table:table-cell office:value-type="float" office:value="41.4214935302734" calcext:value-type="float">
            <text:p>41.4214935303</text:p>
          </table:table-cell>
          <table:table-cell table:number-columns-repeated="6"/>
        </table:table-row>
        <table:table-row table:style-name="ro1">
          <table:table-cell office:value-type="float" office:value="0.00037498859455809" calcext:value-type="float">
            <text:p>0.0003749886</text:p>
          </table:table-cell>
          <table:table-cell office:value-type="float" office:value="45.3542747497559" calcext:value-type="float">
            <text:p>45.3542747498</text:p>
          </table:table-cell>
          <table:table-cell table:number-columns-repeated="6"/>
        </table:table-row>
        <table:table-row table:style-name="ro1">
          <table:table-cell office:value-type="float" office:value="0.216854274272919" calcext:value-type="float">
            <text:p>0.2168542743</text:p>
          </table:table-cell>
          <table:table-cell office:value-type="float" office:value="42.8989067077637" calcext:value-type="float">
            <text:p>42.8989067078</text:p>
          </table:table-cell>
          <table:table-cell table:number-columns-repeated="6"/>
        </table:table-row>
        <table:table-row table:style-name="ro1">
          <table:table-cell office:value-type="float" office:value="0.0198584962636232" calcext:value-type="float">
            <text:p>0.0198584963</text:p>
          </table:table-cell>
          <table:table-cell office:value-type="float" office:value="45.2254791259766" calcext:value-type="float">
            <text:p>45.225479126</text:p>
          </table:table-cell>
          <table:table-cell table:number-columns-repeated="6"/>
        </table:table-row>
        <table:table-row table:style-name="ro1">
          <table:table-cell office:value-type="float" office:value="1.59618473052979" calcext:value-type="float">
            <text:p>1.5961847305</text:p>
          </table:table-cell>
          <table:table-cell office:value-type="float" office:value="42.1179580688477" calcext:value-type="float">
            <text:p>42.1179580688</text:p>
          </table:table-cell>
          <table:table-cell table:number-columns-repeated="6"/>
        </table:table-row>
        <table:table-row table:style-name="ro1">
          <table:table-cell office:value-type="float" office:value="1.832679271698" calcext:value-type="float">
            <text:p>1.8326792717</text:p>
          </table:table-cell>
          <table:table-cell office:value-type="float" office:value="42.2980194091797" calcext:value-type="float">
            <text:p>42.2980194092</text:p>
          </table:table-cell>
          <table:table-cell table:number-columns-repeated="6"/>
        </table:table-row>
        <table:table-row table:style-name="ro1">
          <table:table-cell office:value-type="float" office:value="0.00803241785615683" calcext:value-type="float">
            <text:p>0.0080324179</text:p>
          </table:table-cell>
          <table:table-cell office:value-type="float" office:value="38.7047271728516" calcext:value-type="float">
            <text:p>38.7047271729</text:p>
          </table:table-cell>
          <table:table-cell table:number-columns-repeated="6"/>
        </table:table-row>
        <table:table-row table:style-name="ro1">
          <table:table-cell office:value-type="float" office:value="0.00552788376808167" calcext:value-type="float">
            <text:p>0.0055278838</text:p>
          </table:table-cell>
          <table:table-cell office:value-type="float" office:value="30.7780570983887" calcext:value-type="float">
            <text:p>30.7780570984</text:p>
          </table:table-cell>
          <table:table-cell table:number-columns-repeated="6"/>
        </table:table-row>
        <table:table-row table:style-name="ro1">
          <table:table-cell office:value-type="float" office:value="0.0526888445019722" calcext:value-type="float">
            <text:p>0.0526888445</text:p>
          </table:table-cell>
          <table:table-cell office:value-type="float" office:value="46.0759963989258" calcext:value-type="float">
            <text:p>46.0759963989</text:p>
          </table:table-cell>
          <table:table-cell table:number-columns-repeated="6"/>
        </table:table-row>
        <table:table-row table:style-name="ro1">
          <table:table-cell office:value-type="float" office:value="0.218356668949127" calcext:value-type="float">
            <text:p>0.2183566689</text:p>
          </table:table-cell>
          <table:table-cell office:value-type="float" office:value="45.9549140930176" calcext:value-type="float">
            <text:p>45.954914093</text:p>
          </table:table-cell>
          <table:table-cell table:number-columns-repeated="6"/>
        </table:table-row>
        <table:table-row table:style-name="ro1">
          <table:table-cell office:value-type="float" office:value="0.0000880641237017699" calcext:value-type="float">
            <text:p>8.80641237017699E-05</text:p>
          </table:table-cell>
          <table:table-cell office:value-type="float" office:value="47.0229187011719" calcext:value-type="float">
            <text:p>47.0229187012</text:p>
          </table:table-cell>
          <table:table-cell table:number-columns-repeated="6"/>
        </table:table-row>
        <table:table-row table:style-name="ro1">
          <table:table-cell office:value-type="float" office:value="0.33080068230629" calcext:value-type="float">
            <text:p>0.3308006823</text:p>
          </table:table-cell>
          <table:table-cell office:value-type="float" office:value="44.7090187072754" calcext:value-type="float">
            <text:p>44.7090187073</text:p>
          </table:table-cell>
          <table:table-cell table:number-columns-repeated="6"/>
        </table:table-row>
        <table:table-row table:style-name="ro1">
          <table:table-cell office:value-type="float" office:value="1.49324357509613" calcext:value-type="float">
            <text:p>1.4932435751</text:p>
          </table:table-cell>
          <table:table-cell office:value-type="float" office:value="23.0400810241699" calcext:value-type="float">
            <text:p>23.0400810242</text:p>
          </table:table-cell>
          <table:table-cell table:number-columns-repeated="6"/>
        </table:table-row>
        <table:table-row table:style-name="ro1">
          <table:table-cell office:value-type="float" office:value="1.99300229549408" calcext:value-type="float">
            <text:p>1.9930022955</text:p>
          </table:table-cell>
          <table:table-cell office:value-type="float" office:value="43.2276763916016" calcext:value-type="float">
            <text:p>43.2276763916</text:p>
          </table:table-cell>
          <table:table-cell table:number-columns-repeated="6"/>
        </table:table-row>
        <table:table-row table:style-name="ro1">
          <table:table-cell office:value-type="float" office:value="0.572866082191467" calcext:value-type="float">
            <text:p>0.5728660822</text:p>
          </table:table-cell>
          <table:table-cell office:value-type="float" office:value="46.6532783508301" calcext:value-type="float">
            <text:p>46.6532783508</text:p>
          </table:table-cell>
          <table:table-cell table:number-columns-repeated="6"/>
        </table:table-row>
        <table:table-row table:style-name="ro1">
          <table:table-cell office:value-type="float" office:value="0.141417428851128" calcext:value-type="float">
            <text:p>0.1414174289</text:p>
          </table:table-cell>
          <table:table-cell office:value-type="float" office:value="44.3550453186035" calcext:value-type="float">
            <text:p>44.3550453186</text:p>
          </table:table-cell>
          <table:table-cell table:number-columns-repeated="6"/>
        </table:table-row>
        <table:table-row table:style-name="ro1">
          <table:table-cell office:value-type="float" office:value="0.00423963740468025" calcext:value-type="float">
            <text:p>0.0042396374</text:p>
          </table:table-cell>
          <table:table-cell office:value-type="float" office:value="38.7927284240723" calcext:value-type="float">
            <text:p>38.7927284241</text:p>
          </table:table-cell>
          <table:table-cell table:number-columns-repeated="6"/>
        </table:table-row>
        <table:table-row table:style-name="ro1">
          <table:table-cell office:value-type="float" office:value="0.00862209498882294" calcext:value-type="float">
            <text:p>0.008622095</text:p>
          </table:table-cell>
          <table:table-cell office:value-type="float" office:value="39.3841285705566" calcext:value-type="float">
            <text:p>39.3841285706</text:p>
          </table:table-cell>
          <table:table-cell table:number-columns-repeated="6"/>
        </table:table-row>
        <table:table-row table:style-name="ro1">
          <table:table-cell office:value-type="float" office:value="0.0134701458737254" calcext:value-type="float">
            <text:p>0.0134701459</text:p>
          </table:table-cell>
          <table:table-cell office:value-type="float" office:value="44.0582656860352" calcext:value-type="float">
            <text:p>44.058265686</text:p>
          </table:table-cell>
          <table:table-cell table:number-columns-repeated="6"/>
        </table:table-row>
        <table:table-row table:style-name="ro1">
          <table:table-cell office:value-type="float" office:value="0.103556729853153" calcext:value-type="float">
            <text:p>0.1035567299</text:p>
          </table:table-cell>
          <table:table-cell office:value-type="float" office:value="40.6998329162598" calcext:value-type="float">
            <text:p>40.6998329163</text:p>
          </table:table-cell>
          <table:table-cell table:number-columns-repeated="6"/>
        </table:table-row>
        <table:table-row table:style-name="ro1">
          <table:table-cell office:value-type="float" office:value="0.0497840493917465" calcext:value-type="float">
            <text:p>0.0497840494</text:p>
          </table:table-cell>
          <table:table-cell office:value-type="float" office:value="38.8035507202148" calcext:value-type="float">
            <text:p>38.8035507202</text:p>
          </table:table-cell>
          <table:table-cell table:number-columns-repeated="6"/>
        </table:table-row>
        <table:table-row table:style-name="ro1">
          <table:table-cell office:value-type="float" office:value="0.0135906301438808" calcext:value-type="float">
            <text:p>0.0135906301</text:p>
          </table:table-cell>
          <table:table-cell office:value-type="float" office:value="45.550895690918" calcext:value-type="float">
            <text:p>45.5508956909</text:p>
          </table:table-cell>
          <table:table-cell table:number-columns-repeated="6"/>
        </table:table-row>
        <table:table-row table:style-name="ro1">
          <table:table-cell office:value-type="float" office:value="0.0287400092929602" calcext:value-type="float">
            <text:p>0.0287400093</text:p>
          </table:table-cell>
          <table:table-cell office:value-type="float" office:value="46.2060317993164" calcext:value-type="float">
            <text:p>46.2060317993</text:p>
          </table:table-cell>
          <table:table-cell table:number-columns-repeated="6"/>
        </table:table-row>
        <table:table-row table:style-name="ro1">
          <table:table-cell office:value-type="float" office:value="0.0161047521978617" calcext:value-type="float">
            <text:p>0.0161047522</text:p>
          </table:table-cell>
          <table:table-cell office:value-type="float" office:value="39.6222496032715" calcext:value-type="float">
            <text:p>39.6222496033</text:p>
          </table:table-cell>
          <table:table-cell table:number-columns-repeated="6"/>
        </table:table-row>
        <table:table-row table:style-name="ro1">
          <table:table-cell office:value-type="float" office:value="0.00688345311209559" calcext:value-type="float">
            <text:p>0.0068834531</text:p>
          </table:table-cell>
          <table:table-cell office:value-type="float" office:value="42.6210708618164" calcext:value-type="float">
            <text:p>42.6210708618</text:p>
          </table:table-cell>
          <table:table-cell table:number-columns-repeated="6"/>
        </table:table-row>
        <table:table-row table:style-name="ro1">
          <table:table-cell office:value-type="float" office:value="0.518322825431824" calcext:value-type="float">
            <text:p>0.5183228254</text:p>
          </table:table-cell>
          <table:table-cell office:value-type="float" office:value="38.6409225463867" calcext:value-type="float">
            <text:p>38.6409225464</text:p>
          </table:table-cell>
          <table:table-cell table:number-columns-repeated="6"/>
        </table:table-row>
        <table:table-row table:style-name="ro1">
          <table:table-cell office:value-type="float" office:value="0.187727227807045" calcext:value-type="float">
            <text:p>0.1877272278</text:p>
          </table:table-cell>
          <table:table-cell office:value-type="float" office:value="38.6243705749512" calcext:value-type="float">
            <text:p>38.624370575</text:p>
          </table:table-cell>
          <table:table-cell table:number-columns-repeated="6"/>
        </table:table-row>
        <table:table-row table:style-name="ro1">
          <table:table-cell office:value-type="float" office:value="0.0429276376962662" calcext:value-type="float">
            <text:p>0.0429276377</text:p>
          </table:table-cell>
          <table:table-cell office:value-type="float" office:value="24.8995494842529" calcext:value-type="float">
            <text:p>24.8995494843</text:p>
          </table:table-cell>
          <table:table-cell table:number-columns-repeated="6"/>
        </table:table-row>
        <table:table-row table:style-name="ro1">
          <table:table-cell office:value-type="float" office:value="0.08623006939888" calcext:value-type="float">
            <text:p>0.0862300694</text:p>
          </table:table-cell>
          <table:table-cell office:value-type="float" office:value="45.3321189880371" calcext:value-type="float">
            <text:p>45.332118988</text:p>
          </table:table-cell>
          <table:table-cell table:number-columns-repeated="6"/>
        </table:table-row>
        <table:table-row table:style-name="ro1">
          <table:table-cell office:value-type="float" office:value="0.00379495206288993" calcext:value-type="float">
            <text:p>0.0037949521</text:p>
          </table:table-cell>
          <table:table-cell office:value-type="float" office:value="38.5528831481934" calcext:value-type="float">
            <text:p>38.5528831482</text:p>
          </table:table-cell>
          <table:table-cell table:number-columns-repeated="6"/>
        </table:table-row>
        <table:table-row table:style-name="ro1">
          <table:table-cell office:value-type="float" office:value="0.0704842656850815" calcext:value-type="float">
            <text:p>0.0704842657</text:p>
          </table:table-cell>
          <table:table-cell office:value-type="float" office:value="41.5152282714844" calcext:value-type="float">
            <text:p>41.5152282715</text:p>
          </table:table-cell>
          <table:table-cell table:number-columns-repeated="6"/>
        </table:table-row>
        <table:table-row table:style-name="ro1">
          <table:table-cell office:value-type="float" office:value="0.0722134560346603" calcext:value-type="float">
            <text:p>0.072213456</text:p>
          </table:table-cell>
          <table:table-cell office:value-type="float" office:value="45.2853050231934" calcext:value-type="float">
            <text:p>45.2853050232</text:p>
          </table:table-cell>
          <table:table-cell table:number-columns-repeated="6"/>
        </table:table-row>
        <table:table-row table:style-name="ro1">
          <table:table-cell office:value-type="float" office:value="0.111386656761169" calcext:value-type="float">
            <text:p>0.1113866568</text:p>
          </table:table-cell>
          <table:table-cell office:value-type="float" office:value="44.9537010192871" calcext:value-type="float">
            <text:p>44.9537010193</text:p>
          </table:table-cell>
          <table:table-cell table:number-columns-repeated="6"/>
        </table:table-row>
        <table:table-row table:style-name="ro1">
          <table:table-cell office:value-type="float" office:value="0.363369137048721" calcext:value-type="float">
            <text:p>0.363369137</text:p>
          </table:table-cell>
          <table:table-cell office:value-type="float" office:value="34.941333770752" calcext:value-type="float">
            <text:p>34.9413337708</text:p>
          </table:table-cell>
          <table:table-cell table:number-columns-repeated="6"/>
        </table:table-row>
        <table:table-row table:style-name="ro1">
          <table:table-cell office:value-type="float" office:value="0.864194393157959" calcext:value-type="float">
            <text:p>0.8641943932</text:p>
          </table:table-cell>
          <table:table-cell office:value-type="float" office:value="37.3143463134766" calcext:value-type="float">
            <text:p>37.3143463135</text:p>
          </table:table-cell>
          <table:table-cell table:number-columns-repeated="6"/>
        </table:table-row>
        <table:table-row table:style-name="ro1">
          <table:table-cell office:value-type="float" office:value="0.0101735088974237" calcext:value-type="float">
            <text:p>0.0101735089</text:p>
          </table:table-cell>
          <table:table-cell office:value-type="float" office:value="45.0722427368164" calcext:value-type="float">
            <text:p>45.0722427368</text:p>
          </table:table-cell>
          <table:table-cell table:number-columns-repeated="6"/>
        </table:table-row>
        <table:table-row table:style-name="ro1">
          <table:table-cell office:value-type="float" office:value="0.0143713280558586" calcext:value-type="float">
            <text:p>0.0143713281</text:p>
          </table:table-cell>
          <table:table-cell office:value-type="float" office:value="44.9574241638184" calcext:value-type="float">
            <text:p>44.9574241638</text:p>
          </table:table-cell>
          <table:table-cell table:number-columns-repeated="6"/>
        </table:table-row>
        <table:table-row table:style-name="ro1">
          <table:table-cell office:value-type="float" office:value="0.0114213936030865" calcext:value-type="float">
            <text:p>0.0114213936</text:p>
          </table:table-cell>
          <table:table-cell office:value-type="float" office:value="42.6109580993652" calcext:value-type="float">
            <text:p>42.6109580994</text:p>
          </table:table-cell>
          <table:table-cell table:number-columns-repeated="6"/>
        </table:table-row>
        <table:table-row table:style-name="ro1">
          <table:table-cell office:value-type="float" office:value="0.378712952136993" calcext:value-type="float">
            <text:p>0.3787129521</text:p>
          </table:table-cell>
          <table:table-cell office:value-type="float" office:value="32.2733688354492" calcext:value-type="float">
            <text:p>32.2733688354</text:p>
          </table:table-cell>
          <table:table-cell table:number-columns-repeated="6"/>
        </table:table-row>
        <table:table-row table:style-name="ro1">
          <table:table-cell office:value-type="float" office:value="3.30656814575195" calcext:value-type="float">
            <text:p>3.3065681458</text:p>
          </table:table-cell>
          <table:table-cell office:value-type="float" office:value="27.0567874908447" calcext:value-type="float">
            <text:p>27.0567874908</text:p>
          </table:table-cell>
          <table:table-cell table:number-columns-repeated="6"/>
        </table:table-row>
        <table:table-row table:style-name="ro1">
          <table:table-cell office:value-type="float" office:value="0.0771351903676987" calcext:value-type="float">
            <text:p>0.0771351904</text:p>
          </table:table-cell>
          <table:table-cell office:value-type="float" office:value="42.544734954834" calcext:value-type="float">
            <text:p>42.5447349548</text:p>
          </table:table-cell>
          <table:table-cell table:number-columns-repeated="6"/>
        </table:table-row>
        <table:table-row table:style-name="ro1">
          <table:table-cell office:value-type="float" office:value="0.0216689500957727" calcext:value-type="float">
            <text:p>0.0216689501</text:p>
          </table:table-cell>
          <table:table-cell office:value-type="float" office:value="29.8831043243408" calcext:value-type="float">
            <text:p>29.8831043243</text:p>
          </table:table-cell>
          <table:table-cell table:number-columns-repeated="6"/>
        </table:table-row>
        <table:table-row table:style-name="ro1">
          <table:table-cell office:value-type="float" office:value="0.0729037150740624" calcext:value-type="float">
            <text:p>0.0729037151</text:p>
          </table:table-cell>
          <table:table-cell office:value-type="float" office:value="46.3763618469238" calcext:value-type="float">
            <text:p>46.3763618469</text:p>
          </table:table-cell>
          <table:table-cell table:number-columns-repeated="6"/>
        </table:table-row>
        <table:table-row table:style-name="ro1">
          <table:table-cell office:value-type="float" office:value="0.060889508575201" calcext:value-type="float">
            <text:p>0.0608895086</text:p>
          </table:table-cell>
          <table:table-cell office:value-type="float" office:value="41.2148399353027" calcext:value-type="float">
            <text:p>41.2148399353</text:p>
          </table:table-cell>
          <table:table-cell table:number-columns-repeated="6"/>
        </table:table-row>
        <table:table-row table:style-name="ro1">
          <table:table-cell office:value-type="float" office:value="0.0150796081870794" calcext:value-type="float">
            <text:p>0.0150796082</text:p>
          </table:table-cell>
          <table:table-cell office:value-type="float" office:value="43.5035820007324" calcext:value-type="float">
            <text:p>43.5035820007</text:p>
          </table:table-cell>
          <table:table-cell table:number-columns-repeated="6"/>
        </table:table-row>
        <table:table-row table:style-name="ro1">
          <table:table-cell office:value-type="float" office:value="0.0190087221562862" calcext:value-type="float">
            <text:p>0.0190087222</text:p>
          </table:table-cell>
          <table:table-cell office:value-type="float" office:value="24.7793426513672" calcext:value-type="float">
            <text:p>24.7793426514</text:p>
          </table:table-cell>
          <table:table-cell table:number-columns-repeated="6"/>
        </table:table-row>
        <table:table-row table:style-name="ro1">
          <table:table-cell office:value-type="float" office:value="0.31199648976326" calcext:value-type="float">
            <text:p>0.3119964898</text:p>
          </table:table-cell>
          <table:table-cell office:value-type="float" office:value="41.6201400756836" calcext:value-type="float">
            <text:p>41.6201400757</text:p>
          </table:table-cell>
          <table:table-cell table:number-columns-repeated="6"/>
        </table:table-row>
        <table:table-row table:style-name="ro1">
          <table:table-cell office:value-type="float" office:value="0.124856986105442" calcext:value-type="float">
            <text:p>0.1248569861</text:p>
          </table:table-cell>
          <table:table-cell office:value-type="float" office:value="42.0471343994141" calcext:value-type="float">
            <text:p>42.0471343994</text:p>
          </table:table-cell>
          <table:table-cell table:number-columns-repeated="6"/>
        </table:table-row>
        <table:table-row table:style-name="ro1">
          <table:table-cell office:value-type="float" office:value="0.016194561496377" calcext:value-type="float">
            <text:p>0.0161945615</text:p>
          </table:table-cell>
          <table:table-cell office:value-type="float" office:value="39.3676071166992" calcext:value-type="float">
            <text:p>39.3676071167</text:p>
          </table:table-cell>
          <table:table-cell table:number-columns-repeated="6"/>
        </table:table-row>
        <table:table-row table:style-name="ro1">
          <table:table-cell office:value-type="float" office:value="0.0730407014489174" calcext:value-type="float">
            <text:p>0.0730407014</text:p>
          </table:table-cell>
          <table:table-cell office:value-type="float" office:value="48.5337524414063" calcext:value-type="float">
            <text:p>48.5337524414</text:p>
          </table:table-cell>
          <table:table-cell table:number-columns-repeated="6"/>
        </table:table-row>
        <table:table-row table:style-name="ro1">
          <table:table-cell office:value-type="float" office:value="0.453969150781632" calcext:value-type="float">
            <text:p>0.4539691508</text:p>
          </table:table-cell>
          <table:table-cell office:value-type="float" office:value="46.8068656921387" calcext:value-type="float">
            <text:p>46.8068656921</text:p>
          </table:table-cell>
          <table:table-cell table:number-columns-repeated="6"/>
        </table:table-row>
        <table:table-row table:style-name="ro1">
          <table:table-cell office:value-type="float" office:value="0.528689980506897" calcext:value-type="float">
            <text:p>0.5286899805</text:p>
          </table:table-cell>
          <table:table-cell office:value-type="float" office:value="47.7383842468262" calcext:value-type="float">
            <text:p>47.7383842468</text:p>
          </table:table-cell>
          <table:table-cell table:number-columns-repeated="6"/>
        </table:table-row>
        <table:table-row table:style-name="ro1">
          <table:table-cell office:value-type="float" office:value="0.869604110717773" calcext:value-type="float">
            <text:p>0.8696041107</text:p>
          </table:table-cell>
          <table:table-cell office:value-type="float" office:value="35.8143539428711" calcext:value-type="float">
            <text:p>35.8143539429</text:p>
          </table:table-cell>
          <table:table-cell table:number-columns-repeated="6"/>
        </table:table-row>
        <table:table-row table:style-name="ro1">
          <table:table-cell office:value-type="float" office:value="0.025444507598877" calcext:value-type="float">
            <text:p>0.0254445076</text:p>
          </table:table-cell>
          <table:table-cell office:value-type="float" office:value="47.2404594421387" calcext:value-type="float">
            <text:p>47.2404594421</text:p>
          </table:table-cell>
          <table:table-cell table:number-columns-repeated="6"/>
        </table:table-row>
        <table:table-row table:style-name="ro1">
          <table:table-cell office:value-type="float" office:value="1.24913728237152" calcext:value-type="float">
            <text:p>1.2491372824</text:p>
          </table:table-cell>
          <table:table-cell office:value-type="float" office:value="47.662841796875" calcext:value-type="float">
            <text:p>47.6628417969</text:p>
          </table:table-cell>
          <table:table-cell table:number-columns-repeated="6"/>
        </table:table-row>
        <table:table-row table:style-name="ro1">
          <table:table-cell office:value-type="float" office:value="0.0514614656567574" calcext:value-type="float">
            <text:p>0.0514614657</text:p>
          </table:table-cell>
          <table:table-cell office:value-type="float" office:value="47.8206291198731" calcext:value-type="float">
            <text:p>47.8206291199</text:p>
          </table:table-cell>
          <table:table-cell table:number-columns-repeated="6"/>
        </table:table-row>
        <table:table-row table:style-name="ro1">
          <table:table-cell office:value-type="float" office:value="0.0416067242622376" calcext:value-type="float">
            <text:p>0.0416067243</text:p>
          </table:table-cell>
          <table:table-cell office:value-type="float" office:value="47.1965713500977" calcext:value-type="float">
            <text:p>47.1965713501</text:p>
          </table:table-cell>
          <table:table-cell table:number-columns-repeated="6"/>
        </table:table-row>
        <table:table-row table:style-name="ro1">
          <table:table-cell office:value-type="float" office:value="0.0294355843216181" calcext:value-type="float">
            <text:p>0.0294355843</text:p>
          </table:table-cell>
          <table:table-cell office:value-type="float" office:value="47.345531463623" calcext:value-type="float">
            <text:p>47.3455314636</text:p>
          </table:table-cell>
          <table:table-cell table:number-columns-repeated="6"/>
        </table:table-row>
        <table:table-row table:style-name="ro1">
          <table:table-cell office:value-type="float" office:value="0.0808619931340218" calcext:value-type="float">
            <text:p>0.0808619931</text:p>
          </table:table-cell>
          <table:table-cell office:value-type="float" office:value="45.5058364868164" calcext:value-type="float">
            <text:p>45.5058364868</text:p>
          </table:table-cell>
          <table:table-cell table:number-columns-repeated="6"/>
        </table:table-row>
        <table:table-row table:style-name="ro1">
          <table:table-cell office:value-type="float" office:value="0.140495851635933" calcext:value-type="float">
            <text:p>0.1404958516</text:p>
          </table:table-cell>
          <table:table-cell office:value-type="float" office:value="35.6661720275879" calcext:value-type="float">
            <text:p>35.6661720276</text:p>
          </table:table-cell>
          <table:table-cell table:number-columns-repeated="6"/>
        </table:table-row>
        <table:table-row table:style-name="ro1">
          <table:table-cell office:value-type="float" office:value="0.0224901773035526" calcext:value-type="float">
            <text:p>0.0224901773</text:p>
          </table:table-cell>
          <table:table-cell office:value-type="float" office:value="43.7293930053711" calcext:value-type="float">
            <text:p>43.7293930054</text:p>
          </table:table-cell>
          <table:table-cell table:number-columns-repeated="6"/>
        </table:table-row>
        <table:table-row table:style-name="ro1">
          <table:table-cell office:value-type="float" office:value="0.34954246878624" calcext:value-type="float">
            <text:p>0.3495424688</text:p>
          </table:table-cell>
          <table:table-cell office:value-type="float" office:value="48.710578918457" calcext:value-type="float">
            <text:p>48.7105789185</text:p>
          </table:table-cell>
          <table:table-cell table:number-columns-repeated="6"/>
        </table:table-row>
        <table:table-row table:style-name="ro1">
          <table:table-cell office:value-type="float" office:value="0.4146888256073" calcext:value-type="float">
            <text:p>0.4146888256</text:p>
          </table:table-cell>
          <table:table-cell office:value-type="float" office:value="45.5635719299316" calcext:value-type="float">
            <text:p>45.5635719299</text:p>
          </table:table-cell>
          <table:table-cell table:number-columns-repeated="6"/>
        </table:table-row>
        <table:table-row table:style-name="ro1">
          <table:table-cell office:value-type="float" office:value="0.76273101568222" calcext:value-type="float">
            <text:p>0.7627310157</text:p>
          </table:table-cell>
          <table:table-cell office:value-type="float" office:value="47.876106262207" calcext:value-type="float">
            <text:p>47.8761062622</text:p>
          </table:table-cell>
          <table:table-cell table:number-columns-repeated="6"/>
        </table:table-row>
        <table:table-row table:style-name="ro1">
          <table:table-cell office:value-type="float" office:value="0.177267536520958" calcext:value-type="float">
            <text:p>0.1772675365</text:p>
          </table:table-cell>
          <table:table-cell office:value-type="float" office:value="47.5023803710937" calcext:value-type="float">
            <text:p>47.5023803711</text:p>
          </table:table-cell>
          <table:table-cell table:number-columns-repeated="6"/>
        </table:table-row>
        <table:table-row table:style-name="ro1">
          <table:table-cell office:value-type="float" office:value="0.16271086037159" calcext:value-type="float">
            <text:p>0.1627108604</text:p>
          </table:table-cell>
          <table:table-cell office:value-type="float" office:value="48.4309005737305" calcext:value-type="float">
            <text:p>48.4309005737</text:p>
          </table:table-cell>
          <table:table-cell table:number-columns-repeated="6"/>
        </table:table-row>
        <table:table-row table:style-name="ro1">
          <table:table-cell office:value-type="float" office:value="1.68708455562592" calcext:value-type="float">
            <text:p>1.6870845556</text:p>
          </table:table-cell>
          <table:table-cell office:value-type="float" office:value="48.2064819335938" calcext:value-type="float">
            <text:p>48.2064819336</text:p>
          </table:table-cell>
          <table:table-cell table:number-columns-repeated="6"/>
        </table:table-row>
        <table:table-row table:style-name="ro1">
          <table:table-cell office:value-type="float" office:value="0.0759084969758987" calcext:value-type="float">
            <text:p>0.075908497</text:p>
          </table:table-cell>
          <table:table-cell office:value-type="float" office:value="48.3228607177734" calcext:value-type="float">
            <text:p>48.3228607178</text:p>
          </table:table-cell>
          <table:table-cell table:number-columns-repeated="6"/>
        </table:table-row>
        <table:table-row table:style-name="ro1">
          <table:table-cell office:value-type="float" office:value="0.00192083464935422" calcext:value-type="float">
            <text:p>0.0019208346</text:p>
          </table:table-cell>
          <table:table-cell office:value-type="float" office:value="51.7295379638672" calcext:value-type="float">
            <text:p>51.7295379639</text:p>
          </table:table-cell>
          <table:table-cell table:number-columns-repeated="6"/>
        </table:table-row>
        <table:table-row table:style-name="ro1">
          <table:table-cell office:value-type="float" office:value="0.0171522982418537" calcext:value-type="float">
            <text:p>0.0171522982</text:p>
          </table:table-cell>
          <table:table-cell office:value-type="float" office:value="51.6473045349121" calcext:value-type="float">
            <text:p>51.6473045349</text:p>
          </table:table-cell>
          <table:table-cell table:number-columns-repeated="6"/>
        </table:table-row>
        <table:table-row table:style-name="ro1">
          <table:table-cell office:value-type="float" office:value="0.0118849352002144" calcext:value-type="float">
            <text:p>0.0118849352</text:p>
          </table:table-cell>
          <table:table-cell office:value-type="float" office:value="48.1184425354004" calcext:value-type="float">
            <text:p>48.1184425354</text:p>
          </table:table-cell>
          <table:table-cell table:number-columns-repeated="6"/>
        </table:table-row>
        <table:table-row table:style-name="ro1">
          <table:table-cell office:value-type="float" office:value="0.0676769241690636" calcext:value-type="float">
            <text:p>0.0676769242</text:p>
          </table:table-cell>
          <table:table-cell office:value-type="float" office:value="49.0324058532715" calcext:value-type="float">
            <text:p>49.0324058533</text:p>
          </table:table-cell>
          <table:table-cell table:number-columns-repeated="6"/>
        </table:table-row>
        <table:table-row table:style-name="ro1">
          <table:table-cell office:value-type="float" office:value="0.0700166970491409" calcext:value-type="float">
            <text:p>0.070016697</text:p>
          </table:table-cell>
          <table:table-cell office:value-type="float" office:value="50.4100685119629" calcext:value-type="float">
            <text:p>50.410068512</text:p>
          </table:table-cell>
          <table:table-cell table:number-columns-repeated="6"/>
        </table:table-row>
        <table:table-row table:style-name="ro1">
          <table:table-cell office:value-type="float" office:value="0.00107197440229356" calcext:value-type="float">
            <text:p>0.0010719744</text:p>
          </table:table-cell>
          <table:table-cell office:value-type="float" office:value="51.7278518676758" calcext:value-type="float">
            <text:p>51.7278518677</text:p>
          </table:table-cell>
          <table:table-cell table:number-columns-repeated="6"/>
        </table:table-row>
        <table:table-row table:style-name="ro1">
          <table:table-cell office:value-type="float" office:value="4.48201656341553" calcext:value-type="float">
            <text:p>4.4820165634</text:p>
          </table:table-cell>
          <table:table-cell office:value-type="float" office:value="48.120475769043" calcext:value-type="float">
            <text:p>48.120475769</text:p>
          </table:table-cell>
          <table:table-cell table:number-columns-repeated="6"/>
        </table:table-row>
        <table:table-row table:style-name="ro1">
          <table:table-cell office:value-type="float" office:value="0.853899121284485" calcext:value-type="float">
            <text:p>0.8538991213</text:p>
          </table:table-cell>
          <table:table-cell office:value-type="float" office:value="49.2616348266602" calcext:value-type="float">
            <text:p>49.2616348267</text:p>
          </table:table-cell>
          <table:table-cell table:number-columns-repeated="6"/>
        </table:table-row>
        <table:table-row table:style-name="ro1">
          <table:table-cell office:value-type="float" office:value="0.16841796040535" calcext:value-type="float">
            <text:p>0.1684179604</text:p>
          </table:table-cell>
          <table:table-cell office:value-type="float" office:value="47.2210655212402" calcext:value-type="float">
            <text:p>47.2210655212</text:p>
          </table:table-cell>
          <table:table-cell table:number-columns-repeated="6"/>
        </table:table-row>
        <table:table-row table:style-name="ro1">
          <table:table-cell office:value-type="float" office:value="1.10836505889893" calcext:value-type="float">
            <text:p>1.1083650589</text:p>
          </table:table-cell>
          <table:table-cell office:value-type="float" office:value="48.9734230041504" calcext:value-type="float">
            <text:p>48.9734230042</text:p>
          </table:table-cell>
          <table:table-cell table:number-columns-repeated="6"/>
        </table:table-row>
        <table:table-row table:style-name="ro1">
          <table:table-cell office:value-type="float" office:value="1.85813140869141" calcext:value-type="float">
            <text:p>1.8581314087</text:p>
          </table:table-cell>
          <table:table-cell office:value-type="float" office:value="49.8666000366211" calcext:value-type="float">
            <text:p>49.8666000366</text:p>
          </table:table-cell>
          <table:table-cell table:number-columns-repeated="6"/>
        </table:table-row>
        <table:table-row table:style-name="ro1">
          <table:table-cell office:value-type="float" office:value="0.346963733434677" calcext:value-type="float">
            <text:p>0.3469637334</text:p>
          </table:table-cell>
          <table:table-cell office:value-type="float" office:value="47.489086151123" calcext:value-type="float">
            <text:p>47.4890861511</text:p>
          </table:table-cell>
          <table:table-cell table:number-columns-repeated="6"/>
        </table:table-row>
        <table:table-row table:style-name="ro1">
          <table:table-cell office:value-type="float" office:value="0.0668570026755333" calcext:value-type="float">
            <text:p>0.0668570027</text:p>
          </table:table-cell>
          <table:table-cell office:value-type="float" office:value="47.4673690795899" calcext:value-type="float">
            <text:p>47.4673690796</text:p>
          </table:table-cell>
          <table:table-cell table:number-columns-repeated="6"/>
        </table:table-row>
        <table:table-row table:style-name="ro1">
          <table:table-cell office:value-type="float" office:value="0.00146939803380519" calcext:value-type="float">
            <text:p>0.001469398</text:p>
          </table:table-cell>
          <table:table-cell office:value-type="float" office:value="47.4687767028809" calcext:value-type="float">
            <text:p>47.4687767029</text:p>
          </table:table-cell>
          <table:table-cell table:number-columns-repeated="6"/>
        </table:table-row>
        <table:table-row table:style-name="ro1">
          <table:table-cell office:value-type="float" office:value="0.10000791400671" calcext:value-type="float">
            <text:p>0.100007914</text:p>
          </table:table-cell>
          <table:table-cell office:value-type="float" office:value="47.1777229309082" calcext:value-type="float">
            <text:p>47.1777229309</text:p>
          </table:table-cell>
          <table:table-cell table:number-columns-repeated="6"/>
        </table:table-row>
        <table:table-row table:style-name="ro1">
          <table:table-cell office:value-type="float" office:value="1.86011743545532" calcext:value-type="float">
            <text:p>1.8601174355</text:p>
          </table:table-cell>
          <table:table-cell office:value-type="float" office:value="47.9352607727051" calcext:value-type="float">
            <text:p>47.9352607727</text:p>
          </table:table-cell>
          <table:table-cell table:number-columns-repeated="6"/>
        </table:table-row>
        <table:table-row table:style-name="ro1">
          <table:table-cell office:value-type="float" office:value="9.11969375610352" calcext:value-type="float">
            <text:p>9.1196937561</text:p>
          </table:table-cell>
          <table:table-cell office:value-type="float" office:value="47.9676551818848" calcext:value-type="float">
            <text:p>47.9676551819</text:p>
          </table:table-cell>
          <table:table-cell table:number-columns-repeated="6"/>
        </table:table-row>
        <table:table-row table:style-name="ro1">
          <table:table-cell office:value-type="float" office:value="0.40699166059494" calcext:value-type="float">
            <text:p>0.4069916606</text:p>
          </table:table-cell>
          <table:table-cell office:value-type="float" office:value="47.8877677917481" calcext:value-type="float">
            <text:p>47.8877677917</text:p>
          </table:table-cell>
          <table:table-cell table:number-columns-repeated="6"/>
        </table:table-row>
        <table:table-row table:style-name="ro1">
          <table:table-cell office:value-type="float" office:value="0.933057725429535" calcext:value-type="float">
            <text:p>0.9330577254</text:p>
          </table:table-cell>
          <table:table-cell office:value-type="float" office:value="47.9104461669922" calcext:value-type="float">
            <text:p>47.910446167</text:p>
          </table:table-cell>
          <table:table-cell table:number-columns-repeated="6"/>
        </table:table-row>
        <table:table-row table:style-name="ro1">
          <table:table-cell office:value-type="float" office:value="0.0245033372193575" calcext:value-type="float">
            <text:p>0.0245033372</text:p>
          </table:table-cell>
          <table:table-cell office:value-type="float" office:value="48.5488319396973" calcext:value-type="float">
            <text:p>48.5488319397</text:p>
          </table:table-cell>
          <table:table-cell table:number-columns-repeated="6"/>
        </table:table-row>
        <table:table-row table:style-name="ro1">
          <table:table-cell office:value-type="float" office:value="0.00270096119493246" calcext:value-type="float">
            <text:p>0.0027009612</text:p>
          </table:table-cell>
          <table:table-cell office:value-type="float" office:value="49.2704696655273" calcext:value-type="float">
            <text:p>49.2704696655</text:p>
          </table:table-cell>
          <table:table-cell table:number-columns-repeated="6"/>
        </table:table-row>
        <table:table-row table:style-name="ro1">
          <table:table-cell office:value-type="float" office:value="0.370407700538635" calcext:value-type="float">
            <text:p>0.3704077005</text:p>
          </table:table-cell>
          <table:table-cell office:value-type="float" office:value="48.3706970214844" calcext:value-type="float">
            <text:p>48.3706970215</text:p>
          </table:table-cell>
          <table:table-cell table:number-columns-repeated="6"/>
        </table:table-row>
        <table:table-row table:style-name="ro1">
          <table:table-cell office:value-type="float" office:value="0.0745280683040619" calcext:value-type="float">
            <text:p>0.0745280683</text:p>
          </table:table-cell>
          <table:table-cell office:value-type="float" office:value="48.1553802490234" calcext:value-type="float">
            <text:p>48.155380249</text:p>
          </table:table-cell>
          <table:table-cell table:number-columns-repeated="6"/>
        </table:table-row>
        <table:table-row table:style-name="ro1">
          <table:table-cell office:value-type="float" office:value="0.809044539928436" calcext:value-type="float">
            <text:p>0.8090445399</text:p>
          </table:table-cell>
          <table:table-cell office:value-type="float" office:value="50.361499786377" calcext:value-type="float">
            <text:p>50.3614997864</text:p>
          </table:table-cell>
          <table:table-cell table:number-columns-repeated="6"/>
        </table:table-row>
        <table:table-row table:style-name="ro1">
          <table:table-cell office:value-type="float" office:value="2.66530466079712" calcext:value-type="float">
            <text:p>2.6653046608</text:p>
          </table:table-cell>
          <table:table-cell office:value-type="float" office:value="49.1201248168945" calcext:value-type="float">
            <text:p>49.1201248169</text:p>
          </table:table-cell>
          <table:table-cell table:number-columns-repeated="6"/>
        </table:table-row>
        <table:table-row table:style-name="ro1">
          <table:table-cell office:value-type="float" office:value="0.576157808303833" calcext:value-type="float">
            <text:p>0.5761578083</text:p>
          </table:table-cell>
          <table:table-cell office:value-type="float" office:value="45.5008201599121" calcext:value-type="float">
            <text:p>45.5008201599</text:p>
          </table:table-cell>
          <table:table-cell table:number-columns-repeated="6"/>
        </table:table-row>
        <table:table-row table:style-name="ro1">
          <table:table-cell office:value-type="float" office:value="4.66223764419556" calcext:value-type="float">
            <text:p>4.6622376442</text:p>
          </table:table-cell>
          <table:table-cell office:value-type="float" office:value="46.1781539916992" calcext:value-type="float">
            <text:p>46.1781539917</text:p>
          </table:table-cell>
          <table:table-cell table:number-columns-repeated="6"/>
        </table:table-row>
        <table:table-row table:style-name="ro1">
          <table:table-cell office:value-type="float" office:value="0.120228461921215" calcext:value-type="float">
            <text:p>0.1202284619</text:p>
          </table:table-cell>
          <table:table-cell office:value-type="float" office:value="47.87353515625" calcext:value-type="float">
            <text:p>47.8735351563</text:p>
          </table:table-cell>
          <table:table-cell table:number-columns-repeated="6"/>
        </table:table-row>
        <table:table-row table:style-name="ro1">
          <table:table-cell office:value-type="float" office:value="0.0357821881771088" calcext:value-type="float">
            <text:p>0.0357821882</text:p>
          </table:table-cell>
          <table:table-cell office:value-type="float" office:value="25.6321449279785" calcext:value-type="float">
            <text:p>25.632144928</text:p>
          </table:table-cell>
          <table:table-cell table:number-columns-repeated="6"/>
        </table:table-row>
        <table:table-row table:style-name="ro1">
          <table:table-cell office:value-type="float" office:value="0.599536836147308" calcext:value-type="float">
            <text:p>0.5995368361</text:p>
          </table:table-cell>
          <table:table-cell office:value-type="float" office:value="28.9900035858154" calcext:value-type="float">
            <text:p>28.9900035858</text:p>
          </table:table-cell>
          <table:table-cell table:number-columns-repeated="6"/>
        </table:table-row>
        <table:table-row table:style-name="ro1">
          <table:table-cell office:value-type="float" office:value="0.265973687171936" calcext:value-type="float">
            <text:p>0.2659736872</text:p>
          </table:table-cell>
          <table:table-cell office:value-type="float" office:value="48.6519470214844" calcext:value-type="float">
            <text:p>48.6519470215</text:p>
          </table:table-cell>
          <table:table-cell table:number-columns-repeated="6"/>
        </table:table-row>
        <table:table-row table:style-name="ro1">
          <table:table-cell office:value-type="float" office:value="0.0026473980396986" calcext:value-type="float">
            <text:p>0.002647398</text:p>
          </table:table-cell>
          <table:table-cell office:value-type="float" office:value="45.3559684753418" calcext:value-type="float">
            <text:p>45.3559684753</text:p>
          </table:table-cell>
          <table:table-cell table:number-columns-repeated="6"/>
        </table:table-row>
        <table:table-row table:style-name="ro1">
          <table:table-cell office:value-type="float" office:value="0.000420148717239499" calcext:value-type="float">
            <text:p>0.0004201487</text:p>
          </table:table-cell>
          <table:table-cell office:value-type="float" office:value="46.4995613098145" calcext:value-type="float">
            <text:p>46.4995613098</text:p>
          </table:table-cell>
          <table:table-cell table:number-columns-repeated="6"/>
        </table:table-row>
        <table:table-row table:style-name="ro1">
          <table:table-cell office:value-type="float" office:value="1.81656730175018" calcext:value-type="float">
            <text:p>1.8165673018</text:p>
          </table:table-cell>
          <table:table-cell office:value-type="float" office:value="46.7938385009766" calcext:value-type="float">
            <text:p>46.793838501</text:p>
          </table:table-cell>
          <table:table-cell table:number-columns-repeated="6"/>
        </table:table-row>
        <table:table-row table:style-name="ro1">
          <table:table-cell office:value-type="float" office:value="1.25289046764374" calcext:value-type="float">
            <text:p>1.2528904676</text:p>
          </table:table-cell>
          <table:table-cell office:value-type="float" office:value="34.2475738525391" calcext:value-type="float">
            <text:p>34.2475738525</text:p>
          </table:table-cell>
          <table:table-cell table:number-columns-repeated="6"/>
        </table:table-row>
        <table:table-row table:style-name="ro1">
          <table:table-cell office:value-type="float" office:value="0.0729925930500031" calcext:value-type="float">
            <text:p>0.0729925931</text:p>
          </table:table-cell>
          <table:table-cell office:value-type="float" office:value="37.3308334350586" calcext:value-type="float">
            <text:p>37.3308334351</text:p>
          </table:table-cell>
          <table:table-cell table:number-columns-repeated="6"/>
        </table:table-row>
        <table:table-row table:style-name="ro1">
          <table:table-cell office:value-type="float" office:value="0.166550159454346" calcext:value-type="float">
            <text:p>0.1665501595</text:p>
          </table:table-cell>
          <table:table-cell office:value-type="float" office:value="47.4371681213379" calcext:value-type="float">
            <text:p>47.4371681213</text:p>
          </table:table-cell>
          <table:table-cell table:number-columns-repeated="6"/>
        </table:table-row>
        <table:table-row table:style-name="ro1">
          <table:table-cell office:value-type="float" office:value="0.0560368224978447" calcext:value-type="float">
            <text:p>0.0560368225</text:p>
          </table:table-cell>
          <table:table-cell office:value-type="float" office:value="37.4069747924805" calcext:value-type="float">
            <text:p>37.4069747925</text:p>
          </table:table-cell>
          <table:table-cell table:number-columns-repeated="6"/>
        </table:table-row>
        <table:table-row table:style-name="ro1">
          <table:table-cell office:value-type="float" office:value="2.05854296684265" calcext:value-type="float">
            <text:p>2.0585429668</text:p>
          </table:table-cell>
          <table:table-cell office:value-type="float" office:value="47.8932571411133" calcext:value-type="float">
            <text:p>47.8932571411</text:p>
          </table:table-cell>
          <table:table-cell table:number-columns-repeated="6"/>
        </table:table-row>
        <table:table-row table:style-name="ro1">
          <table:table-cell office:value-type="float" office:value="0.789698421955108" calcext:value-type="float">
            <text:p>0.789698422</text:p>
          </table:table-cell>
          <table:table-cell office:value-type="float" office:value="45.8499183654785" calcext:value-type="float">
            <text:p>45.8499183655</text:p>
          </table:table-cell>
          <table:table-cell table:number-columns-repeated="6"/>
        </table:table-row>
        <table:table-row table:style-name="ro1">
          <table:table-cell office:value-type="float" office:value="0.207525908946991" calcext:value-type="float">
            <text:p>0.2075259089</text:p>
          </table:table-cell>
          <table:table-cell office:value-type="float" office:value="47.3898162841797" calcext:value-type="float">
            <text:p>47.3898162842</text:p>
          </table:table-cell>
          <table:table-cell table:number-columns-repeated="6"/>
        </table:table-row>
        <table:table-row table:style-name="ro1">
          <table:table-cell office:value-type="float" office:value="0.000975511211436242" calcext:value-type="float">
            <text:p>0.0009755112</text:p>
          </table:table-cell>
          <table:table-cell office:value-type="float" office:value="46.7019577026367" calcext:value-type="float">
            <text:p>46.7019577026</text:p>
          </table:table-cell>
          <table:table-cell table:number-columns-repeated="6"/>
        </table:table-row>
        <table:table-row table:style-name="ro1">
          <table:table-cell office:value-type="float" office:value="0.13799761235714" calcext:value-type="float">
            <text:p>0.1379976124</text:p>
          </table:table-cell>
          <table:table-cell office:value-type="float" office:value="46.2911529541016" calcext:value-type="float">
            <text:p>46.2911529541</text:p>
          </table:table-cell>
          <table:table-cell table:number-columns-repeated="6"/>
        </table:table-row>
        <table:table-row table:style-name="ro1">
          <table:table-cell office:value-type="float" office:value="0.0610653571784496" calcext:value-type="float">
            <text:p>0.0610653572</text:p>
          </table:table-cell>
          <table:table-cell office:value-type="float" office:value="47.2271003723145" calcext:value-type="float">
            <text:p>47.2271003723</text:p>
          </table:table-cell>
          <table:table-cell table:number-columns-repeated="6"/>
        </table:table-row>
        <table:table-row table:style-name="ro1">
          <table:table-cell office:value-type="float" office:value="0.682351768016815" calcext:value-type="float">
            <text:p>0.682351768</text:p>
          </table:table-cell>
          <table:table-cell office:value-type="float" office:value="46.8781242370605" calcext:value-type="float">
            <text:p>46.8781242371</text:p>
          </table:table-cell>
          <table:table-cell table:number-columns-repeated="6"/>
        </table:table-row>
        <table:table-row table:style-name="ro1">
          <table:table-cell office:value-type="float" office:value="0.149740651249886" calcext:value-type="float">
            <text:p>0.1497406512</text:p>
          </table:table-cell>
          <table:table-cell office:value-type="float" office:value="47.4015159606934" calcext:value-type="float">
            <text:p>47.4015159607</text:p>
          </table:table-cell>
          <table:table-cell table:number-columns-repeated="6"/>
        </table:table-row>
        <table:table-row table:style-name="ro1">
          <table:table-cell office:value-type="float" office:value="0.408410847187042" calcext:value-type="float">
            <text:p>0.4084108472</text:p>
          </table:table-cell>
          <table:table-cell office:value-type="float" office:value="26.9804077148437" calcext:value-type="float">
            <text:p>26.9804077148</text:p>
          </table:table-cell>
          <table:table-cell table:number-columns-repeated="6"/>
        </table:table-row>
        <table:table-row table:style-name="ro1">
          <table:table-cell office:value-type="float" office:value="0.0107668675482273" calcext:value-type="float">
            <text:p>0.0107668675</text:p>
          </table:table-cell>
          <table:table-cell office:value-type="float" office:value="42.729362487793" calcext:value-type="float">
            <text:p>42.7293624878</text:p>
          </table:table-cell>
          <table:table-cell table:number-columns-repeated="6"/>
        </table:table-row>
        <table:table-row table:style-name="ro1">
          <table:table-cell office:value-type="float" office:value="0.370713114738464" calcext:value-type="float">
            <text:p>0.3707131147</text:p>
          </table:table-cell>
          <table:table-cell office:value-type="float" office:value="47.6881790161133" calcext:value-type="float">
            <text:p>47.6881790161</text:p>
          </table:table-cell>
          <table:table-cell table:number-columns-repeated="6"/>
        </table:table-row>
        <table:table-row table:style-name="ro1">
          <table:table-cell office:value-type="float" office:value="0.0219465885311365" calcext:value-type="float">
            <text:p>0.0219465885</text:p>
          </table:table-cell>
          <table:table-cell office:value-type="float" office:value="45.8303298950195" calcext:value-type="float">
            <text:p>45.830329895</text:p>
          </table:table-cell>
          <table:table-cell table:number-columns-repeated="6"/>
        </table:table-row>
        <table:table-row table:style-name="ro1">
          <table:table-cell office:value-type="float" office:value="4.0392599105835" calcext:value-type="float">
            <text:p>4.0392599106</text:p>
          </table:table-cell>
          <table:table-cell office:value-type="float" office:value="47.0739784240723" calcext:value-type="float">
            <text:p>47.0739784241</text:p>
          </table:table-cell>
          <table:table-cell table:number-columns-repeated="6"/>
        </table:table-row>
        <table:table-row table:style-name="ro1">
          <table:table-cell office:value-type="float" office:value="0.0788708925247193" calcext:value-type="float">
            <text:p>0.0788708925</text:p>
          </table:table-cell>
          <table:table-cell office:value-type="float" office:value="47.6991348266602" calcext:value-type="float">
            <text:p>47.6991348267</text:p>
          </table:table-cell>
          <table:table-cell table:number-columns-repeated="6"/>
        </table:table-row>
        <table:table-row table:style-name="ro1">
          <table:table-cell office:value-type="float" office:value="0.0114075606688857" calcext:value-type="float">
            <text:p>0.0114075607</text:p>
          </table:table-cell>
          <table:table-cell office:value-type="float" office:value="46.2400894165039" calcext:value-type="float">
            <text:p>46.2400894165</text:p>
          </table:table-cell>
          <table:table-cell table:number-columns-repeated="6"/>
        </table:table-row>
        <table:table-row table:style-name="ro1">
          <table:table-cell office:value-type="float" office:value="0.0384026691317558" calcext:value-type="float">
            <text:p>0.0384026691</text:p>
          </table:table-cell>
          <table:table-cell office:value-type="float" office:value="43.7470474243164" calcext:value-type="float">
            <text:p>43.7470474243</text:p>
          </table:table-cell>
          <table:table-cell table:number-columns-repeated="6"/>
        </table:table-row>
        <table:table-row table:style-name="ro1">
          <table:table-cell office:value-type="float" office:value="0.103572353720665" calcext:value-type="float">
            <text:p>0.1035723537</text:p>
          </table:table-cell>
          <table:table-cell office:value-type="float" office:value="47.0600433349609" calcext:value-type="float">
            <text:p>47.060043335</text:p>
          </table:table-cell>
          <table:table-cell table:number-columns-repeated="6"/>
        </table:table-row>
        <table:table-row table:style-name="ro1">
          <table:table-cell office:value-type="float" office:value="0.438073754310608" calcext:value-type="float">
            <text:p>0.4380737543</text:p>
          </table:table-cell>
          <table:table-cell office:value-type="float" office:value="47.5482940673828" calcext:value-type="float">
            <text:p>47.5482940674</text:p>
          </table:table-cell>
          <table:table-cell table:number-columns-repeated="6"/>
        </table:table-row>
        <table:table-row table:style-name="ro1">
          <table:table-cell office:value-type="float" office:value="0.40535506606102" calcext:value-type="float">
            <text:p>0.4053550661</text:p>
          </table:table-cell>
          <table:table-cell office:value-type="float" office:value="43.7763671875" calcext:value-type="float">
            <text:p>43.7763671875</text:p>
          </table:table-cell>
          <table:table-cell table:number-columns-repeated="6"/>
        </table:table-row>
        <table:table-row table:style-name="ro1">
          <table:table-cell office:value-type="float" office:value="0.198366567492485" calcext:value-type="float">
            <text:p>0.1983665675</text:p>
          </table:table-cell>
          <table:table-cell office:value-type="float" office:value="48.0347785949707" calcext:value-type="float">
            <text:p>48.034778595</text:p>
          </table:table-cell>
          <table:table-cell table:number-columns-repeated="6"/>
        </table:table-row>
        <table:table-row table:style-name="ro1">
          <table:table-cell office:value-type="float" office:value="0.174886092543602" calcext:value-type="float">
            <text:p>0.1748860925</text:p>
          </table:table-cell>
          <table:table-cell office:value-type="float" office:value="47.8022842407227" calcext:value-type="float">
            <text:p>47.8022842407</text:p>
          </table:table-cell>
          <table:table-cell table:number-columns-repeated="6"/>
        </table:table-row>
        <table:table-row table:style-name="ro1">
          <table:table-cell office:value-type="float" office:value="0.0163576789200306" calcext:value-type="float">
            <text:p>0.0163576789</text:p>
          </table:table-cell>
          <table:table-cell office:value-type="float" office:value="48.0851860046387" calcext:value-type="float">
            <text:p>48.0851860046</text:p>
          </table:table-cell>
          <table:table-cell table:number-columns-repeated="6"/>
        </table:table-row>
        <table:table-row table:style-name="ro1">
          <table:table-cell office:value-type="float" office:value="0.0590217262506485" calcext:value-type="float">
            <text:p>0.0590217263</text:p>
          </table:table-cell>
          <table:table-cell office:value-type="float" office:value="47.1259498596191" calcext:value-type="float">
            <text:p>47.1259498596</text:p>
          </table:table-cell>
          <table:table-cell table:number-columns-repeated="6"/>
        </table:table-row>
        <table:table-row table:style-name="ro1">
          <table:table-cell office:value-type="float" office:value="0.0373110547661781" calcext:value-type="float">
            <text:p>0.0373110548</text:p>
          </table:table-cell>
          <table:table-cell office:value-type="float" office:value="35.6860122680664" calcext:value-type="float">
            <text:p>35.6860122681</text:p>
          </table:table-cell>
          <table:table-cell table:number-columns-repeated="6"/>
        </table:table-row>
        <table:table-row table:style-name="ro1">
          <table:table-cell office:value-type="float" office:value="0.0031348685733974" calcext:value-type="float">
            <text:p>0.0031348686</text:p>
          </table:table-cell>
          <table:table-cell office:value-type="float" office:value="48.4810638427734" calcext:value-type="float">
            <text:p>48.4810638428</text:p>
          </table:table-cell>
          <table:table-cell table:number-columns-repeated="6"/>
        </table:table-row>
        <table:table-row table:style-name="ro1">
          <table:table-cell office:value-type="float" office:value="0.00407614838331938" calcext:value-type="float">
            <text:p>0.0040761484</text:p>
          </table:table-cell>
          <table:table-cell office:value-type="float" office:value="47.9031715393066" calcext:value-type="float">
            <text:p>47.9031715393</text:p>
          </table:table-cell>
          <table:table-cell table:number-columns-repeated="6"/>
        </table:table-row>
        <table:table-row table:style-name="ro1">
          <table:table-cell office:value-type="float" office:value="0.00819813832640648" calcext:value-type="float">
            <text:p>0.0081981383</text:p>
          </table:table-cell>
          <table:table-cell office:value-type="float" office:value="43.4344520568848" calcext:value-type="float">
            <text:p>43.4344520569</text:p>
          </table:table-cell>
          <table:table-cell table:number-columns-repeated="6"/>
        </table:table-row>
        <table:table-row table:style-name="ro1">
          <table:table-cell office:value-type="float" office:value="0.00550484424456954" calcext:value-type="float">
            <text:p>0.0055048442</text:p>
          </table:table-cell>
          <table:table-cell office:value-type="float" office:value="27.185396194458" calcext:value-type="float">
            <text:p>27.1853961945</text:p>
          </table:table-cell>
          <table:table-cell table:number-columns-repeated="6"/>
        </table:table-row>
        <table:table-row table:style-name="ro1">
          <table:table-cell office:value-type="float" office:value="0.01307980902493" calcext:value-type="float">
            <text:p>0.013079809</text:p>
          </table:table-cell>
          <table:table-cell office:value-type="float" office:value="47.6380386352539" calcext:value-type="float">
            <text:p>47.6380386353</text:p>
          </table:table-cell>
          <table:table-cell table:number-columns-repeated="6"/>
        </table:table-row>
        <table:table-row table:style-name="ro1">
          <table:table-cell office:value-type="float" office:value="2.39812207221985" calcext:value-type="float">
            <text:p>2.3981220722</text:p>
          </table:table-cell>
          <table:table-cell office:value-type="float" office:value="36.5670280456543" calcext:value-type="float">
            <text:p>36.5670280457</text:p>
          </table:table-cell>
          <table:table-cell table:number-columns-repeated="6"/>
        </table:table-row>
        <table:table-row table:style-name="ro1">
          <table:table-cell office:value-type="float" office:value="0.118604697287083" calcext:value-type="float">
            <text:p>0.1186046973</text:p>
          </table:table-cell>
          <table:table-cell office:value-type="float" office:value="47.7541961669922" calcext:value-type="float">
            <text:p>47.754196167</text:p>
          </table:table-cell>
          <table:table-cell table:number-columns-repeated="6"/>
        </table:table-row>
        <table:table-row table:style-name="ro1">
          <table:table-cell office:value-type="float" office:value="0.00277122482657433" calcext:value-type="float">
            <text:p>0.0027712248</text:p>
          </table:table-cell>
          <table:table-cell office:value-type="float" office:value="47.9273300170898" calcext:value-type="float">
            <text:p>47.9273300171</text:p>
          </table:table-cell>
          <table:table-cell table:number-columns-repeated="6"/>
        </table:table-row>
        <table:table-row table:style-name="ro1">
          <table:table-cell office:value-type="float" office:value="0.000484830292407423" calcext:value-type="float">
            <text:p>0.0004848303</text:p>
          </table:table-cell>
          <table:table-cell office:value-type="float" office:value="48.2439346313477" calcext:value-type="float">
            <text:p>48.2439346313</text:p>
          </table:table-cell>
          <table:table-cell table:number-columns-repeated="6"/>
        </table:table-row>
        <table:table-row table:style-name="ro1">
          <table:table-cell office:value-type="float" office:value="0.0307087693363428" calcext:value-type="float">
            <text:p>0.0307087693</text:p>
          </table:table-cell>
          <table:table-cell office:value-type="float" office:value="46.8391571044922" calcext:value-type="float">
            <text:p>46.8391571045</text:p>
          </table:table-cell>
          <table:table-cell table:number-columns-repeated="6"/>
        </table:table-row>
        <table:table-row table:style-name="ro1">
          <table:table-cell office:value-type="float" office:value="1.06562602519989" calcext:value-type="float">
            <text:p>1.0656260252</text:p>
          </table:table-cell>
          <table:table-cell office:value-type="float" office:value="45.8217811584473" calcext:value-type="float">
            <text:p>45.8217811584</text:p>
          </table:table-cell>
          <table:table-cell table:number-columns-repeated="6"/>
        </table:table-row>
        <table:table-row table:style-name="ro1">
          <table:table-cell office:value-type="float" office:value="0.238591581583023" calcext:value-type="float">
            <text:p>0.2385915816</text:p>
          </table:table-cell>
          <table:table-cell office:value-type="float" office:value="47.1199150085449" calcext:value-type="float">
            <text:p>47.1199150085</text:p>
          </table:table-cell>
          <table:table-cell table:number-columns-repeated="6"/>
        </table:table-row>
        <table:table-row table:style-name="ro1">
          <table:table-cell office:value-type="float" office:value="0.142173126339912" calcext:value-type="float">
            <text:p>0.1421731263</text:p>
          </table:table-cell>
          <table:table-cell office:value-type="float" office:value="48.3450660705566" calcext:value-type="float">
            <text:p>48.3450660706</text:p>
          </table:table-cell>
          <table:table-cell table:number-columns-repeated="6"/>
        </table:table-row>
        <table:table-row table:style-name="ro1">
          <table:table-cell office:value-type="float" office:value="0.000182408606633544" calcext:value-type="float">
            <text:p>0.0001824086</text:p>
          </table:table-cell>
          <table:table-cell office:value-type="float" office:value="48.3464202880859" calcext:value-type="float">
            <text:p>48.3464202881</text:p>
          </table:table-cell>
          <table:table-cell table:number-columns-repeated="6"/>
        </table:table-row>
        <table:table-row table:style-name="ro1">
          <table:table-cell office:value-type="float" office:value="0.000300356070511043" calcext:value-type="float">
            <text:p>0.0003003561</text:p>
          </table:table-cell>
          <table:table-cell office:value-type="float" office:value="42.5555152893066" calcext:value-type="float">
            <text:p>42.5555152893</text:p>
          </table:table-cell>
          <table:table-cell table:number-columns-repeated="6"/>
        </table:table-row>
        <table:table-row table:style-name="ro1">
          <table:table-cell office:value-type="float" office:value="0.107211574912071" calcext:value-type="float">
            <text:p>0.1072115749</text:p>
          </table:table-cell>
          <table:table-cell office:value-type="float" office:value="48.5935478210449" calcext:value-type="float">
            <text:p>48.593547821</text:p>
          </table:table-cell>
          <table:table-cell table:number-columns-repeated="6"/>
        </table:table-row>
        <table:table-row table:style-name="ro1">
          <table:table-cell office:value-type="float" office:value="0.098781630396843" calcext:value-type="float">
            <text:p>0.0987816304</text:p>
          </table:table-cell>
          <table:table-cell office:value-type="float" office:value="38.8645858764648" calcext:value-type="float">
            <text:p>38.8645858765</text:p>
          </table:table-cell>
          <table:table-cell table:number-columns-repeated="6"/>
        </table:table-row>
        <table:table-row table:style-name="ro1">
          <table:table-cell office:value-type="float" office:value="0.0922845304012299" calcext:value-type="float">
            <text:p>0.0922845304</text:p>
          </table:table-cell>
          <table:table-cell office:value-type="float" office:value="49.1490364074707" calcext:value-type="float">
            <text:p>49.1490364075</text:p>
          </table:table-cell>
          <table:table-cell table:number-columns-repeated="6"/>
        </table:table-row>
        <table:table-row table:style-name="ro1">
          <table:table-cell office:value-type="float" office:value="0.0304267518222332" calcext:value-type="float">
            <text:p>0.0304267518</text:p>
          </table:table-cell>
          <table:table-cell office:value-type="float" office:value="48.4918365478516" calcext:value-type="float">
            <text:p>48.4918365479</text:p>
          </table:table-cell>
          <table:table-cell table:number-columns-repeated="6"/>
        </table:table-row>
        <table:table-row table:style-name="ro1">
          <table:table-cell office:value-type="float" office:value="0.398426175117493" calcext:value-type="float">
            <text:p>0.3984261751</text:p>
          </table:table-cell>
          <table:table-cell office:value-type="float" office:value="37.050178527832" calcext:value-type="float">
            <text:p>37.0501785278</text:p>
          </table:table-cell>
          <table:table-cell table:number-columns-repeated="6"/>
        </table:table-row>
        <table:table-row table:style-name="ro1">
          <table:table-cell office:value-type="float" office:value="0.147637531161308" calcext:value-type="float">
            <text:p>0.1476375312</text:p>
          </table:table-cell>
          <table:table-cell office:value-type="float" office:value="48.6251411437988" calcext:value-type="float">
            <text:p>48.6251411438</text:p>
          </table:table-cell>
          <table:table-cell table:number-columns-repeated="6"/>
        </table:table-row>
        <table:table-row table:style-name="ro1">
          <table:table-cell office:value-type="float" office:value="0.00168192212004215" calcext:value-type="float">
            <text:p>0.0016819221</text:p>
          </table:table-cell>
          <table:table-cell office:value-type="float" office:value="48.5368270874023" calcext:value-type="float">
            <text:p>48.5368270874</text:p>
          </table:table-cell>
          <table:table-cell table:number-columns-repeated="6"/>
        </table:table-row>
        <table:table-row table:style-name="ro1">
          <table:table-cell office:value-type="float" office:value="0.00158040085807443" calcext:value-type="float">
            <text:p>0.0015804009</text:p>
          </table:table-cell>
          <table:table-cell office:value-type="float" office:value="42.4320640563965" calcext:value-type="float">
            <text:p>42.4320640564</text:p>
          </table:table-cell>
          <table:table-cell table:number-columns-repeated="6"/>
        </table:table-row>
        <table:table-row table:style-name="ro1">
          <table:table-cell office:value-type="float" office:value="0.0165535248816013" calcext:value-type="float">
            <text:p>0.0165535249</text:p>
          </table:table-cell>
          <table:table-cell office:value-type="float" office:value="43.725025177002" calcext:value-type="float">
            <text:p>43.725025177</text:p>
          </table:table-cell>
          <table:table-cell table:number-columns-repeated="6"/>
        </table:table-row>
        <table:table-row table:style-name="ro1">
          <table:table-cell office:value-type="float" office:value="0.00377172417938709" calcext:value-type="float">
            <text:p>0.0037717242</text:p>
          </table:table-cell>
          <table:table-cell office:value-type="float" office:value="46.6733360290527" calcext:value-type="float">
            <text:p>46.6733360291</text:p>
          </table:table-cell>
          <table:table-cell table:number-columns-repeated="6"/>
        </table:table-row>
        <table:table-row table:style-name="ro1">
          <table:table-cell office:value-type="float" office:value="0.00622759060934186" calcext:value-type="float">
            <text:p>0.0062275906</text:p>
          </table:table-cell>
          <table:table-cell office:value-type="float" office:value="44.6952285766602" calcext:value-type="float">
            <text:p>44.6952285767</text:p>
          </table:table-cell>
          <table:table-cell table:number-columns-repeated="6"/>
        </table:table-row>
        <table:table-row table:style-name="ro1">
          <table:table-cell office:value-type="float" office:value="0.0297018252313137" calcext:value-type="float">
            <text:p>0.0297018252</text:p>
          </table:table-cell>
          <table:table-cell office:value-type="float" office:value="48.7725372314453" calcext:value-type="float">
            <text:p>48.7725372314</text:p>
          </table:table-cell>
          <table:table-cell table:number-columns-repeated="6"/>
        </table:table-row>
        <table:table-row table:style-name="ro1">
          <table:table-cell office:value-type="float" office:value="0.000896309211384505" calcext:value-type="float">
            <text:p>0.0008963092</text:p>
          </table:table-cell>
          <table:table-cell office:value-type="float" office:value="48.1492691040039" calcext:value-type="float">
            <text:p>48.149269104</text:p>
          </table:table-cell>
          <table:table-cell table:number-columns-repeated="6"/>
        </table:table-row>
        <table:table-row table:style-name="ro1">
          <table:table-cell office:value-type="float" office:value="0.469057232141495" calcext:value-type="float">
            <text:p>0.4690572321</text:p>
          </table:table-cell>
          <table:table-cell office:value-type="float" office:value="35.8034896850586" calcext:value-type="float">
            <text:p>35.8034896851</text:p>
          </table:table-cell>
          <table:table-cell table:number-columns-repeated="6"/>
        </table:table-row>
        <table:table-row table:style-name="ro1">
          <table:table-cell office:value-type="float" office:value="0.177767589688301" calcext:value-type="float">
            <text:p>0.1777675897</text:p>
          </table:table-cell>
          <table:table-cell office:value-type="float" office:value="48.7928810119629" calcext:value-type="float">
            <text:p>48.792881012</text:p>
          </table:table-cell>
          <table:table-cell table:number-columns-repeated="6"/>
        </table:table-row>
        <table:table-row table:style-name="ro1">
          <table:table-cell office:value-type="float" office:value="0.136034652590752" calcext:value-type="float">
            <text:p>0.1360346526</text:p>
          </table:table-cell>
          <table:table-cell office:value-type="float" office:value="48.4299926757813" calcext:value-type="float">
            <text:p>48.4299926758</text:p>
          </table:table-cell>
          <table:table-cell table:number-columns-repeated="6"/>
        </table:table-row>
        <table:table-row table:style-name="ro1">
          <table:table-cell office:value-type="float" office:value="1.601935505867" calcext:value-type="float">
            <text:p>1.6019355059</text:p>
          </table:table-cell>
          <table:table-cell office:value-type="float" office:value="48.0027961730957" calcext:value-type="float">
            <text:p>48.0027961731</text:p>
          </table:table-cell>
          <table:table-cell table:number-columns-repeated="6"/>
        </table:table-row>
        <table:table-row table:style-name="ro1">
          <table:table-cell office:value-type="float" office:value="0.14318385720253" calcext:value-type="float">
            <text:p>0.1431838572</text:p>
          </table:table-cell>
          <table:table-cell office:value-type="float" office:value="42.9970245361328" calcext:value-type="float">
            <text:p>42.9970245361</text:p>
          </table:table-cell>
          <table:table-cell table:number-columns-repeated="6"/>
        </table:table-row>
        <table:table-row table:style-name="ro1">
          <table:table-cell office:value-type="float" office:value="0.349086493253708" calcext:value-type="float">
            <text:p>0.3490864933</text:p>
          </table:table-cell>
          <table:table-cell office:value-type="float" office:value="48.2463684082031" calcext:value-type="float">
            <text:p>48.2463684082</text:p>
          </table:table-cell>
          <table:table-cell table:number-columns-repeated="6"/>
        </table:table-row>
        <table:table-row table:style-name="ro1">
          <table:table-cell office:value-type="float" office:value="0.0862490832805634" calcext:value-type="float">
            <text:p>0.0862490833</text:p>
          </table:table-cell>
          <table:table-cell office:value-type="float" office:value="47.9038734436035" calcext:value-type="float">
            <text:p>47.9038734436</text:p>
          </table:table-cell>
          <table:table-cell table:number-columns-repeated="6"/>
        </table:table-row>
        <table:table-row table:style-name="ro1">
          <table:table-cell office:value-type="float" office:value="0.0337380990386009" calcext:value-type="float">
            <text:p>0.033738099</text:p>
          </table:table-cell>
          <table:table-cell office:value-type="float" office:value="48.947925567627" calcext:value-type="float">
            <text:p>48.9479255676</text:p>
          </table:table-cell>
          <table:table-cell table:number-columns-repeated="6"/>
        </table:table-row>
        <table:table-row table:style-name="ro1">
          <table:table-cell office:value-type="float" office:value="0.0461108982563019" calcext:value-type="float">
            <text:p>0.0461108983</text:p>
          </table:table-cell>
          <table:table-cell office:value-type="float" office:value="48.4381446838379" calcext:value-type="float">
            <text:p>48.4381446838</text:p>
          </table:table-cell>
          <table:table-cell table:number-columns-repeated="6"/>
        </table:table-row>
        <table:table-row table:style-name="ro1">
          <table:table-cell office:value-type="float" office:value="0.550716578960419" calcext:value-type="float">
            <text:p>0.550716579</text:p>
          </table:table-cell>
          <table:table-cell office:value-type="float" office:value="49.0633049011231" calcext:value-type="float">
            <text:p>49.0633049011</text:p>
          </table:table-cell>
          <table:table-cell table:number-columns-repeated="6"/>
        </table:table-row>
        <table:table-row table:style-name="ro1">
          <table:table-cell office:value-type="float" office:value="0.00833301618695259" calcext:value-type="float">
            <text:p>0.0083330162</text:p>
          </table:table-cell>
          <table:table-cell office:value-type="float" office:value="43.363697052002" calcext:value-type="float">
            <text:p>43.363697052</text:p>
          </table:table-cell>
          <table:table-cell table:number-columns-repeated="6"/>
        </table:table-row>
        <table:table-row table:style-name="ro1">
          <table:table-cell office:value-type="float" office:value="0.0841594561934471" calcext:value-type="float">
            <text:p>0.0841594562</text:p>
          </table:table-cell>
          <table:table-cell office:value-type="float" office:value="32.0578155517578" calcext:value-type="float">
            <text:p>32.0578155518</text:p>
          </table:table-cell>
          <table:table-cell table:number-columns-repeated="6"/>
        </table:table-row>
        <table:table-row table:style-name="ro1">
          <table:table-cell office:value-type="float" office:value="0.001103286864236" calcext:value-type="float">
            <text:p>0.0011032869</text:p>
          </table:table-cell>
          <table:table-cell office:value-type="float" office:value="42.2674293518066" calcext:value-type="float">
            <text:p>42.2674293518</text:p>
          </table:table-cell>
          <table:table-cell table:number-columns-repeated="6"/>
        </table:table-row>
        <table:table-row table:style-name="ro1">
          <table:table-cell office:value-type="float" office:value="0.226744651794434" calcext:value-type="float">
            <text:p>0.2267446518</text:p>
          </table:table-cell>
          <table:table-cell office:value-type="float" office:value="45.9670143127441" calcext:value-type="float">
            <text:p>45.9670143127</text:p>
          </table:table-cell>
          <table:table-cell table:number-columns-repeated="6"/>
        </table:table-row>
        <table:table-row table:style-name="ro1">
          <table:table-cell office:value-type="float" office:value="0.0289021171629429" calcext:value-type="float">
            <text:p>0.0289021172</text:p>
          </table:table-cell>
          <table:table-cell office:value-type="float" office:value="48.8658905029297" calcext:value-type="float">
            <text:p>48.8658905029</text:p>
          </table:table-cell>
          <table:table-cell table:number-columns-repeated="6"/>
        </table:table-row>
        <table:table-row table:style-name="ro1">
          <table:table-cell office:value-type="float" office:value="0.000352610979462042" calcext:value-type="float">
            <text:p>0.000352611</text:p>
          </table:table-cell>
          <table:table-cell office:value-type="float" office:value="28.0733108520508" calcext:value-type="float">
            <text:p>28.0733108521</text:p>
          </table:table-cell>
          <table:table-cell table:number-columns-repeated="6"/>
        </table:table-row>
        <table:table-row table:style-name="ro1">
          <table:table-cell office:value-type="float" office:value="0.0560304373502731" calcext:value-type="float">
            <text:p>0.0560304374</text:p>
          </table:table-cell>
          <table:table-cell office:value-type="float" office:value="47.6653022766113" calcext:value-type="float">
            <text:p>47.6653022766</text:p>
          </table:table-cell>
          <table:table-cell table:number-columns-repeated="6"/>
        </table:table-row>
        <table:table-row table:style-name="ro1">
          <table:table-cell office:value-type="float" office:value="0.0111468974500895" calcext:value-type="float">
            <text:p>0.0111468975</text:p>
          </table:table-cell>
          <table:table-cell office:value-type="float" office:value="50.5067825317383" calcext:value-type="float">
            <text:p>50.5067825317</text:p>
          </table:table-cell>
          <table:table-cell table:number-columns-repeated="6"/>
        </table:table-row>
        <table:table-row table:style-name="ro1">
          <table:table-cell office:value-type="float" office:value="4.35123538970947" calcext:value-type="float">
            <text:p>4.3512353897</text:p>
          </table:table-cell>
          <table:table-cell office:value-type="float" office:value="26.6332416534424" calcext:value-type="float">
            <text:p>26.6332416534</text:p>
          </table:table-cell>
          <table:table-cell table:number-columns-repeated="6"/>
        </table:table-row>
        <table:table-row table:style-name="ro1">
          <table:table-cell office:value-type="float" office:value="0.0147469136863947" calcext:value-type="float">
            <text:p>0.0147469137</text:p>
          </table:table-cell>
          <table:table-cell office:value-type="float" office:value="47.6915016174316" calcext:value-type="float">
            <text:p>47.6915016174</text:p>
          </table:table-cell>
          <table:table-cell table:number-columns-repeated="6"/>
        </table:table-row>
        <table:table-row table:style-name="ro1">
          <table:table-cell office:value-type="float" office:value="0.230904579162598" calcext:value-type="float">
            <text:p>0.2309045792</text:p>
          </table:table-cell>
          <table:table-cell office:value-type="float" office:value="46.9303932189941" calcext:value-type="float">
            <text:p>46.930393219</text:p>
          </table:table-cell>
          <table:table-cell table:number-columns-repeated="6"/>
        </table:table-row>
        <table:table-row table:style-name="ro1">
          <table:table-cell office:value-type="float" office:value="0.147496610879898" calcext:value-type="float">
            <text:p>0.1474966109</text:p>
          </table:table-cell>
          <table:table-cell office:value-type="float" office:value="51.6114768981934" calcext:value-type="float">
            <text:p>51.6114768982</text:p>
          </table:table-cell>
          <table:table-cell table:number-columns-repeated="6"/>
        </table:table-row>
        <table:table-row table:style-name="ro1">
          <table:table-cell office:value-type="float" office:value="0.0903154164552689" calcext:value-type="float">
            <text:p>0.0903154165</text:p>
          </table:table-cell>
          <table:table-cell office:value-type="float" office:value="30.8746929168701" calcext:value-type="float">
            <text:p>30.8746929169</text:p>
          </table:table-cell>
          <table:table-cell table:number-columns-repeated="6"/>
        </table:table-row>
        <table:table-row table:style-name="ro1">
          <table:table-cell office:value-type="float" office:value="0.463801443576813" calcext:value-type="float">
            <text:p>0.4638014436</text:p>
          </table:table-cell>
          <table:table-cell office:value-type="float" office:value="20.9333934783936" calcext:value-type="float">
            <text:p>20.9333934784</text:p>
          </table:table-cell>
          <table:table-cell table:number-columns-repeated="6"/>
        </table:table-row>
        <table:table-row table:style-name="ro1">
          <table:table-cell office:value-type="float" office:value="0.0293047614395618" calcext:value-type="float">
            <text:p>0.0293047614</text:p>
          </table:table-cell>
          <table:table-cell office:value-type="float" office:value="25.3702297210693" calcext:value-type="float">
            <text:p>25.3702297211</text:p>
          </table:table-cell>
          <table:table-cell table:number-columns-repeated="6"/>
        </table:table-row>
        <table:table-row table:style-name="ro1">
          <table:table-cell office:value-type="float" office:value="0.491064310073853" calcext:value-type="float">
            <text:p>0.4910643101</text:p>
          </table:table-cell>
          <table:table-cell office:value-type="float" office:value="46.5347137451172" calcext:value-type="float">
            <text:p>46.5347137451</text:p>
          </table:table-cell>
          <table:table-cell table:number-columns-repeated="6"/>
        </table:table-row>
        <table:table-row table:style-name="ro1">
          <table:table-cell office:value-type="float" office:value="0.000198486144654453" calcext:value-type="float">
            <text:p>0.0001984861</text:p>
          </table:table-cell>
          <table:table-cell office:value-type="float" office:value="44.0692977905273" calcext:value-type="float">
            <text:p>44.0692977905</text:p>
          </table:table-cell>
          <table:table-cell table:number-columns-repeated="6"/>
        </table:table-row>
        <table:table-row table:style-name="ro1">
          <table:table-cell office:value-type="float" office:value="0.0443964153528214" calcext:value-type="float">
            <text:p>0.0443964154</text:p>
          </table:table-cell>
          <table:table-cell office:value-type="float" office:value="41.8229675292969" calcext:value-type="float">
            <text:p>41.8229675293</text:p>
          </table:table-cell>
          <table:table-cell table:number-columns-repeated="6"/>
        </table:table-row>
        <table:table-row table:style-name="ro1">
          <table:table-cell office:value-type="float" office:value="0.00499107781797648" calcext:value-type="float">
            <text:p>0.0049910778</text:p>
          </table:table-cell>
          <table:table-cell office:value-type="float" office:value="24.9947128295898" calcext:value-type="float">
            <text:p>24.9947128296</text:p>
          </table:table-cell>
          <table:table-cell table:number-columns-repeated="6"/>
        </table:table-row>
        <table:table-row table:style-name="ro1">
          <table:table-cell office:value-type="float" office:value="0.202953204512596" calcext:value-type="float">
            <text:p>0.2029532045</text:p>
          </table:table-cell>
          <table:table-cell office:value-type="float" office:value="46.7554092407227" calcext:value-type="float">
            <text:p>46.7554092407</text:p>
          </table:table-cell>
          <table:table-cell table:number-columns-repeated="6"/>
        </table:table-row>
        <table:table-row table:style-name="ro1">
          <table:table-cell office:value-type="float" office:value="0.175195306539536" calcext:value-type="float">
            <text:p>0.1751953065</text:p>
          </table:table-cell>
          <table:table-cell office:value-type="float" office:value="50.6552772521973" calcext:value-type="float">
            <text:p>50.6552772522</text:p>
          </table:table-cell>
          <table:table-cell table:number-columns-repeated="6"/>
        </table:table-row>
        <table:table-row table:style-name="ro1">
          <table:table-cell office:value-type="float" office:value="0.880124926567078" calcext:value-type="float">
            <text:p>0.8801249266</text:p>
          </table:table-cell>
          <table:table-cell office:value-type="float" office:value="50.9431343078613" calcext:value-type="float">
            <text:p>50.9431343079</text:p>
          </table:table-cell>
          <table:table-cell table:number-columns-repeated="6"/>
        </table:table-row>
        <table:table-row table:style-name="ro1">
          <table:table-cell office:value-type="float" office:value="1.5463273525238" calcext:value-type="float">
            <text:p>1.5463273525</text:p>
          </table:table-cell>
          <table:table-cell office:value-type="float" office:value="34.1181831359863" calcext:value-type="float">
            <text:p>34.118183136</text:p>
          </table:table-cell>
          <table:table-cell table:number-columns-repeated="6"/>
        </table:table-row>
        <table:table-row table:style-name="ro1">
          <table:table-cell office:value-type="float" office:value="0.0181546229869127" calcext:value-type="float">
            <text:p>0.018154623</text:p>
          </table:table-cell>
          <table:table-cell office:value-type="float" office:value="30.3080787658691" calcext:value-type="float">
            <text:p>30.3080787659</text:p>
          </table:table-cell>
          <table:table-cell table:number-columns-repeated="6"/>
        </table:table-row>
        <table:table-row table:style-name="ro1">
          <table:table-cell office:value-type="float" office:value="0.0498285964131355" calcext:value-type="float">
            <text:p>0.0498285964</text:p>
          </table:table-cell>
          <table:table-cell office:value-type="float" office:value="44.5370903015137" calcext:value-type="float">
            <text:p>44.5370903015</text:p>
          </table:table-cell>
          <table:table-cell table:number-columns-repeated="6"/>
        </table:table-row>
        <table:table-row table:style-name="ro1">
          <table:table-cell office:value-type="float" office:value="0.000341804960044101" calcext:value-type="float">
            <text:p>0.000341805</text:p>
          </table:table-cell>
          <table:table-cell office:value-type="float" office:value="31.557035446167" calcext:value-type="float">
            <text:p>31.5570354462</text:p>
          </table:table-cell>
          <table:table-cell table:number-columns-repeated="6"/>
        </table:table-row>
        <table:table-row table:style-name="ro1">
          <table:table-cell office:value-type="float" office:value="0.722314476966858" calcext:value-type="float">
            <text:p>0.722314477</text:p>
          </table:table-cell>
          <table:table-cell office:value-type="float" office:value="40.3186340332031" calcext:value-type="float">
            <text:p>40.3186340332</text:p>
          </table:table-cell>
          <table:table-cell table:number-columns-repeated="6"/>
        </table:table-row>
        <table:table-row table:style-name="ro1">
          <table:table-cell office:value-type="float" office:value="0.015769001096487" calcext:value-type="float">
            <text:p>0.0157690011</text:p>
          </table:table-cell>
          <table:table-cell office:value-type="float" office:value="32.6207466125488" calcext:value-type="float">
            <text:p>32.6207466125</text:p>
          </table:table-cell>
          <table:table-cell table:number-columns-repeated="6"/>
        </table:table-row>
        <table:table-row table:style-name="ro1">
          <table:table-cell office:value-type="float" office:value="0.0672691315412521" calcext:value-type="float">
            <text:p>0.0672691315</text:p>
          </table:table-cell>
          <table:table-cell office:value-type="float" office:value="42.3283920288086" calcext:value-type="float">
            <text:p>42.3283920288</text:p>
          </table:table-cell>
          <table:table-cell table:number-columns-repeated="6"/>
        </table:table-row>
        <table:table-row table:style-name="ro1">
          <table:table-cell office:value-type="float" office:value="0.129611775279045" calcext:value-type="float">
            <text:p>0.1296117753</text:p>
          </table:table-cell>
          <table:table-cell office:value-type="float" office:value="43.0744743347168" calcext:value-type="float">
            <text:p>43.0744743347</text:p>
          </table:table-cell>
          <table:table-cell table:number-columns-repeated="6"/>
        </table:table-row>
        <table:table-row table:style-name="ro1">
          <table:table-cell office:value-type="float" office:value="0.0370229594409466" calcext:value-type="float">
            <text:p>0.0370229594</text:p>
          </table:table-cell>
          <table:table-cell office:value-type="float" office:value="38.3660125732422" calcext:value-type="float">
            <text:p>38.3660125732</text:p>
          </table:table-cell>
          <table:table-cell table:number-columns-repeated="6"/>
        </table:table-row>
        <table:table-row table:style-name="ro1">
          <table:table-cell office:value-type="float" office:value="0.00453402288258076" calcext:value-type="float">
            <text:p>0.0045340229</text:p>
          </table:table-cell>
          <table:table-cell office:value-type="float" office:value="43.4228210449219" calcext:value-type="float">
            <text:p>43.4228210449</text:p>
          </table:table-cell>
          <table:table-cell table:number-columns-repeated="6"/>
        </table:table-row>
        <table:table-row table:style-name="ro1">
          <table:table-cell office:value-type="float" office:value="0.0440968312323093" calcext:value-type="float">
            <text:p>0.0440968312</text:p>
          </table:table-cell>
          <table:table-cell office:value-type="float" office:value="34.1388740539551" calcext:value-type="float">
            <text:p>34.138874054</text:p>
          </table:table-cell>
          <table:table-cell table:number-columns-repeated="6"/>
        </table:table-row>
        <table:table-row table:style-name="ro1">
          <table:table-cell office:value-type="float" office:value="0.00172422174364328" calcext:value-type="float">
            <text:p>0.0017242217</text:p>
          </table:table-cell>
          <table:table-cell office:value-type="float" office:value="51.5960235595703" calcext:value-type="float">
            <text:p>51.5960235596</text:p>
          </table:table-cell>
          <table:table-cell table:number-columns-repeated="6"/>
        </table:table-row>
        <table:table-row table:style-name="ro1">
          <table:table-cell office:value-type="float" office:value="0.580485999584198" calcext:value-type="float">
            <text:p>0.5804859996</text:p>
          </table:table-cell>
          <table:table-cell office:value-type="float" office:value="42.2007255554199" calcext:value-type="float">
            <text:p>42.2007255554</text:p>
          </table:table-cell>
          <table:table-cell table:number-columns-repeated="6"/>
        </table:table-row>
        <table:table-row table:style-name="ro1">
          <table:table-cell office:value-type="float" office:value="0.207963585853577" calcext:value-type="float">
            <text:p>0.2079635859</text:p>
          </table:table-cell>
          <table:table-cell office:value-type="float" office:value="47.7133102416992" calcext:value-type="float">
            <text:p>47.7133102417</text:p>
          </table:table-cell>
          <table:table-cell table:number-columns-repeated="6"/>
        </table:table-row>
        <table:table-row table:style-name="ro1">
          <table:table-cell office:value-type="float" office:value="0.0777281522750855" calcext:value-type="float">
            <text:p>0.0777281523</text:p>
          </table:table-cell>
          <table:table-cell office:value-type="float" office:value="48.6726799011231" calcext:value-type="float">
            <text:p>48.6726799011</text:p>
          </table:table-cell>
          <table:table-cell table:number-columns-repeated="6"/>
        </table:table-row>
        <table:table-row table:style-name="ro1">
          <table:table-cell office:value-type="float" office:value="0.00258421432226896" calcext:value-type="float">
            <text:p>0.0025842143</text:p>
          </table:table-cell>
          <table:table-cell office:value-type="float" office:value="38.6259155273437" calcext:value-type="float">
            <text:p>38.6259155273</text:p>
          </table:table-cell>
          <table:table-cell table:number-columns-repeated="6"/>
        </table:table-row>
        <table:table-row table:style-name="ro1">
          <table:table-cell office:value-type="float" office:value="0.0750473812222481" calcext:value-type="float">
            <text:p>0.0750473812</text:p>
          </table:table-cell>
          <table:table-cell office:value-type="float" office:value="45.7861938476563" calcext:value-type="float">
            <text:p>45.7861938477</text:p>
          </table:table-cell>
          <table:table-cell table:number-columns-repeated="6"/>
        </table:table-row>
        <table:table-row table:style-name="ro1">
          <table:table-cell office:value-type="float" office:value="0.0000537513114977628" calcext:value-type="float">
            <text:p>5.37513114977628E-05</text:p>
          </table:table-cell>
          <table:table-cell office:value-type="float" office:value="29.6040191650391" calcext:value-type="float">
            <text:p>29.604019165</text:p>
          </table:table-cell>
          <table:table-cell table:number-columns-repeated="6"/>
        </table:table-row>
        <table:table-row table:style-name="ro1">
          <table:table-cell office:value-type="float" office:value="0.0405005514621735" calcext:value-type="float">
            <text:p>0.0405005515</text:p>
          </table:table-cell>
          <table:table-cell office:value-type="float" office:value="41.0458564758301" calcext:value-type="float">
            <text:p>41.0458564758</text:p>
          </table:table-cell>
          <table:table-cell table:number-columns-repeated="6"/>
        </table:table-row>
        <table:table-row table:style-name="ro1">
          <table:table-cell office:value-type="float" office:value="0.0000419444477302022" calcext:value-type="float">
            <text:p>4.19444477302022E-05</text:p>
          </table:table-cell>
          <table:table-cell office:value-type="float" office:value="47.3168106079102" calcext:value-type="float">
            <text:p>47.3168106079</text:p>
          </table:table-cell>
          <table:table-cell table:number-columns-repeated="6"/>
        </table:table-row>
        <table:table-row table:style-name="ro1">
          <table:table-cell office:value-type="float" office:value="0.101504564285278" calcext:value-type="float">
            <text:p>0.1015045643</text:p>
          </table:table-cell>
          <table:table-cell office:value-type="float" office:value="50.5780754089355" calcext:value-type="float">
            <text:p>50.5780754089</text:p>
          </table:table-cell>
          <table:table-cell table:number-columns-repeated="6"/>
        </table:table-row>
        <table:table-row table:style-name="ro1">
          <table:table-cell office:value-type="float" office:value="0.00433358969166875" calcext:value-type="float">
            <text:p>0.0043335897</text:p>
          </table:table-cell>
          <table:table-cell office:value-type="float" office:value="43.8152694702148" calcext:value-type="float">
            <text:p>43.8152694702</text:p>
          </table:table-cell>
          <table:table-cell table:number-columns-repeated="6"/>
        </table:table-row>
        <table:table-row table:style-name="ro1">
          <table:table-cell office:value-type="float" office:value="0.109722062945366" calcext:value-type="float">
            <text:p>0.1097220629</text:p>
          </table:table-cell>
          <table:table-cell office:value-type="float" office:value="50.1974143981934" calcext:value-type="float">
            <text:p>50.1974143982</text:p>
          </table:table-cell>
          <table:table-cell table:number-columns-repeated="6"/>
        </table:table-row>
        <table:table-row table:style-name="ro1">
          <table:table-cell office:value-type="float" office:value="0.0715639963746071" calcext:value-type="float">
            <text:p>0.0715639964</text:p>
          </table:table-cell>
          <table:table-cell office:value-type="float" office:value="48.841724395752" calcext:value-type="float">
            <text:p>48.8417243958</text:p>
          </table:table-cell>
          <table:table-cell table:number-columns-repeated="6"/>
        </table:table-row>
        <table:table-row table:style-name="ro1">
          <table:table-cell office:value-type="float" office:value="0.0286824200302362" calcext:value-type="float">
            <text:p>0.02868242</text:p>
          </table:table-cell>
          <table:table-cell office:value-type="float" office:value="36.6265640258789" calcext:value-type="float">
            <text:p>36.6265640259</text:p>
          </table:table-cell>
          <table:table-cell table:number-columns-repeated="6"/>
        </table:table-row>
        <table:table-row table:style-name="ro1">
          <table:table-cell office:value-type="float" office:value="0.137517064809799" calcext:value-type="float">
            <text:p>0.1375170648</text:p>
          </table:table-cell>
          <table:table-cell office:value-type="float" office:value="50.1673164367676" calcext:value-type="float">
            <text:p>50.1673164368</text:p>
          </table:table-cell>
          <table:table-cell table:number-columns-repeated="6"/>
        </table:table-row>
        <table:table-row table:style-name="ro1">
          <table:table-cell office:value-type="float" office:value="0.832132399082184" calcext:value-type="float">
            <text:p>0.8321323991</text:p>
          </table:table-cell>
          <table:table-cell office:value-type="float" office:value="28.1325378417969" calcext:value-type="float">
            <text:p>28.1325378418</text:p>
          </table:table-cell>
          <table:table-cell table:number-columns-repeated="6"/>
        </table:table-row>
        <table:table-row table:style-name="ro1">
          <table:table-cell office:value-type="float" office:value="0.102295011281967" calcext:value-type="float">
            <text:p>0.1022950113</text:p>
          </table:table-cell>
          <table:table-cell office:value-type="float" office:value="45.3830184936524" calcext:value-type="float">
            <text:p>45.3830184937</text:p>
          </table:table-cell>
          <table:table-cell table:number-columns-repeated="6"/>
        </table:table-row>
        <table:table-row table:style-name="ro1">
          <table:table-cell office:value-type="float" office:value="0.161687523126602" calcext:value-type="float">
            <text:p>0.1616875231</text:p>
          </table:table-cell>
          <table:table-cell office:value-type="float" office:value="50.9623870849609" calcext:value-type="float">
            <text:p>50.962387085</text:p>
          </table:table-cell>
          <table:table-cell table:number-columns-repeated="6"/>
        </table:table-row>
        <table:table-row table:style-name="ro1">
          <table:table-cell office:value-type="float" office:value="0.0943129882216454" calcext:value-type="float">
            <text:p>0.0943129882</text:p>
          </table:table-cell>
          <table:table-cell office:value-type="float" office:value="50.9939308166504" calcext:value-type="float">
            <text:p>50.9939308167</text:p>
          </table:table-cell>
          <table:table-cell table:number-columns-repeated="6"/>
        </table:table-row>
        <table:table-row table:style-name="ro1">
          <table:table-cell office:value-type="float" office:value="0.00000462175376014784" calcext:value-type="float">
            <text:p>4.62175376014784E-06</text:p>
          </table:table-cell>
          <table:table-cell office:value-type="float" office:value="50.6711845397949" calcext:value-type="float">
            <text:p>50.6711845398</text:p>
          </table:table-cell>
          <table:table-cell table:number-columns-repeated="6"/>
        </table:table-row>
        <table:table-row table:style-name="ro1">
          <table:table-cell office:value-type="float" office:value="0.0579661875963211" calcext:value-type="float">
            <text:p>0.0579661876</text:p>
          </table:table-cell>
          <table:table-cell office:value-type="float" office:value="42.6784515380859" calcext:value-type="float">
            <text:p>42.6784515381</text:p>
          </table:table-cell>
          <table:table-cell table:number-columns-repeated="6"/>
        </table:table-row>
        <table:table-row table:style-name="ro1">
          <table:table-cell office:value-type="float" office:value="0.0230011250823736" calcext:value-type="float">
            <text:p>0.0230011251</text:p>
          </table:table-cell>
          <table:table-cell office:value-type="float" office:value="30.2189388275146" calcext:value-type="float">
            <text:p>30.2189388275</text:p>
          </table:table-cell>
          <table:table-cell table:number-columns-repeated="6"/>
        </table:table-row>
        <table:table-row table:style-name="ro1">
          <table:table-cell office:value-type="float" office:value="0.0215432625263929" calcext:value-type="float">
            <text:p>0.0215432625</text:p>
          </table:table-cell>
          <table:table-cell office:value-type="float" office:value="51.6670532226563" calcext:value-type="float">
            <text:p>51.6670532227</text:p>
          </table:table-cell>
          <table:table-cell table:number-columns-repeated="6"/>
        </table:table-row>
        <table:table-row table:style-name="ro1">
          <table:table-cell office:value-type="float" office:value="0.0418436489999294" calcext:value-type="float">
            <text:p>0.041843649</text:p>
          </table:table-cell>
          <table:table-cell office:value-type="float" office:value="52.1614761352539" calcext:value-type="float">
            <text:p>52.1614761353</text:p>
          </table:table-cell>
          <table:table-cell table:number-columns-repeated="6"/>
        </table:table-row>
        <table:table-row table:style-name="ro1">
          <table:table-cell office:value-type="float" office:value="0.0118420403450727" calcext:value-type="float">
            <text:p>0.0118420403</text:p>
          </table:table-cell>
          <table:table-cell office:value-type="float" office:value="48.6091346740723" calcext:value-type="float">
            <text:p>48.6091346741</text:p>
          </table:table-cell>
          <table:table-cell table:number-columns-repeated="6"/>
        </table:table-row>
        <table:table-row table:style-name="ro1">
          <table:table-cell office:value-type="float" office:value="0.0145295634865761" calcext:value-type="float">
            <text:p>0.0145295635</text:p>
          </table:table-cell>
          <table:table-cell office:value-type="float" office:value="51.6067237854004" calcext:value-type="float">
            <text:p>51.6067237854</text:p>
          </table:table-cell>
          <table:table-cell table:number-columns-repeated="6"/>
        </table:table-row>
        <table:table-row table:style-name="ro1">
          <table:table-cell office:value-type="float" office:value="3.25713586807251" calcext:value-type="float">
            <text:p>3.2571358681</text:p>
          </table:table-cell>
          <table:table-cell office:value-type="float" office:value="50.2451210021973" calcext:value-type="float">
            <text:p>50.2451210022</text:p>
          </table:table-cell>
          <table:table-cell table:number-columns-repeated="6"/>
        </table:table-row>
        <table:table-row table:style-name="ro1">
          <table:table-cell office:value-type="float" office:value="0.0719324797391892" calcext:value-type="float">
            <text:p>0.0719324797</text:p>
          </table:table-cell>
          <table:table-cell office:value-type="float" office:value="49.7277946472168" calcext:value-type="float">
            <text:p>49.7277946472</text:p>
          </table:table-cell>
          <table:table-cell table:number-columns-repeated="6"/>
        </table:table-row>
        <table:table-row table:style-name="ro1">
          <table:table-cell office:value-type="float" office:value="0.000222344417124987" calcext:value-type="float">
            <text:p>0.0002223444</text:p>
          </table:table-cell>
          <table:table-cell office:value-type="float" office:value="49.281566619873" calcext:value-type="float">
            <text:p>49.2815666199</text:p>
          </table:table-cell>
          <table:table-cell table:number-columns-repeated="6"/>
        </table:table-row>
        <table:table-row table:style-name="ro1">
          <table:table-cell office:value-type="float" office:value="0.00187080318573862" calcext:value-type="float">
            <text:p>0.0018708032</text:p>
          </table:table-cell>
          <table:table-cell office:value-type="float" office:value="49.5369262695313" calcext:value-type="float">
            <text:p>49.5369262695</text:p>
          </table:table-cell>
          <table:table-cell table:number-columns-repeated="6"/>
        </table:table-row>
        <table:table-row table:style-name="ro1">
          <table:table-cell office:value-type="float" office:value="0.165795847773552" calcext:value-type="float">
            <text:p>0.1657958478</text:p>
          </table:table-cell>
          <table:table-cell office:value-type="float" office:value="34.6775093078613" calcext:value-type="float">
            <text:p>34.6775093079</text:p>
          </table:table-cell>
          <table:table-cell table:number-columns-repeated="6"/>
        </table:table-row>
        <table:table-row table:style-name="ro1">
          <table:table-cell office:value-type="float" office:value="0.00922592077404261" calcext:value-type="float">
            <text:p>0.0092259208</text:p>
          </table:table-cell>
          <table:table-cell office:value-type="float" office:value="48.0397491455078" calcext:value-type="float">
            <text:p>48.0397491455</text:p>
          </table:table-cell>
          <table:table-cell table:number-columns-repeated="6"/>
        </table:table-row>
        <table:table-row table:style-name="ro1">
          <table:table-cell office:value-type="float" office:value="0.000392851536162198" calcext:value-type="float">
            <text:p>0.0003928515</text:p>
          </table:table-cell>
          <table:table-cell office:value-type="float" office:value="30.9638252258301" calcext:value-type="float">
            <text:p>30.9638252258</text:p>
          </table:table-cell>
          <table:table-cell table:number-columns-repeated="6"/>
        </table:table-row>
        <table:table-row table:style-name="ro1">
          <table:table-cell office:value-type="float" office:value="0.0434051193296909" calcext:value-type="float">
            <text:p>0.0434051193</text:p>
          </table:table-cell>
          <table:table-cell office:value-type="float" office:value="47.9396820068359" calcext:value-type="float">
            <text:p>47.9396820068</text:p>
          </table:table-cell>
          <table:table-cell table:number-columns-repeated="6"/>
        </table:table-row>
        <table:table-row table:style-name="ro1">
          <table:table-cell office:value-type="float" office:value="39.8804931640625" calcext:value-type="float">
            <text:p>39.8804931641</text:p>
          </table:table-cell>
          <table:table-cell office:value-type="float" office:value="48.8158874511719" calcext:value-type="float">
            <text:p>48.8158874512</text:p>
          </table:table-cell>
          <table:table-cell table:number-columns-repeated="6"/>
        </table:table-row>
        <table:table-row table:style-name="ro1">
          <table:table-cell office:value-type="float" office:value="0.0576976351439953" calcext:value-type="float">
            <text:p>0.0576976351</text:p>
          </table:table-cell>
          <table:table-cell office:value-type="float" office:value="28.7883796691895" calcext:value-type="float">
            <text:p>28.7883796692</text:p>
          </table:table-cell>
          <table:table-cell table:number-columns-repeated="6"/>
        </table:table-row>
        <table:table-row table:style-name="ro1">
          <table:table-cell office:value-type="float" office:value="4.82741594314575" calcext:value-type="float">
            <text:p>4.8274159431</text:p>
          </table:table-cell>
          <table:table-cell office:value-type="float" office:value="18.6484413146973" calcext:value-type="float">
            <text:p>18.6484413147</text:p>
          </table:table-cell>
          <table:table-cell table:number-columns-repeated="6"/>
        </table:table-row>
        <table:table-row table:style-name="ro1">
          <table:table-cell office:value-type="float" office:value="0.00189491431228817" calcext:value-type="float">
            <text:p>0.0018949143</text:p>
          </table:table-cell>
          <table:table-cell office:value-type="float" office:value="37.9647483825684" calcext:value-type="float">
            <text:p>37.9647483826</text:p>
          </table:table-cell>
          <table:table-cell table:number-columns-repeated="6"/>
        </table:table-row>
        <table:table-row table:style-name="ro1">
          <table:table-cell office:value-type="float" office:value="0.0130385030061007" calcext:value-type="float">
            <text:p>0.013038503</text:p>
          </table:table-cell>
          <table:table-cell office:value-type="float" office:value="41.2947578430176" calcext:value-type="float">
            <text:p>41.294757843</text:p>
          </table:table-cell>
          <table:table-cell table:number-columns-repeated="6"/>
        </table:table-row>
        <table:table-row table:style-name="ro1">
          <table:table-cell office:value-type="float" office:value="0.944462954998016" calcext:value-type="float">
            <text:p>0.944462955</text:p>
          </table:table-cell>
          <table:table-cell office:value-type="float" office:value="48.3397483825684" calcext:value-type="float">
            <text:p>48.3397483826</text:p>
          </table:table-cell>
          <table:table-cell table:number-columns-repeated="6"/>
        </table:table-row>
        <table:table-row table:style-name="ro1">
          <table:table-cell office:value-type="float" office:value="0.025003258138895" calcext:value-type="float">
            <text:p>0.0250032581</text:p>
          </table:table-cell>
          <table:table-cell office:value-type="float" office:value="47.5964546203613" calcext:value-type="float">
            <text:p>47.5964546204</text:p>
          </table:table-cell>
          <table:table-cell table:number-columns-repeated="6"/>
        </table:table-row>
        <table:table-row table:style-name="ro1">
          <table:table-cell office:value-type="float" office:value="0.137303084135056" calcext:value-type="float">
            <text:p>0.1373030841</text:p>
          </table:table-cell>
          <table:table-cell office:value-type="float" office:value="21.0905590057373" calcext:value-type="float">
            <text:p>21.0905590057</text:p>
          </table:table-cell>
          <table:table-cell table:number-columns-repeated="6"/>
        </table:table-row>
        <table:table-row table:style-name="ro1">
          <table:table-cell office:value-type="float" office:value="0.010868988931179" calcext:value-type="float">
            <text:p>0.0108689889</text:p>
          </table:table-cell>
          <table:table-cell office:value-type="float" office:value="45.3650550842285" calcext:value-type="float">
            <text:p>45.3650550842</text:p>
          </table:table-cell>
          <table:table-cell table:number-columns-repeated="6"/>
        </table:table-row>
        <table:table-row table:style-name="ro1">
          <table:table-cell office:value-type="float" office:value="0.0397430621087551" calcext:value-type="float">
            <text:p>0.0397430621</text:p>
          </table:table-cell>
          <table:table-cell office:value-type="float" office:value="37.4470062255859" calcext:value-type="float">
            <text:p>37.4470062256</text:p>
          </table:table-cell>
          <table:table-cell table:number-columns-repeated="6"/>
        </table:table-row>
        <table:table-row table:style-name="ro1">
          <table:table-cell office:value-type="float" office:value="0.0244594439864159" calcext:value-type="float">
            <text:p>0.024459444</text:p>
          </table:table-cell>
          <table:table-cell office:value-type="float" office:value="46.2734870910645" calcext:value-type="float">
            <text:p>46.2734870911</text:p>
          </table:table-cell>
          <table:table-cell table:number-columns-repeated="6"/>
        </table:table-row>
        <table:table-row table:style-name="ro1">
          <table:table-cell office:value-type="float" office:value="0.0176353920251131" calcext:value-type="float">
            <text:p>0.017635392</text:p>
          </table:table-cell>
          <table:table-cell office:value-type="float" office:value="49.5268516540527" calcext:value-type="float">
            <text:p>49.5268516541</text:p>
          </table:table-cell>
          <table:table-cell table:number-columns-repeated="6"/>
        </table:table-row>
        <table:table-row table:style-name="ro1">
          <table:table-cell office:value-type="float" office:value="0.0202665384858847" calcext:value-type="float">
            <text:p>0.0202665385</text:p>
          </table:table-cell>
          <table:table-cell office:value-type="float" office:value="49.1867141723633" calcext:value-type="float">
            <text:p>49.1867141724</text:p>
          </table:table-cell>
          <table:table-cell table:number-columns-repeated="6"/>
        </table:table-row>
        <table:table-row table:style-name="ro1">
          <table:table-cell office:value-type="float" office:value="0.0111468974500895" calcext:value-type="float">
            <text:p>0.0111468975</text:p>
          </table:table-cell>
          <table:table-cell office:value-type="float" office:value="43.3125686645508" calcext:value-type="float">
            <text:p>43.3125686646</text:p>
          </table:table-cell>
          <table:table-cell table:number-columns-repeated="6"/>
        </table:table-row>
        <table:table-row table:style-name="ro1">
          <table:table-cell office:value-type="float" office:value="0.112239919602871" calcext:value-type="float">
            <text:p>0.1122399196</text:p>
          </table:table-cell>
          <table:table-cell office:value-type="float" office:value="47.8189926147461" calcext:value-type="float">
            <text:p>47.8189926147</text:p>
          </table:table-cell>
          <table:table-cell table:number-columns-repeated="6"/>
        </table:table-row>
        <table:table-row table:style-name="ro1">
          <table:table-cell office:value-type="float" office:value="0.0265596807003021" calcext:value-type="float">
            <text:p>0.0265596807</text:p>
          </table:table-cell>
          <table:table-cell office:value-type="float" office:value="48.9851493835449" calcext:value-type="float">
            <text:p>48.9851493835</text:p>
          </table:table-cell>
          <table:table-cell table:number-columns-repeated="6"/>
        </table:table-row>
        <table:table-row table:style-name="ro1">
          <table:table-cell office:value-type="float" office:value="0.0285528283566237" calcext:value-type="float">
            <text:p>0.0285528284</text:p>
          </table:table-cell>
          <table:table-cell office:value-type="float" office:value="41.4010162353516" calcext:value-type="float">
            <text:p>41.4010162354</text:p>
          </table:table-cell>
          <table:table-cell table:number-columns-repeated="6"/>
        </table:table-row>
        <table:table-row table:style-name="ro1">
          <table:table-cell office:value-type="float" office:value="0.0154636083170772" calcext:value-type="float">
            <text:p>0.0154636083</text:p>
          </table:table-cell>
          <table:table-cell office:value-type="float" office:value="49.1026802062988" calcext:value-type="float">
            <text:p>49.1026802063</text:p>
          </table:table-cell>
          <table:table-cell table:number-columns-repeated="6"/>
        </table:table-row>
        <table:table-row table:style-name="ro1">
          <table:table-cell office:value-type="float" office:value="0.00706954766064882" calcext:value-type="float">
            <text:p>0.0070695477</text:p>
          </table:table-cell>
          <table:table-cell office:value-type="float" office:value="49.2021827697754" calcext:value-type="float">
            <text:p>49.2021827698</text:p>
          </table:table-cell>
          <table:table-cell table:number-columns-repeated="6"/>
        </table:table-row>
        <table:table-row table:style-name="ro1">
          <table:table-cell office:value-type="float" office:value="0.015377857722342" calcext:value-type="float">
            <text:p>0.0153778577</text:p>
          </table:table-cell>
          <table:table-cell office:value-type="float" office:value="43.4930191040039" calcext:value-type="float">
            <text:p>43.493019104</text:p>
          </table:table-cell>
          <table:table-cell table:number-columns-repeated="6"/>
        </table:table-row>
        <table:table-row table:style-name="ro1">
          <table:table-cell office:value-type="float" office:value="0.0543134771287441" calcext:value-type="float">
            <text:p>0.0543134771</text:p>
          </table:table-cell>
          <table:table-cell office:value-type="float" office:value="49.0674514770508" calcext:value-type="float">
            <text:p>49.0674514771</text:p>
          </table:table-cell>
          <table:table-cell table:number-columns-repeated="6"/>
        </table:table-row>
        <table:table-row table:style-name="ro1">
          <table:table-cell office:value-type="float" office:value="0.0328335948288441" calcext:value-type="float">
            <text:p>0.0328335948</text:p>
          </table:table-cell>
          <table:table-cell office:value-type="float" office:value="49.0837326049805" calcext:value-type="float">
            <text:p>49.083732605</text:p>
          </table:table-cell>
          <table:table-cell table:number-columns-repeated="6"/>
        </table:table-row>
        <table:table-row table:style-name="ro1">
          <table:table-cell office:value-type="float" office:value="0.0260373931378126" calcext:value-type="float">
            <text:p>0.0260373931</text:p>
          </table:table-cell>
          <table:table-cell office:value-type="float" office:value="49.458179473877" calcext:value-type="float">
            <text:p>49.4581794739</text:p>
          </table:table-cell>
          <table:table-cell table:number-columns-repeated="6"/>
        </table:table-row>
        <table:table-row table:style-name="ro1">
          <table:table-cell office:value-type="float" office:value="0.0225622393190861" calcext:value-type="float">
            <text:p>0.0225622393</text:p>
          </table:table-cell>
          <table:table-cell office:value-type="float" office:value="46.8275833129883" calcext:value-type="float">
            <text:p>46.827583313</text:p>
          </table:table-cell>
          <table:table-cell table:number-columns-repeated="6"/>
        </table:table-row>
        <table:table-row table:style-name="ro1">
          <table:table-cell office:value-type="float" office:value="0.00321481190621853" calcext:value-type="float">
            <text:p>0.0032148119</text:p>
          </table:table-cell>
          <table:table-cell office:value-type="float" office:value="47.9674491882324" calcext:value-type="float">
            <text:p>47.9674491882</text:p>
          </table:table-cell>
          <table:table-cell table:number-columns-repeated="6"/>
        </table:table-row>
        <table:table-row table:style-name="ro1">
          <table:table-cell office:value-type="float" office:value="0.0921813175082207" calcext:value-type="float">
            <text:p>0.0921813175</text:p>
          </table:table-cell>
          <table:table-cell office:value-type="float" office:value="42.8741836547852" calcext:value-type="float">
            <text:p>42.8741836548</text:p>
          </table:table-cell>
          <table:table-cell table:number-columns-repeated="6"/>
        </table:table-row>
        <table:table-row table:style-name="ro1">
          <table:table-cell office:value-type="float" office:value="0.135158583521843" calcext:value-type="float">
            <text:p>0.1351585835</text:p>
          </table:table-cell>
          <table:table-cell office:value-type="float" office:value="40.0508651733398" calcext:value-type="float">
            <text:p>40.0508651733</text:p>
          </table:table-cell>
          <table:table-cell table:number-columns-repeated="6"/>
        </table:table-row>
        <table:table-row table:style-name="ro1">
          <table:table-cell office:value-type="float" office:value="0.045458696782589" calcext:value-type="float">
            <text:p>0.0454586968</text:p>
          </table:table-cell>
          <table:table-cell office:value-type="float" office:value="49.1025657653809" calcext:value-type="float">
            <text:p>49.1025657654</text:p>
          </table:table-cell>
          <table:table-cell table:number-columns-repeated="6"/>
        </table:table-row>
        <table:table-row table:style-name="ro1">
          <table:table-cell office:value-type="float" office:value="0.0431750155985355" calcext:value-type="float">
            <text:p>0.0431750156</text:p>
          </table:table-cell>
          <table:table-cell office:value-type="float" office:value="48.5461082458496" calcext:value-type="float">
            <text:p>48.5461082458</text:p>
          </table:table-cell>
          <table:table-cell table:number-columns-repeated="6"/>
        </table:table-row>
        <table:table-row table:style-name="ro1">
          <table:table-cell office:value-type="float" office:value="0.472088128328323" calcext:value-type="float">
            <text:p>0.4720881283</text:p>
          </table:table-cell>
          <table:table-cell office:value-type="float" office:value="46.9065704345703" calcext:value-type="float">
            <text:p>46.9065704346</text:p>
          </table:table-cell>
          <table:table-cell table:number-columns-repeated="6"/>
        </table:table-row>
        <table:table-row table:style-name="ro1">
          <table:table-cell office:value-type="float" office:value="0.18576891720295" calcext:value-type="float">
            <text:p>0.1857689172</text:p>
          </table:table-cell>
          <table:table-cell office:value-type="float" office:value="48.0145301818848" calcext:value-type="float">
            <text:p>48.0145301819</text:p>
          </table:table-cell>
          <table:table-cell table:number-columns-repeated="6"/>
        </table:table-row>
        <table:table-row table:style-name="ro1">
          <table:table-cell office:value-type="float" office:value="0.533537566661835" calcext:value-type="float">
            <text:p>0.5335375667</text:p>
          </table:table-cell>
          <table:table-cell office:value-type="float" office:value="46.8504066467285" calcext:value-type="float">
            <text:p>46.8504066467</text:p>
          </table:table-cell>
          <table:table-cell table:number-columns-repeated="6"/>
        </table:table-row>
        <table:table-row table:style-name="ro1">
          <table:table-cell office:value-type="float" office:value="0.0755507051944733" calcext:value-type="float">
            <text:p>0.0755507052</text:p>
          </table:table-cell>
          <table:table-cell office:value-type="float" office:value="42.7352333068848" calcext:value-type="float">
            <text:p>42.7352333069</text:p>
          </table:table-cell>
          <table:table-cell table:number-columns-repeated="6"/>
        </table:table-row>
        <table:table-row table:style-name="ro1">
          <table:table-cell office:value-type="float" office:value="0.077361598610878" calcext:value-type="float">
            <text:p>0.0773615986</text:p>
          </table:table-cell>
          <table:table-cell office:value-type="float" office:value="44.0100250244141" calcext:value-type="float">
            <text:p>44.0100250244</text:p>
          </table:table-cell>
          <table:table-cell table:number-columns-repeated="6"/>
        </table:table-row>
        <table:table-row table:style-name="ro1">
          <table:table-cell office:value-type="float" office:value="0.127530381083488" calcext:value-type="float">
            <text:p>0.1275303811</text:p>
          </table:table-cell>
          <table:table-cell office:value-type="float" office:value="47.0222854614258" calcext:value-type="float">
            <text:p>47.0222854614</text:p>
          </table:table-cell>
          <table:table-cell table:number-columns-repeated="6"/>
        </table:table-row>
        <table:table-row table:style-name="ro1">
          <table:table-cell office:value-type="float" office:value="0.0140881752595305" calcext:value-type="float">
            <text:p>0.0140881753</text:p>
          </table:table-cell>
          <table:table-cell office:value-type="float" office:value="30.1675434112549" calcext:value-type="float">
            <text:p>30.1675434113</text:p>
          </table:table-cell>
          <table:table-cell table:number-columns-repeated="6"/>
        </table:table-row>
        <table:table-row table:style-name="ro1">
          <table:table-cell office:value-type="float" office:value="0.00000321761035593227" calcext:value-type="float">
            <text:p>3.21761035593227E-06</text:p>
          </table:table-cell>
          <table:table-cell office:value-type="float" office:value="49.7413864135742" calcext:value-type="float">
            <text:p>49.7413864136</text:p>
          </table:table-cell>
          <table:table-cell table:number-columns-repeated="6"/>
        </table:table-row>
        <table:table-row table:style-name="ro1">
          <table:table-cell office:value-type="float" office:value="0.0462906323373318" calcext:value-type="float">
            <text:p>0.0462906323</text:p>
          </table:table-cell>
          <table:table-cell office:value-type="float" office:value="44.9793243408203" calcext:value-type="float">
            <text:p>44.9793243408</text:p>
          </table:table-cell>
          <table:table-cell table:number-columns-repeated="6"/>
        </table:table-row>
        <table:table-row table:style-name="ro1">
          <table:table-cell office:value-type="float" office:value="0.00249181198887527" calcext:value-type="float">
            <text:p>0.002491812</text:p>
          </table:table-cell>
          <table:table-cell office:value-type="float" office:value="49.6524925231934" calcext:value-type="float">
            <text:p>49.6524925232</text:p>
          </table:table-cell>
          <table:table-cell table:number-columns-repeated="6"/>
        </table:table-row>
        <table:table-row table:style-name="ro1">
          <table:table-cell office:value-type="float" office:value="0.191544756293297" calcext:value-type="float">
            <text:p>0.1915447563</text:p>
          </table:table-cell>
          <table:table-cell office:value-type="float" office:value="36.6927528381348" calcext:value-type="float">
            <text:p>36.6927528381</text:p>
          </table:table-cell>
          <table:table-cell table:number-columns-repeated="6"/>
        </table:table-row>
        <table:table-row table:style-name="ro1">
          <table:table-cell office:value-type="float" office:value="0.109370306134224" calcext:value-type="float">
            <text:p>0.1093703061</text:p>
          </table:table-cell>
          <table:table-cell office:value-type="float" office:value="49.8823432922363" calcext:value-type="float">
            <text:p>49.8823432922</text:p>
          </table:table-cell>
          <table:table-cell table:number-columns-repeated="6"/>
        </table:table-row>
        <table:table-row table:style-name="ro1">
          <table:table-cell office:value-type="float" office:value="0.0000385902894777246" calcext:value-type="float">
            <text:p>3.85902894777246E-05</text:p>
          </table:table-cell>
          <table:table-cell office:value-type="float" office:value="49.7063598632812" calcext:value-type="float">
            <text:p>49.7063598633</text:p>
          </table:table-cell>
          <table:table-cell table:number-columns-repeated="6"/>
        </table:table-row>
        <table:table-row table:style-name="ro1">
          <table:table-cell office:value-type="float" office:value="0.0186452735215426" calcext:value-type="float">
            <text:p>0.0186452735</text:p>
          </table:table-cell>
          <table:table-cell office:value-type="float" office:value="49.7170066833496" calcext:value-type="float">
            <text:p>49.7170066833</text:p>
          </table:table-cell>
          <table:table-cell table:number-columns-repeated="6"/>
        </table:table-row>
        <table:table-row table:style-name="ro1">
          <table:table-cell office:value-type="float" office:value="0.0342378690838814" calcext:value-type="float">
            <text:p>0.0342378691</text:p>
          </table:table-cell>
          <table:table-cell office:value-type="float" office:value="29.0847988128662" calcext:value-type="float">
            <text:p>29.0847988129</text:p>
          </table:table-cell>
          <table:table-cell table:number-columns-repeated="6"/>
        </table:table-row>
        <table:table-row table:style-name="ro1">
          <table:table-cell office:value-type="float" office:value="0.0178466476500034" calcext:value-type="float">
            <text:p>0.0178466477</text:p>
          </table:table-cell>
          <table:table-cell office:value-type="float" office:value="49.0796966552734" calcext:value-type="float">
            <text:p>49.0796966553</text:p>
          </table:table-cell>
          <table:table-cell table:number-columns-repeated="6"/>
        </table:table-row>
        <table:table-row table:style-name="ro1">
          <table:table-cell office:value-type="float" office:value="0.0177811253815889" calcext:value-type="float">
            <text:p>0.0177811254</text:p>
          </table:table-cell>
          <table:table-cell office:value-type="float" office:value="45.4027786254883" calcext:value-type="float">
            <text:p>45.4027786255</text:p>
          </table:table-cell>
          <table:table-cell table:number-columns-repeated="6"/>
        </table:table-row>
        <table:table-row table:style-name="ro1">
          <table:table-cell office:value-type="float" office:value="0.0102744242176414" calcext:value-type="float">
            <text:p>0.0102744242</text:p>
          </table:table-cell>
          <table:table-cell office:value-type="float" office:value="50.0784683227539" calcext:value-type="float">
            <text:p>50.0784683228</text:p>
          </table:table-cell>
          <table:table-cell table:number-columns-repeated="6"/>
        </table:table-row>
        <table:table-row table:style-name="ro1">
          <table:table-cell office:value-type="float" office:value="0.0114260064437985" calcext:value-type="float">
            <text:p>0.0114260064</text:p>
          </table:table-cell>
          <table:table-cell office:value-type="float" office:value="49.4470291137695" calcext:value-type="float">
            <text:p>49.4470291138</text:p>
          </table:table-cell>
          <table:table-cell table:number-columns-repeated="6"/>
        </table:table-row>
        <table:table-row table:style-name="ro1">
          <table:table-cell office:value-type="float" office:value="0.0047415872104466" calcext:value-type="float">
            <text:p>0.0047415872</text:p>
          </table:table-cell>
          <table:table-cell office:value-type="float" office:value="48.5382385253906" calcext:value-type="float">
            <text:p>48.5382385254</text:p>
          </table:table-cell>
          <table:table-cell table:number-columns-repeated="6"/>
        </table:table-row>
        <table:table-row table:style-name="ro1">
          <table:table-cell office:value-type="float" office:value="0.0118790548294783" calcext:value-type="float">
            <text:p>0.0118790548</text:p>
          </table:table-cell>
          <table:table-cell office:value-type="float" office:value="49.902286529541" calcext:value-type="float">
            <text:p>49.9022865295</text:p>
          </table:table-cell>
          <table:table-cell table:number-columns-repeated="6"/>
        </table:table-row>
        <table:table-row table:style-name="ro1">
          <table:table-cell office:value-type="float" office:value="0.0143209267407656" calcext:value-type="float">
            <text:p>0.0143209267</text:p>
          </table:table-cell>
          <table:table-cell office:value-type="float" office:value="48.3528327941895" calcext:value-type="float">
            <text:p>48.3528327942</text:p>
          </table:table-cell>
          <table:table-cell table:number-columns-repeated="6"/>
        </table:table-row>
        <table:table-row table:style-name="ro1">
          <table:table-cell office:value-type="float" office:value="3.24798035621643" calcext:value-type="float">
            <text:p>3.2479803562</text:p>
          </table:table-cell>
          <table:table-cell office:value-type="float" office:value="50.1290016174316" calcext:value-type="float">
            <text:p>50.1290016174</text:p>
          </table:table-cell>
          <table:table-cell table:number-columns-repeated="6"/>
        </table:table-row>
        <table:table-row table:style-name="ro1">
          <table:table-cell office:value-type="float" office:value="0.307753145694733" calcext:value-type="float">
            <text:p>0.3077531457</text:p>
          </table:table-cell>
          <table:table-cell office:value-type="float" office:value="49.7038993835449" calcext:value-type="float">
            <text:p>49.7038993835</text:p>
          </table:table-cell>
          <table:table-cell table:number-columns-repeated="6"/>
        </table:table-row>
        <table:table-row table:style-name="ro1">
          <table:table-cell office:value-type="float" office:value="0.00367527268826962" calcext:value-type="float">
            <text:p>0.0036752727</text:p>
          </table:table-cell>
          <table:table-cell office:value-type="float" office:value="50.5752830505371" calcext:value-type="float">
            <text:p>50.5752830505</text:p>
          </table:table-cell>
          <table:table-cell table:number-columns-repeated="6"/>
        </table:table-row>
        <table:table-row table:style-name="ro1">
          <table:table-cell office:value-type="float" office:value="0.00701657636091113" calcext:value-type="float">
            <text:p>0.0070165764</text:p>
          </table:table-cell>
          <table:table-cell office:value-type="float" office:value="53.9521179199219" calcext:value-type="float">
            <text:p>53.9521179199</text:p>
          </table:table-cell>
          <table:table-cell table:number-columns-repeated="6"/>
        </table:table-row>
        <table:table-row table:style-name="ro1">
          <table:table-cell office:value-type="float" office:value="0.100417785346508" calcext:value-type="float">
            <text:p>0.1004177853</text:p>
          </table:table-cell>
          <table:table-cell office:value-type="float" office:value="53.4907150268555" calcext:value-type="float">
            <text:p>53.4907150269</text:p>
          </table:table-cell>
          <table:table-cell table:number-columns-repeated="6"/>
        </table:table-row>
        <table:table-row table:style-name="ro1">
          <table:table-cell office:value-type="float" office:value="0.000159906223416328" calcext:value-type="float">
            <text:p>0.0001599062</text:p>
          </table:table-cell>
          <table:table-cell office:value-type="float" office:value="40.6603164672852" calcext:value-type="float">
            <text:p>40.6603164673</text:p>
          </table:table-cell>
          <table:table-cell table:number-columns-repeated="6"/>
        </table:table-row>
        <table:table-row table:style-name="ro1">
          <table:table-cell office:value-type="float" office:value="0.125569030642509" calcext:value-type="float">
            <text:p>0.1255690306</text:p>
          </table:table-cell>
          <table:table-cell office:value-type="float" office:value="54.6366767883301" calcext:value-type="float">
            <text:p>54.6366767883</text:p>
          </table:table-cell>
          <table:table-cell table:number-columns-repeated="6"/>
        </table:table-row>
        <table:table-row table:style-name="ro1">
          <table:table-cell office:value-type="float" office:value="0.0100168604403734" calcext:value-type="float">
            <text:p>0.0100168604</text:p>
          </table:table-cell>
          <table:table-cell office:value-type="float" office:value="45.6288528442383" calcext:value-type="float">
            <text:p>45.6288528442</text:p>
          </table:table-cell>
          <table:table-cell table:number-columns-repeated="6"/>
        </table:table-row>
        <table:table-row table:style-name="ro1">
          <table:table-cell office:value-type="float" office:value="0.360911577939987" calcext:value-type="float">
            <text:p>0.3609115779</text:p>
          </table:table-cell>
          <table:table-cell office:value-type="float" office:value="46.578742980957" calcext:value-type="float">
            <text:p>46.578742981</text:p>
          </table:table-cell>
          <table:table-cell table:number-columns-repeated="6"/>
        </table:table-row>
        <table:table-row table:style-name="ro1">
          <table:table-cell office:value-type="float" office:value="0.0525601357221604" calcext:value-type="float">
            <text:p>0.0525601357</text:p>
          </table:table-cell>
          <table:table-cell office:value-type="float" office:value="49.6998443603516" calcext:value-type="float">
            <text:p>49.6998443604</text:p>
          </table:table-cell>
          <table:table-cell table:number-columns-repeated="6"/>
        </table:table-row>
        <table:table-row table:style-name="ro1">
          <table:table-cell office:value-type="float" office:value="0.571413397789001" calcext:value-type="float">
            <text:p>0.5714133978</text:p>
          </table:table-cell>
          <table:table-cell office:value-type="float" office:value="49.8797149658203" calcext:value-type="float">
            <text:p>49.8797149658</text:p>
          </table:table-cell>
          <table:table-cell table:number-columns-repeated="6"/>
        </table:table-row>
        <table:table-row table:style-name="ro1">
          <table:table-cell office:value-type="float" office:value="0.0144769381731749" calcext:value-type="float">
            <text:p>0.0144769382</text:p>
          </table:table-cell>
          <table:table-cell office:value-type="float" office:value="50.0385551452637" calcext:value-type="float">
            <text:p>50.0385551453</text:p>
          </table:table-cell>
          <table:table-cell table:number-columns-repeated="6"/>
        </table:table-row>
        <table:table-row table:style-name="ro1">
          <table:table-cell office:value-type="float" office:value="0.0232538152486086" calcext:value-type="float">
            <text:p>0.0232538152</text:p>
          </table:table-cell>
          <table:table-cell office:value-type="float" office:value="51.6249542236328" calcext:value-type="float">
            <text:p>51.6249542236</text:p>
          </table:table-cell>
          <table:table-cell table:number-columns-repeated="6"/>
        </table:table-row>
        <table:table-row table:style-name="ro1">
          <table:table-cell office:value-type="float" office:value="0.082377016544342" calcext:value-type="float">
            <text:p>0.0823770165</text:p>
          </table:table-cell>
          <table:table-cell office:value-type="float" office:value="43.4788436889648" calcext:value-type="float">
            <text:p>43.478843689</text:p>
          </table:table-cell>
          <table:table-cell table:number-columns-repeated="6"/>
        </table:table-row>
        <table:table-row table:style-name="ro1">
          <table:table-cell office:value-type="float" office:value="0.00174962810706347" calcext:value-type="float">
            <text:p>0.0017496281</text:p>
          </table:table-cell>
          <table:table-cell office:value-type="float" office:value="50.4291801452637" calcext:value-type="float">
            <text:p>50.4291801453</text:p>
          </table:table-cell>
          <table:table-cell table:number-columns-repeated="6"/>
        </table:table-row>
        <table:table-row table:style-name="ro1">
          <table:table-cell office:value-type="float" office:value="10.2585439682007" calcext:value-type="float">
            <text:p>10.2585439682</text:p>
          </table:table-cell>
          <table:table-cell office:value-type="float" office:value="52.4109039306641" calcext:value-type="float">
            <text:p>52.4109039307</text:p>
          </table:table-cell>
          <table:table-cell table:number-columns-repeated="6"/>
        </table:table-row>
        <table:table-row table:style-name="ro1">
          <table:table-cell office:value-type="float" office:value="0.0000662717793602496" calcext:value-type="float">
            <text:p>6.62717793602496E-05</text:p>
          </table:table-cell>
          <table:table-cell office:value-type="float" office:value="50.4944534301758" calcext:value-type="float">
            <text:p>50.4944534302</text:p>
          </table:table-cell>
          <table:table-cell table:number-columns-repeated="6"/>
        </table:table-row>
        <table:table-row table:style-name="ro1">
          <table:table-cell office:value-type="float" office:value="0.278125911951065" calcext:value-type="float">
            <text:p>0.278125912</text:p>
          </table:table-cell>
          <table:table-cell office:value-type="float" office:value="48.0120468139648" calcext:value-type="float">
            <text:p>48.012046814</text:p>
          </table:table-cell>
          <table:table-cell table:number-columns-repeated="6"/>
        </table:table-row>
        <table:table-row table:style-name="ro1">
          <table:table-cell office:value-type="float" office:value="0.327396392822266" calcext:value-type="float">
            <text:p>0.3273963928</text:p>
          </table:table-cell>
          <table:table-cell office:value-type="float" office:value="39.2453193664551" calcext:value-type="float">
            <text:p>39.2453193665</text:p>
          </table:table-cell>
          <table:table-cell table:number-columns-repeated="6"/>
        </table:table-row>
        <table:table-row table:style-name="ro1">
          <table:table-cell office:value-type="float" office:value="1.83914113044739" calcext:value-type="float">
            <text:p>1.8391411304</text:p>
          </table:table-cell>
          <table:table-cell office:value-type="float" office:value="53.2117195129395" calcext:value-type="float">
            <text:p>53.2117195129</text:p>
          </table:table-cell>
          <table:table-cell table:number-columns-repeated="6"/>
        </table:table-row>
        <table:table-row table:style-name="ro1">
          <table:table-cell office:value-type="float" office:value="0.0000697866853442974" calcext:value-type="float">
            <text:p>6.97866853442974E-05</text:p>
          </table:table-cell>
          <table:table-cell office:value-type="float" office:value="52.7449722290039" calcext:value-type="float">
            <text:p>52.744972229</text:p>
          </table:table-cell>
          <table:table-cell table:number-columns-repeated="6"/>
        </table:table-row>
        <table:table-row table:style-name="ro1">
          <table:table-cell office:value-type="float" office:value="0.193875104188919" calcext:value-type="float">
            <text:p>0.1938751042</text:p>
          </table:table-cell>
          <table:table-cell office:value-type="float" office:value="47.0308685302734" calcext:value-type="float">
            <text:p>47.0308685303</text:p>
          </table:table-cell>
          <table:table-cell table:number-columns-repeated="6"/>
        </table:table-row>
        <table:table-row table:style-name="ro1">
          <table:table-cell office:value-type="float" office:value="0.017242144793272" calcext:value-type="float">
            <text:p>0.0172421448</text:p>
          </table:table-cell>
          <table:table-cell office:value-type="float" office:value="12.2903022766113" calcext:value-type="float">
            <text:p>12.2903022766</text:p>
          </table:table-cell>
          <table:table-cell table:number-columns-repeated="6"/>
        </table:table-row>
        <table:table-row table:style-name="ro1">
          <table:table-cell office:value-type="float" office:value="0.106882385909557" calcext:value-type="float">
            <text:p>0.1068823859</text:p>
          </table:table-cell>
          <table:table-cell office:value-type="float" office:value="15.3178977966309" calcext:value-type="float">
            <text:p>15.3178977966</text:p>
          </table:table-cell>
          <table:table-cell table:number-columns-repeated="6"/>
        </table:table-row>
        <table:table-row table:style-name="ro1">
          <table:table-cell office:value-type="float" office:value="0.0141240563243628" calcext:value-type="float">
            <text:p>0.0141240563</text:p>
          </table:table-cell>
          <table:table-cell office:value-type="float" office:value="48.624210357666" calcext:value-type="float">
            <text:p>48.6242103577</text:p>
          </table:table-cell>
          <table:table-cell table:number-columns-repeated="6"/>
        </table:table-row>
        <table:table-row table:style-name="ro1">
          <table:table-cell office:value-type="float" office:value="0.109856128692627" calcext:value-type="float">
            <text:p>0.1098561287</text:p>
          </table:table-cell>
          <table:table-cell office:value-type="float" office:value="24.8875389099121" calcext:value-type="float">
            <text:p>24.8875389099</text:p>
          </table:table-cell>
          <table:table-cell table:number-columns-repeated="6"/>
        </table:table-row>
        <table:table-row table:style-name="ro1">
          <table:table-cell office:value-type="float" office:value="0.00161555223166943" calcext:value-type="float">
            <text:p>0.0016155522</text:p>
          </table:table-cell>
          <table:table-cell office:value-type="float" office:value="49.6586380004883" calcext:value-type="float">
            <text:p>49.6586380005</text:p>
          </table:table-cell>
          <table:table-cell table:number-columns-repeated="6"/>
        </table:table-row>
        <table:table-row table:style-name="ro1">
          <table:table-cell office:value-type="float" office:value="0.0840483754873276" calcext:value-type="float">
            <text:p>0.0840483755</text:p>
          </table:table-cell>
          <table:table-cell office:value-type="float" office:value="38.6909255981445" calcext:value-type="float">
            <text:p>38.6909255981</text:p>
          </table:table-cell>
          <table:table-cell table:number-columns-repeated="6"/>
        </table:table-row>
        <table:table-row table:style-name="ro1">
          <table:table-cell office:value-type="float" office:value="0.0590767860412598" calcext:value-type="float">
            <text:p>0.059076786</text:p>
          </table:table-cell>
          <table:table-cell office:value-type="float" office:value="35.5046920776367" calcext:value-type="float">
            <text:p>35.5046920776</text:p>
          </table:table-cell>
          <table:table-cell table:number-columns-repeated="6"/>
        </table:table-row>
        <table:table-row table:style-name="ro1">
          <table:table-cell office:value-type="float" office:value="0.0982296541333198" calcext:value-type="float">
            <text:p>0.0982296541</text:p>
          </table:table-cell>
          <table:table-cell office:value-type="float" office:value="47.7885932922363" calcext:value-type="float">
            <text:p>47.7885932922</text:p>
          </table:table-cell>
          <table:table-cell table:number-columns-repeated="6"/>
        </table:table-row>
        <table:table-row table:style-name="ro1">
          <table:table-cell office:value-type="float" office:value="0.00919045973569155" calcext:value-type="float">
            <text:p>0.0091904597</text:p>
          </table:table-cell>
          <table:table-cell office:value-type="float" office:value="17.4510402679443" calcext:value-type="float">
            <text:p>17.4510402679</text:p>
          </table:table-cell>
          <table:table-cell table:number-columns-repeated="6"/>
        </table:table-row>
        <table:table-row table:style-name="ro1">
          <table:table-cell office:value-type="float" office:value="0.0204489640891552" calcext:value-type="float">
            <text:p>0.0204489641</text:p>
          </table:table-cell>
          <table:table-cell office:value-type="float" office:value="46.0332374572754" calcext:value-type="float">
            <text:p>46.0332374573</text:p>
          </table:table-cell>
          <table:table-cell table:number-columns-repeated="6"/>
        </table:table-row>
        <table:table-row table:style-name="ro1">
          <table:table-cell office:value-type="float" office:value="0.0228011086583138" calcext:value-type="float">
            <text:p>0.0228011087</text:p>
          </table:table-cell>
          <table:table-cell office:value-type="float" office:value="52.2380905151367" calcext:value-type="float">
            <text:p>52.2380905151</text:p>
          </table:table-cell>
          <table:table-cell table:number-columns-repeated="6"/>
        </table:table-row>
        <table:table-row table:style-name="ro1">
          <table:table-cell office:value-type="float" office:value="0.111338049173355" calcext:value-type="float">
            <text:p>0.1113380492</text:p>
          </table:table-cell>
          <table:table-cell office:value-type="float" office:value="48.9468841552734" calcext:value-type="float">
            <text:p>48.9468841553</text:p>
          </table:table-cell>
          <table:table-cell table:number-columns-repeated="6"/>
        </table:table-row>
        <table:table-row table:style-name="ro1">
          <table:table-cell office:value-type="float" office:value="0.0482801161706448" calcext:value-type="float">
            <text:p>0.0482801162</text:p>
          </table:table-cell>
          <table:table-cell office:value-type="float" office:value="44.6404342651367" calcext:value-type="float">
            <text:p>44.6404342651</text:p>
          </table:table-cell>
          <table:table-cell table:number-columns-repeated="6"/>
        </table:table-row>
        <table:table-row table:style-name="ro1">
          <table:table-cell office:value-type="float" office:value="0.141739428043365" calcext:value-type="float">
            <text:p>0.141739428</text:p>
          </table:table-cell>
          <table:table-cell office:value-type="float" office:value="4.60251998901367" calcext:value-type="float">
            <text:p>4.602519989</text:p>
          </table:table-cell>
          <table:table-cell table:number-columns-repeated="6"/>
        </table:table-row>
        <table:table-row table:style-name="ro1">
          <table:table-cell office:value-type="float" office:value="0.0341844856739044" calcext:value-type="float">
            <text:p>0.0341844857</text:p>
          </table:table-cell>
          <table:table-cell office:value-type="float" office:value="49.9417572021484" calcext:value-type="float">
            <text:p>49.9417572021</text:p>
          </table:table-cell>
          <table:table-cell table:number-columns-repeated="6"/>
        </table:table-row>
        <table:table-row table:style-name="ro1">
          <table:table-cell office:value-type="float" office:value="0.0000715553760528565" calcext:value-type="float">
            <text:p>7.15553760528565E-05</text:p>
          </table:table-cell>
          <table:table-cell office:value-type="float" office:value="43.4547233581543" calcext:value-type="float">
            <text:p>43.4547233582</text:p>
          </table:table-cell>
          <table:table-cell table:number-columns-repeated="6"/>
        </table:table-row>
        <table:table-row table:style-name="ro1">
          <table:table-cell office:value-type="float" office:value="0.000364923645975068" calcext:value-type="float">
            <text:p>0.0003649236</text:p>
          </table:table-cell>
          <table:table-cell office:value-type="float" office:value="48.8804702758789" calcext:value-type="float">
            <text:p>48.8804702759</text:p>
          </table:table-cell>
          <table:table-cell table:number-columns-repeated="6"/>
        </table:table-row>
        <table:table-row table:style-name="ro1">
          <table:table-cell office:value-type="float" office:value="0.0000135965019580908" calcext:value-type="float">
            <text:p>1.35965019580908E-05</text:p>
          </table:table-cell>
          <table:table-cell office:value-type="float" office:value="33.5682258605957" calcext:value-type="float">
            <text:p>33.5682258606</text:p>
          </table:table-cell>
          <table:table-cell table:number-columns-repeated="6"/>
        </table:table-row>
        <table:table-row table:style-name="ro1">
          <table:table-cell office:value-type="float" office:value="0.197187975049019" calcext:value-type="float">
            <text:p>0.197187975</text:p>
          </table:table-cell>
          <table:table-cell office:value-type="float" office:value="10.686429977417" calcext:value-type="float">
            <text:p>10.6864299774</text:p>
          </table:table-cell>
          <table:table-cell table:number-columns-repeated="6"/>
        </table:table-row>
        <table:table-row table:style-name="ro1">
          <table:table-cell office:value-type="float" office:value="0.000329867587424815" calcext:value-type="float">
            <text:p>0.0003298676</text:p>
          </table:table-cell>
          <table:table-cell office:value-type="float" office:value="12.1446342468262" calcext:value-type="float">
            <text:p>12.1446342468</text:p>
          </table:table-cell>
          <table:table-cell table:number-columns-repeated="6"/>
        </table:table-row>
        <table:table-row table:style-name="ro1">
          <table:table-cell office:value-type="float" office:value="0.000649623689241707" calcext:value-type="float">
            <text:p>0.0006496237</text:p>
          </table:table-cell>
          <table:table-cell office:value-type="float" office:value="48.0321502685547" calcext:value-type="float">
            <text:p>48.0321502686</text:p>
          </table:table-cell>
          <table:table-cell table:number-columns-repeated="6"/>
        </table:table-row>
        <table:table-row table:style-name="ro1">
          <table:table-cell office:value-type="float" office:value="0.0000338210957124829" calcext:value-type="float">
            <text:p>3.38210957124829E-05</text:p>
          </table:table-cell>
          <table:table-cell office:value-type="float" office:value="30.6433277130127" calcext:value-type="float">
            <text:p>30.643327713</text:p>
          </table:table-cell>
          <table:table-cell table:number-columns-repeated="6"/>
        </table:table-row>
        <table:table-row table:style-name="ro1">
          <table:table-cell office:value-type="float" office:value="0.186632573604584" calcext:value-type="float">
            <text:p>0.1866325736</text:p>
          </table:table-cell>
          <table:table-cell office:value-type="float" office:value="40.6577873229981" calcext:value-type="float">
            <text:p>40.657787323</text:p>
          </table:table-cell>
          <table:table-cell table:number-columns-repeated="6"/>
        </table:table-row>
        <table:table-row table:style-name="ro1">
          <table:table-cell office:value-type="float" office:value="0.170124799013138" calcext:value-type="float">
            <text:p>0.170124799</text:p>
          </table:table-cell>
          <table:table-cell office:value-type="float" office:value="51.3462829589844" calcext:value-type="float">
            <text:p>51.346282959</text:p>
          </table:table-cell>
          <table:table-cell table:number-columns-repeated="6"/>
        </table:table-row>
        <table:table-row table:style-name="ro1">
          <table:table-cell office:value-type="float" office:value="0.160743102431297" calcext:value-type="float">
            <text:p>0.1607431024</text:p>
          </table:table-cell>
          <table:table-cell office:value-type="float" office:value="43.8146476745605" calcext:value-type="float">
            <text:p>43.8146476746</text:p>
          </table:table-cell>
          <table:table-cell table:number-columns-repeated="6"/>
        </table:table-row>
        <table:table-row table:style-name="ro1">
          <table:table-cell office:value-type="float" office:value="0.00394123420119286" calcext:value-type="float">
            <text:p>0.0039412342</text:p>
          </table:table-cell>
          <table:table-cell office:value-type="float" office:value="49.7182769775391" calcext:value-type="float">
            <text:p>49.7182769775</text:p>
          </table:table-cell>
          <table:table-cell table:number-columns-repeated="6"/>
        </table:table-row>
        <table:table-row table:style-name="ro1">
          <table:table-cell office:value-type="float" office:value="0.0133041115477681" calcext:value-type="float">
            <text:p>0.0133041115</text:p>
          </table:table-cell>
          <table:table-cell office:value-type="float" office:value="50.8087425231934" calcext:value-type="float">
            <text:p>50.8087425232</text:p>
          </table:table-cell>
          <table:table-cell table:number-columns-repeated="6"/>
        </table:table-row>
        <table:table-row table:style-name="ro1">
          <table:table-cell office:value-type="float" office:value="0.00942047592252493" calcext:value-type="float">
            <text:p>0.0094204759</text:p>
          </table:table-cell>
          <table:table-cell office:value-type="float" office:value="30.2178821563721" calcext:value-type="float">
            <text:p>30.2178821564</text:p>
          </table:table-cell>
          <table:table-cell table:number-columns-repeated="6"/>
        </table:table-row>
        <table:table-row table:style-name="ro1">
          <table:table-cell office:value-type="float" office:value="0.0438298806548119" calcext:value-type="float">
            <text:p>0.0438298807</text:p>
          </table:table-cell>
          <table:table-cell office:value-type="float" office:value="49.9156494140625" calcext:value-type="float">
            <text:p>49.9156494141</text:p>
          </table:table-cell>
          <table:table-cell table:number-columns-repeated="6"/>
        </table:table-row>
        <table:table-row table:style-name="ro1">
          <table:table-cell office:value-type="float" office:value="0.0209339652210474" calcext:value-type="float">
            <text:p>0.0209339652</text:p>
          </table:table-cell>
          <table:table-cell office:value-type="float" office:value="51.0459899902344" calcext:value-type="float">
            <text:p>51.0459899902</text:p>
          </table:table-cell>
          <table:table-cell table:number-columns-repeated="6"/>
        </table:table-row>
        <table:table-row table:style-name="ro1">
          <table:table-cell office:value-type="float" office:value="0.0170492976903915" calcext:value-type="float">
            <text:p>0.0170492977</text:p>
          </table:table-cell>
          <table:table-cell office:value-type="float" office:value="45.8326759338379" calcext:value-type="float">
            <text:p>45.8326759338</text:p>
          </table:table-cell>
          <table:table-cell table:number-columns-repeated="6"/>
        </table:table-row>
        <table:table-row table:style-name="ro1">
          <table:table-cell office:value-type="float" office:value="0.0419916547834873" calcext:value-type="float">
            <text:p>0.0419916548</text:p>
          </table:table-cell>
          <table:table-cell office:value-type="float" office:value="51.2454109191895" calcext:value-type="float">
            <text:p>51.2454109192</text:p>
          </table:table-cell>
          <table:table-cell table:number-columns-repeated="6"/>
        </table:table-row>
        <table:table-row table:style-name="ro1">
          <table:table-cell office:value-type="float" office:value="0.000755803659558296" calcext:value-type="float">
            <text:p>0.0007558037</text:p>
          </table:table-cell>
          <table:table-cell office:value-type="float" office:value="51.6430397033691" calcext:value-type="float">
            <text:p>51.6430397034</text:p>
          </table:table-cell>
          <table:table-cell table:number-columns-repeated="6"/>
        </table:table-row>
        <table:table-row table:style-name="ro1">
          <table:table-cell office:value-type="float" office:value="0.0828530564904213" calcext:value-type="float">
            <text:p>0.0828530565</text:p>
          </table:table-cell>
          <table:table-cell office:value-type="float" office:value="51.6611022949219" calcext:value-type="float">
            <text:p>51.6611022949</text:p>
          </table:table-cell>
          <table:table-cell table:number-columns-repeated="6"/>
        </table:table-row>
        <table:table-row table:style-name="ro1">
          <table:table-cell office:value-type="float" office:value="0.000163059710757807" calcext:value-type="float">
            <text:p>0.0001630597</text:p>
          </table:table-cell>
          <table:table-cell office:value-type="float" office:value="39.8990478515625" calcext:value-type="float">
            <text:p>39.8990478516</text:p>
          </table:table-cell>
          <table:table-cell table:number-columns-repeated="6"/>
        </table:table-row>
        <table:table-row table:style-name="ro1">
          <table:table-cell office:value-type="float" office:value="0.00760410027578473" calcext:value-type="float">
            <text:p>0.0076041003</text:p>
          </table:table-cell>
          <table:table-cell office:value-type="float" office:value="51.734790802002" calcext:value-type="float">
            <text:p>51.734790802</text:p>
          </table:table-cell>
          <table:table-cell table:number-columns-repeated="6"/>
        </table:table-row>
        <table:table-row table:style-name="ro1">
          <table:table-cell office:value-type="float" office:value="0.0149210337549448" calcext:value-type="float">
            <text:p>0.0149210338</text:p>
          </table:table-cell>
          <table:table-cell office:value-type="float" office:value="48.390552520752" calcext:value-type="float">
            <text:p>48.3905525208</text:p>
          </table:table-cell>
          <table:table-cell table:number-columns-repeated="6"/>
        </table:table-row>
        <table:table-row table:style-name="ro1">
          <table:table-cell office:value-type="float" office:value="0.000351851602317765" calcext:value-type="float">
            <text:p>0.0003518516</text:p>
          </table:table-cell>
          <table:table-cell office:value-type="float" office:value="51.7359771728516" calcext:value-type="float">
            <text:p>51.7359771729</text:p>
          </table:table-cell>
          <table:table-cell table:number-columns-repeated="6"/>
        </table:table-row>
        <table:table-row table:style-name="ro1">
          <table:table-cell office:value-type="float" office:value="0.00199434813112021" calcext:value-type="float">
            <text:p>0.0019943481</text:p>
          </table:table-cell>
          <table:table-cell office:value-type="float" office:value="51.4147834777832" calcext:value-type="float">
            <text:p>51.4147834778</text:p>
          </table:table-cell>
          <table:table-cell table:number-columns-repeated="6"/>
        </table:table-row>
        <table:table-row table:style-name="ro1">
          <table:table-cell office:value-type="float" office:value="0.000330627372022718" calcext:value-type="float">
            <text:p>0.0003306274</text:p>
          </table:table-cell>
          <table:table-cell office:value-type="float" office:value="51.4410400390625" calcext:value-type="float">
            <text:p>51.4410400391</text:p>
          </table:table-cell>
          <table:table-cell table:number-columns-repeated="6"/>
        </table:table-row>
        <table:table-row table:style-name="ro1">
          <table:table-cell office:value-type="float" office:value="0.00891304761171341" calcext:value-type="float">
            <text:p>0.0089130476</text:p>
          </table:table-cell>
          <table:table-cell office:value-type="float" office:value="51.0893020629883" calcext:value-type="float">
            <text:p>51.089302063</text:p>
          </table:table-cell>
          <table:table-cell table:number-columns-repeated="6"/>
        </table:table-row>
        <table:table-row table:style-name="ro1">
          <table:table-cell office:value-type="float" office:value="5.00579071044922" calcext:value-type="float">
            <text:p>5.0057907104</text:p>
          </table:table-cell>
          <table:table-cell office:value-type="float" office:value="45.3720397949219" calcext:value-type="float">
            <text:p>45.3720397949</text:p>
          </table:table-cell>
          <table:table-cell table:number-columns-repeated="6"/>
        </table:table-row>
        <table:table-row table:style-name="ro1">
          <table:table-cell office:value-type="float" office:value="0.487841099500656" calcext:value-type="float">
            <text:p>0.4878410995</text:p>
          </table:table-cell>
          <table:table-cell office:value-type="float" office:value="51.5639801025391" calcext:value-type="float">
            <text:p>51.5639801025</text:p>
          </table:table-cell>
          <table:table-cell table:number-columns-repeated="6"/>
        </table:table-row>
        <table:table-row table:style-name="ro1">
          <table:table-cell office:value-type="float" office:value="0.0282228793948889" calcext:value-type="float">
            <text:p>0.0282228794</text:p>
          </table:table-cell>
          <table:table-cell office:value-type="float" office:value="51.5961303710938" calcext:value-type="float">
            <text:p>51.5961303711</text:p>
          </table:table-cell>
          <table:table-cell table:number-columns-repeated="6"/>
        </table:table-row>
        <table:table-row table:style-name="ro1">
          <table:table-cell office:value-type="float" office:value="0.0604271292686463" calcext:value-type="float">
            <text:p>0.0604271293</text:p>
          </table:table-cell>
          <table:table-cell office:value-type="float" office:value="50.9113540649414" calcext:value-type="float">
            <text:p>50.9113540649</text:p>
          </table:table-cell>
          <table:table-cell table:number-columns-repeated="6"/>
        </table:table-row>
        <table:table-row table:style-name="ro1">
          <table:table-cell office:value-type="float" office:value="0.0539845712482929" calcext:value-type="float">
            <text:p>0.0539845712</text:p>
          </table:table-cell>
          <table:table-cell office:value-type="float" office:value="51.5100173950195" calcext:value-type="float">
            <text:p>51.510017395</text:p>
          </table:table-cell>
          <table:table-cell table:number-columns-repeated="6"/>
        </table:table-row>
        <table:table-row table:style-name="ro1">
          <table:table-cell office:value-type="float" office:value="0.404918968677521" calcext:value-type="float">
            <text:p>0.4049189687</text:p>
          </table:table-cell>
          <table:table-cell office:value-type="float" office:value="43.4004516601563" calcext:value-type="float">
            <text:p>43.4004516602</text:p>
          </table:table-cell>
          <table:table-cell table:number-columns-repeated="6"/>
        </table:table-row>
        <table:table-row table:style-name="ro1">
          <table:table-cell office:value-type="float" office:value="0.0879510715603828" calcext:value-type="float">
            <text:p>0.0879510716</text:p>
          </table:table-cell>
          <table:table-cell office:value-type="float" office:value="47.2854995727539" calcext:value-type="float">
            <text:p>47.2854995728</text:p>
          </table:table-cell>
          <table:table-cell table:number-columns-repeated="6"/>
        </table:table-row>
        <table:table-row table:style-name="ro1">
          <table:table-cell office:value-type="float" office:value="0.0203634221106768" calcext:value-type="float">
            <text:p>0.0203634221</text:p>
          </table:table-cell>
          <table:table-cell office:value-type="float" office:value="50.9031982421875" calcext:value-type="float">
            <text:p>50.9031982422</text:p>
          </table:table-cell>
          <table:table-cell table:number-columns-repeated="6"/>
        </table:table-row>
        <table:table-row table:style-name="ro1">
          <table:table-cell office:value-type="float" office:value="0.0145985744893551" calcext:value-type="float">
            <text:p>0.0145985745</text:p>
          </table:table-cell>
          <table:table-cell office:value-type="float" office:value="49.7409324645996" calcext:value-type="float">
            <text:p>49.7409324646</text:p>
          </table:table-cell>
          <table:table-cell table:number-columns-repeated="6"/>
        </table:table-row>
        <table:table-row table:style-name="ro1">
          <table:table-cell office:value-type="float" office:value="0.0313616804778576" calcext:value-type="float">
            <text:p>0.0313616805</text:p>
          </table:table-cell>
          <table:table-cell office:value-type="float" office:value="51.3868370056152" calcext:value-type="float">
            <text:p>51.3868370056</text:p>
          </table:table-cell>
          <table:table-cell table:number-columns-repeated="6"/>
        </table:table-row>
        <table:table-row table:style-name="ro1">
          <table:table-cell office:value-type="float" office:value="0.00324793206527829" calcext:value-type="float">
            <text:p>0.0032479321</text:p>
          </table:table-cell>
          <table:table-cell office:value-type="float" office:value="52.2614288330078" calcext:value-type="float">
            <text:p>52.261428833</text:p>
          </table:table-cell>
          <table:table-cell table:number-columns-repeated="6"/>
        </table:table-row>
        <table:table-row table:style-name="ro1">
          <table:table-cell office:value-type="float" office:value="0.025086073204875" calcext:value-type="float">
            <text:p>0.0250860732</text:p>
          </table:table-cell>
          <table:table-cell office:value-type="float" office:value="52.447135925293" calcext:value-type="float">
            <text:p>52.4471359253</text:p>
          </table:table-cell>
          <table:table-cell table:number-columns-repeated="6"/>
        </table:table-row>
        <table:table-row table:style-name="ro1">
          <table:table-cell office:value-type="float" office:value="0.0165913756936789" calcext:value-type="float">
            <text:p>0.0165913757</text:p>
          </table:table-cell>
          <table:table-cell office:value-type="float" office:value="31.006555557251" calcext:value-type="float">
            <text:p>31.0065555573</text:p>
          </table:table-cell>
          <table:table-cell table:number-columns-repeated="6"/>
        </table:table-row>
        <table:table-row table:style-name="ro1">
          <table:table-cell office:value-type="float" office:value="0.42797589302063" calcext:value-type="float">
            <text:p>0.427975893</text:p>
          </table:table-cell>
          <table:table-cell office:value-type="float" office:value="31.7365436553955" calcext:value-type="float">
            <text:p>31.7365436554</text:p>
          </table:table-cell>
          <table:table-cell table:number-columns-repeated="6"/>
        </table:table-row>
        <table:table-row table:style-name="ro1">
          <table:table-cell office:value-type="float" office:value="0.196231484413147" calcext:value-type="float">
            <text:p>0.1962314844</text:p>
          </table:table-cell>
          <table:table-cell office:value-type="float" office:value="46.8045425415039" calcext:value-type="float">
            <text:p>46.8045425415</text:p>
          </table:table-cell>
          <table:table-cell table:number-columns-repeated="6"/>
        </table:table-row>
        <table:table-row table:style-name="ro1">
          <table:table-cell office:value-type="float" office:value="0.427931785583496" calcext:value-type="float">
            <text:p>0.4279317856</text:p>
          </table:table-cell>
          <table:table-cell office:value-type="float" office:value="49.5781440734863" calcext:value-type="float">
            <text:p>49.5781440735</text:p>
          </table:table-cell>
          <table:table-cell table:number-columns-repeated="6"/>
        </table:table-row>
        <table:table-row table:style-name="ro1">
          <table:table-cell office:value-type="float" office:value="0.0609347783029079" calcext:value-type="float">
            <text:p>0.0609347783</text:p>
          </table:table-cell>
          <table:table-cell office:value-type="float" office:value="49.0391807556152" calcext:value-type="float">
            <text:p>49.0391807556</text:p>
          </table:table-cell>
          <table:table-cell table:number-columns-repeated="6"/>
        </table:table-row>
        <table:table-row table:style-name="ro1">
          <table:table-cell office:value-type="float" office:value="0.028561033308506" calcext:value-type="float">
            <text:p>0.0285610333</text:p>
          </table:table-cell>
          <table:table-cell office:value-type="float" office:value="49.18359375" calcext:value-type="float">
            <text:p>49.18359375</text:p>
          </table:table-cell>
          <table:table-cell table:number-columns-repeated="6"/>
        </table:table-row>
        <table:table-row table:style-name="ro1">
          <table:table-cell office:value-type="float" office:value="0.0383044108748436" calcext:value-type="float">
            <text:p>0.0383044109</text:p>
          </table:table-cell>
          <table:table-cell office:value-type="float" office:value="50.1928749084473" calcext:value-type="float">
            <text:p>50.1928749084</text:p>
          </table:table-cell>
          <table:table-cell table:number-columns-repeated="6"/>
        </table:table-row>
        <table:table-row table:style-name="ro1">
          <table:table-cell office:value-type="float" office:value="0.0918818190693855" calcext:value-type="float">
            <text:p>0.0918818191</text:p>
          </table:table-cell>
          <table:table-cell office:value-type="float" office:value="48.9383659362793" calcext:value-type="float">
            <text:p>48.9383659363</text:p>
          </table:table-cell>
          <table:table-cell table:number-columns-repeated="6"/>
        </table:table-row>
        <table:table-row table:style-name="ro1">
          <table:table-cell office:value-type="float" office:value="3.65508222579956" calcext:value-type="float">
            <text:p>3.6550822258</text:p>
          </table:table-cell>
          <table:table-cell office:value-type="float" office:value="52.4429779052734" calcext:value-type="float">
            <text:p>52.4429779053</text:p>
          </table:table-cell>
          <table:table-cell table:number-columns-repeated="6"/>
        </table:table-row>
        <table:table-row table:style-name="ro1">
          <table:table-cell office:value-type="float" office:value="0.326964378356934" calcext:value-type="float">
            <text:p>0.3269643784</text:p>
          </table:table-cell>
          <table:table-cell office:value-type="float" office:value="47.9264259338379" calcext:value-type="float">
            <text:p>47.9264259338</text:p>
          </table:table-cell>
          <table:table-cell table:number-columns-repeated="6"/>
        </table:table-row>
        <table:table-row table:style-name="ro1">
          <table:table-cell office:value-type="float" office:value="0.52371609210968" calcext:value-type="float">
            <text:p>0.5237160921</text:p>
          </table:table-cell>
          <table:table-cell office:value-type="float" office:value="49.7283058166504" calcext:value-type="float">
            <text:p>49.7283058167</text:p>
          </table:table-cell>
          <table:table-cell table:number-columns-repeated="6"/>
        </table:table-row>
        <table:table-row table:style-name="ro1">
          <table:table-cell office:value-type="float" office:value="0.00710406340658665" calcext:value-type="float">
            <text:p>0.0071040634</text:p>
          </table:table-cell>
          <table:table-cell office:value-type="float" office:value="36.581127166748" calcext:value-type="float">
            <text:p>36.5811271667</text:p>
          </table:table-cell>
          <table:table-cell table:number-columns-repeated="6"/>
        </table:table-row>
        <table:table-row table:style-name="ro1">
          <table:table-cell office:value-type="float" office:value="0.108400121331215" calcext:value-type="float">
            <text:p>0.1084001213</text:p>
          </table:table-cell>
          <table:table-cell office:value-type="float" office:value="46.4160118103027" calcext:value-type="float">
            <text:p>46.4160118103</text:p>
          </table:table-cell>
          <table:table-cell table:number-columns-repeated="6"/>
        </table:table-row>
        <table:table-row table:style-name="ro1">
          <table:table-cell office:value-type="float" office:value="0.00163992936722934" calcext:value-type="float">
            <text:p>0.0016399294</text:p>
          </table:table-cell>
          <table:table-cell office:value-type="float" office:value="50.8856315612793" calcext:value-type="float">
            <text:p>50.8856315613</text:p>
          </table:table-cell>
          <table:table-cell table:number-columns-repeated="6"/>
        </table:table-row>
        <table:table-row table:style-name="ro1">
          <table:table-cell office:value-type="float" office:value="0.0147416731342673" calcext:value-type="float">
            <text:p>0.0147416731</text:p>
          </table:table-cell>
          <table:table-cell office:value-type="float" office:value="48.6975631713867" calcext:value-type="float">
            <text:p>48.6975631714</text:p>
          </table:table-cell>
          <table:table-cell table:number-columns-repeated="6"/>
        </table:table-row>
        <table:table-row table:style-name="ro1">
          <table:table-cell office:value-type="float" office:value="0.0615214668214321" calcext:value-type="float">
            <text:p>0.0615214668</text:p>
          </table:table-cell>
          <table:table-cell office:value-type="float" office:value="29.0464935302734" calcext:value-type="float">
            <text:p>29.0464935303</text:p>
          </table:table-cell>
          <table:table-cell table:number-columns-repeated="6"/>
        </table:table-row>
        <table:table-row table:style-name="ro1">
          <table:table-cell office:value-type="float" office:value="0.0985596403479576" calcext:value-type="float">
            <text:p>0.0985596403</text:p>
          </table:table-cell>
          <table:table-cell office:value-type="float" office:value="48.349292755127" calcext:value-type="float">
            <text:p>48.3492927551</text:p>
          </table:table-cell>
          <table:table-cell table:number-columns-repeated="6"/>
        </table:table-row>
        <table:table-row table:style-name="ro1">
          <table:table-cell office:value-type="float" office:value="0.00248347083106637" calcext:value-type="float">
            <text:p>0.0024834708</text:p>
          </table:table-cell>
          <table:table-cell office:value-type="float" office:value="49.7160110473633" calcext:value-type="float">
            <text:p>49.7160110474</text:p>
          </table:table-cell>
          <table:table-cell table:number-columns-repeated="6"/>
        </table:table-row>
        <table:table-row table:style-name="ro1">
          <table:table-cell office:value-type="float" office:value="0.0000600566927460022" calcext:value-type="float">
            <text:p>6.00566927460022E-05</text:p>
          </table:table-cell>
          <table:table-cell office:value-type="float" office:value="41.1393585205078" calcext:value-type="float">
            <text:p>41.1393585205</text:p>
          </table:table-cell>
          <table:table-cell table:number-columns-repeated="6"/>
        </table:table-row>
        <table:table-row table:style-name="ro1">
          <table:table-cell office:value-type="float" office:value="0.0824590995907784" calcext:value-type="float">
            <text:p>0.0824590996</text:p>
          </table:table-cell>
          <table:table-cell office:value-type="float" office:value="49.285701751709" calcext:value-type="float">
            <text:p>49.2857017517</text:p>
          </table:table-cell>
          <table:table-cell table:number-columns-repeated="6"/>
        </table:table-row>
        <table:table-row table:style-name="ro1">
          <table:table-cell office:value-type="float" office:value="0.127788662910461" calcext:value-type="float">
            <text:p>0.1277886629</text:p>
          </table:table-cell>
          <table:table-cell office:value-type="float" office:value="49.1135864257813" calcext:value-type="float">
            <text:p>49.1135864258</text:p>
          </table:table-cell>
          <table:table-cell table:number-columns-repeated="6"/>
        </table:table-row>
        <table:table-row table:style-name="ro1">
          <table:table-cell office:value-type="float" office:value="0.0150233507156372" calcext:value-type="float">
            <text:p>0.0150233507</text:p>
          </table:table-cell>
          <table:table-cell office:value-type="float" office:value="46.0854377746582" calcext:value-type="float">
            <text:p>46.0854377747</text:p>
          </table:table-cell>
          <table:table-cell table:number-columns-repeated="6"/>
        </table:table-row>
        <table:table-row table:style-name="ro1">
          <table:table-cell office:value-type="float" office:value="0.0382516384124756" calcext:value-type="float">
            <text:p>0.0382516384</text:p>
          </table:table-cell>
          <table:table-cell office:value-type="float" office:value="49.6511154174805" calcext:value-type="float">
            <text:p>49.6511154175</text:p>
          </table:table-cell>
          <table:table-cell table:number-columns-repeated="6"/>
        </table:table-row>
        <table:table-row table:style-name="ro1">
          <table:table-cell office:value-type="float" office:value="0.0252221152186394" calcext:value-type="float">
            <text:p>0.0252221152</text:p>
          </table:table-cell>
          <table:table-cell office:value-type="float" office:value="49.4012336730957" calcext:value-type="float">
            <text:p>49.4012336731</text:p>
          </table:table-cell>
          <table:table-cell table:number-columns-repeated="6"/>
        </table:table-row>
        <table:table-row table:style-name="ro1">
          <table:table-cell office:value-type="float" office:value="0.0536841601133347" calcext:value-type="float">
            <text:p>0.0536841601</text:p>
          </table:table-cell>
          <table:table-cell office:value-type="float" office:value="49.7938690185547" calcext:value-type="float">
            <text:p>49.7938690186</text:p>
          </table:table-cell>
          <table:table-cell table:number-columns-repeated="6"/>
        </table:table-row>
        <table:table-row table:style-name="ro1">
          <table:table-cell office:value-type="float" office:value="0.00719895632937551" calcext:value-type="float">
            <text:p>0.0071989563</text:p>
          </table:table-cell>
          <table:table-cell office:value-type="float" office:value="43.5718002319336" calcext:value-type="float">
            <text:p>43.5718002319</text:p>
          </table:table-cell>
          <table:table-cell table:number-columns-repeated="6"/>
        </table:table-row>
        <table:table-row table:style-name="ro1">
          <table:table-cell office:value-type="float" office:value="0.0323126949369907" calcext:value-type="float">
            <text:p>0.0323126949</text:p>
          </table:table-cell>
          <table:table-cell office:value-type="float" office:value="47.6941528320313" calcext:value-type="float">
            <text:p>47.694152832</text:p>
          </table:table-cell>
          <table:table-cell table:number-columns-repeated="6"/>
        </table:table-row>
        <table:table-row table:style-name="ro1">
          <table:table-cell office:value-type="float" office:value="0.00109648809302598" calcext:value-type="float">
            <text:p>0.0010964881</text:p>
          </table:table-cell>
          <table:table-cell office:value-type="float" office:value="43.4254722595215" calcext:value-type="float">
            <text:p>43.4254722595</text:p>
          </table:table-cell>
          <table:table-cell table:number-columns-repeated="6"/>
        </table:table-row>
        <table:table-row table:style-name="ro1">
          <table:table-cell office:value-type="float" office:value="0.0309987366199493" calcext:value-type="float">
            <text:p>0.0309987366</text:p>
          </table:table-cell>
          <table:table-cell office:value-type="float" office:value="50.0977516174316" calcext:value-type="float">
            <text:p>50.0977516174</text:p>
          </table:table-cell>
          <table:table-cell table:number-columns-repeated="6"/>
        </table:table-row>
        <table:table-row table:style-name="ro1">
          <table:table-cell office:value-type="float" office:value="0.00381525163538754" calcext:value-type="float">
            <text:p>0.0038152516</text:p>
          </table:table-cell>
          <table:table-cell office:value-type="float" office:value="48.9635238647461" calcext:value-type="float">
            <text:p>48.9635238647</text:p>
          </table:table-cell>
          <table:table-cell table:number-columns-repeated="6"/>
        </table:table-row>
        <table:table-row table:style-name="ro1">
          <table:table-cell office:value-type="float" office:value="0.0379956737160683" calcext:value-type="float">
            <text:p>0.0379956737</text:p>
          </table:table-cell>
          <table:table-cell office:value-type="float" office:value="46.2787246704102" calcext:value-type="float">
            <text:p>46.2787246704</text:p>
          </table:table-cell>
          <table:table-cell table:number-columns-repeated="6"/>
        </table:table-row>
        <table:table-row table:style-name="ro1">
          <table:table-cell office:value-type="float" office:value="0.244157448410988" calcext:value-type="float">
            <text:p>0.2441574484</text:p>
          </table:table-cell>
          <table:table-cell office:value-type="float" office:value="41.1955833435059" calcext:value-type="float">
            <text:p>41.1955833435</text:p>
          </table:table-cell>
          <table:table-cell table:number-columns-repeated="6"/>
        </table:table-row>
        <table:table-row table:style-name="ro1">
          <table:table-cell office:value-type="float" office:value="0.00208300771191716" calcext:value-type="float">
            <text:p>0.0020830077</text:p>
          </table:table-cell>
          <table:table-cell office:value-type="float" office:value="44.3367881774902" calcext:value-type="float">
            <text:p>44.3367881775</text:p>
          </table:table-cell>
          <table:table-cell table:number-columns-repeated="6"/>
        </table:table-row>
        <table:table-row table:style-name="ro1">
          <table:table-cell office:value-type="float" office:value="0.0023370236158371" calcext:value-type="float">
            <text:p>0.0023370236</text:p>
          </table:table-cell>
          <table:table-cell office:value-type="float" office:value="50.4561462402344" calcext:value-type="float">
            <text:p>50.4561462402</text:p>
          </table:table-cell>
          <table:table-cell table:number-columns-repeated="6"/>
        </table:table-row>
        <table:table-row table:style-name="ro1">
          <table:table-cell office:value-type="float" office:value="0.00104931008536369" calcext:value-type="float">
            <text:p>0.0010493101</text:p>
          </table:table-cell>
          <table:table-cell office:value-type="float" office:value="47.9296035766602" calcext:value-type="float">
            <text:p>47.9296035767</text:p>
          </table:table-cell>
          <table:table-cell table:number-columns-repeated="6"/>
        </table:table-row>
        <table:table-row table:style-name="ro1">
          <table:table-cell office:value-type="float" office:value="0.0363142937421799" calcext:value-type="float">
            <text:p>0.0363142937</text:p>
          </table:table-cell>
          <table:table-cell office:value-type="float" office:value="22.0452270507812" calcext:value-type="float">
            <text:p>22.0452270508</text:p>
          </table:table-cell>
          <table:table-cell table:number-columns-repeated="6"/>
        </table:table-row>
        <table:table-row table:style-name="ro1">
          <table:table-cell office:value-type="float" office:value="0.0000790432095527649" calcext:value-type="float">
            <text:p>7.90432095527649E-05</text:p>
          </table:table-cell>
          <table:table-cell office:value-type="float" office:value="37.9328422546387" calcext:value-type="float">
            <text:p>37.9328422546</text:p>
          </table:table-cell>
          <table:table-cell table:number-columns-repeated="6"/>
        </table:table-row>
        <table:table-row table:style-name="ro1">
          <table:table-cell office:value-type="float" office:value="0.0253250319510698" calcext:value-type="float">
            <text:p>0.025325032</text:p>
          </table:table-cell>
          <table:table-cell office:value-type="float" office:value="44.4250450134277" calcext:value-type="float">
            <text:p>44.4250450134</text:p>
          </table:table-cell>
          <table:table-cell table:number-columns-repeated="6"/>
        </table:table-row>
        <table:table-row table:style-name="ro1">
          <table:table-cell office:value-type="float" office:value="0.943514227867126" calcext:value-type="float">
            <text:p>0.9435142279</text:p>
          </table:table-cell>
          <table:table-cell office:value-type="float" office:value="46.1968460083008" calcext:value-type="float">
            <text:p>46.1968460083</text:p>
          </table:table-cell>
          <table:table-cell table:number-columns-repeated="6"/>
        </table:table-row>
        <table:table-row table:style-name="ro1">
          <table:table-cell office:value-type="float" office:value="0.224630281329155" calcext:value-type="float">
            <text:p>0.2246302813</text:p>
          </table:table-cell>
          <table:table-cell office:value-type="float" office:value="48.4337463378906" calcext:value-type="float">
            <text:p>48.4337463379</text:p>
          </table:table-cell>
          <table:table-cell table:number-columns-repeated="6"/>
        </table:table-row>
        <table:table-row table:style-name="ro1">
          <table:table-cell office:value-type="float" office:value="0.0345966704189777" calcext:value-type="float">
            <text:p>0.0345966704</text:p>
          </table:table-cell>
          <table:table-cell office:value-type="float" office:value="49.5869827270508" calcext:value-type="float">
            <text:p>49.5869827271</text:p>
          </table:table-cell>
          <table:table-cell table:number-columns-repeated="6"/>
        </table:table-row>
        <table:table-row table:style-name="ro1">
          <table:table-cell office:value-type="float" office:value="0.0284217093139887" calcext:value-type="float">
            <text:p>0.0284217093</text:p>
          </table:table-cell>
          <table:table-cell office:value-type="float" office:value="45.0193405151367" calcext:value-type="float">
            <text:p>45.0193405151</text:p>
          </table:table-cell>
          <table:table-cell table:number-columns-repeated="6"/>
        </table:table-row>
        <table:table-row table:style-name="ro1">
          <table:table-cell office:value-type="float" office:value="0.0799494981765747" calcext:value-type="float">
            <text:p>0.0799494982</text:p>
          </table:table-cell>
          <table:table-cell office:value-type="float" office:value="27.6672878265381" calcext:value-type="float">
            <text:p>27.6672878265</text:p>
          </table:table-cell>
          <table:table-cell table:number-columns-repeated="6"/>
        </table:table-row>
        <table:table-row table:style-name="ro1">
          <table:table-cell office:value-type="float" office:value="0.00345417880453169" calcext:value-type="float">
            <text:p>0.0034541788</text:p>
          </table:table-cell>
          <table:table-cell office:value-type="float" office:value="20.6167125701904" calcext:value-type="float">
            <text:p>20.6167125702</text:p>
          </table:table-cell>
          <table:table-cell table:number-columns-repeated="6"/>
        </table:table-row>
        <table:table-row table:style-name="ro1">
          <table:table-cell office:value-type="float" office:value="0.708761215209961" calcext:value-type="float">
            <text:p>0.7087612152</text:p>
          </table:table-cell>
          <table:table-cell office:value-type="float" office:value="39.6170768737793" calcext:value-type="float">
            <text:p>39.6170768738</text:p>
          </table:table-cell>
          <table:table-cell table:number-columns-repeated="6"/>
        </table:table-row>
        <table:table-row table:style-name="ro1">
          <table:table-cell office:value-type="float" office:value="0.130101680755615" calcext:value-type="float">
            <text:p>0.1301016808</text:p>
          </table:table-cell>
          <table:table-cell office:value-type="float" office:value="50.2313423156738" calcext:value-type="float">
            <text:p>50.2313423157</text:p>
          </table:table-cell>
          <table:table-cell table:number-columns-repeated="6"/>
        </table:table-row>
        <table:table-row table:style-name="ro1">
          <table:table-cell office:value-type="float" office:value="0.00208448525518179" calcext:value-type="float">
            <text:p>0.0020844853</text:p>
          </table:table-cell>
          <table:table-cell office:value-type="float" office:value="50.4684410095215" calcext:value-type="float">
            <text:p>50.4684410095</text:p>
          </table:table-cell>
          <table:table-cell table:number-columns-repeated="6"/>
        </table:table-row>
        <table:table-row table:style-name="ro1">
          <table:table-cell office:value-type="float" office:value="0.00402841344475746" calcext:value-type="float">
            <text:p>0.0040284134</text:p>
          </table:table-cell>
          <table:table-cell office:value-type="float" office:value="30.443172454834" calcext:value-type="float">
            <text:p>30.4431724548</text:p>
          </table:table-cell>
          <table:table-cell table:number-columns-repeated="6"/>
        </table:table-row>
        <table:table-row table:style-name="ro1">
          <table:table-cell office:value-type="float" office:value="0.0144996661692858" calcext:value-type="float">
            <text:p>0.0144996662</text:p>
          </table:table-cell>
          <table:table-cell office:value-type="float" office:value="40.2874526977539" calcext:value-type="float">
            <text:p>40.2874526978</text:p>
          </table:table-cell>
          <table:table-cell table:number-columns-repeated="6"/>
        </table:table-row>
        <table:table-row table:style-name="ro1">
          <table:table-cell office:value-type="float" office:value="0.00887489039450884" calcext:value-type="float">
            <text:p>0.0088748904</text:p>
          </table:table-cell>
          <table:table-cell office:value-type="float" office:value="37.119255065918" calcext:value-type="float">
            <text:p>37.1192550659</text:p>
          </table:table-cell>
          <table:table-cell table:number-columns-repeated="6"/>
        </table:table-row>
        <table:table-row table:style-name="ro1">
          <table:table-cell office:value-type="float" office:value="0.00696425465866923" calcext:value-type="float">
            <text:p>0.0069642547</text:p>
          </table:table-cell>
          <table:table-cell office:value-type="float" office:value="50.1218109130859" calcext:value-type="float">
            <text:p>50.1218109131</text:p>
          </table:table-cell>
          <table:table-cell table:number-columns-repeated="6"/>
        </table:table-row>
        <table:table-row table:style-name="ro1">
          <table:table-cell office:value-type="float" office:value="0.0188454389572144" calcext:value-type="float">
            <text:p>0.018845439</text:p>
          </table:table-cell>
          <table:table-cell office:value-type="float" office:value="41.4341201782227" calcext:value-type="float">
            <text:p>41.4341201782</text:p>
          </table:table-cell>
          <table:table-cell table:number-columns-repeated="6"/>
        </table:table-row>
        <table:table-row table:style-name="ro1">
          <table:table-cell office:value-type="float" office:value="0.0179664846509695" calcext:value-type="float">
            <text:p>0.0179664847</text:p>
          </table:table-cell>
          <table:table-cell office:value-type="float" office:value="51.0120010375977" calcext:value-type="float">
            <text:p>51.0120010376</text:p>
          </table:table-cell>
          <table:table-cell table:number-columns-repeated="6"/>
        </table:table-row>
        <table:table-row table:style-name="ro1">
          <table:table-cell office:value-type="float" office:value="0.00543780531734228" calcext:value-type="float">
            <text:p>0.0054378053</text:p>
          </table:table-cell>
          <table:table-cell office:value-type="float" office:value="51.070743560791" calcext:value-type="float">
            <text:p>51.0707435608</text:p>
          </table:table-cell>
          <table:table-cell table:number-columns-repeated="6"/>
        </table:table-row>
        <table:table-row table:style-name="ro1">
          <table:table-cell office:value-type="float" office:value="0.00705957226455212" calcext:value-type="float">
            <text:p>0.0070595723</text:p>
          </table:table-cell>
          <table:table-cell office:value-type="float" office:value="42.6106719970703" calcext:value-type="float">
            <text:p>42.6106719971</text:p>
          </table:table-cell>
          <table:table-cell table:number-columns-repeated="6"/>
        </table:table-row>
        <table:table-row table:style-name="ro1">
          <table:table-cell office:value-type="float" office:value="0.0127405356615782" calcext:value-type="float">
            <text:p>0.0127405357</text:p>
          </table:table-cell>
          <table:table-cell office:value-type="float" office:value="28.4849796295166" calcext:value-type="float">
            <text:p>28.4849796295</text:p>
          </table:table-cell>
          <table:table-cell table:number-columns-repeated="6"/>
        </table:table-row>
        <table:table-row table:style-name="ro1">
          <table:table-cell office:value-type="float" office:value="0.00873466953635216" calcext:value-type="float">
            <text:p>0.0087346695</text:p>
          </table:table-cell>
          <table:table-cell office:value-type="float" office:value="32.7253875732422" calcext:value-type="float">
            <text:p>32.7253875732</text:p>
          </table:table-cell>
          <table:table-cell table:number-columns-repeated="6"/>
        </table:table-row>
        <table:table-row table:style-name="ro1">
          <table:table-cell office:value-type="float" office:value="1.1406524181366" calcext:value-type="float">
            <text:p>1.1406524181</text:p>
          </table:table-cell>
          <table:table-cell office:value-type="float" office:value="50.7379531860352" calcext:value-type="float">
            <text:p>50.737953186</text:p>
          </table:table-cell>
          <table:table-cell table:number-columns-repeated="6"/>
        </table:table-row>
        <table:table-row table:style-name="ro1">
          <table:table-cell office:value-type="float" office:value="0.0408628955483437" calcext:value-type="float">
            <text:p>0.0408628955</text:p>
          </table:table-cell>
          <table:table-cell office:value-type="float" office:value="51.4938812255859" calcext:value-type="float">
            <text:p>51.4938812256</text:p>
          </table:table-cell>
          <table:table-cell table:number-columns-repeated="6"/>
        </table:table-row>
        <table:table-row table:style-name="ro1">
          <table:table-cell office:value-type="float" office:value="0.000783037627115846" calcext:value-type="float">
            <text:p>0.0007830376</text:p>
          </table:table-cell>
          <table:table-cell office:value-type="float" office:value="50.7377738952637" calcext:value-type="float">
            <text:p>50.7377738953</text:p>
          </table:table-cell>
          <table:table-cell table:number-columns-repeated="6"/>
        </table:table-row>
        <table:table-row table:style-name="ro1">
          <table:table-cell office:value-type="float" office:value="0.0437452159821987" calcext:value-type="float">
            <text:p>0.043745216</text:p>
          </table:table-cell>
          <table:table-cell office:value-type="float" office:value="51.8432426452637" calcext:value-type="float">
            <text:p>51.8432426453</text:p>
          </table:table-cell>
          <table:table-cell table:number-columns-repeated="6"/>
        </table:table-row>
        <table:table-row table:style-name="ro1">
          <table:table-cell office:value-type="float" office:value="0.133072286844254" calcext:value-type="float">
            <text:p>0.1330722868</text:p>
          </table:table-cell>
          <table:table-cell office:value-type="float" office:value="51.2319755554199" calcext:value-type="float">
            <text:p>51.2319755554</text:p>
          </table:table-cell>
          <table:table-cell table:number-columns-repeated="6"/>
        </table:table-row>
        <table:table-row table:style-name="ro1">
          <table:table-cell office:value-type="float" office:value="0.136026695370674" calcext:value-type="float">
            <text:p>0.1360266954</text:p>
          </table:table-cell>
          <table:table-cell office:value-type="float" office:value="53.587833404541" calcext:value-type="float">
            <text:p>53.5878334045</text:p>
          </table:table-cell>
          <table:table-cell table:number-columns-repeated="6"/>
        </table:table-row>
        <table:table-row table:style-name="ro1">
          <table:table-cell office:value-type="float" office:value="0.00183989759534597" calcext:value-type="float">
            <text:p>0.0018398976</text:p>
          </table:table-cell>
          <table:table-cell office:value-type="float" office:value="50.7982635498047" calcext:value-type="float">
            <text:p>50.7982635498</text:p>
          </table:table-cell>
          <table:table-cell table:number-columns-repeated="6"/>
        </table:table-row>
        <table:table-row table:style-name="ro1">
          <table:table-cell office:value-type="float" office:value="2.89076209068298" calcext:value-type="float">
            <text:p>2.8907620907</text:p>
          </table:table-cell>
          <table:table-cell office:value-type="float" office:value="50.7997055053711" calcext:value-type="float">
            <text:p>50.7997055054</text:p>
          </table:table-cell>
          <table:table-cell table:number-columns-repeated="6"/>
        </table:table-row>
        <table:table-row table:style-name="ro1">
          <table:table-cell office:value-type="float" office:value="1.40808761119843" calcext:value-type="float">
            <text:p>1.4080876112</text:p>
          </table:table-cell>
          <table:table-cell office:value-type="float" office:value="47.2005157470703" calcext:value-type="float">
            <text:p>47.2005157471</text:p>
          </table:table-cell>
          <table:table-cell table:number-columns-repeated="6"/>
        </table:table-row>
        <table:table-row table:style-name="ro1">
          <table:table-cell office:value-type="float" office:value="0.200875714421272" calcext:value-type="float">
            <text:p>0.2008757144</text:p>
          </table:table-cell>
          <table:table-cell office:value-type="float" office:value="47.9071426391602" calcext:value-type="float">
            <text:p>47.9071426392</text:p>
          </table:table-cell>
          <table:table-cell table:number-columns-repeated="6"/>
        </table:table-row>
        <table:table-row table:style-name="ro1">
          <table:table-cell office:value-type="float" office:value="0.0201984345912933" calcext:value-type="float">
            <text:p>0.0201984346</text:p>
          </table:table-cell>
          <table:table-cell office:value-type="float" office:value="8.15274620056152" calcext:value-type="float">
            <text:p>8.1527462006</text:p>
          </table:table-cell>
          <table:table-cell table:number-columns-repeated="6"/>
        </table:table-row>
        <table:table-row table:style-name="ro1">
          <table:table-cell office:value-type="float" office:value="0.742922186851501" calcext:value-type="float">
            <text:p>0.7429221869</text:p>
          </table:table-cell>
          <table:table-cell office:value-type="float" office:value="46.8036613464355" calcext:value-type="float">
            <text:p>46.8036613464</text:p>
          </table:table-cell>
          <table:table-cell table:number-columns-repeated="6"/>
        </table:table-row>
        <table:table-row table:style-name="ro1">
          <table:table-cell office:value-type="float" office:value="0.0643621981143951" calcext:value-type="float">
            <text:p>0.0643621981</text:p>
          </table:table-cell>
          <table:table-cell office:value-type="float" office:value="22.4906730651855" calcext:value-type="float">
            <text:p>22.4906730652</text:p>
          </table:table-cell>
          <table:table-cell table:number-columns-repeated="6"/>
        </table:table-row>
        <table:table-row table:style-name="ro1">
          <table:table-cell office:value-type="float" office:value="0.0555459149181843" calcext:value-type="float">
            <text:p>0.0555459149</text:p>
          </table:table-cell>
          <table:table-cell office:value-type="float" office:value="8.6697416305542" calcext:value-type="float">
            <text:p>8.6697416306</text:p>
          </table:table-cell>
          <table:table-cell table:number-columns-repeated="6"/>
        </table:table-row>
        <table:table-row table:style-name="ro1">
          <table:table-cell office:value-type="float" office:value="0.0195299256592989" calcext:value-type="float">
            <text:p>0.0195299257</text:p>
          </table:table-cell>
          <table:table-cell office:value-type="float" office:value="48.1448478698731" calcext:value-type="float">
            <text:p>48.1448478699</text:p>
          </table:table-cell>
          <table:table-cell table:number-columns-repeated="6"/>
        </table:table-row>
        <table:table-row table:style-name="ro1">
          <table:table-cell office:value-type="float" office:value="0.020534684881568" calcext:value-type="float">
            <text:p>0.0205346849</text:p>
          </table:table-cell>
          <table:table-cell office:value-type="float" office:value="49.5494537353516" calcext:value-type="float">
            <text:p>49.5494537354</text:p>
          </table:table-cell>
          <table:table-cell table:number-columns-repeated="6"/>
        </table:table-row>
        <table:table-row table:style-name="ro1">
          <table:table-cell office:value-type="float" office:value="0.0351628996431828" calcext:value-type="float">
            <text:p>0.0351628996</text:p>
          </table:table-cell>
          <table:table-cell office:value-type="float" office:value="29.01589012146" calcext:value-type="float">
            <text:p>29.0158901215</text:p>
          </table:table-cell>
          <table:table-cell table:number-columns-repeated="6"/>
        </table:table-row>
        <table:table-row table:style-name="ro1">
          <table:table-cell office:value-type="float" office:value="0.175785154104233" calcext:value-type="float">
            <text:p>0.1757851541</text:p>
          </table:table-cell>
          <table:table-cell office:value-type="float" office:value="26.9197540283203" calcext:value-type="float">
            <text:p>26.9197540283</text:p>
          </table:table-cell>
          <table:table-cell table:number-columns-repeated="6"/>
        </table:table-row>
        <table:table-row table:style-name="ro1">
          <table:table-cell office:value-type="float" office:value="0.00964618008583784" calcext:value-type="float">
            <text:p>0.0096461801</text:p>
          </table:table-cell>
          <table:table-cell office:value-type="float" office:value="47.7709197998047" calcext:value-type="float">
            <text:p>47.7709197998</text:p>
          </table:table-cell>
          <table:table-cell table:number-columns-repeated="6"/>
        </table:table-row>
        <table:table-row table:style-name="ro1">
          <table:table-cell office:value-type="float" office:value="0.0351133495569229" calcext:value-type="float">
            <text:p>0.0351133496</text:p>
          </table:table-cell>
          <table:table-cell office:value-type="float" office:value="47.3781547546387" calcext:value-type="float">
            <text:p>47.3781547546</text:p>
          </table:table-cell>
          <table:table-cell table:number-columns-repeated="6"/>
        </table:table-row>
        <table:table-row table:style-name="ro1">
          <table:table-cell office:value-type="float" office:value="0.0264946594834328" calcext:value-type="float">
            <text:p>0.0264946595</text:p>
          </table:table-cell>
          <table:table-cell office:value-type="float" office:value="32.8099632263184" calcext:value-type="float">
            <text:p>32.8099632263</text:p>
          </table:table-cell>
          <table:table-cell table:number-columns-repeated="6"/>
        </table:table-row>
        <table:table-row table:style-name="ro1">
          <table:table-cell office:value-type="float" office:value="0.00948788039386272" calcext:value-type="float">
            <text:p>0.0094878804</text:p>
          </table:table-cell>
          <table:table-cell office:value-type="float" office:value="48.7753791809082" calcext:value-type="float">
            <text:p>48.7753791809</text:p>
          </table:table-cell>
          <table:table-cell table:number-columns-repeated="6"/>
        </table:table-row>
        <table:table-row table:style-name="ro1">
          <table:table-cell office:value-type="float" office:value="0.00000580220512347296" calcext:value-type="float">
            <text:p>5.80220512347296E-06</text:p>
          </table:table-cell>
          <table:table-cell office:value-type="float" office:value="49.1654968261719" calcext:value-type="float">
            <text:p>49.1654968262</text:p>
          </table:table-cell>
          <table:table-cell table:number-columns-repeated="6"/>
        </table:table-row>
        <table:table-row table:style-name="ro1">
          <table:table-cell office:value-type="float" office:value="0.0122058391571045" calcext:value-type="float">
            <text:p>0.0122058392</text:p>
          </table:table-cell>
          <table:table-cell office:value-type="float" office:value="23.3867607116699" calcext:value-type="float">
            <text:p>23.3867607117</text:p>
          </table:table-cell>
          <table:table-cell table:number-columns-repeated="6"/>
        </table:table-row>
        <table:table-row table:style-name="ro1">
          <table:table-cell office:value-type="float" office:value="0.0568375065922737" calcext:value-type="float">
            <text:p>0.0568375066</text:p>
          </table:table-cell>
          <table:table-cell office:value-type="float" office:value="10.5712537765503" calcext:value-type="float">
            <text:p>10.5712537766</text:p>
          </table:table-cell>
          <table:table-cell table:number-columns-repeated="6"/>
        </table:table-row>
        <table:table-row table:style-name="ro1">
          <table:table-cell office:value-type="float" office:value="0.00965465977787972" calcext:value-type="float">
            <text:p>0.0096546598</text:p>
          </table:table-cell>
          <table:table-cell office:value-type="float" office:value="50.0987892150879" calcext:value-type="float">
            <text:p>50.0987892151</text:p>
          </table:table-cell>
          <table:table-cell table:number-columns-repeated="6"/>
        </table:table-row>
        <table:table-row table:style-name="ro1">
          <table:table-cell office:value-type="float" office:value="0.00363808311522007" calcext:value-type="float">
            <text:p>0.0036380831</text:p>
          </table:table-cell>
          <table:table-cell office:value-type="float" office:value="49.6300582885742" calcext:value-type="float">
            <text:p>49.6300582886</text:p>
          </table:table-cell>
          <table:table-cell table:number-columns-repeated="6"/>
        </table:table-row>
        <table:table-row table:style-name="ro1">
          <table:table-cell office:value-type="float" office:value="2.40840888023376" calcext:value-type="float">
            <text:p>2.4084088802</text:p>
          </table:table-cell>
          <table:table-cell office:value-type="float" office:value="33.2476387023926" calcext:value-type="float">
            <text:p>33.2476387024</text:p>
          </table:table-cell>
          <table:table-cell table:number-columns-repeated="6"/>
        </table:table-row>
        <table:table-row table:style-name="ro1">
          <table:table-cell office:value-type="float" office:value="1.63551950454712" calcext:value-type="float">
            <text:p>1.6355195045</text:p>
          </table:table-cell>
          <table:table-cell office:value-type="float" office:value="48.928295135498" calcext:value-type="float">
            <text:p>48.9282951355</text:p>
          </table:table-cell>
          <table:table-cell table:number-columns-repeated="6"/>
        </table:table-row>
        <table:table-row table:style-name="ro1">
          <table:table-cell office:value-type="float" office:value="0.476408839225769" calcext:value-type="float">
            <text:p>0.4764088392</text:p>
          </table:table-cell>
          <table:table-cell office:value-type="float" office:value="50.1734580993652" calcext:value-type="float">
            <text:p>50.1734580994</text:p>
          </table:table-cell>
          <table:table-cell table:number-columns-repeated="6"/>
        </table:table-row>
        <table:table-row table:style-name="ro1">
          <table:table-cell office:value-type="float" office:value="0.00720696896314621" calcext:value-type="float">
            <text:p>0.007206969</text:p>
          </table:table-cell>
          <table:table-cell office:value-type="float" office:value="16.4520149230957" calcext:value-type="float">
            <text:p>16.4520149231</text:p>
          </table:table-cell>
          <table:table-cell table:number-columns-repeated="6"/>
        </table:table-row>
        <table:table-row table:style-name="ro1">
          <table:table-cell office:value-type="float" office:value="2.50085473060608" calcext:value-type="float">
            <text:p>2.5008547306</text:p>
          </table:table-cell>
          <table:table-cell office:value-type="float" office:value="46.038459777832" calcext:value-type="float">
            <text:p>46.0384597778</text:p>
          </table:table-cell>
          <table:table-cell table:number-columns-repeated="6"/>
        </table:table-row>
        <table:table-row table:style-name="ro1">
          <table:table-cell office:value-type="float" office:value="0.0470692291855812" calcext:value-type="float">
            <text:p>0.0470692292</text:p>
          </table:table-cell>
          <table:table-cell office:value-type="float" office:value="34.9256629943848" calcext:value-type="float">
            <text:p>34.9256629944</text:p>
          </table:table-cell>
          <table:table-cell table:number-columns-repeated="6"/>
        </table:table-row>
        <table:table-row table:style-name="ro1">
          <table:table-cell office:value-type="float" office:value="0.0817727148532867" calcext:value-type="float">
            <text:p>0.0817727149</text:p>
          </table:table-cell>
          <table:table-cell office:value-type="float" office:value="51.0406494140625" calcext:value-type="float">
            <text:p>51.0406494141</text:p>
          </table:table-cell>
          <table:table-cell table:number-columns-repeated="6"/>
        </table:table-row>
        <table:table-row table:style-name="ro1">
          <table:table-cell office:value-type="float" office:value="0.0222795121371746" calcext:value-type="float">
            <text:p>0.0222795121</text:p>
          </table:table-cell>
          <table:table-cell office:value-type="float" office:value="51.2985992431641" calcext:value-type="float">
            <text:p>51.2985992432</text:p>
          </table:table-cell>
          <table:table-cell table:number-columns-repeated="6"/>
        </table:table-row>
        <table:table-row table:style-name="ro1">
          <table:table-cell office:value-type="float" office:value="0.0286659765988588" calcext:value-type="float">
            <text:p>0.0286659766</text:p>
          </table:table-cell>
          <table:table-cell office:value-type="float" office:value="49.3119964599609" calcext:value-type="float">
            <text:p>49.31199646</text:p>
          </table:table-cell>
          <table:table-cell table:number-columns-repeated="6"/>
        </table:table-row>
        <table:table-row table:style-name="ro1">
          <table:table-cell office:value-type="float" office:value="0.0989342927932739" calcext:value-type="float">
            <text:p>0.0989342928</text:p>
          </table:table-cell>
          <table:table-cell office:value-type="float" office:value="51.883674621582" calcext:value-type="float">
            <text:p>51.8836746216</text:p>
          </table:table-cell>
          <table:table-cell table:number-columns-repeated="6"/>
        </table:table-row>
        <table:table-row table:style-name="ro1">
          <table:table-cell office:value-type="float" office:value="0.000146357517223805" calcext:value-type="float">
            <text:p>0.0001463575</text:p>
          </table:table-cell>
          <table:table-cell office:value-type="float" office:value="33.6033363342285" calcext:value-type="float">
            <text:p>33.6033363342</text:p>
          </table:table-cell>
          <table:table-cell table:number-columns-repeated="6"/>
        </table:table-row>
        <table:table-row table:style-name="ro1">
          <table:table-cell office:value-type="float" office:value="6.920325756073" calcext:value-type="float">
            <text:p>6.9203257561</text:p>
          </table:table-cell>
          <table:table-cell office:value-type="float" office:value="52.4952583312988" calcext:value-type="float">
            <text:p>52.4952583313</text:p>
          </table:table-cell>
          <table:table-cell table:number-columns-repeated="6"/>
        </table:table-row>
        <table:table-row table:style-name="ro1">
          <table:table-cell office:value-type="float" office:value="0.0202350616455078" calcext:value-type="float">
            <text:p>0.0202350616</text:p>
          </table:table-cell>
          <table:table-cell office:value-type="float" office:value="50.964241027832" calcext:value-type="float">
            <text:p>50.9642410278</text:p>
          </table:table-cell>
          <table:table-cell table:number-columns-repeated="6"/>
        </table:table-row>
        <table:table-row table:style-name="ro1">
          <table:table-cell office:value-type="float" office:value="0.0763505771756172" calcext:value-type="float">
            <text:p>0.0763505772</text:p>
          </table:table-cell>
          <table:table-cell office:value-type="float" office:value="55.6673812866211" calcext:value-type="float">
            <text:p>55.6673812866</text:p>
          </table:table-cell>
          <table:table-cell table:number-columns-repeated="6"/>
        </table:table-row>
        <table:table-row table:style-name="ro1">
          <table:table-cell office:value-type="float" office:value="0.0894662588834763" calcext:value-type="float">
            <text:p>0.0894662589</text:p>
          </table:table-cell>
          <table:table-cell office:value-type="float" office:value="54.4206352233887" calcext:value-type="float">
            <text:p>54.4206352234</text:p>
          </table:table-cell>
          <table:table-cell table:number-columns-repeated="6"/>
        </table:table-row>
        <table:table-row table:style-name="ro1">
          <table:table-cell office:value-type="float" office:value="0.012108881957829" calcext:value-type="float">
            <text:p>0.012108882</text:p>
          </table:table-cell>
          <table:table-cell office:value-type="float" office:value="53.6549835205078" calcext:value-type="float">
            <text:p>53.6549835205</text:p>
          </table:table-cell>
          <table:table-cell table:number-columns-repeated="6"/>
        </table:table-row>
        <table:table-row table:style-name="ro1">
          <table:table-cell office:value-type="float" office:value="0.0293209254741669" calcext:value-type="float">
            <text:p>0.0293209255</text:p>
          </table:table-cell>
          <table:table-cell office:value-type="float" office:value="51.394344329834" calcext:value-type="float">
            <text:p>51.3943443298</text:p>
          </table:table-cell>
          <table:table-cell table:number-columns-repeated="6"/>
        </table:table-row>
        <table:table-row table:style-name="ro1">
          <table:table-cell office:value-type="float" office:value="0.0829691737890244" calcext:value-type="float">
            <text:p>0.0829691738</text:p>
          </table:table-cell>
          <table:table-cell office:value-type="float" office:value="5.59290218353272" calcext:value-type="float">
            <text:p>5.5929021835</text:p>
          </table:table-cell>
          <table:table-cell table:number-columns-repeated="6"/>
        </table:table-row>
        <table:table-row table:style-name="ro1">
          <table:table-cell office:value-type="float" office:value="0.00163185596466064" calcext:value-type="float">
            <text:p>0.001631856</text:p>
          </table:table-cell>
          <table:table-cell office:value-type="float" office:value="46.7663879394531" calcext:value-type="float">
            <text:p>46.7663879395</text:p>
          </table:table-cell>
          <table:table-cell table:number-columns-repeated="6"/>
        </table:table-row>
        <table:table-row table:style-name="ro1">
          <table:table-cell office:value-type="float" office:value="0.0123834982514381" calcext:value-type="float">
            <text:p>0.0123834983</text:p>
          </table:table-cell>
          <table:table-cell office:value-type="float" office:value="48.9529266357422" calcext:value-type="float">
            <text:p>48.9529266357</text:p>
          </table:table-cell>
          <table:table-cell table:number-columns-repeated="6"/>
        </table:table-row>
        <table:table-row table:style-name="ro1">
          <table:table-cell office:value-type="float" office:value="0.0795419812202454" calcext:value-type="float">
            <text:p>0.0795419812</text:p>
          </table:table-cell>
          <table:table-cell office:value-type="float" office:value="49.5441017150879" calcext:value-type="float">
            <text:p>49.5441017151</text:p>
          </table:table-cell>
          <table:table-cell table:number-columns-repeated="6"/>
        </table:table-row>
        <table:table-row table:style-name="ro1">
          <table:table-cell office:value-type="float" office:value="0.00480289291590452" calcext:value-type="float">
            <text:p>0.0048028929</text:p>
          </table:table-cell>
          <table:table-cell office:value-type="float" office:value="19.40500831604" calcext:value-type="float">
            <text:p>19.405008316</text:p>
          </table:table-cell>
          <table:table-cell table:number-columns-repeated="6"/>
        </table:table-row>
        <table:table-row table:style-name="ro1">
          <table:table-cell office:value-type="float" office:value="0.00161598587874323" calcext:value-type="float">
            <text:p>0.0016159859</text:p>
          </table:table-cell>
          <table:table-cell office:value-type="float" office:value="51.0882568359375" calcext:value-type="float">
            <text:p>51.0882568359</text:p>
          </table:table-cell>
          <table:table-cell table:number-columns-repeated="6"/>
        </table:table-row>
        <table:table-row table:style-name="ro1">
          <table:table-cell office:value-type="float" office:value="0.0112966252490878" calcext:value-type="float">
            <text:p>0.0112966252</text:p>
          </table:table-cell>
          <table:table-cell office:value-type="float" office:value="43.0630874633789" calcext:value-type="float">
            <text:p>43.0630874634</text:p>
          </table:table-cell>
          <table:table-cell table:number-columns-repeated="6"/>
        </table:table-row>
        <table:table-row table:style-name="ro1">
          <table:table-cell office:value-type="float" office:value="0.0307532176375389" calcext:value-type="float">
            <text:p>0.0307532176</text:p>
          </table:table-cell>
          <table:table-cell office:value-type="float" office:value="39.6983489990234" calcext:value-type="float">
            <text:p>39.698348999</text:p>
          </table:table-cell>
          <table:table-cell table:number-columns-repeated="6"/>
        </table:table-row>
        <table:table-row table:style-name="ro1">
          <table:table-cell office:value-type="float" office:value="0.0191794317215681" calcext:value-type="float">
            <text:p>0.0191794317</text:p>
          </table:table-cell>
          <table:table-cell office:value-type="float" office:value="51.1467971801758" calcext:value-type="float">
            <text:p>51.1467971802</text:p>
          </table:table-cell>
          <table:table-cell table:number-columns-repeated="6"/>
        </table:table-row>
        <table:table-row table:style-name="ro1">
          <table:table-cell office:value-type="float" office:value="0.0182459615170956" calcext:value-type="float">
            <text:p>0.0182459615</text:p>
          </table:table-cell>
          <table:table-cell office:value-type="float" office:value="51.1401176452637" calcext:value-type="float">
            <text:p>51.1401176453</text:p>
          </table:table-cell>
          <table:table-cell table:number-columns-repeated="6"/>
        </table:table-row>
        <table:table-row table:style-name="ro1">
          <table:table-cell office:value-type="float" office:value="0.00174286495894194" calcext:value-type="float">
            <text:p>0.001742865</text:p>
          </table:table-cell>
          <table:table-cell office:value-type="float" office:value="51.1824722290039" calcext:value-type="float">
            <text:p>51.182472229</text:p>
          </table:table-cell>
          <table:table-cell table:number-columns-repeated="6"/>
        </table:table-row>
        <table:table-row table:style-name="ro1">
          <table:table-cell office:value-type="float" office:value="0.0153517788276076" calcext:value-type="float">
            <text:p>0.0153517788</text:p>
          </table:table-cell>
          <table:table-cell office:value-type="float" office:value="49.9975662231445" calcext:value-type="float">
            <text:p>49.9975662231</text:p>
          </table:table-cell>
          <table:table-cell table:number-columns-repeated="6"/>
        </table:table-row>
        <table:table-row table:style-name="ro1">
          <table:table-cell office:value-type="float" office:value="0.0601860135793686" calcext:value-type="float">
            <text:p>0.0601860136</text:p>
          </table:table-cell>
          <table:table-cell office:value-type="float" office:value="51.3913688659668" calcext:value-type="float">
            <text:p>51.391368866</text:p>
          </table:table-cell>
          <table:table-cell table:number-columns-repeated="6"/>
        </table:table-row>
        <table:table-row table:style-name="ro1">
          <table:table-cell office:value-type="float" office:value="0.00048625678755343" calcext:value-type="float">
            <text:p>0.0004862568</text:p>
          </table:table-cell>
          <table:table-cell office:value-type="float" office:value="51.0727348327637" calcext:value-type="float">
            <text:p>51.0727348328</text:p>
          </table:table-cell>
          <table:table-cell table:number-columns-repeated="6"/>
        </table:table-row>
        <table:table-row table:style-name="ro1">
          <table:table-cell office:value-type="float" office:value="0.0946579053997994" calcext:value-type="float">
            <text:p>0.0946579054</text:p>
          </table:table-cell>
          <table:table-cell office:value-type="float" office:value="51.2239799499512" calcext:value-type="float">
            <text:p>51.22397995</text:p>
          </table:table-cell>
          <table:table-cell table:number-columns-repeated="6"/>
        </table:table-row>
        <table:table-row table:style-name="ro1">
          <table:table-cell office:value-type="float" office:value="0.955033123493195" calcext:value-type="float">
            <text:p>0.9550331235</text:p>
          </table:table-cell>
          <table:table-cell office:value-type="float" office:value="29.5272998809814" calcext:value-type="float">
            <text:p>29.527299881</text:p>
          </table:table-cell>
          <table:table-cell table:number-columns-repeated="6"/>
        </table:table-row>
        <table:table-row table:style-name="ro1">
          <table:table-cell office:value-type="float" office:value="0.000725124031305313" calcext:value-type="float">
            <text:p>0.000725124</text:p>
          </table:table-cell>
          <table:table-cell office:value-type="float" office:value="38.3074989318848" calcext:value-type="float">
            <text:p>38.3074989319</text:p>
          </table:table-cell>
          <table:table-cell table:number-columns-repeated="6"/>
        </table:table-row>
        <table:table-row table:style-name="ro1">
          <table:table-cell office:value-type="float" office:value="0.0178560186177492" calcext:value-type="float">
            <text:p>0.0178560186</text:p>
          </table:table-cell>
          <table:table-cell office:value-type="float" office:value="51.805534362793" calcext:value-type="float">
            <text:p>51.8055343628</text:p>
          </table:table-cell>
          <table:table-cell table:number-columns-repeated="6"/>
        </table:table-row>
        <table:table-row table:style-name="ro1">
          <table:table-cell office:value-type="float" office:value="0.00627322727814317" calcext:value-type="float">
            <text:p>0.0062732273</text:p>
          </table:table-cell>
          <table:table-cell office:value-type="float" office:value="48.3922271728516" calcext:value-type="float">
            <text:p>48.3922271729</text:p>
          </table:table-cell>
          <table:table-cell table:number-columns-repeated="6"/>
        </table:table-row>
        <table:table-row table:style-name="ro1">
          <table:table-cell office:value-type="float" office:value="0.0474950522184372" calcext:value-type="float">
            <text:p>0.0474950522</text:p>
          </table:table-cell>
          <table:table-cell office:value-type="float" office:value="49.9044761657715" calcext:value-type="float">
            <text:p>49.9044761658</text:p>
          </table:table-cell>
          <table:table-cell table:number-columns-repeated="6"/>
        </table:table-row>
        <table:table-row table:style-name="ro1">
          <table:table-cell office:value-type="float" office:value="0.00673122890293598" calcext:value-type="float">
            <text:p>0.0067312289</text:p>
          </table:table-cell>
          <table:table-cell office:value-type="float" office:value="50.0519332885742" calcext:value-type="float">
            <text:p>50.0519332886</text:p>
          </table:table-cell>
          <table:table-cell table:number-columns-repeated="6"/>
        </table:table-row>
        <table:table-row table:style-name="ro1">
          <table:table-cell office:value-type="float" office:value="0.0387459620833397" calcext:value-type="float">
            <text:p>0.0387459621</text:p>
          </table:table-cell>
          <table:table-cell office:value-type="float" office:value="44.8022918701172" calcext:value-type="float">
            <text:p>44.8022918701</text:p>
          </table:table-cell>
          <table:table-cell table:number-columns-repeated="6"/>
        </table:table-row>
        <table:table-row table:style-name="ro1">
          <table:table-cell office:value-type="float" office:value="0.0915191471576691" calcext:value-type="float">
            <text:p>0.0915191472</text:p>
          </table:table-cell>
          <table:table-cell office:value-type="float" office:value="51.3593673706055" calcext:value-type="float">
            <text:p>51.3593673706</text:p>
          </table:table-cell>
          <table:table-cell table:number-columns-repeated="6"/>
        </table:table-row>
        <table:table-row table:style-name="ro1">
          <table:table-cell office:value-type="float" office:value="0.00127256952691823" calcext:value-type="float">
            <text:p>0.0012725695</text:p>
          </table:table-cell>
          <table:table-cell office:value-type="float" office:value="50.3145408630371" calcext:value-type="float">
            <text:p>50.314540863</text:p>
          </table:table-cell>
          <table:table-cell table:number-columns-repeated="6"/>
        </table:table-row>
        <table:table-row table:style-name="ro1">
          <table:table-cell office:value-type="float" office:value="0.0361274294555187" calcext:value-type="float">
            <text:p>0.0361274295</text:p>
          </table:table-cell>
          <table:table-cell office:value-type="float" office:value="52.7521171569824" calcext:value-type="float">
            <text:p>52.752117157</text:p>
          </table:table-cell>
          <table:table-cell table:number-columns-repeated="6"/>
        </table:table-row>
        <table:table-row table:style-name="ro1">
          <table:table-cell office:value-type="float" office:value="0.0114358123391867" calcext:value-type="float">
            <text:p>0.0114358123</text:p>
          </table:table-cell>
          <table:table-cell office:value-type="float" office:value="40.7738189697266" calcext:value-type="float">
            <text:p>40.7738189697</text:p>
          </table:table-cell>
          <table:table-cell table:number-columns-repeated="6"/>
        </table:table-row>
        <table:table-row table:style-name="ro1">
          <table:table-cell office:value-type="float" office:value="0.0464544370770454" calcext:value-type="float">
            <text:p>0.0464544371</text:p>
          </table:table-cell>
          <table:table-cell office:value-type="float" office:value="51.3761711120606" calcext:value-type="float">
            <text:p>51.3761711121</text:p>
          </table:table-cell>
          <table:table-cell table:number-columns-repeated="6"/>
        </table:table-row>
        <table:table-row table:style-name="ro1">
          <table:table-cell office:value-type="float" office:value="0.00790887791663408" calcext:value-type="float">
            <text:p>0.0079088779</text:p>
          </table:table-cell>
          <table:table-cell office:value-type="float" office:value="30.4643230438232" calcext:value-type="float">
            <text:p>30.4643230438</text:p>
          </table:table-cell>
          <table:table-cell table:number-columns-repeated="6"/>
        </table:table-row>
        <table:table-row table:style-name="ro1">
          <table:table-cell office:value-type="float" office:value="0.0212300531566143" calcext:value-type="float">
            <text:p>0.0212300532</text:p>
          </table:table-cell>
          <table:table-cell office:value-type="float" office:value="48.0592994689941" calcext:value-type="float">
            <text:p>48.059299469</text:p>
          </table:table-cell>
          <table:table-cell table:number-columns-repeated="6"/>
        </table:table-row>
        <table:table-row table:style-name="ro1">
          <table:table-cell office:value-type="float" office:value="0.0084978137165308" calcext:value-type="float">
            <text:p>0.0084978137</text:p>
          </table:table-cell>
          <table:table-cell office:value-type="float" office:value="52.0309715270996" calcext:value-type="float">
            <text:p>52.0309715271</text:p>
          </table:table-cell>
          <table:table-cell table:number-columns-repeated="6"/>
        </table:table-row>
        <table:table-row table:style-name="ro1">
          <table:table-cell office:value-type="float" office:value="0.00000133283901959658" calcext:value-type="float">
            <text:p>1.33283901959658E-06</text:p>
          </table:table-cell>
          <table:table-cell office:value-type="float" office:value="46.991325378418" calcext:value-type="float">
            <text:p>46.9913253784</text:p>
          </table:table-cell>
          <table:table-cell table:number-columns-repeated="6"/>
        </table:table-row>
        <table:table-row table:style-name="ro1">
          <table:table-cell office:value-type="float" office:value="0.0093872556462884" calcext:value-type="float">
            <text:p>0.0093872556</text:p>
          </table:table-cell>
          <table:table-cell office:value-type="float" office:value="48.5072250366211" calcext:value-type="float">
            <text:p>48.5072250366</text:p>
          </table:table-cell>
          <table:table-cell table:number-columns-repeated="6"/>
        </table:table-row>
        <table:table-row table:style-name="ro1">
          <table:table-cell office:value-type="float" office:value="0.0335036627948284" calcext:value-type="float">
            <text:p>0.0335036628</text:p>
          </table:table-cell>
          <table:table-cell office:value-type="float" office:value="51.2381973266602" calcext:value-type="float">
            <text:p>51.2381973267</text:p>
          </table:table-cell>
          <table:table-cell table:number-columns-repeated="6"/>
        </table:table-row>
        <table:table-row table:style-name="ro1">
          <table:table-cell office:value-type="float" office:value="0.0086195906624198" calcext:value-type="float">
            <text:p>0.0086195907</text:p>
          </table:table-cell>
          <table:table-cell office:value-type="float" office:value="48.6099967956543" calcext:value-type="float">
            <text:p>48.6099967957</text:p>
          </table:table-cell>
          <table:table-cell table:number-columns-repeated="6"/>
        </table:table-row>
        <table:table-row table:style-name="ro1">
          <table:table-cell office:value-type="float" office:value="0.00254786852747202" calcext:value-type="float">
            <text:p>0.0025478685</text:p>
          </table:table-cell>
          <table:table-cell office:value-type="float" office:value="51.1304397583008" calcext:value-type="float">
            <text:p>51.1304397583</text:p>
          </table:table-cell>
          <table:table-cell table:number-columns-repeated="6"/>
        </table:table-row>
        <table:table-row table:style-name="ro1">
          <table:table-cell office:value-type="float" office:value="0.0232283193618059" calcext:value-type="float">
            <text:p>0.0232283194</text:p>
          </table:table-cell>
          <table:table-cell office:value-type="float" office:value="50.3066596984863" calcext:value-type="float">
            <text:p>50.3066596985</text:p>
          </table:table-cell>
          <table:table-cell table:number-columns-repeated="6"/>
        </table:table-row>
        <table:table-row table:style-name="ro1">
          <table:table-cell office:value-type="float" office:value="0.0193629134446382" calcext:value-type="float">
            <text:p>0.0193629134</text:p>
          </table:table-cell>
          <table:table-cell office:value-type="float" office:value="50.1932754516602" calcext:value-type="float">
            <text:p>50.1932754517</text:p>
          </table:table-cell>
          <table:table-cell table:number-columns-repeated="6"/>
        </table:table-row>
        <table:table-row table:style-name="ro1">
          <table:table-cell office:value-type="float" office:value="0.0427188724279404" calcext:value-type="float">
            <text:p>0.0427188724</text:p>
          </table:table-cell>
          <table:table-cell office:value-type="float" office:value="40.6257209777832" calcext:value-type="float">
            <text:p>40.6257209778</text:p>
          </table:table-cell>
          <table:table-cell table:number-columns-repeated="6"/>
        </table:table-row>
        <table:table-row table:style-name="ro1">
          <table:table-cell office:value-type="float" office:value="0.092893548309803" calcext:value-type="float">
            <text:p>0.0928935483</text:p>
          </table:table-cell>
          <table:table-cell office:value-type="float" office:value="52.1759071350098" calcext:value-type="float">
            <text:p>52.175907135</text:p>
          </table:table-cell>
          <table:table-cell table:number-columns-repeated="6"/>
        </table:table-row>
        <table:table-row table:style-name="ro1">
          <table:table-cell office:value-type="float" office:value="0.0662418678402901" calcext:value-type="float">
            <text:p>0.0662418678</text:p>
          </table:table-cell>
          <table:table-cell office:value-type="float" office:value="51.1124458312988" calcext:value-type="float">
            <text:p>51.1124458313</text:p>
          </table:table-cell>
          <table:table-cell table:number-columns-repeated="6"/>
        </table:table-row>
        <table:table-row table:style-name="ro1">
          <table:table-cell office:value-type="float" office:value="0.0273140389472246" calcext:value-type="float">
            <text:p>0.0273140389</text:p>
          </table:table-cell>
          <table:table-cell office:value-type="float" office:value="51.9129257202148" calcext:value-type="float">
            <text:p>51.9129257202</text:p>
          </table:table-cell>
          <table:table-cell table:number-columns-repeated="6"/>
        </table:table-row>
        <table:table-row table:style-name="ro1">
          <table:table-cell office:value-type="float" office:value="0.154101610183716" calcext:value-type="float">
            <text:p>0.1541016102</text:p>
          </table:table-cell>
          <table:table-cell office:value-type="float" office:value="50.912281036377" calcext:value-type="float">
            <text:p>50.9122810364</text:p>
          </table:table-cell>
          <table:table-cell table:number-columns-repeated="6"/>
        </table:table-row>
        <table:table-row table:style-name="ro1">
          <table:table-cell office:value-type="float" office:value="0.00399526813998818" calcext:value-type="float">
            <text:p>0.0039952681</text:p>
          </table:table-cell>
          <table:table-cell office:value-type="float" office:value="49.8440093994141" calcext:value-type="float">
            <text:p>49.8440093994</text:p>
          </table:table-cell>
          <table:table-cell table:number-columns-repeated="6"/>
        </table:table-row>
        <table:table-row table:style-name="ro1">
          <table:table-cell office:value-type="float" office:value="0.0133888721466064" calcext:value-type="float">
            <text:p>0.0133888721</text:p>
          </table:table-cell>
          <table:table-cell office:value-type="float" office:value="47.7249221801758" calcext:value-type="float">
            <text:p>47.7249221802</text:p>
          </table:table-cell>
          <table:table-cell table:number-columns-repeated="6"/>
        </table:table-row>
        <table:table-row table:style-name="ro1">
          <table:table-cell office:value-type="float" office:value="0.0153611376881599" calcext:value-type="float">
            <text:p>0.0153611377</text:p>
          </table:table-cell>
          <table:table-cell office:value-type="float" office:value="51.392162322998" calcext:value-type="float">
            <text:p>51.392162323</text:p>
          </table:table-cell>
          <table:table-cell table:number-columns-repeated="6"/>
        </table:table-row>
        <table:table-row table:style-name="ro1">
          <table:table-cell office:value-type="float" office:value="0.0587010569870472" calcext:value-type="float">
            <text:p>0.058701057</text:p>
          </table:table-cell>
          <table:table-cell office:value-type="float" office:value="51.2603302001953" calcext:value-type="float">
            <text:p>51.2603302002</text:p>
          </table:table-cell>
          <table:table-cell table:number-columns-repeated="6"/>
        </table:table-row>
        <table:table-row table:style-name="ro1">
          <table:table-cell office:value-type="float" office:value="0.000245016475673765" calcext:value-type="float">
            <text:p>0.0002450165</text:p>
          </table:table-cell>
          <table:table-cell office:value-type="float" office:value="51.2410583496094" calcext:value-type="float">
            <text:p>51.2410583496</text:p>
          </table:table-cell>
          <table:table-cell table:number-columns-repeated="6"/>
        </table:table-row>
        <table:table-row table:style-name="ro1">
          <table:table-cell office:value-type="float" office:value="6.63650846481323" calcext:value-type="float">
            <text:p>6.6365084648</text:p>
          </table:table-cell>
          <table:table-cell office:value-type="float" office:value="50.9029235839844" calcext:value-type="float">
            <text:p>50.902923584</text:p>
          </table:table-cell>
          <table:table-cell table:number-columns-repeated="6"/>
        </table:table-row>
        <table:table-row table:style-name="ro1">
          <table:table-cell office:value-type="float" office:value="0.00184406526386738" calcext:value-type="float">
            <text:p>0.0018440653</text:p>
          </table:table-cell>
          <table:table-cell office:value-type="float" office:value="50.962516784668" calcext:value-type="float">
            <text:p>50.9625167847</text:p>
          </table:table-cell>
          <table:table-cell table:number-columns-repeated="6"/>
        </table:table-row>
        <table:table-row table:style-name="ro1">
          <table:table-cell office:value-type="float" office:value="0.432702213525772" calcext:value-type="float">
            <text:p>0.4327022135</text:p>
          </table:table-cell>
          <table:table-cell office:value-type="float" office:value="51.4914741516113" calcext:value-type="float">
            <text:p>51.4914741516</text:p>
          </table:table-cell>
          <table:table-cell table:number-columns-repeated="6"/>
        </table:table-row>
        <table:table-row table:style-name="ro1">
          <table:table-cell office:value-type="float" office:value="0.0874270796775818" calcext:value-type="float">
            <text:p>0.0874270797</text:p>
          </table:table-cell>
          <table:table-cell office:value-type="float" office:value="51.2535095214844" calcext:value-type="float">
            <text:p>51.2535095215</text:p>
          </table:table-cell>
          <table:table-cell table:number-columns-repeated="6"/>
        </table:table-row>
        <table:table-row table:style-name="ro1">
          <table:table-cell office:value-type="float" office:value="0.102190650999546" calcext:value-type="float">
            <text:p>0.102190651</text:p>
          </table:table-cell>
          <table:table-cell office:value-type="float" office:value="29.605598449707" calcext:value-type="float">
            <text:p>29.6055984497</text:p>
          </table:table-cell>
          <table:table-cell table:number-columns-repeated="6"/>
        </table:table-row>
        <table:table-row table:style-name="ro1">
          <table:table-cell office:value-type="float" office:value="0.00166426890064031" calcext:value-type="float">
            <text:p>0.0016642689</text:p>
          </table:table-cell>
          <table:table-cell office:value-type="float" office:value="45.6239547729492" calcext:value-type="float">
            <text:p>45.6239547729</text:p>
          </table:table-cell>
          <table:table-cell table:number-columns-repeated="6"/>
        </table:table-row>
        <table:table-row table:style-name="ro1">
          <table:table-cell office:value-type="float" office:value="0.108933635056019" calcext:value-type="float">
            <text:p>0.1089336351</text:p>
          </table:table-cell>
          <table:table-cell office:value-type="float" office:value="51.8198432922363" calcext:value-type="float">
            <text:p>51.8198432922</text:p>
          </table:table-cell>
          <table:table-cell table:number-columns-repeated="6"/>
        </table:table-row>
        <table:table-row table:style-name="ro1">
          <table:table-cell office:value-type="float" office:value="1.34869933128357" calcext:value-type="float">
            <text:p>1.3486993313</text:p>
          </table:table-cell>
          <table:table-cell office:value-type="float" office:value="51.7049751281738" calcext:value-type="float">
            <text:p>51.7049751282</text:p>
          </table:table-cell>
          <table:table-cell table:number-columns-repeated="6"/>
        </table:table-row>
        <table:table-row table:style-name="ro1">
          <table:table-cell office:value-type="float" office:value="0.173265069723129" calcext:value-type="float">
            <text:p>0.173265069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172862084582448" calcext:value-type="float">
            <text:p>0.0017286208</text:p>
          </table:table-cell>
          <table:table-cell office:value-type="float" office:value="5.51501989364624" calcext:value-type="float">
            <text:p>5.5150198936</text:p>
          </table:table-cell>
          <table:table-cell table:number-columns-repeated="6"/>
        </table:table-row>
        <table:table-row table:style-name="ro1">
          <table:table-cell office:value-type="float" office:value="0.342997401952744" calcext:value-type="float">
            <text:p>0.342997402</text:p>
          </table:table-cell>
          <table:table-cell office:value-type="float" office:value="14.6018009185791" calcext:value-type="float">
            <text:p>14.6018009186</text:p>
          </table:table-cell>
          <table:table-cell table:number-columns-repeated="6"/>
        </table:table-row>
        <table:table-row table:style-name="ro1">
          <table:table-cell office:value-type="float" office:value="0.0278183128684759" calcext:value-type="float">
            <text:p>0.0278183129</text:p>
          </table:table-cell>
          <table:table-cell office:value-type="float" office:value="35.2336082458496" calcext:value-type="float">
            <text:p>35.2336082458</text:p>
          </table:table-cell>
          <table:table-cell table:number-columns-repeated="6"/>
        </table:table-row>
        <table:table-row table:style-name="ro1">
          <table:table-cell office:value-type="float" office:value="0.0449105501174927" calcext:value-type="float">
            <text:p>0.0449105501</text:p>
          </table:table-cell>
          <table:table-cell office:value-type="float" office:value="45.4031257629395" calcext:value-type="float">
            <text:p>45.4031257629</text:p>
          </table:table-cell>
          <table:table-cell table:number-columns-repeated="6"/>
        </table:table-row>
        <table:table-row table:style-name="ro1">
          <table:table-cell office:value-type="float" office:value="0.0865821167826653" calcext:value-type="float">
            <text:p>0.0865821168</text:p>
          </table:table-cell>
          <table:table-cell office:value-type="float" office:value="35.1112976074219" calcext:value-type="float">
            <text:p>35.1112976074</text:p>
          </table:table-cell>
          <table:table-cell table:number-columns-repeated="6"/>
        </table:table-row>
        <table:table-row table:style-name="ro1">
          <table:table-cell office:value-type="float" office:value="0.0668709501624107" calcext:value-type="float">
            <text:p>0.0668709502</text:p>
          </table:table-cell>
          <table:table-cell office:value-type="float" office:value="37.8368263244629" calcext:value-type="float">
            <text:p>37.8368263245</text:p>
          </table:table-cell>
          <table:table-cell table:number-columns-repeated="6"/>
        </table:table-row>
        <table:table-row table:style-name="ro1">
          <table:table-cell office:value-type="float" office:value="0.00133844860829413" calcext:value-type="float">
            <text:p>0.0013384486</text:p>
          </table:table-cell>
          <table:table-cell office:value-type="float" office:value="18.0172729492188" calcext:value-type="float">
            <text:p>18.0172729492</text:p>
          </table:table-cell>
          <table:table-cell table:number-columns-repeated="6"/>
        </table:table-row>
        <table:table-row table:style-name="ro1">
          <table:table-cell office:value-type="float" office:value="0.0867425203323364" calcext:value-type="float">
            <text:p>0.0867425203</text:p>
          </table:table-cell>
          <table:table-cell office:value-type="float" office:value="48.8893127441406" calcext:value-type="float">
            <text:p>48.8893127441</text:p>
          </table:table-cell>
          <table:table-cell table:number-columns-repeated="6"/>
        </table:table-row>
        <table:table-row table:style-name="ro1">
          <table:table-cell office:value-type="float" office:value="0.00869287177920342" calcext:value-type="float">
            <text:p>0.0086928718</text:p>
          </table:table-cell>
          <table:table-cell office:value-type="float" office:value="41.9840087890625" calcext:value-type="float">
            <text:p>41.9840087891</text:p>
          </table:table-cell>
          <table:table-cell table:number-columns-repeated="6"/>
        </table:table-row>
        <table:table-row table:style-name="ro1">
          <table:table-cell office:value-type="float" office:value="0.00640638545155525" calcext:value-type="float">
            <text:p>0.0064063855</text:p>
          </table:table-cell>
          <table:table-cell office:value-type="float" office:value="37.8938102722168" calcext:value-type="float">
            <text:p>37.8938102722</text:p>
          </table:table-cell>
          <table:table-cell table:number-columns-repeated="6"/>
        </table:table-row>
        <table:table-row table:style-name="ro1">
          <table:table-cell office:value-type="float" office:value="0.136249631643295" calcext:value-type="float">
            <text:p>0.1362496316</text:p>
          </table:table-cell>
          <table:table-cell office:value-type="float" office:value="45.5437507629395" calcext:value-type="float">
            <text:p>45.5437507629</text:p>
          </table:table-cell>
          <table:table-cell table:number-columns-repeated="6"/>
        </table:table-row>
        <table:table-row table:style-name="ro1">
          <table:table-cell office:value-type="float" office:value="0.187991440296173" calcext:value-type="float">
            <text:p>0.1879914403</text:p>
          </table:table-cell>
          <table:table-cell office:value-type="float" office:value="24.6844615936279" calcext:value-type="float">
            <text:p>24.6844615936</text:p>
          </table:table-cell>
          <table:table-cell table:number-columns-repeated="6"/>
        </table:table-row>
        <table:table-row table:style-name="ro1">
          <table:table-cell office:value-type="float" office:value="0.0256912186741829" calcext:value-type="float">
            <text:p>0.0256912187</text:p>
          </table:table-cell>
          <table:table-cell office:value-type="float" office:value="48.9393692016602" calcext:value-type="float">
            <text:p>48.9393692017</text:p>
          </table:table-cell>
          <table:table-cell table:number-columns-repeated="6"/>
        </table:table-row>
        <table:table-row table:style-name="ro1">
          <table:table-cell office:value-type="float" office:value="0.338140368461609" calcext:value-type="float">
            <text:p>0.3381403685</text:p>
          </table:table-cell>
          <table:table-cell office:value-type="float" office:value="19.6811904907227" calcext:value-type="float">
            <text:p>19.6811904907</text:p>
          </table:table-cell>
          <table:table-cell table:number-columns-repeated="6"/>
        </table:table-row>
        <table:table-row table:style-name="ro1">
          <table:table-cell office:value-type="float" office:value="0.0350507013499737" calcext:value-type="float">
            <text:p>0.0350507013</text:p>
          </table:table-cell>
          <table:table-cell office:value-type="float" office:value="49.2586898803711" calcext:value-type="float">
            <text:p>49.2586898804</text:p>
          </table:table-cell>
          <table:table-cell table:number-columns-repeated="6"/>
        </table:table-row>
        <table:table-row table:style-name="ro1">
          <table:table-cell office:value-type="float" office:value="0.880256533622742" calcext:value-type="float">
            <text:p>0.8802565336</text:p>
          </table:table-cell>
          <table:table-cell office:value-type="float" office:value="42.2978858947754" calcext:value-type="float">
            <text:p>42.2978858948</text:p>
          </table:table-cell>
          <table:table-cell table:number-columns-repeated="6"/>
        </table:table-row>
        <table:table-row table:style-name="ro1">
          <table:table-cell office:value-type="float" office:value="0.0627593547105789" calcext:value-type="float">
            <text:p>0.0627593547</text:p>
          </table:table-cell>
          <table:table-cell office:value-type="float" office:value="43.2519760131836" calcext:value-type="float">
            <text:p>43.2519760132</text:p>
          </table:table-cell>
          <table:table-cell table:number-columns-repeated="6"/>
        </table:table-row>
        <table:table-row table:style-name="ro1">
          <table:table-cell office:value-type="float" office:value="0.0243894662708044" calcext:value-type="float">
            <text:p>0.0243894663</text:p>
          </table:table-cell>
          <table:table-cell office:value-type="float" office:value="42.2710571289062" calcext:value-type="float">
            <text:p>42.2710571289</text:p>
          </table:table-cell>
          <table:table-cell table:number-columns-repeated="6"/>
        </table:table-row>
        <table:table-row table:style-name="ro1">
          <table:table-cell office:value-type="float" office:value="0.000483168696518987" calcext:value-type="float">
            <text:p>0.0004831687</text:p>
          </table:table-cell>
          <table:table-cell office:value-type="float" office:value="51.7273788452148" calcext:value-type="float">
            <text:p>51.7273788452</text:p>
          </table:table-cell>
          <table:table-cell table:number-columns-repeated="6"/>
        </table:table-row>
        <table:table-row table:style-name="ro1">
          <table:table-cell office:value-type="float" office:value="0.00579064758494496" calcext:value-type="float">
            <text:p>0.0057906476</text:p>
          </table:table-cell>
          <table:table-cell office:value-type="float" office:value="49.5239944458008" calcext:value-type="float">
            <text:p>49.5239944458</text:p>
          </table:table-cell>
          <table:table-cell table:number-columns-repeated="6"/>
        </table:table-row>
        <table:table-row table:style-name="ro1">
          <table:table-cell office:value-type="float" office:value="0.0107623897492886" calcext:value-type="float">
            <text:p>0.0107623897</text:p>
          </table:table-cell>
          <table:table-cell office:value-type="float" office:value="50.9050750732422" calcext:value-type="float">
            <text:p>50.9050750732</text:p>
          </table:table-cell>
          <table:table-cell table:number-columns-repeated="6"/>
        </table:table-row>
        <table:table-row table:style-name="ro1">
          <table:table-cell office:value-type="float" office:value="0.000187027762876824" calcext:value-type="float">
            <text:p>0.0001870278</text:p>
          </table:table-cell>
          <table:table-cell office:value-type="float" office:value="51.028694152832" calcext:value-type="float">
            <text:p>51.0286941528</text:p>
          </table:table-cell>
          <table:table-cell table:number-columns-repeated="6"/>
        </table:table-row>
        <table:table-row table:style-name="ro1">
          <table:table-cell office:value-type="float" office:value="0.0432692281901837" calcext:value-type="float">
            <text:p>0.0432692282</text:p>
          </table:table-cell>
          <table:table-cell office:value-type="float" office:value="51.7430419921875" calcext:value-type="float">
            <text:p>51.7430419922</text:p>
          </table:table-cell>
          <table:table-cell table:number-columns-repeated="6"/>
        </table:table-row>
        <table:table-row table:style-name="ro1">
          <table:table-cell office:value-type="float" office:value="0.00889319553971291" calcext:value-type="float">
            <text:p>0.0088931955</text:p>
          </table:table-cell>
          <table:table-cell office:value-type="float" office:value="50.8862457275391" calcext:value-type="float">
            <text:p>50.8862457275</text:p>
          </table:table-cell>
          <table:table-cell table:number-columns-repeated="6"/>
        </table:table-row>
        <table:table-row table:style-name="ro1">
          <table:table-cell office:value-type="float" office:value="0.00312641682103276" calcext:value-type="float">
            <text:p>0.0031264168</text:p>
          </table:table-cell>
          <table:table-cell office:value-type="float" office:value="48.020149230957" calcext:value-type="float">
            <text:p>48.020149231</text:p>
          </table:table-cell>
          <table:table-cell table:number-columns-repeated="6"/>
        </table:table-row>
        <table:table-row table:style-name="ro1">
          <table:table-cell office:value-type="float" office:value="0.0146638303995132" calcext:value-type="float">
            <text:p>0.0146638304</text:p>
          </table:table-cell>
          <table:table-cell office:value-type="float" office:value="51.4375495910645" calcext:value-type="float">
            <text:p>51.4375495911</text:p>
          </table:table-cell>
          <table:table-cell table:number-columns-repeated="6"/>
        </table:table-row>
        <table:table-row table:style-name="ro1">
          <table:table-cell office:value-type="float" office:value="0.0113937361165881" calcext:value-type="float">
            <text:p>0.0113937361</text:p>
          </table:table-cell>
          <table:table-cell office:value-type="float" office:value="51.2662963867188" calcext:value-type="float">
            <text:p>51.2662963867</text:p>
          </table:table-cell>
          <table:table-cell table:number-columns-repeated="6"/>
        </table:table-row>
        <table:table-row table:style-name="ro1">
          <table:table-cell office:value-type="float" office:value="0.000231199141126126" calcext:value-type="float">
            <text:p>0.0002311991</text:p>
          </table:table-cell>
          <table:table-cell office:value-type="float" office:value="51.1078414916992" calcext:value-type="float">
            <text:p>51.1078414917</text:p>
          </table:table-cell>
          <table:table-cell table:number-columns-repeated="6"/>
        </table:table-row>
        <table:table-row table:style-name="ro1">
          <table:table-cell office:value-type="float" office:value="0.0246022399514914" calcext:value-type="float">
            <text:p>0.02460224</text:p>
          </table:table-cell>
          <table:table-cell office:value-type="float" office:value="51.1949577331543" calcext:value-type="float">
            <text:p>51.1949577332</text:p>
          </table:table-cell>
          <table:table-cell table:number-columns-repeated="6"/>
        </table:table-row>
        <table:table-row table:style-name="ro1">
          <table:table-cell office:value-type="float" office:value="0.0309835411608219" calcext:value-type="float">
            <text:p>0.0309835412</text:p>
          </table:table-cell>
          <table:table-cell office:value-type="float" office:value="51.442756652832" calcext:value-type="float">
            <text:p>51.4427566528</text:p>
          </table:table-cell>
          <table:table-cell table:number-columns-repeated="6"/>
        </table:table-row>
        <table:table-row table:style-name="ro1">
          <table:table-cell office:value-type="float" office:value="0.0433938801288605" calcext:value-type="float">
            <text:p>0.0433938801</text:p>
          </table:table-cell>
          <table:table-cell office:value-type="float" office:value="51.4759140014648" calcext:value-type="float">
            <text:p>51.4759140015</text:p>
          </table:table-cell>
          <table:table-cell table:number-columns-repeated="6"/>
        </table:table-row>
        <table:table-row table:style-name="ro1">
          <table:table-cell office:value-type="float" office:value="0.0313062928617001" calcext:value-type="float">
            <text:p>0.0313062929</text:p>
          </table:table-cell>
          <table:table-cell office:value-type="float" office:value="50.5174827575684" calcext:value-type="float">
            <text:p>50.5174827576</text:p>
          </table:table-cell>
          <table:table-cell table:number-columns-repeated="6"/>
        </table:table-row>
        <table:table-row table:style-name="ro1">
          <table:table-cell office:value-type="float" office:value="0.0263946484774351" calcext:value-type="float">
            <text:p>0.0263946485</text:p>
          </table:table-cell>
          <table:table-cell office:value-type="float" office:value="51.599365234375" calcext:value-type="float">
            <text:p>51.5993652344</text:p>
          </table:table-cell>
          <table:table-cell table:number-columns-repeated="6"/>
        </table:table-row>
        <table:table-row table:style-name="ro1">
          <table:table-cell office:value-type="float" office:value="0.0279552489519119" calcext:value-type="float">
            <text:p>0.027955249</text:p>
          </table:table-cell>
          <table:table-cell office:value-type="float" office:value="51.2070121765137" calcext:value-type="float">
            <text:p>51.2070121765</text:p>
          </table:table-cell>
          <table:table-cell table:number-columns-repeated="6"/>
        </table:table-row>
        <table:table-row table:style-name="ro1">
          <table:table-cell office:value-type="float" office:value="0.00537790032103658" calcext:value-type="float">
            <text:p>0.0053779003</text:p>
          </table:table-cell>
          <table:table-cell office:value-type="float" office:value="50.3506507873535" calcext:value-type="float">
            <text:p>50.3506507874</text:p>
          </table:table-cell>
          <table:table-cell table:number-columns-repeated="6"/>
        </table:table-row>
        <table:table-row table:style-name="ro1">
          <table:table-cell office:value-type="float" office:value="0.025599641725421" calcext:value-type="float">
            <text:p>0.0255996417</text:p>
          </table:table-cell>
          <table:table-cell office:value-type="float" office:value="51.3685874938965" calcext:value-type="float">
            <text:p>51.3685874939</text:p>
          </table:table-cell>
          <table:table-cell table:number-columns-repeated="6"/>
        </table:table-row>
        <table:table-row table:style-name="ro1">
          <table:table-cell office:value-type="float" office:value="0.0294392872601748" calcext:value-type="float">
            <text:p>0.0294392873</text:p>
          </table:table-cell>
          <table:table-cell office:value-type="float" office:value="51.3925399780274" calcext:value-type="float">
            <text:p>51.392539978</text:p>
          </table:table-cell>
          <table:table-cell table:number-columns-repeated="6"/>
        </table:table-row>
        <table:table-row table:style-name="ro1">
          <table:table-cell office:value-type="float" office:value="0.0937901735305786" calcext:value-type="float">
            <text:p>0.0937901735</text:p>
          </table:table-cell>
          <table:table-cell office:value-type="float" office:value="50.8765335083008" calcext:value-type="float">
            <text:p>50.8765335083</text:p>
          </table:table-cell>
          <table:table-cell table:number-columns-repeated="6"/>
        </table:table-row>
        <table:table-row table:style-name="ro1">
          <table:table-cell office:value-type="float" office:value="0.00493066199123859" calcext:value-type="float">
            <text:p>0.004930662</text:p>
          </table:table-cell>
          <table:table-cell office:value-type="float" office:value="50.9416427612305" calcext:value-type="float">
            <text:p>50.9416427612</text:p>
          </table:table-cell>
          <table:table-cell table:number-columns-repeated="6"/>
        </table:table-row>
        <table:table-row table:style-name="ro1">
          <table:table-cell office:value-type="float" office:value="0.0283989757299423" calcext:value-type="float">
            <text:p>0.0283989757</text:p>
          </table:table-cell>
          <table:table-cell office:value-type="float" office:value="51.2654151916504" calcext:value-type="float">
            <text:p>51.2654151917</text:p>
          </table:table-cell>
          <table:table-cell table:number-columns-repeated="6"/>
        </table:table-row>
        <table:table-row table:style-name="ro1">
          <table:table-cell office:value-type="float" office:value="0.00832563079893589" calcext:value-type="float">
            <text:p>0.0083256308</text:p>
          </table:table-cell>
          <table:table-cell office:value-type="float" office:value="51.336971282959" calcext:value-type="float">
            <text:p>51.336971283</text:p>
          </table:table-cell>
          <table:table-cell table:number-columns-repeated="6"/>
        </table:table-row>
        <table:table-row table:style-name="ro1">
          <table:table-cell office:value-type="float" office:value="0.0761345848441124" calcext:value-type="float">
            <text:p>0.0761345848</text:p>
          </table:table-cell>
          <table:table-cell office:value-type="float" office:value="46.2111587524414" calcext:value-type="float">
            <text:p>46.2111587524</text:p>
          </table:table-cell>
          <table:table-cell table:number-columns-repeated="6"/>
        </table:table-row>
        <table:table-row table:style-name="ro1">
          <table:table-cell office:value-type="float" office:value="0.0651866868138313" calcext:value-type="float">
            <text:p>0.0651866868</text:p>
          </table:table-cell>
          <table:table-cell office:value-type="float" office:value="47.9474983215332" calcext:value-type="float">
            <text:p>47.9474983215</text:p>
          </table:table-cell>
          <table:table-cell table:number-columns-repeated="6"/>
        </table:table-row>
        <table:table-row table:style-name="ro1">
          <table:table-cell office:value-type="float" office:value="0.0277544651180506" calcext:value-type="float">
            <text:p>0.0277544651</text:p>
          </table:table-cell>
          <table:table-cell office:value-type="float" office:value="51.0845375061035" calcext:value-type="float">
            <text:p>51.0845375061</text:p>
          </table:table-cell>
          <table:table-cell table:number-columns-repeated="6"/>
        </table:table-row>
        <table:table-row table:style-name="ro1">
          <table:table-cell office:value-type="float" office:value="0.00829661265015602" calcext:value-type="float">
            <text:p>0.0082966127</text:p>
          </table:table-cell>
          <table:table-cell office:value-type="float" office:value="51.1470031738281" calcext:value-type="float">
            <text:p>51.1470031738</text:p>
          </table:table-cell>
          <table:table-cell table:number-columns-repeated="6"/>
        </table:table-row>
        <table:table-row table:style-name="ro1">
          <table:table-cell office:value-type="float" office:value="0.013167567551136" calcext:value-type="float">
            <text:p>0.0131675676</text:p>
          </table:table-cell>
          <table:table-cell office:value-type="float" office:value="37.1236839294434" calcext:value-type="float">
            <text:p>37.1236839294</text:p>
          </table:table-cell>
          <table:table-cell table:number-columns-repeated="6"/>
        </table:table-row>
        <table:table-row table:style-name="ro1">
          <table:table-cell office:value-type="float" office:value="0.0819764733314514" calcext:value-type="float">
            <text:p>0.0819764733</text:p>
          </table:table-cell>
          <table:table-cell office:value-type="float" office:value="44.6786880493164" calcext:value-type="float">
            <text:p>44.6786880493</text:p>
          </table:table-cell>
          <table:table-cell table:number-columns-repeated="6"/>
        </table:table-row>
        <table:table-row table:style-name="ro1">
          <table:table-cell office:value-type="float" office:value="0.0000252531681326218" calcext:value-type="float">
            <text:p>2.52531681326218E-05</text:p>
          </table:table-cell>
          <table:table-cell office:value-type="float" office:value="43.3409271240234" calcext:value-type="float">
            <text:p>43.340927124</text:p>
          </table:table-cell>
          <table:table-cell table:number-columns-repeated="6"/>
        </table:table-row>
        <table:table-row table:style-name="ro1">
          <table:table-cell office:value-type="float" office:value="0.0853172391653061" calcext:value-type="float">
            <text:p>0.0853172392</text:p>
          </table:table-cell>
          <table:table-cell office:value-type="float" office:value="7.40743160247803" calcext:value-type="float">
            <text:p>7.4074316025</text:p>
          </table:table-cell>
          <table:table-cell table:number-columns-repeated="6"/>
        </table:table-row>
        <table:table-row table:style-name="ro1">
          <table:table-cell office:value-type="float" office:value="0.00643707998096943" calcext:value-type="float">
            <text:p>0.00643708</text:p>
          </table:table-cell>
          <table:table-cell office:value-type="float" office:value="35.6824340820312" calcext:value-type="float">
            <text:p>35.682434082</text:p>
          </table:table-cell>
          <table:table-cell table:number-columns-repeated="6"/>
        </table:table-row>
        <table:table-row table:style-name="ro1">
          <table:table-cell office:value-type="float" office:value="0.000449848943389952" calcext:value-type="float">
            <text:p>0.0004498489</text:p>
          </table:table-cell>
          <table:table-cell office:value-type="float" office:value="41.5797233581543" calcext:value-type="float">
            <text:p>41.5797233582</text:p>
          </table:table-cell>
          <table:table-cell table:number-columns-repeated="6"/>
        </table:table-row>
        <table:table-row table:style-name="ro1">
          <table:table-cell office:value-type="float" office:value="0.00435990979894996" calcext:value-type="float">
            <text:p>0.0043599098</text:p>
          </table:table-cell>
          <table:table-cell office:value-type="float" office:value="44.423038482666" calcext:value-type="float">
            <text:p>44.4230384827</text:p>
          </table:table-cell>
          <table:table-cell table:number-columns-repeated="6"/>
        </table:table-row>
        <table:table-row table:style-name="ro1">
          <table:table-cell office:value-type="float" office:value="0.0573185756802559" calcext:value-type="float">
            <text:p>0.0573185757</text:p>
          </table:table-cell>
          <table:table-cell office:value-type="float" office:value="39.2569923400879" calcext:value-type="float">
            <text:p>39.2569923401</text:p>
          </table:table-cell>
          <table:table-cell table:number-columns-repeated="6"/>
        </table:table-row>
        <table:table-row table:style-name="ro1">
          <table:table-cell office:value-type="float" office:value="0.0109732877463102" calcext:value-type="float">
            <text:p>0.0109732877</text:p>
          </table:table-cell>
          <table:table-cell office:value-type="float" office:value="40.1132698059082" calcext:value-type="float">
            <text:p>40.1132698059</text:p>
          </table:table-cell>
          <table:table-cell table:number-columns-repeated="6"/>
        </table:table-row>
        <table:table-row table:style-name="ro1">
          <table:table-cell office:value-type="float" office:value="0.002378806238994" calcext:value-type="float">
            <text:p>0.0023788062</text:p>
          </table:table-cell>
          <table:table-cell office:value-type="float" office:value="18.7481899261475" calcext:value-type="float">
            <text:p>18.7481899261</text:p>
          </table:table-cell>
          <table:table-cell table:number-columns-repeated="6"/>
        </table:table-row>
        <table:table-row table:style-name="ro1">
          <table:table-cell office:value-type="float" office:value="0.00381092098541558" calcext:value-type="float">
            <text:p>0.003810921</text:p>
          </table:table-cell>
          <table:table-cell office:value-type="float" office:value="50.9240303039551" calcext:value-type="float">
            <text:p>50.924030304</text:p>
          </table:table-cell>
          <table:table-cell table:number-columns-repeated="6"/>
        </table:table-row>
        <table:table-row table:style-name="ro1">
          <table:table-cell office:value-type="float" office:value="0.0508598946034908" calcext:value-type="float">
            <text:p>0.0508598946</text:p>
          </table:table-cell>
          <table:table-cell office:value-type="float" office:value="47.1740188598633" calcext:value-type="float">
            <text:p>47.1740188599</text:p>
          </table:table-cell>
          <table:table-cell table:number-columns-repeated="6"/>
        </table:table-row>
        <table:table-row table:style-name="ro1">
          <table:table-cell office:value-type="float" office:value="0.00113923428580165" calcext:value-type="float">
            <text:p>0.0011392343</text:p>
          </table:table-cell>
          <table:table-cell office:value-type="float" office:value="50.8029098510742" calcext:value-type="float">
            <text:p>50.8029098511</text:p>
          </table:table-cell>
          <table:table-cell table:number-columns-repeated="6"/>
        </table:table-row>
        <table:table-row table:style-name="ro1">
          <table:table-cell office:value-type="float" office:value="0.748302578926086" calcext:value-type="float">
            <text:p>0.7483025789</text:p>
          </table:table-cell>
          <table:table-cell office:value-type="float" office:value="36.1224555969238" calcext:value-type="float">
            <text:p>36.1224555969</text:p>
          </table:table-cell>
          <table:table-cell table:number-columns-repeated="6"/>
        </table:table-row>
        <table:table-row table:style-name="ro1">
          <table:table-cell office:value-type="float" office:value="0.0443384647369385" calcext:value-type="float">
            <text:p>0.0443384647</text:p>
          </table:table-cell>
          <table:table-cell office:value-type="float" office:value="50.6206321716309" calcext:value-type="float">
            <text:p>50.6206321716</text:p>
          </table:table-cell>
          <table:table-cell table:number-columns-repeated="6"/>
        </table:table-row>
        <table:table-row table:style-name="ro1">
          <table:table-cell office:value-type="float" office:value="0.217898100614548" calcext:value-type="float">
            <text:p>0.2178981006</text:p>
          </table:table-cell>
          <table:table-cell office:value-type="float" office:value="50.1122436523437" calcext:value-type="float">
            <text:p>50.1122436523</text:p>
          </table:table-cell>
          <table:table-cell table:number-columns-repeated="6"/>
        </table:table-row>
        <table:table-row table:style-name="ro1">
          <table:table-cell office:value-type="float" office:value="0.107922852039337" calcext:value-type="float">
            <text:p>0.107922852</text:p>
          </table:table-cell>
          <table:table-cell office:value-type="float" office:value="48.1702156066895" calcext:value-type="float">
            <text:p>48.1702156067</text:p>
          </table:table-cell>
          <table:table-cell table:number-columns-repeated="6"/>
        </table:table-row>
        <table:table-row table:style-name="ro1">
          <table:table-cell office:value-type="float" office:value="0.00593355996534228" calcext:value-type="float">
            <text:p>0.00593356</text:p>
          </table:table-cell>
          <table:table-cell office:value-type="float" office:value="50.5208969116211" calcext:value-type="float">
            <text:p>50.5208969116</text:p>
          </table:table-cell>
          <table:table-cell table:number-columns-repeated="6"/>
        </table:table-row>
        <table:table-row table:style-name="ro1">
          <table:table-cell office:value-type="float" office:value="0.00494317105039954" calcext:value-type="float">
            <text:p>0.0049431711</text:p>
          </table:table-cell>
          <table:table-cell office:value-type="float" office:value="50.806282043457" calcext:value-type="float">
            <text:p>50.8062820435</text:p>
          </table:table-cell>
          <table:table-cell table:number-columns-repeated="6"/>
        </table:table-row>
        <table:table-row table:style-name="ro1">
          <table:table-cell office:value-type="float" office:value="0.482898712158203" calcext:value-type="float">
            <text:p>0.4828987122</text:p>
          </table:table-cell>
          <table:table-cell office:value-type="float" office:value="47.4487228393555" calcext:value-type="float">
            <text:p>47.4487228394</text:p>
          </table:table-cell>
          <table:table-cell table:number-columns-repeated="6"/>
        </table:table-row>
        <table:table-row table:style-name="ro1">
          <table:table-cell office:value-type="float" office:value="0.0204227436333895" calcext:value-type="float">
            <text:p>0.0204227436</text:p>
          </table:table-cell>
          <table:table-cell office:value-type="float" office:value="50.2783660888672" calcext:value-type="float">
            <text:p>50.2783660889</text:p>
          </table:table-cell>
          <table:table-cell table:number-columns-repeated="6"/>
        </table:table-row>
        <table:table-row table:style-name="ro1">
          <table:table-cell office:value-type="float" office:value="0.0622226111590862" calcext:value-type="float">
            <text:p>0.0622226112</text:p>
          </table:table-cell>
          <table:table-cell office:value-type="float" office:value="49.7704429626465" calcext:value-type="float">
            <text:p>49.7704429626</text:p>
          </table:table-cell>
          <table:table-cell table:number-columns-repeated="6"/>
        </table:table-row>
        <table:table-row table:style-name="ro1">
          <table:table-cell office:value-type="float" office:value="0.00700438069179654" calcext:value-type="float">
            <text:p>0.0070043807</text:p>
          </table:table-cell>
          <table:table-cell office:value-type="float" office:value="42.9287910461426" calcext:value-type="float">
            <text:p>42.9287910461</text:p>
          </table:table-cell>
          <table:table-cell table:number-columns-repeated="6"/>
        </table:table-row>
        <table:table-row table:style-name="ro1">
          <table:table-cell office:value-type="float" office:value="0.0246183201670647" calcext:value-type="float">
            <text:p>0.0246183202</text:p>
          </table:table-cell>
          <table:table-cell office:value-type="float" office:value="37.2915916442871" calcext:value-type="float">
            <text:p>37.2915916443</text:p>
          </table:table-cell>
          <table:table-cell table:number-columns-repeated="6"/>
        </table:table-row>
        <table:table-row table:style-name="ro1">
          <table:table-cell office:value-type="float" office:value="0.157356679439545" calcext:value-type="float">
            <text:p>0.1573566794</text:p>
          </table:table-cell>
          <table:table-cell office:value-type="float" office:value="30.4018020629883" calcext:value-type="float">
            <text:p>30.401802063</text:p>
          </table:table-cell>
          <table:table-cell table:number-columns-repeated="6"/>
        </table:table-row>
        <table:table-row table:style-name="ro1">
          <table:table-cell office:value-type="float" office:value="0.00780439609661698" calcext:value-type="float">
            <text:p>0.0078043961</text:p>
          </table:table-cell>
          <table:table-cell office:value-type="float" office:value="48.3170166015625" calcext:value-type="float">
            <text:p>48.3170166016</text:p>
          </table:table-cell>
          <table:table-cell table:number-columns-repeated="6"/>
        </table:table-row>
        <table:table-row table:style-name="ro1">
          <table:table-cell office:value-type="float" office:value="0.0355158261954784" calcext:value-type="float">
            <text:p>0.0355158262</text:p>
          </table:table-cell>
          <table:table-cell office:value-type="float" office:value="48.8499336242676" calcext:value-type="float">
            <text:p>48.8499336243</text:p>
          </table:table-cell>
          <table:table-cell table:number-columns-repeated="6"/>
        </table:table-row>
        <table:table-row table:style-name="ro1">
          <table:table-cell office:value-type="float" office:value="0.00144243240356445" calcext:value-type="float">
            <text:p>0.0014424324</text:p>
          </table:table-cell>
          <table:table-cell office:value-type="float" office:value="49.536678314209" calcext:value-type="float">
            <text:p>49.5366783142</text:p>
          </table:table-cell>
          <table:table-cell table:number-columns-repeated="6"/>
        </table:table-row>
        <table:table-row table:style-name="ro1">
          <table:table-cell office:value-type="float" office:value="0.0000423647652496584" calcext:value-type="float">
            <text:p>4.23647652496584E-05</text:p>
          </table:table-cell>
          <table:table-cell office:value-type="float" office:value="50.2622871398926" calcext:value-type="float">
            <text:p>50.2622871399</text:p>
          </table:table-cell>
          <table:table-cell table:number-columns-repeated="6"/>
        </table:table-row>
        <table:table-row table:style-name="ro1">
          <table:table-cell office:value-type="float" office:value="0.0397409088909626" calcext:value-type="float">
            <text:p>0.0397409089</text:p>
          </table:table-cell>
          <table:table-cell office:value-type="float" office:value="31.5406532287598" calcext:value-type="float">
            <text:p>31.5406532288</text:p>
          </table:table-cell>
          <table:table-cell table:number-columns-repeated="6"/>
        </table:table-row>
        <table:table-row table:style-name="ro1">
          <table:table-cell office:value-type="float" office:value="0.00848240405321121" calcext:value-type="float">
            <text:p>0.0084824041</text:p>
          </table:table-cell>
          <table:table-cell office:value-type="float" office:value="50.676887512207" calcext:value-type="float">
            <text:p>50.6768875122</text:p>
          </table:table-cell>
          <table:table-cell table:number-columns-repeated="6"/>
        </table:table-row>
        <table:table-row table:style-name="ro1">
          <table:table-cell office:value-type="float" office:value="0.0199125111103058" calcext:value-type="float">
            <text:p>0.0199125111</text:p>
          </table:table-cell>
          <table:table-cell office:value-type="float" office:value="49.4778289794922" calcext:value-type="float">
            <text:p>49.4778289795</text:p>
          </table:table-cell>
          <table:table-cell table:number-columns-repeated="6"/>
        </table:table-row>
        <table:table-row table:style-name="ro1">
          <table:table-cell office:value-type="float" office:value="2.19923281669617" calcext:value-type="float">
            <text:p>2.1992328167</text:p>
          </table:table-cell>
          <table:table-cell office:value-type="float" office:value="41.5259628295898" calcext:value-type="float">
            <text:p>41.5259628296</text:p>
          </table:table-cell>
          <table:table-cell table:number-columns-repeated="6"/>
        </table:table-row>
        <table:table-row table:style-name="ro1">
          <table:table-cell office:value-type="float" office:value="0.0176404081285" calcext:value-type="float">
            <text:p>0.0176404081</text:p>
          </table:table-cell>
          <table:table-cell office:value-type="float" office:value="50.3931274414063" calcext:value-type="float">
            <text:p>50.3931274414</text:p>
          </table:table-cell>
          <table:table-cell table:number-columns-repeated="6"/>
        </table:table-row>
        <table:table-row table:style-name="ro1">
          <table:table-cell office:value-type="float" office:value="0.190457850694656" calcext:value-type="float">
            <text:p>0.1904578507</text:p>
          </table:table-cell>
          <table:table-cell office:value-type="float" office:value="48.8149032592773" calcext:value-type="float">
            <text:p>48.8149032593</text:p>
          </table:table-cell>
          <table:table-cell table:number-columns-repeated="6"/>
        </table:table-row>
        <table:table-row table:style-name="ro1">
          <table:table-cell office:value-type="float" office:value="0.0437790714204311" calcext:value-type="float">
            <text:p>0.0437790714</text:p>
          </table:table-cell>
          <table:table-cell office:value-type="float" office:value="43.5229682922363" calcext:value-type="float">
            <text:p>43.5229682922</text:p>
          </table:table-cell>
          <table:table-cell table:number-columns-repeated="6"/>
        </table:table-row>
        <table:table-row table:style-name="ro1">
          <table:table-cell office:value-type="float" office:value="0.00213353894650936" calcext:value-type="float">
            <text:p>0.0021335389</text:p>
          </table:table-cell>
          <table:table-cell office:value-type="float" office:value="46.8463172912598" calcext:value-type="float">
            <text:p>46.8463172913</text:p>
          </table:table-cell>
          <table:table-cell table:number-columns-repeated="6"/>
        </table:table-row>
        <table:table-row table:style-name="ro1">
          <table:table-cell office:value-type="float" office:value="0.00302825937978923" calcext:value-type="float">
            <text:p>0.0030282594</text:p>
          </table:table-cell>
          <table:table-cell office:value-type="float" office:value="48.637866973877" calcext:value-type="float">
            <text:p>48.6378669739</text:p>
          </table:table-cell>
          <table:table-cell table:number-columns-repeated="6"/>
        </table:table-row>
        <table:table-row table:style-name="ro1">
          <table:table-cell office:value-type="float" office:value="0.120666578412056" calcext:value-type="float">
            <text:p>0.1206665784</text:p>
          </table:table-cell>
          <table:table-cell office:value-type="float" office:value="49.3483352661133" calcext:value-type="float">
            <text:p>49.3483352661</text:p>
          </table:table-cell>
          <table:table-cell table:number-columns-repeated="6"/>
        </table:table-row>
        <table:table-row table:style-name="ro1">
          <table:table-cell office:value-type="float" office:value="0.115111909806728" calcext:value-type="float">
            <text:p>0.1151119098</text:p>
          </table:table-cell>
          <table:table-cell office:value-type="float" office:value="49.3141746520996" calcext:value-type="float">
            <text:p>49.3141746521</text:p>
          </table:table-cell>
          <table:table-cell table:number-columns-repeated="6"/>
        </table:table-row>
        <table:table-row table:style-name="ro1">
          <table:table-cell office:value-type="float" office:value="0.0594011060893536" calcext:value-type="float">
            <text:p>0.0594011061</text:p>
          </table:table-cell>
          <table:table-cell office:value-type="float" office:value="49.3852119445801" calcext:value-type="float">
            <text:p>49.3852119446</text:p>
          </table:table-cell>
          <table:table-cell table:number-columns-repeated="6"/>
        </table:table-row>
        <table:table-row table:style-name="ro1">
          <table:table-cell office:value-type="float" office:value="0.0344473160803318" calcext:value-type="float">
            <text:p>0.0344473161</text:p>
          </table:table-cell>
          <table:table-cell office:value-type="float" office:value="50.2939262390137" calcext:value-type="float">
            <text:p>50.293926239</text:p>
          </table:table-cell>
          <table:table-cell table:number-columns-repeated="6"/>
        </table:table-row>
        <table:table-row table:style-name="ro1">
          <table:table-cell office:value-type="float" office:value="0.0801899284124374" calcext:value-type="float">
            <text:p>0.0801899284</text:p>
          </table:table-cell>
          <table:table-cell office:value-type="float" office:value="49.3619613647461" calcext:value-type="float">
            <text:p>49.3619613647</text:p>
          </table:table-cell>
          <table:table-cell table:number-columns-repeated="6"/>
        </table:table-row>
        <table:table-row table:style-name="ro1">
          <table:table-cell office:value-type="float" office:value="0.0243591442704201" calcext:value-type="float">
            <text:p>0.0243591443</text:p>
          </table:table-cell>
          <table:table-cell office:value-type="float" office:value="45.2083206176758" calcext:value-type="float">
            <text:p>45.2083206177</text:p>
          </table:table-cell>
          <table:table-cell table:number-columns-repeated="6"/>
        </table:table-row>
        <table:table-row table:style-name="ro1">
          <table:table-cell office:value-type="float" office:value="0.00306070502847433" calcext:value-type="float">
            <text:p>0.003060705</text:p>
          </table:table-cell>
          <table:table-cell office:value-type="float" office:value="49.6647109985352" calcext:value-type="float">
            <text:p>49.6647109985</text:p>
          </table:table-cell>
          <table:table-cell table:number-columns-repeated="6"/>
        </table:table-row>
        <table:table-row table:style-name="ro1">
          <table:table-cell office:value-type="float" office:value="0.0447483547031879" calcext:value-type="float">
            <text:p>0.0447483547</text:p>
          </table:table-cell>
          <table:table-cell office:value-type="float" office:value="49.2544746398926" calcext:value-type="float">
            <text:p>49.2544746399</text:p>
          </table:table-cell>
          <table:table-cell table:number-columns-repeated="6"/>
        </table:table-row>
        <table:table-row table:style-name="ro1">
          <table:table-cell office:value-type="float" office:value="0.00794995203614235" calcext:value-type="float">
            <text:p>0.007949952</text:p>
          </table:table-cell>
          <table:table-cell office:value-type="float" office:value="49.6951026916504" calcext:value-type="float">
            <text:p>49.6951026917</text:p>
          </table:table-cell>
          <table:table-cell table:number-columns-repeated="6"/>
        </table:table-row>
        <table:table-row table:style-name="ro1">
          <table:table-cell office:value-type="float" office:value="0.029235078021884" calcext:value-type="float">
            <text:p>0.029235078</text:p>
          </table:table-cell>
          <table:table-cell office:value-type="float" office:value="50.3863334655762" calcext:value-type="float">
            <text:p>50.3863334656</text:p>
          </table:table-cell>
          <table:table-cell table:number-columns-repeated="6"/>
        </table:table-row>
        <table:table-row table:style-name="ro1">
          <table:table-cell office:value-type="float" office:value="0.00853365752846003" calcext:value-type="float">
            <text:p>0.0085336575</text:p>
          </table:table-cell>
          <table:table-cell office:value-type="float" office:value="49.8415565490723" calcext:value-type="float">
            <text:p>49.8415565491</text:p>
          </table:table-cell>
          <table:table-cell table:number-columns-repeated="6"/>
        </table:table-row>
        <table:table-row table:style-name="ro1">
          <table:table-cell office:value-type="float" office:value="0.00563650904223323" calcext:value-type="float">
            <text:p>0.005636509</text:p>
          </table:table-cell>
          <table:table-cell office:value-type="float" office:value="50.1755752563477" calcext:value-type="float">
            <text:p>50.1755752563</text:p>
          </table:table-cell>
          <table:table-cell table:number-columns-repeated="6"/>
        </table:table-row>
        <table:table-row table:style-name="ro1">
          <table:table-cell office:value-type="float" office:value="3.58055591583252" calcext:value-type="float">
            <text:p>3.5805559158</text:p>
          </table:table-cell>
          <table:table-cell office:value-type="float" office:value="49.7027282714844" calcext:value-type="float">
            <text:p>49.7027282715</text:p>
          </table:table-cell>
          <table:table-cell table:number-columns-repeated="6"/>
        </table:table-row>
        <table:table-row table:style-name="ro1">
          <table:table-cell office:value-type="float" office:value="0.423521250486374" calcext:value-type="float">
            <text:p>0.4235212505</text:p>
          </table:table-cell>
          <table:table-cell office:value-type="float" office:value="49.8794479370117" calcext:value-type="float">
            <text:p>49.879447937</text:p>
          </table:table-cell>
          <table:table-cell table:number-columns-repeated="6"/>
        </table:table-row>
        <table:table-row table:style-name="ro1">
          <table:table-cell office:value-type="float" office:value="0.0238740723580122" calcext:value-type="float">
            <text:p>0.0238740724</text:p>
          </table:table-cell>
          <table:table-cell office:value-type="float" office:value="50.1070976257324" calcext:value-type="float">
            <text:p>50.1070976257</text:p>
          </table:table-cell>
          <table:table-cell table:number-columns-repeated="6"/>
        </table:table-row>
        <table:table-row table:style-name="ro1">
          <table:table-cell office:value-type="float" office:value="3.82592344284058" calcext:value-type="float">
            <text:p>3.8259234428</text:p>
          </table:table-cell>
          <table:table-cell office:value-type="float" office:value="50.1801147460938" calcext:value-type="float">
            <text:p>50.1801147461</text:p>
          </table:table-cell>
          <table:table-cell table:number-columns-repeated="6"/>
        </table:table-row>
        <table:table-row table:style-name="ro1">
          <table:table-cell office:value-type="float" office:value="0.443040281534195" calcext:value-type="float">
            <text:p>0.4430402815</text:p>
          </table:table-cell>
          <table:table-cell office:value-type="float" office:value="49.3859558105469" calcext:value-type="float">
            <text:p>49.3859558105</text:p>
          </table:table-cell>
          <table:table-cell table:number-columns-repeated="6"/>
        </table:table-row>
        <table:table-row table:style-name="ro1">
          <table:table-cell office:value-type="float" office:value="0.0147069785743952" calcext:value-type="float">
            <text:p>0.0147069786</text:p>
          </table:table-cell>
          <table:table-cell office:value-type="float" office:value="48.6602478027344" calcext:value-type="float">
            <text:p>48.6602478027</text:p>
          </table:table-cell>
          <table:table-cell table:number-columns-repeated="6"/>
        </table:table-row>
        <table:table-row table:style-name="ro1">
          <table:table-cell office:value-type="float" office:value="0.387227803468704" calcext:value-type="float">
            <text:p>0.3872278035</text:p>
          </table:table-cell>
          <table:table-cell office:value-type="float" office:value="49.2790908813477" calcext:value-type="float">
            <text:p>49.2790908813</text:p>
          </table:table-cell>
          <table:table-cell table:number-columns-repeated="6"/>
        </table:table-row>
        <table:table-row table:style-name="ro1">
          <table:table-cell office:value-type="float" office:value="0.021104471758008" calcext:value-type="float">
            <text:p>0.0211044718</text:p>
          </table:table-cell>
          <table:table-cell office:value-type="float" office:value="47.191837310791" calcext:value-type="float">
            <text:p>47.1918373108</text:p>
          </table:table-cell>
          <table:table-cell table:number-columns-repeated="6"/>
        </table:table-row>
        <table:table-row table:style-name="ro1">
          <table:table-cell office:value-type="float" office:value="0.095703125" calcext:value-type="float">
            <text:p>0.095703125</text:p>
          </table:table-cell>
          <table:table-cell office:value-type="float" office:value="50.1361618041992" calcext:value-type="float">
            <text:p>50.1361618042</text:p>
          </table:table-cell>
          <table:table-cell table:number-columns-repeated="6"/>
        </table:table-row>
        <table:table-row table:style-name="ro1">
          <table:table-cell office:value-type="float" office:value="2.73696136474609" calcext:value-type="float">
            <text:p>2.7369613647</text:p>
          </table:table-cell>
          <table:table-cell office:value-type="float" office:value="49.1640472412109" calcext:value-type="float">
            <text:p>49.1640472412</text:p>
          </table:table-cell>
          <table:table-cell table:number-columns-repeated="6"/>
        </table:table-row>
        <table:table-row table:style-name="ro1">
          <table:table-cell office:value-type="float" office:value="0.620432496070862" calcext:value-type="float">
            <text:p>0.6204324961</text:p>
          </table:table-cell>
          <table:table-cell office:value-type="float" office:value="49.1582641601562" calcext:value-type="float">
            <text:p>49.1582641602</text:p>
          </table:table-cell>
          <table:table-cell table:number-columns-repeated="6"/>
        </table:table-row>
        <table:table-row table:style-name="ro1">
          <table:table-cell office:value-type="float" office:value="0.0774876922369003" calcext:value-type="float">
            <text:p>0.0774876922</text:p>
          </table:table-cell>
          <table:table-cell office:value-type="float" office:value="45.6615715026855" calcext:value-type="float">
            <text:p>45.6615715027</text:p>
          </table:table-cell>
          <table:table-cell table:number-columns-repeated="6"/>
        </table:table-row>
        <table:table-row table:style-name="ro1">
          <table:table-cell office:value-type="float" office:value="0.0168015453964472" calcext:value-type="float">
            <text:p>0.0168015454</text:p>
          </table:table-cell>
          <table:table-cell office:value-type="float" office:value="46.6816787719727" calcext:value-type="float">
            <text:p>46.681678772</text:p>
          </table:table-cell>
          <table:table-cell table:number-columns-repeated="6"/>
        </table:table-row>
        <table:table-row table:style-name="ro1">
          <table:table-cell office:value-type="float" office:value="0.458838313817978" calcext:value-type="float">
            <text:p>0.4588383138</text:p>
          </table:table-cell>
          <table:table-cell office:value-type="float" office:value="37.8631210327148" calcext:value-type="float">
            <text:p>37.8631210327</text:p>
          </table:table-cell>
          <table:table-cell table:number-columns-repeated="6"/>
        </table:table-row>
        <table:table-row table:style-name="ro1">
          <table:table-cell office:value-type="float" office:value="0.0290040094405413" calcext:value-type="float">
            <text:p>0.0290040094</text:p>
          </table:table-cell>
          <table:table-cell office:value-type="float" office:value="47.3640975952148" calcext:value-type="float">
            <text:p>47.3640975952</text:p>
          </table:table-cell>
          <table:table-cell table:number-columns-repeated="6"/>
        </table:table-row>
        <table:table-row table:style-name="ro1">
          <table:table-cell office:value-type="float" office:value="1.04151105880737" calcext:value-type="float">
            <text:p>1.0415110588</text:p>
          </table:table-cell>
          <table:table-cell office:value-type="float" office:value="46.1301879882813" calcext:value-type="float">
            <text:p>46.1301879883</text:p>
          </table:table-cell>
          <table:table-cell table:number-columns-repeated="6"/>
        </table:table-row>
        <table:table-row table:style-name="ro1">
          <table:table-cell office:value-type="float" office:value="2.40004396438599" calcext:value-type="float">
            <text:p>2.4000439644</text:p>
          </table:table-cell>
          <table:table-cell office:value-type="float" office:value="47.3108901977539" calcext:value-type="float">
            <text:p>47.3108901978</text:p>
          </table:table-cell>
          <table:table-cell table:number-columns-repeated="6"/>
        </table:table-row>
        <table:table-row table:style-name="ro1">
          <table:table-cell office:value-type="float" office:value="0.0949818417429924" calcext:value-type="float">
            <text:p>0.0949818417</text:p>
          </table:table-cell>
          <table:table-cell office:value-type="float" office:value="48.9436416625977" calcext:value-type="float">
            <text:p>48.9436416626</text:p>
          </table:table-cell>
          <table:table-cell table:number-columns-repeated="6"/>
        </table:table-row>
        <table:table-row table:style-name="ro1">
          <table:table-cell office:value-type="float" office:value="2.61272192001343" calcext:value-type="float">
            <text:p>2.61272192</text:p>
          </table:table-cell>
          <table:table-cell office:value-type="float" office:value="44.6554145812988" calcext:value-type="float">
            <text:p>44.6554145813</text:p>
          </table:table-cell>
          <table:table-cell table:number-columns-repeated="6"/>
        </table:table-row>
        <table:table-row table:style-name="ro1">
          <table:table-cell office:value-type="float" office:value="0.295511156320572" calcext:value-type="float">
            <text:p>0.2955111563</text:p>
          </table:table-cell>
          <table:table-cell office:value-type="float" office:value="44.7518997192383" calcext:value-type="float">
            <text:p>44.7518997192</text:p>
          </table:table-cell>
          <table:table-cell table:number-columns-repeated="6"/>
        </table:table-row>
        <table:table-row table:style-name="ro1">
          <table:table-cell office:value-type="float" office:value="0.0315434634685516" calcext:value-type="float">
            <text:p>0.0315434635</text:p>
          </table:table-cell>
          <table:table-cell office:value-type="float" office:value="48.9122924804687" calcext:value-type="float">
            <text:p>48.9122924805</text:p>
          </table:table-cell>
          <table:table-cell table:number-columns-repeated="6"/>
        </table:table-row>
        <table:table-row table:style-name="ro1">
          <table:table-cell office:value-type="float" office:value="0.470380872488022" calcext:value-type="float">
            <text:p>0.4703808725</text:p>
          </table:table-cell>
          <table:table-cell office:value-type="float" office:value="40.415153503418" calcext:value-type="float">
            <text:p>40.4151535034</text:p>
          </table:table-cell>
          <table:table-cell table:number-columns-repeated="6"/>
        </table:table-row>
        <table:table-row table:style-name="ro1">
          <table:table-cell office:value-type="float" office:value="0.157204777002335" calcext:value-type="float">
            <text:p>0.157204777</text:p>
          </table:table-cell>
          <table:table-cell office:value-type="float" office:value="44.3716049194336" calcext:value-type="float">
            <text:p>44.3716049194</text:p>
          </table:table-cell>
          <table:table-cell table:number-columns-repeated="6"/>
        </table:table-row>
        <table:table-row table:style-name="ro1">
          <table:table-cell office:value-type="float" office:value="0.419454962015152" calcext:value-type="float">
            <text:p>0.419454962</text:p>
          </table:table-cell>
          <table:table-cell office:value-type="float" office:value="42.2376976013184" calcext:value-type="float">
            <text:p>42.2376976013</text:p>
          </table:table-cell>
          <table:table-cell table:number-columns-repeated="6"/>
        </table:table-row>
        <table:table-row table:style-name="ro1">
          <table:table-cell office:value-type="float" office:value="0.036755632609129" calcext:value-type="float">
            <text:p>0.0367556326</text:p>
          </table:table-cell>
          <table:table-cell office:value-type="float" office:value="44.7938423156738" calcext:value-type="float">
            <text:p>44.7938423157</text:p>
          </table:table-cell>
          <table:table-cell table:number-columns-repeated="6"/>
        </table:table-row>
        <table:table-row table:style-name="ro1">
          <table:table-cell office:value-type="float" office:value="0.289335310459137" calcext:value-type="float">
            <text:p>0.2893353105</text:p>
          </table:table-cell>
          <table:table-cell office:value-type="float" office:value="46.0299682617188" calcext:value-type="float">
            <text:p>46.0299682617</text:p>
          </table:table-cell>
          <table:table-cell table:number-columns-repeated="6"/>
        </table:table-row>
        <table:table-row table:style-name="ro1">
          <table:table-cell office:value-type="float" office:value="0.0324816517531872" calcext:value-type="float">
            <text:p>0.0324816518</text:p>
          </table:table-cell>
          <table:table-cell office:value-type="float" office:value="43.464786529541" calcext:value-type="float">
            <text:p>43.4647865295</text:p>
          </table:table-cell>
          <table:table-cell table:number-columns-repeated="6"/>
        </table:table-row>
        <table:table-row table:style-name="ro1">
          <table:table-cell office:value-type="float" office:value="0.81086528301239" calcext:value-type="float">
            <text:p>0.810865283</text:p>
          </table:table-cell>
          <table:table-cell office:value-type="float" office:value="45.0146675109863" calcext:value-type="float">
            <text:p>45.014667511</text:p>
          </table:table-cell>
          <table:table-cell table:number-columns-repeated="6"/>
        </table:table-row>
        <table:table-row table:style-name="ro1">
          <table:table-cell office:value-type="float" office:value="0.282415628433228" calcext:value-type="float">
            <text:p>0.2824156284</text:p>
          </table:table-cell>
          <table:table-cell office:value-type="float" office:value="46.8778343200684" calcext:value-type="float">
            <text:p>46.8778343201</text:p>
          </table:table-cell>
          <table:table-cell table:number-columns-repeated="6"/>
        </table:table-row>
        <table:table-row table:style-name="ro1">
          <table:table-cell office:value-type="float" office:value="0.016306659206748" calcext:value-type="float">
            <text:p>0.0163066592</text:p>
          </table:table-cell>
          <table:table-cell office:value-type="float" office:value="50.6974601745606" calcext:value-type="float">
            <text:p>50.6974601746</text:p>
          </table:table-cell>
          <table:table-cell table:number-columns-repeated="6"/>
        </table:table-row>
        <table:table-row table:style-name="ro1">
          <table:table-cell office:value-type="float" office:value="0.133129373192787" calcext:value-type="float">
            <text:p>0.1331293732</text:p>
          </table:table-cell>
          <table:table-cell office:value-type="float" office:value="46.8808288574219" calcext:value-type="float">
            <text:p>46.8808288574</text:p>
          </table:table-cell>
          <table:table-cell table:number-columns-repeated="6"/>
        </table:table-row>
        <table:table-row table:style-name="ro1">
          <table:table-cell office:value-type="float" office:value="0.0000964565042522736" calcext:value-type="float">
            <text:p>9.64565042522736E-05</text:p>
          </table:table-cell>
          <table:table-cell office:value-type="float" office:value="45.6589813232422" calcext:value-type="float">
            <text:p>45.6589813232</text:p>
          </table:table-cell>
          <table:table-cell table:number-columns-repeated="6"/>
        </table:table-row>
        <table:table-row table:style-name="ro1">
          <table:table-cell office:value-type="float" office:value="0.218439862132072" calcext:value-type="float">
            <text:p>0.2184398621</text:p>
          </table:table-cell>
          <table:table-cell office:value-type="float" office:value="43.7248001098633" calcext:value-type="float">
            <text:p>43.7248001099</text:p>
          </table:table-cell>
          <table:table-cell table:number-columns-repeated="6"/>
        </table:table-row>
        <table:table-row table:style-name="ro1">
          <table:table-cell office:value-type="float" office:value="0.0364789701998234" calcext:value-type="float">
            <text:p>0.0364789702</text:p>
          </table:table-cell>
          <table:table-cell office:value-type="float" office:value="43.2104148864746" calcext:value-type="float">
            <text:p>43.2104148865</text:p>
          </table:table-cell>
          <table:table-cell table:number-columns-repeated="6"/>
        </table:table-row>
        <table:table-row table:style-name="ro1">
          <table:table-cell office:value-type="float" office:value="0.00010539687355049" calcext:value-type="float">
            <text:p>0.0001053969</text:p>
          </table:table-cell>
          <table:table-cell office:value-type="float" office:value="46.9618148803711" calcext:value-type="float">
            <text:p>46.9618148804</text:p>
          </table:table-cell>
          <table:table-cell table:number-columns-repeated="6"/>
        </table:table-row>
        <table:table-row table:style-name="ro1">
          <table:table-cell office:value-type="float" office:value="0.21007576584816" calcext:value-type="float">
            <text:p>0.2100757658</text:p>
          </table:table-cell>
          <table:table-cell office:value-type="float" office:value="7.21342754364014" calcext:value-type="float">
            <text:p>7.2134275436</text:p>
          </table:table-cell>
          <table:table-cell table:number-columns-repeated="6"/>
        </table:table-row>
        <table:table-row table:style-name="ro1">
          <table:table-cell office:value-type="float" office:value="0.0176941882818937" calcext:value-type="float">
            <text:p>0.0176941883</text:p>
          </table:table-cell>
          <table:table-cell office:value-type="float" office:value="46.3729248046875" calcext:value-type="float">
            <text:p>46.3729248047</text:p>
          </table:table-cell>
          <table:table-cell table:number-columns-repeated="6"/>
        </table:table-row>
        <table:table-row table:style-name="ro1">
          <table:table-cell office:value-type="float" office:value="0.000054286589147523" calcext:value-type="float">
            <text:p>5.4286589147523E-05</text:p>
          </table:table-cell>
          <table:table-cell office:value-type="float" office:value="26.8583602905273" calcext:value-type="float">
            <text:p>26.8583602905</text:p>
          </table:table-cell>
          <table:table-cell table:number-columns-repeated="6"/>
        </table:table-row>
        <table:table-row table:style-name="ro1">
          <table:table-cell office:value-type="float" office:value="0.00385467358864844" calcext:value-type="float">
            <text:p>0.0038546736</text:p>
          </table:table-cell>
          <table:table-cell office:value-type="float" office:value="48.0682487487793" calcext:value-type="float">
            <text:p>48.0682487488</text:p>
          </table:table-cell>
          <table:table-cell table:number-columns-repeated="6"/>
        </table:table-row>
        <table:table-row table:style-name="ro1">
          <table:table-cell office:value-type="float" office:value="0.551084756851196" calcext:value-type="float">
            <text:p>0.5510847569</text:p>
          </table:table-cell>
          <table:table-cell office:value-type="float" office:value="3.19927000999451" calcext:value-type="float">
            <text:p>3.19927001</text:p>
          </table:table-cell>
          <table:table-cell table:number-columns-repeated="6"/>
        </table:table-row>
        <table:table-row table:style-name="ro1">
          <table:table-cell office:value-type="float" office:value="0.0420024320483208" calcext:value-type="float">
            <text:p>0.042002432</text:p>
          </table:table-cell>
          <table:table-cell office:value-type="float" office:value="14.79993724823" calcext:value-type="float">
            <text:p>14.7999372482</text:p>
          </table:table-cell>
          <table:table-cell table:number-columns-repeated="6"/>
        </table:table-row>
        <table:table-row table:style-name="ro1">
          <table:table-cell office:value-type="float" office:value="0.0769435241818428" calcext:value-type="float">
            <text:p>0.0769435242</text:p>
          </table:table-cell>
          <table:table-cell office:value-type="float" office:value="46.8427772521973" calcext:value-type="float">
            <text:p>46.8427772522</text:p>
          </table:table-cell>
          <table:table-cell table:number-columns-repeated="6"/>
        </table:table-row>
        <table:table-row table:style-name="ro1">
          <table:table-cell office:value-type="float" office:value="0.0088293356820941" calcext:value-type="float">
            <text:p>0.0088293357</text:p>
          </table:table-cell>
          <table:table-cell office:value-type="float" office:value="8.2378396987915" calcext:value-type="float">
            <text:p>8.2378396988</text:p>
          </table:table-cell>
          <table:table-cell table:number-columns-repeated="6"/>
        </table:table-row>
        <table:table-row table:style-name="ro1">
          <table:table-cell office:value-type="float" office:value="0.0284244380891323" calcext:value-type="float">
            <text:p>0.0284244381</text:p>
          </table:table-cell>
          <table:table-cell office:value-type="float" office:value="42.5158958435059" calcext:value-type="float">
            <text:p>42.5158958435</text:p>
          </table:table-cell>
          <table:table-cell table:number-columns-repeated="6"/>
        </table:table-row>
        <table:table-row table:style-name="ro1">
          <table:table-cell office:value-type="float" office:value="0.0586357228457928" calcext:value-type="float">
            <text:p>0.0586357228</text:p>
          </table:table-cell>
          <table:table-cell office:value-type="float" office:value="31.6178760528564" calcext:value-type="float">
            <text:p>31.6178760529</text:p>
          </table:table-cell>
          <table:table-cell table:number-columns-repeated="6"/>
        </table:table-row>
        <table:table-row table:style-name="ro1">
          <table:table-cell office:value-type="float" office:value="0.0487339943647385" calcext:value-type="float">
            <text:p>0.0487339944</text:p>
          </table:table-cell>
          <table:table-cell office:value-type="float" office:value="34.4007339477539" calcext:value-type="float">
            <text:p>34.4007339478</text:p>
          </table:table-cell>
          <table:table-cell table:number-columns-repeated="6"/>
        </table:table-row>
        <table:table-row table:style-name="ro1">
          <table:table-cell office:value-type="float" office:value="0.291644155979156" calcext:value-type="float">
            <text:p>0.291644156</text:p>
          </table:table-cell>
          <table:table-cell office:value-type="float" office:value="4.33667850494385" calcext:value-type="float">
            <text:p>4.3366785049</text:p>
          </table:table-cell>
          <table:table-cell table:number-columns-repeated="6"/>
        </table:table-row>
        <table:table-row table:style-name="ro1">
          <table:table-cell office:value-type="float" office:value="0.00178102101199329" calcext:value-type="float">
            <text:p>0.001781021</text:p>
          </table:table-cell>
          <table:table-cell office:value-type="float" office:value="24.0704822540283" calcext:value-type="float">
            <text:p>24.070482254</text:p>
          </table:table-cell>
          <table:table-cell table:number-columns-repeated="6"/>
        </table:table-row>
        <table:table-row table:style-name="ro1">
          <table:table-cell office:value-type="float" office:value="0.00103511603083462" calcext:value-type="float">
            <text:p>0.001035116</text:p>
          </table:table-cell>
          <table:table-cell office:value-type="float" office:value="14.958025932312" calcext:value-type="float">
            <text:p>14.9580259323</text:p>
          </table:table-cell>
          <table:table-cell table:number-columns-repeated="6"/>
        </table:table-row>
        <table:table-row table:style-name="ro1">
          <table:table-cell office:value-type="float" office:value="0.184914231300354" calcext:value-type="float">
            <text:p>0.1849142313</text:p>
          </table:table-cell>
          <table:table-cell office:value-type="float" office:value="41.7149772644043" calcext:value-type="float">
            <text:p>41.7149772644</text:p>
          </table:table-cell>
          <table:table-cell table:number-columns-repeated="6"/>
        </table:table-row>
        <table:table-row table:style-name="ro1">
          <table:table-cell office:value-type="float" office:value="0.198385789990425" calcext:value-type="float">
            <text:p>0.19838579</text:p>
          </table:table-cell>
          <table:table-cell office:value-type="float" office:value="42.9141998291016" calcext:value-type="float">
            <text:p>42.9141998291</text:p>
          </table:table-cell>
          <table:table-cell table:number-columns-repeated="6"/>
        </table:table-row>
        <table:table-row table:style-name="ro1">
          <table:table-cell office:value-type="float" office:value="0.0127390129491687" calcext:value-type="float">
            <text:p>0.0127390129</text:p>
          </table:table-cell>
          <table:table-cell office:value-type="float" office:value="45.9756355285645" calcext:value-type="float">
            <text:p>45.9756355286</text:p>
          </table:table-cell>
          <table:table-cell table:number-columns-repeated="6"/>
        </table:table-row>
        <table:table-row table:style-name="ro1">
          <table:table-cell office:value-type="float" office:value="0.0857104510068893" calcext:value-type="float">
            <text:p>0.085710451</text:p>
          </table:table-cell>
          <table:table-cell office:value-type="float" office:value="23.5513610839844" calcext:value-type="float">
            <text:p>23.551361084</text:p>
          </table:table-cell>
          <table:table-cell table:number-columns-repeated="6"/>
        </table:table-row>
        <table:table-row table:style-name="ro1">
          <table:table-cell office:value-type="float" office:value="0.212756276130676" calcext:value-type="float">
            <text:p>0.2127562761</text:p>
          </table:table-cell>
          <table:table-cell office:value-type="float" office:value="24.1473846435547" calcext:value-type="float">
            <text:p>24.1473846436</text:p>
          </table:table-cell>
          <table:table-cell table:number-columns-repeated="6"/>
        </table:table-row>
        <table:table-row table:style-name="ro1">
          <table:table-cell office:value-type="float" office:value="0.0282500740140677" calcext:value-type="float">
            <text:p>0.028250074</text:p>
          </table:table-cell>
          <table:table-cell office:value-type="float" office:value="48.5216484069824" calcext:value-type="float">
            <text:p>48.521648407</text:p>
          </table:table-cell>
          <table:table-cell table:number-columns-repeated="6"/>
        </table:table-row>
        <table:table-row table:style-name="ro1">
          <table:table-cell office:value-type="float" office:value="0.0459060817956925" calcext:value-type="float">
            <text:p>0.0459060818</text:p>
          </table:table-cell>
          <table:table-cell office:value-type="float" office:value="40.848445892334" calcext:value-type="float">
            <text:p>40.8484458923</text:p>
          </table:table-cell>
          <table:table-cell table:number-columns-repeated="6"/>
        </table:table-row>
        <table:table-row table:style-name="ro1">
          <table:table-cell office:value-type="float" office:value="0.0042045833542943" calcext:value-type="float">
            <text:p>0.0042045834</text:p>
          </table:table-cell>
          <table:table-cell office:value-type="float" office:value="36.2271270751953" calcext:value-type="float">
            <text:p>36.2271270752</text:p>
          </table:table-cell>
          <table:table-cell table:number-columns-repeated="6"/>
        </table:table-row>
        <table:table-row table:style-name="ro1">
          <table:table-cell office:value-type="float" office:value="0.0123654948547483" calcext:value-type="float">
            <text:p>0.0123654949</text:p>
          </table:table-cell>
          <table:table-cell office:value-type="float" office:value="11.2853965759277" calcext:value-type="float">
            <text:p>11.2853965759</text:p>
          </table:table-cell>
          <table:table-cell table:number-columns-repeated="6"/>
        </table:table-row>
        <table:table-row table:style-name="ro1">
          <table:table-cell office:value-type="float" office:value="0.00000683184043737128" calcext:value-type="float">
            <text:p>6.83184043737128E-06</text:p>
          </table:table-cell>
          <table:table-cell office:value-type="float" office:value="36.7233734130859" calcext:value-type="float">
            <text:p>36.7233734131</text:p>
          </table:table-cell>
          <table:table-cell table:number-columns-repeated="6"/>
        </table:table-row>
        <table:table-row table:style-name="ro1">
          <table:table-cell office:value-type="float" office:value="0.0000886218913365155" calcext:value-type="float">
            <text:p>8.86218913365155E-05</text:p>
          </table:table-cell>
          <table:table-cell office:value-type="float" office:value="17.4743366241455" calcext:value-type="float">
            <text:p>17.4743366241</text:p>
          </table:table-cell>
          <table:table-cell table:number-columns-repeated="6"/>
        </table:table-row>
        <table:table-row table:style-name="ro1">
          <table:table-cell office:value-type="float" office:value="0.00864766165614128" calcext:value-type="float">
            <text:p>0.0086476617</text:p>
          </table:table-cell>
          <table:table-cell office:value-type="float" office:value="22.3323440551758" calcext:value-type="float">
            <text:p>22.3323440552</text:p>
          </table:table-cell>
          <table:table-cell table:number-columns-repeated="6"/>
        </table:table-row>
        <table:table-row table:style-name="ro1">
          <table:table-cell office:value-type="float" office:value="0.0034081214107573" calcext:value-type="float">
            <text:p>0.0034081214</text:p>
          </table:table-cell>
          <table:table-cell office:value-type="float" office:value="13.9608736038208" calcext:value-type="float">
            <text:p>13.9608736038</text:p>
          </table:table-cell>
          <table:table-cell table:number-columns-repeated="6"/>
        </table:table-row>
        <table:table-row table:style-name="ro1">
          <table:table-cell office:value-type="float" office:value="0.000241482630372047" calcext:value-type="float">
            <text:p>0.0002414826</text:p>
          </table:table-cell>
          <table:table-cell office:value-type="float" office:value="41.3998413085938" calcext:value-type="float">
            <text:p>41.3998413086</text:p>
          </table:table-cell>
          <table:table-cell table:number-columns-repeated="6"/>
        </table:table-row>
        <table:table-row table:style-name="ro1">
          <table:table-cell office:value-type="float" office:value="0.014605256728828" calcext:value-type="float">
            <text:p>0.0146052567</text:p>
          </table:table-cell>
          <table:table-cell office:value-type="float" office:value="13.5382680892944" calcext:value-type="float">
            <text:p>13.5382680893</text:p>
          </table:table-cell>
          <table:table-cell table:number-columns-repeated="6"/>
        </table:table-row>
        <table:table-row table:style-name="ro1">
          <table:table-cell office:value-type="float" office:value="0.0199342127889395" calcext:value-type="float">
            <text:p>0.0199342128</text:p>
          </table:table-cell>
          <table:table-cell office:value-type="float" office:value="21.6982917785645" calcext:value-type="float">
            <text:p>21.6982917786</text:p>
          </table:table-cell>
          <table:table-cell table:number-columns-repeated="6"/>
        </table:table-row>
        <table:table-row table:style-name="ro1">
          <table:table-cell office:value-type="float" office:value="0.0261341091245413" calcext:value-type="float">
            <text:p>0.0261341091</text:p>
          </table:table-cell>
          <table:table-cell office:value-type="float" office:value="46.3098373413086" calcext:value-type="float">
            <text:p>46.3098373413</text:p>
          </table:table-cell>
          <table:table-cell table:number-columns-repeated="6"/>
        </table:table-row>
        <table:table-row table:style-name="ro1">
          <table:table-cell office:value-type="float" office:value="0.0133732706308365" calcext:value-type="float">
            <text:p>0.0133732706</text:p>
          </table:table-cell>
          <table:table-cell office:value-type="float" office:value="33.4597320556641" calcext:value-type="float">
            <text:p>33.4597320557</text:p>
          </table:table-cell>
          <table:table-cell table:number-columns-repeated="6"/>
        </table:table-row>
        <table:table-row table:style-name="ro1">
          <table:table-cell office:value-type="float" office:value="0.00405780645087361" calcext:value-type="float">
            <text:p>0.0040578065</text:p>
          </table:table-cell>
          <table:table-cell office:value-type="float" office:value="3.29002642631531" calcext:value-type="float">
            <text:p>3.2900264263</text:p>
          </table:table-cell>
          <table:table-cell table:number-columns-repeated="6"/>
        </table:table-row>
        <table:table-row table:style-name="ro1">
          <table:table-cell office:value-type="float" office:value="0.00442516151815653" calcext:value-type="float">
            <text:p>0.0044251615</text:p>
          </table:table-cell>
          <table:table-cell office:value-type="float" office:value="22.3733787536621" calcext:value-type="float">
            <text:p>22.3733787537</text:p>
          </table:table-cell>
          <table:table-cell table:number-columns-repeated="6"/>
        </table:table-row>
        <table:table-row table:style-name="ro1">
          <table:table-cell office:value-type="float" office:value="0.0257820915430784" calcext:value-type="float">
            <text:p>0.0257820915</text:p>
          </table:table-cell>
          <table:table-cell office:value-type="float" office:value="41.7140731811523" calcext:value-type="float">
            <text:p>41.7140731812</text:p>
          </table:table-cell>
          <table:table-cell table:number-columns-repeated="6"/>
        </table:table-row>
        <table:table-row table:style-name="ro1">
          <table:table-cell office:value-type="float" office:value="0.0176475737243891" calcext:value-type="float">
            <text:p>0.0176475737</text:p>
          </table:table-cell>
          <table:table-cell office:value-type="float" office:value="36.3681755065918" calcext:value-type="float">
            <text:p>36.3681755066</text:p>
          </table:table-cell>
          <table:table-cell table:number-columns-repeated="6"/>
        </table:table-row>
        <table:table-row table:style-name="ro1">
          <table:table-cell office:value-type="float" office:value="0.00640293164178729" calcext:value-type="float">
            <text:p>0.0064029316</text:p>
          </table:table-cell>
          <table:table-cell office:value-type="float" office:value="32.8153343200684" calcext:value-type="float">
            <text:p>32.8153343201</text:p>
          </table:table-cell>
          <table:table-cell table:number-columns-repeated="6"/>
        </table:table-row>
        <table:table-row table:style-name="ro1">
          <table:table-cell office:value-type="float" office:value="0.013048361055553" calcext:value-type="float">
            <text:p>0.0130483611</text:p>
          </table:table-cell>
          <table:table-cell office:value-type="float" office:value="45.5728454589844" calcext:value-type="float">
            <text:p>45.572845459</text:p>
          </table:table-cell>
          <table:table-cell table:number-columns-repeated="6"/>
        </table:table-row>
        <table:table-row table:style-name="ro1">
          <table:table-cell office:value-type="float" office:value="0.0202442724257708" calcext:value-type="float">
            <text:p>0.0202442724</text:p>
          </table:table-cell>
          <table:table-cell office:value-type="float" office:value="42.7298698425293" calcext:value-type="float">
            <text:p>42.7298698425</text:p>
          </table:table-cell>
          <table:table-cell table:number-columns-repeated="6"/>
        </table:table-row>
        <table:table-row table:style-name="ro1">
          <table:table-cell office:value-type="float" office:value="0.0953796282410622" calcext:value-type="float">
            <text:p>0.0953796282</text:p>
          </table:table-cell>
          <table:table-cell office:value-type="float" office:value="45.3890342712402" calcext:value-type="float">
            <text:p>45.3890342712</text:p>
          </table:table-cell>
          <table:table-cell table:number-columns-repeated="6"/>
        </table:table-row>
        <table:table-row table:style-name="ro1">
          <table:table-cell office:value-type="float" office:value="0.0666834488511086" calcext:value-type="float">
            <text:p>0.0666834489</text:p>
          </table:table-cell>
          <table:table-cell office:value-type="float" office:value="25.2844734191895" calcext:value-type="float">
            <text:p>25.2844734192</text:p>
          </table:table-cell>
          <table:table-cell table:number-columns-repeated="6"/>
        </table:table-row>
        <table:table-row table:style-name="ro1">
          <table:table-cell office:value-type="float" office:value="0.0945583432912826" calcext:value-type="float">
            <text:p>0.0945583433</text:p>
          </table:table-cell>
          <table:table-cell office:value-type="float" office:value="28.0932998657227" calcext:value-type="float">
            <text:p>28.0932998657</text:p>
          </table:table-cell>
          <table:table-cell table:number-columns-repeated="6"/>
        </table:table-row>
        <table:table-row table:style-name="ro1">
          <table:table-cell office:value-type="float" office:value="0.0424416847527027" calcext:value-type="float">
            <text:p>0.0424416848</text:p>
          </table:table-cell>
          <table:table-cell office:value-type="float" office:value="40.2857704162598" calcext:value-type="float">
            <text:p>40.2857704163</text:p>
          </table:table-cell>
          <table:table-cell table:number-columns-repeated="6"/>
        </table:table-row>
        <table:table-row table:style-name="ro1">
          <table:table-cell office:value-type="float" office:value="0.00905776768922806" calcext:value-type="float">
            <text:p>0.0090577677</text:p>
          </table:table-cell>
          <table:table-cell office:value-type="float" office:value="35.1341590881348" calcext:value-type="float">
            <text:p>35.1341590881</text:p>
          </table:table-cell>
          <table:table-cell table:number-columns-repeated="6"/>
        </table:table-row>
        <table:table-row table:style-name="ro1">
          <table:table-cell office:value-type="float" office:value="0.0974365770816803" calcext:value-type="float">
            <text:p>0.0974365771</text:p>
          </table:table-cell>
          <table:table-cell office:value-type="float" office:value="45.6189041137695" calcext:value-type="float">
            <text:p>45.6189041138</text:p>
          </table:table-cell>
          <table:table-cell table:number-columns-repeated="6"/>
        </table:table-row>
        <table:table-row table:style-name="ro1">
          <table:table-cell office:value-type="float" office:value="0.00469711422920227" calcext:value-type="float">
            <text:p>0.0046971142</text:p>
          </table:table-cell>
          <table:table-cell office:value-type="float" office:value="41.3160171508789" calcext:value-type="float">
            <text:p>41.3160171509</text:p>
          </table:table-cell>
          <table:table-cell table:number-columns-repeated="6"/>
        </table:table-row>
        <table:table-row table:style-name="ro1">
          <table:table-cell office:value-type="float" office:value="0.0823940485715866" calcext:value-type="float">
            <text:p>0.0823940486</text:p>
          </table:table-cell>
          <table:table-cell office:value-type="float" office:value="46.6882820129395" calcext:value-type="float">
            <text:p>46.6882820129</text:p>
          </table:table-cell>
          <table:table-cell table:number-columns-repeated="6"/>
        </table:table-row>
        <table:table-row table:style-name="ro1">
          <table:table-cell office:value-type="float" office:value="0.000266318238573149" calcext:value-type="float">
            <text:p>0.0002663182</text:p>
          </table:table-cell>
          <table:table-cell office:value-type="float" office:value="33.1723937988281" calcext:value-type="float">
            <text:p>33.1723937988</text:p>
          </table:table-cell>
          <table:table-cell table:number-columns-repeated="6"/>
        </table:table-row>
        <table:table-row table:style-name="ro1">
          <table:table-cell office:value-type="float" office:value="0.00116735626943409" calcext:value-type="float">
            <text:p>0.0011673563</text:p>
          </table:table-cell>
          <table:table-cell office:value-type="float" office:value="17.0669479370117" calcext:value-type="float">
            <text:p>17.066947937</text:p>
          </table:table-cell>
          <table:table-cell table:number-columns-repeated="6"/>
        </table:table-row>
        <table:table-row table:style-name="ro1">
          <table:table-cell office:value-type="float" office:value="0.0557141900062561" calcext:value-type="float">
            <text:p>0.05571419</text:p>
          </table:table-cell>
          <table:table-cell office:value-type="float" office:value="46.2300491333008" calcext:value-type="float">
            <text:p>46.2300491333</text:p>
          </table:table-cell>
          <table:table-cell table:number-columns-repeated="6"/>
        </table:table-row>
        <table:table-row table:style-name="ro1">
          <table:table-cell office:value-type="float" office:value="0.000000578613253310323" calcext:value-type="float">
            <text:p>5.78613253310323E-07</text:p>
          </table:table-cell>
          <table:table-cell office:value-type="float" office:value="35.6846923828125" calcext:value-type="float">
            <text:p>35.6846923828</text:p>
          </table:table-cell>
          <table:table-cell table:number-columns-repeated="6"/>
        </table:table-row>
        <table:table-row table:style-name="ro1">
          <table:table-cell office:value-type="float" office:value="0.0194839630275965" calcext:value-type="float">
            <text:p>0.019483963</text:p>
          </table:table-cell>
          <table:table-cell office:value-type="float" office:value="44.876148223877" calcext:value-type="float">
            <text:p>44.8761482239</text:p>
          </table:table-cell>
          <table:table-cell table:number-columns-repeated="6"/>
        </table:table-row>
        <table:table-row table:style-name="ro1">
          <table:table-cell office:value-type="float" office:value="0.0002597562270239" calcext:value-type="float">
            <text:p>0.0002597562</text:p>
          </table:table-cell>
          <table:table-cell office:value-type="float" office:value="46.5666770935059" calcext:value-type="float">
            <text:p>46.5666770935</text:p>
          </table:table-cell>
          <table:table-cell table:number-columns-repeated="6"/>
        </table:table-row>
        <table:table-row table:style-name="ro1">
          <table:table-cell office:value-type="float" office:value="0.0126624079421163" calcext:value-type="float">
            <text:p>0.0126624079</text:p>
          </table:table-cell>
          <table:table-cell office:value-type="float" office:value="46.103816986084" calcext:value-type="float">
            <text:p>46.1038169861</text:p>
          </table:table-cell>
          <table:table-cell table:number-columns-repeated="6"/>
        </table:table-row>
        <table:table-row table:style-name="ro1">
          <table:table-cell office:value-type="float" office:value="0.00486177066341043" calcext:value-type="float">
            <text:p>0.0048617707</text:p>
          </table:table-cell>
          <table:table-cell office:value-type="float" office:value="15.7892589569092" calcext:value-type="float">
            <text:p>15.7892589569</text:p>
          </table:table-cell>
          <table:table-cell table:number-columns-repeated="6"/>
        </table:table-row>
        <table:table-row table:style-name="ro1">
          <table:table-cell office:value-type="float" office:value="0.0205045472830534" calcext:value-type="float">
            <text:p>0.0205045473</text:p>
          </table:table-cell>
          <table:table-cell office:value-type="float" office:value="34.3049659729004" calcext:value-type="float">
            <text:p>34.3049659729</text:p>
          </table:table-cell>
          <table:table-cell table:number-columns-repeated="6"/>
        </table:table-row>
        <table:table-row table:style-name="ro1">
          <table:table-cell office:value-type="float" office:value="0.0306199677288532" calcext:value-type="float">
            <text:p>0.0306199677</text:p>
          </table:table-cell>
          <table:table-cell office:value-type="float" office:value="37.9424705505371" calcext:value-type="float">
            <text:p>37.9424705505</text:p>
          </table:table-cell>
          <table:table-cell table:number-columns-repeated="6"/>
        </table:table-row>
        <table:table-row table:style-name="ro1">
          <table:table-cell office:value-type="float" office:value="0.0000264323607552797" calcext:value-type="float">
            <text:p>2.64323607552797E-05</text:p>
          </table:table-cell>
          <table:table-cell office:value-type="float" office:value="30.5032501220703" calcext:value-type="float">
            <text:p>30.5032501221</text:p>
          </table:table-cell>
          <table:table-cell table:number-columns-repeated="6"/>
        </table:table-row>
        <table:table-row table:style-name="ro1">
          <table:table-cell office:value-type="float" office:value="0.0185231901705265" calcext:value-type="float">
            <text:p>0.0185231902</text:p>
          </table:table-cell>
          <table:table-cell office:value-type="float" office:value="45.5597877502441" calcext:value-type="float">
            <text:p>45.5597877502</text:p>
          </table:table-cell>
          <table:table-cell table:number-columns-repeated="6"/>
        </table:table-row>
        <table:table-row table:style-name="ro1">
          <table:table-cell office:value-type="float" office:value="0.0599466972053051" calcext:value-type="float">
            <text:p>0.0599466972</text:p>
          </table:table-cell>
          <table:table-cell office:value-type="float" office:value="46.7300491333008" calcext:value-type="float">
            <text:p>46.7300491333</text:p>
          </table:table-cell>
          <table:table-cell table:number-columns-repeated="6"/>
        </table:table-row>
        <table:table-row table:style-name="ro1">
          <table:table-cell office:value-type="float" office:value="0.00781059265136719" calcext:value-type="float">
            <text:p>0.0078105927</text:p>
          </table:table-cell>
          <table:table-cell office:value-type="float" office:value="44.7936630249023" calcext:value-type="float">
            <text:p>44.7936630249</text:p>
          </table:table-cell>
          <table:table-cell table:number-columns-repeated="6"/>
        </table:table-row>
        <table:table-row table:style-name="ro1">
          <table:table-cell office:value-type="float" office:value="0.0164253655821085" calcext:value-type="float">
            <text:p>0.0164253656</text:p>
          </table:table-cell>
          <table:table-cell office:value-type="float" office:value="46.4795837402344" calcext:value-type="float">
            <text:p>46.4795837402</text:p>
          </table:table-cell>
          <table:table-cell table:number-columns-repeated="6"/>
        </table:table-row>
        <table:table-row table:style-name="ro1">
          <table:table-cell office:value-type="float" office:value="0.00143711012788117" calcext:value-type="float">
            <text:p>0.0014371101</text:p>
          </table:table-cell>
          <table:table-cell office:value-type="float" office:value="47.4424095153809" calcext:value-type="float">
            <text:p>47.4424095154</text:p>
          </table:table-cell>
          <table:table-cell table:number-columns-repeated="6"/>
        </table:table-row>
        <table:table-row table:style-name="ro1">
          <table:table-cell office:value-type="float" office:value="0.00275994767434895" calcext:value-type="float">
            <text:p>0.0027599477</text:p>
          </table:table-cell>
          <table:table-cell office:value-type="float" office:value="8.27055644989014" calcext:value-type="float">
            <text:p>8.2705564499</text:p>
          </table:table-cell>
          <table:table-cell table:number-columns-repeated="6"/>
        </table:table-row>
        <table:table-row table:style-name="ro1">
          <table:table-cell office:value-type="float" office:value="0.120606616139412" calcext:value-type="float">
            <text:p>0.1206066161</text:p>
          </table:table-cell>
          <table:table-cell office:value-type="float" office:value="45.9759483337402" calcext:value-type="float">
            <text:p>45.9759483337</text:p>
          </table:table-cell>
          <table:table-cell table:number-columns-repeated="6"/>
        </table:table-row>
        <table:table-row table:style-name="ro1">
          <table:table-cell office:value-type="float" office:value="0.0286531914025545" calcext:value-type="float">
            <text:p>0.0286531914</text:p>
          </table:table-cell>
          <table:table-cell office:value-type="float" office:value="45.195426940918" calcext:value-type="float">
            <text:p>45.1954269409</text:p>
          </table:table-cell>
          <table:table-cell table:number-columns-repeated="6"/>
        </table:table-row>
        <table:table-row table:style-name="ro1">
          <table:table-cell office:value-type="float" office:value="0.0127627709880471" calcext:value-type="float">
            <text:p>0.012762771</text:p>
          </table:table-cell>
          <table:table-cell office:value-type="float" office:value="46.4467849731445" calcext:value-type="float">
            <text:p>46.4467849731</text:p>
          </table:table-cell>
          <table:table-cell table:number-columns-repeated="6"/>
        </table:table-row>
        <table:table-row table:style-name="ro1">
          <table:table-cell office:value-type="float" office:value="0.0130643881857395" calcext:value-type="float">
            <text:p>0.0130643882</text:p>
          </table:table-cell>
          <table:table-cell office:value-type="float" office:value="44.8835945129395" calcext:value-type="float">
            <text:p>44.8835945129</text:p>
          </table:table-cell>
          <table:table-cell table:number-columns-repeated="6"/>
        </table:table-row>
        <table:table-row table:style-name="ro1">
          <table:table-cell office:value-type="float" office:value="0.00321412389166653" calcext:value-type="float">
            <text:p>0.0032141239</text:p>
          </table:table-cell>
          <table:table-cell office:value-type="float" office:value="12.725944519043" calcext:value-type="float">
            <text:p>12.725944519</text:p>
          </table:table-cell>
          <table:table-cell table:number-columns-repeated="6"/>
        </table:table-row>
        <table:table-row table:style-name="ro1">
          <table:table-cell office:value-type="float" office:value="0.00882870238274336" calcext:value-type="float">
            <text:p>0.0088287024</text:p>
          </table:table-cell>
          <table:table-cell office:value-type="float" office:value="45.6464157104492" calcext:value-type="float">
            <text:p>45.6464157104</text:p>
          </table:table-cell>
          <table:table-cell table:number-columns-repeated="6"/>
        </table:table-row>
        <table:table-row table:style-name="ro1">
          <table:table-cell office:value-type="float" office:value="0.0108914980664849" calcext:value-type="float">
            <text:p>0.0108914981</text:p>
          </table:table-cell>
          <table:table-cell office:value-type="float" office:value="29.9254112243652" calcext:value-type="float">
            <text:p>29.9254112244</text:p>
          </table:table-cell>
          <table:table-cell table:number-columns-repeated="6"/>
        </table:table-row>
        <table:table-row table:style-name="ro1">
          <table:table-cell office:value-type="float" office:value="0.039829146116972" calcext:value-type="float">
            <text:p>0.0398291461</text:p>
          </table:table-cell>
          <table:table-cell office:value-type="float" office:value="46.8888626098633" calcext:value-type="float">
            <text:p>46.8888626099</text:p>
          </table:table-cell>
          <table:table-cell table:number-columns-repeated="6"/>
        </table:table-row>
        <table:table-row table:style-name="ro1">
          <table:table-cell office:value-type="float" office:value="0.107466973364353" calcext:value-type="float">
            <text:p>0.1074669734</text:p>
          </table:table-cell>
          <table:table-cell office:value-type="float" office:value="28.0255088806152" calcext:value-type="float">
            <text:p>28.0255088806</text:p>
          </table:table-cell>
          <table:table-cell table:number-columns-repeated="6"/>
        </table:table-row>
        <table:table-row table:style-name="ro1">
          <table:table-cell office:value-type="float" office:value="0.00261253886856139" calcext:value-type="float">
            <text:p>0.0026125389</text:p>
          </table:table-cell>
          <table:table-cell office:value-type="float" office:value="37.2163734436035" calcext:value-type="float">
            <text:p>37.2163734436</text:p>
          </table:table-cell>
          <table:table-cell table:number-columns-repeated="6"/>
        </table:table-row>
        <table:table-row table:style-name="ro1">
          <table:table-cell office:value-type="float" office:value="0.0436583757400513" calcext:value-type="float">
            <text:p>0.0436583757</text:p>
          </table:table-cell>
          <table:table-cell office:value-type="float" office:value="43.6134796142578" calcext:value-type="float">
            <text:p>43.6134796143</text:p>
          </table:table-cell>
          <table:table-cell table:number-columns-repeated="6"/>
        </table:table-row>
        <table:table-row table:style-name="ro1">
          <table:table-cell office:value-type="float" office:value="0.04826944693923" calcext:value-type="float">
            <text:p>0.0482694469</text:p>
          </table:table-cell>
          <table:table-cell office:value-type="float" office:value="38.0703010559082" calcext:value-type="float">
            <text:p>38.0703010559</text:p>
          </table:table-cell>
          <table:table-cell table:number-columns-repeated="6"/>
        </table:table-row>
        <table:table-row table:style-name="ro1">
          <table:table-cell office:value-type="float" office:value="0.0504470765590668" calcext:value-type="float">
            <text:p>0.0504470766</text:p>
          </table:table-cell>
          <table:table-cell office:value-type="float" office:value="48.341968536377" calcext:value-type="float">
            <text:p>48.3419685364</text:p>
          </table:table-cell>
          <table:table-cell table:number-columns-repeated="6"/>
        </table:table-row>
        <table:table-row table:style-name="ro1">
          <table:table-cell office:value-type="float" office:value="0.00243025831878185" calcext:value-type="float">
            <text:p>0.0024302583</text:p>
          </table:table-cell>
          <table:table-cell office:value-type="float" office:value="42.675853729248" calcext:value-type="float">
            <text:p>42.6758537292</text:p>
          </table:table-cell>
          <table:table-cell table:number-columns-repeated="6"/>
        </table:table-row>
        <table:table-row table:style-name="ro1">
          <table:table-cell office:value-type="float" office:value="0.0362249091267586" calcext:value-type="float">
            <text:p>0.0362249091</text:p>
          </table:table-cell>
          <table:table-cell office:value-type="float" office:value="46.6998748779297" calcext:value-type="float">
            <text:p>46.6998748779</text:p>
          </table:table-cell>
          <table:table-cell table:number-columns-repeated="6"/>
        </table:table-row>
        <table:table-row table:style-name="ro1">
          <table:table-cell office:value-type="float" office:value="0.170289501547813" calcext:value-type="float">
            <text:p>0.1702895015</text:p>
          </table:table-cell>
          <table:table-cell office:value-type="float" office:value="37.8405952453613" calcext:value-type="float">
            <text:p>37.8405952454</text:p>
          </table:table-cell>
          <table:table-cell table:number-columns-repeated="6"/>
        </table:table-row>
        <table:table-row table:style-name="ro1">
          <table:table-cell office:value-type="float" office:value="0.0196651108562946" calcext:value-type="float">
            <text:p>0.0196651109</text:p>
          </table:table-cell>
          <table:table-cell office:value-type="float" office:value="47.6291694641113" calcext:value-type="float">
            <text:p>47.6291694641</text:p>
          </table:table-cell>
          <table:table-cell table:number-columns-repeated="6"/>
        </table:table-row>
        <table:table-row table:style-name="ro1">
          <table:table-cell office:value-type="float" office:value="0.0107623897492886" calcext:value-type="float">
            <text:p>0.0107623897</text:p>
          </table:table-cell>
          <table:table-cell office:value-type="float" office:value="38.0601806640625" calcext:value-type="float">
            <text:p>38.0601806641</text:p>
          </table:table-cell>
          <table:table-cell table:number-columns-repeated="6"/>
        </table:table-row>
        <table:table-row table:style-name="ro1">
          <table:table-cell office:value-type="float" office:value="0.000810907280538231" calcext:value-type="float">
            <text:p>0.0008109073</text:p>
          </table:table-cell>
          <table:table-cell office:value-type="float" office:value="44.3524322509766" calcext:value-type="float">
            <text:p>44.352432251</text:p>
          </table:table-cell>
          <table:table-cell table:number-columns-repeated="6"/>
        </table:table-row>
        <table:table-row table:style-name="ro1">
          <table:table-cell office:value-type="float" office:value="0.0162612237036228" calcext:value-type="float">
            <text:p>0.0162612237</text:p>
          </table:table-cell>
          <table:table-cell office:value-type="float" office:value="37.2247543334961" calcext:value-type="float">
            <text:p>37.2247543335</text:p>
          </table:table-cell>
          <table:table-cell table:number-columns-repeated="6"/>
        </table:table-row>
        <table:table-row table:style-name="ro1">
          <table:table-cell office:value-type="float" office:value="0.0583213195204735" calcext:value-type="float">
            <text:p>0.0583213195</text:p>
          </table:table-cell>
          <table:table-cell office:value-type="float" office:value="25.3050670623779" calcext:value-type="float">
            <text:p>25.3050670624</text:p>
          </table:table-cell>
          <table:table-cell table:number-columns-repeated="6"/>
        </table:table-row>
        <table:table-row table:style-name="ro1">
          <table:table-cell office:value-type="float" office:value="0.0455306172370911" calcext:value-type="float">
            <text:p>0.0455306172</text:p>
          </table:table-cell>
          <table:table-cell office:value-type="float" office:value="31.4291858673096" calcext:value-type="float">
            <text:p>31.4291858673</text:p>
          </table:table-cell>
          <table:table-cell table:number-columns-repeated="6"/>
        </table:table-row>
        <table:table-row table:style-name="ro1">
          <table:table-cell office:value-type="float" office:value="1.29851341247559" calcext:value-type="float">
            <text:p>1.2985134125</text:p>
          </table:table-cell>
          <table:table-cell office:value-type="float" office:value="7.71138381958008" calcext:value-type="float">
            <text:p>7.7113838196</text:p>
          </table:table-cell>
          <table:table-cell table:number-columns-repeated="6"/>
        </table:table-row>
        <table:table-row table:style-name="ro1">
          <table:table-cell office:value-type="float" office:value="0.0245008040219545" calcext:value-type="float">
            <text:p>0.024500804</text:p>
          </table:table-cell>
          <table:table-cell office:value-type="float" office:value="47.184268951416" calcext:value-type="float">
            <text:p>47.1842689514</text:p>
          </table:table-cell>
          <table:table-cell table:number-columns-repeated="6"/>
        </table:table-row>
        <table:table-row table:style-name="ro1">
          <table:table-cell office:value-type="float" office:value="0.0000215251930058002" calcext:value-type="float">
            <text:p>2.15251930058002E-05</text:p>
          </table:table-cell>
          <table:table-cell office:value-type="float" office:value="46.6163902282715" calcext:value-type="float">
            <text:p>46.6163902283</text:p>
          </table:table-cell>
          <table:table-cell table:number-columns-repeated="6"/>
        </table:table-row>
        <table:table-row table:style-name="ro1">
          <table:table-cell office:value-type="float" office:value="0.00150246266275644" calcext:value-type="float">
            <text:p>0.0015024627</text:p>
          </table:table-cell>
          <table:table-cell office:value-type="float" office:value="47.7970581054688" calcext:value-type="float">
            <text:p>47.7970581055</text:p>
          </table:table-cell>
          <table:table-cell table:number-columns-repeated="6"/>
        </table:table-row>
        <table:table-row table:style-name="ro1">
          <table:table-cell office:value-type="float" office:value="0.47779130935669" calcext:value-type="float">
            <text:p>0.4777913094</text:p>
          </table:table-cell>
          <table:table-cell office:value-type="float" office:value="46.8830108642578" calcext:value-type="float">
            <text:p>46.8830108643</text:p>
          </table:table-cell>
          <table:table-cell table:number-columns-repeated="6"/>
        </table:table-row>
        <table:table-row table:style-name="ro1">
          <table:table-cell office:value-type="float" office:value="0.0974231064319611" calcext:value-type="float">
            <text:p>0.0974231064</text:p>
          </table:table-cell>
          <table:table-cell office:value-type="float" office:value="38.7316627502441" calcext:value-type="float">
            <text:p>38.7316627502</text:p>
          </table:table-cell>
          <table:table-cell table:number-columns-repeated="6"/>
        </table:table-row>
        <table:table-row table:style-name="ro1">
          <table:table-cell office:value-type="float" office:value="0.236307144165039" calcext:value-type="float">
            <text:p>0.2363071442</text:p>
          </table:table-cell>
          <table:table-cell office:value-type="float" office:value="44.4472808837891" calcext:value-type="float">
            <text:p>44.4472808838</text:p>
          </table:table-cell>
          <table:table-cell table:number-columns-repeated="6"/>
        </table:table-row>
        <table:table-row table:style-name="ro1">
          <table:table-cell office:value-type="float" office:value="0.148507341742516" calcext:value-type="float">
            <text:p>0.1485073417</text:p>
          </table:table-cell>
          <table:table-cell office:value-type="float" office:value="46.4018974304199" calcext:value-type="float">
            <text:p>46.4018974304</text:p>
          </table:table-cell>
          <table:table-cell table:number-columns-repeated="6"/>
        </table:table-row>
        <table:table-row table:style-name="ro1">
          <table:table-cell office:value-type="float" office:value="0.0017235497944057" calcext:value-type="float">
            <text:p>0.0017235498</text:p>
          </table:table-cell>
          <table:table-cell office:value-type="float" office:value="45.0851593017578" calcext:value-type="float">
            <text:p>45.0851593018</text:p>
          </table:table-cell>
          <table:table-cell table:number-columns-repeated="6"/>
        </table:table-row>
        <table:table-row table:style-name="ro1">
          <table:table-cell office:value-type="float" office:value="0.00457662390545011" calcext:value-type="float">
            <text:p>0.0045766239</text:p>
          </table:table-cell>
          <table:table-cell office:value-type="float" office:value="33.1939926147461" calcext:value-type="float">
            <text:p>33.1939926147</text:p>
          </table:table-cell>
          <table:table-cell table:number-columns-repeated="6"/>
        </table:table-row>
        <table:table-row table:style-name="ro1">
          <table:table-cell office:value-type="float" office:value="0.00949208438396454" calcext:value-type="float">
            <text:p>0.0094920844</text:p>
          </table:table-cell>
          <table:table-cell office:value-type="float" office:value="34.5867805480957" calcext:value-type="float">
            <text:p>34.5867805481</text:p>
          </table:table-cell>
          <table:table-cell table:number-columns-repeated="6"/>
        </table:table-row>
        <table:table-row table:style-name="ro1">
          <table:table-cell office:value-type="float" office:value="0.0236105639487505" calcext:value-type="float">
            <text:p>0.0236105639</text:p>
          </table:table-cell>
          <table:table-cell office:value-type="float" office:value="47.0280380249023" calcext:value-type="float">
            <text:p>47.0280380249</text:p>
          </table:table-cell>
          <table:table-cell table:number-columns-repeated="6"/>
        </table:table-row>
        <table:table-row table:style-name="ro1">
          <table:table-cell office:value-type="float" office:value="0.00561637710779905" calcext:value-type="float">
            <text:p>0.0056163771</text:p>
          </table:table-cell>
          <table:table-cell office:value-type="float" office:value="9.95274353027344" calcext:value-type="float">
            <text:p>9.9527435303</text:p>
          </table:table-cell>
          <table:table-cell table:number-columns-repeated="6"/>
        </table:table-row>
        <table:table-row table:style-name="ro1">
          <table:table-cell office:value-type="float" office:value="5.31682300567627" calcext:value-type="float">
            <text:p>5.316823005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0000346576125593856" calcext:value-type="float">
            <text:p>3.46576125593856E-05</text:p>
          </table:table-cell>
          <table:table-cell office:value-type="float" office:value="21.3886451721191" calcext:value-type="float">
            <text:p>21.3886451721</text:p>
          </table:table-cell>
          <table:table-cell table:number-columns-repeated="6"/>
        </table:table-row>
        <table:table-row table:style-name="ro1">
          <table:table-cell office:value-type="float" office:value="0.311582267284393" calcext:value-type="float">
            <text:p>0.3115822673</text:p>
          </table:table-cell>
          <table:table-cell office:value-type="float" office:value="29.2289791107178" calcext:value-type="float">
            <text:p>29.2289791107</text:p>
          </table:table-cell>
          <table:table-cell table:number-columns-repeated="6"/>
        </table:table-row>
        <table:table-row table:style-name="ro1">
          <table:table-cell office:value-type="float" office:value="0.0091166514903307" calcext:value-type="float">
            <text:p>0.0091166515</text:p>
          </table:table-cell>
          <table:table-cell office:value-type="float" office:value="28.1816291809082" calcext:value-type="float">
            <text:p>28.1816291809</text:p>
          </table:table-cell>
          <table:table-cell table:number-columns-repeated="6"/>
        </table:table-row>
        <table:table-row table:style-name="ro1">
          <table:table-cell office:value-type="float" office:value="0.0199216473847628" calcext:value-type="float">
            <text:p>0.0199216474</text:p>
          </table:table-cell>
          <table:table-cell office:value-type="float" office:value="34.7129096984863" calcext:value-type="float">
            <text:p>34.7129096985</text:p>
          </table:table-cell>
          <table:table-cell table:number-columns-repeated="6"/>
        </table:table-row>
        <table:table-row table:style-name="ro1">
          <table:table-cell office:value-type="float" office:value="0.000000906649802345783" calcext:value-type="float">
            <text:p>9.06649802345783E-07</text:p>
          </table:table-cell>
          <table:table-cell office:value-type="float" office:value="24.5231266021729" calcext:value-type="float">
            <text:p>24.5231266022</text:p>
          </table:table-cell>
          <table:table-cell table:number-columns-repeated="6"/>
        </table:table-row>
        <table:table-row table:style-name="ro1">
          <table:table-cell office:value-type="float" office:value="0.0330401808023453" calcext:value-type="float">
            <text:p>0.0330401808</text:p>
          </table:table-cell>
          <table:table-cell office:value-type="float" office:value="32.5615310668945" calcext:value-type="float">
            <text:p>32.5615310669</text:p>
          </table:table-cell>
          <table:table-cell table:number-columns-repeated="6"/>
        </table:table-row>
        <table:table-row table:style-name="ro1">
          <table:table-cell office:value-type="float" office:value="0.00733092427253723" calcext:value-type="float">
            <text:p>0.0073309243</text:p>
          </table:table-cell>
          <table:table-cell office:value-type="float" office:value="46.5894966125488" calcext:value-type="float">
            <text:p>46.5894966125</text:p>
          </table:table-cell>
          <table:table-cell table:number-columns-repeated="6"/>
        </table:table-row>
        <table:table-row table:style-name="ro1">
          <table:table-cell office:value-type="float" office:value="0.00650869542732835" calcext:value-type="float">
            <text:p>0.0065086954</text:p>
          </table:table-cell>
          <table:table-cell office:value-type="float" office:value="45.4988822937012" calcext:value-type="float">
            <text:p>45.4988822937</text:p>
          </table:table-cell>
          <table:table-cell table:number-columns-repeated="6"/>
        </table:table-row>
        <table:table-row table:style-name="ro1">
          <table:table-cell office:value-type="float" office:value="1.19969427585602" calcext:value-type="float">
            <text:p>1.1996942759</text:p>
          </table:table-cell>
          <table:table-cell office:value-type="float" office:value="42.0887832641602" calcext:value-type="float">
            <text:p>42.0887832642</text:p>
          </table:table-cell>
          <table:table-cell table:number-columns-repeated="6"/>
        </table:table-row>
        <table:table-row table:style-name="ro1">
          <table:table-cell office:value-type="float" office:value="0.151052430272102" calcext:value-type="float">
            <text:p>0.1510524303</text:p>
          </table:table-cell>
          <table:table-cell office:value-type="float" office:value="38.1828460693359" calcext:value-type="float">
            <text:p>38.1828460693</text:p>
          </table:table-cell>
          <table:table-cell table:number-columns-repeated="6"/>
        </table:table-row>
        <table:table-row table:style-name="ro1">
          <table:table-cell office:value-type="float" office:value="0.0578610263764858" calcext:value-type="float">
            <text:p>0.0578610264</text:p>
          </table:table-cell>
          <table:table-cell office:value-type="float" office:value="41.6774940490723" calcext:value-type="float">
            <text:p>41.6774940491</text:p>
          </table:table-cell>
          <table:table-cell table:number-columns-repeated="6"/>
        </table:table-row>
        <table:table-row table:style-name="ro1">
          <table:table-cell office:value-type="float" office:value="0.000446137943072244" calcext:value-type="float">
            <text:p>0.0004461379</text:p>
          </table:table-cell>
          <table:table-cell office:value-type="float" office:value="17.6133098602295" calcext:value-type="float">
            <text:p>17.6133098602</text:p>
          </table:table-cell>
          <table:table-cell table:number-columns-repeated="6"/>
        </table:table-row>
        <table:table-row table:style-name="ro1">
          <table:table-cell office:value-type="float" office:value="0.0597553253173828" calcext:value-type="float">
            <text:p>0.0597553253</text:p>
          </table:table-cell>
          <table:table-cell office:value-type="float" office:value="28.7166328430176" calcext:value-type="float">
            <text:p>28.716632843</text:p>
          </table:table-cell>
          <table:table-cell table:number-columns-repeated="6"/>
        </table:table-row>
        <table:table-row table:style-name="ro1">
          <table:table-cell office:value-type="float" office:value="0.000113695634354372" calcext:value-type="float">
            <text:p>0.0001136956</text:p>
          </table:table-cell>
          <table:table-cell office:value-type="float" office:value="39.2989654541016" calcext:value-type="float">
            <text:p>39.2989654541</text:p>
          </table:table-cell>
          <table:table-cell table:number-columns-repeated="6"/>
        </table:table-row>
        <table:table-row table:style-name="ro1">
          <table:table-cell office:value-type="float" office:value="0.0441784374415875" calcext:value-type="float">
            <text:p>0.0441784374</text:p>
          </table:table-cell>
          <table:table-cell office:value-type="float" office:value="29.662015914917" calcext:value-type="float">
            <text:p>29.6620159149</text:p>
          </table:table-cell>
          <table:table-cell table:number-columns-repeated="6"/>
        </table:table-row>
        <table:table-row table:style-name="ro1">
          <table:table-cell office:value-type="float" office:value="0.0362279899418354" calcext:value-type="float">
            <text:p>0.0362279899</text:p>
          </table:table-cell>
          <table:table-cell office:value-type="float" office:value="48.3148193359375" calcext:value-type="float">
            <text:p>48.3148193359</text:p>
          </table:table-cell>
          <table:table-cell table:number-columns-repeated="6"/>
        </table:table-row>
        <table:table-row table:style-name="ro1">
          <table:table-cell office:value-type="float" office:value="0.33969658613205" calcext:value-type="float">
            <text:p>0.3396965861</text:p>
          </table:table-cell>
          <table:table-cell office:value-type="float" office:value="47.4248046875" calcext:value-type="float">
            <text:p>47.4248046875</text:p>
          </table:table-cell>
          <table:table-cell table:number-columns-repeated="6"/>
        </table:table-row>
        <table:table-row table:style-name="ro1">
          <table:table-cell office:value-type="float" office:value="0.37303900718689" calcext:value-type="float">
            <text:p>0.3730390072</text:p>
          </table:table-cell>
          <table:table-cell office:value-type="float" office:value="47.226978302002" calcext:value-type="float">
            <text:p>47.226978302</text:p>
          </table:table-cell>
          <table:table-cell table:number-columns-repeated="6"/>
        </table:table-row>
        <table:table-row table:style-name="ro1">
          <table:table-cell office:value-type="float" office:value="0.785863041877747" calcext:value-type="float">
            <text:p>0.7858630419</text:p>
          </table:table-cell>
          <table:table-cell office:value-type="float" office:value="46.3216934204102" calcext:value-type="float">
            <text:p>46.3216934204</text:p>
          </table:table-cell>
          <table:table-cell table:number-columns-repeated="6"/>
        </table:table-row>
        <table:table-row table:style-name="ro1">
          <table:table-cell office:value-type="float" office:value="0.299105733633041" calcext:value-type="float">
            <text:p>0.2991057336</text:p>
          </table:table-cell>
          <table:table-cell office:value-type="float" office:value="47.7758483886719" calcext:value-type="float">
            <text:p>47.7758483887</text:p>
          </table:table-cell>
          <table:table-cell table:number-columns-repeated="6"/>
        </table:table-row>
        <table:table-row table:style-name="ro1">
          <table:table-cell office:value-type="float" office:value="0.103961624205112" calcext:value-type="float">
            <text:p>0.1039616242</text:p>
          </table:table-cell>
          <table:table-cell office:value-type="float" office:value="48.3384056091309" calcext:value-type="float">
            <text:p>48.3384056091</text:p>
          </table:table-cell>
          <table:table-cell table:number-columns-repeated="6"/>
        </table:table-row>
        <table:table-row table:style-name="ro1">
          <table:table-cell office:value-type="float" office:value="0.00585734331980348" calcext:value-type="float">
            <text:p>0.0058573433</text:p>
          </table:table-cell>
          <table:table-cell office:value-type="float" office:value="45.9989700317383" calcext:value-type="float">
            <text:p>45.9989700317</text:p>
          </table:table-cell>
          <table:table-cell table:number-columns-repeated="6"/>
        </table:table-row>
        <table:table-row table:style-name="ro1">
          <table:table-cell office:value-type="float" office:value="0.0000177067704498768" calcext:value-type="float">
            <text:p>1.77067704498768E-05</text:p>
          </table:table-cell>
          <table:table-cell office:value-type="float" office:value="45.5271415710449" calcext:value-type="float">
            <text:p>45.527141571</text:p>
          </table:table-cell>
          <table:table-cell table:number-columns-repeated="6"/>
        </table:table-row>
        <table:table-row table:style-name="ro1">
          <table:table-cell office:value-type="float" office:value="0.10525980591774" calcext:value-type="float">
            <text:p>0.1052598059</text:p>
          </table:table-cell>
          <table:table-cell office:value-type="float" office:value="49.849983215332" calcext:value-type="float">
            <text:p>49.8499832153</text:p>
          </table:table-cell>
          <table:table-cell table:number-columns-repeated="6"/>
        </table:table-row>
        <table:table-row table:style-name="ro1">
          <table:table-cell office:value-type="float" office:value="0.117276310920715" calcext:value-type="float">
            <text:p>0.1172763109</text:p>
          </table:table-cell>
          <table:table-cell office:value-type="float" office:value="48.1611328125" calcext:value-type="float">
            <text:p>48.1611328125</text:p>
          </table:table-cell>
          <table:table-cell table:number-columns-repeated="6"/>
        </table:table-row>
        <table:table-row table:style-name="ro1">
          <table:table-cell office:value-type="float" office:value="0.0063447873108089" calcext:value-type="float">
            <text:p>0.0063447873</text:p>
          </table:table-cell>
          <table:table-cell office:value-type="float" office:value="46.5572013854981" calcext:value-type="float">
            <text:p>46.5572013855</text:p>
          </table:table-cell>
          <table:table-cell table:number-columns-repeated="6"/>
        </table:table-row>
        <table:table-row table:style-name="ro1">
          <table:table-cell office:value-type="float" office:value="0.00204428681172431" calcext:value-type="float">
            <text:p>0.0020442868</text:p>
          </table:table-cell>
          <table:table-cell office:value-type="float" office:value="39.7017593383789" calcext:value-type="float">
            <text:p>39.7017593384</text:p>
          </table:table-cell>
          <table:table-cell table:number-columns-repeated="6"/>
        </table:table-row>
        <table:table-row table:style-name="ro1">
          <table:table-cell office:value-type="float" office:value="0.0531604550778866" calcext:value-type="float">
            <text:p>0.0531604551</text:p>
          </table:table-cell>
          <table:table-cell office:value-type="float" office:value="37.0948715209961" calcext:value-type="float">
            <text:p>37.094871521</text:p>
          </table:table-cell>
          <table:table-cell table:number-columns-repeated="6"/>
        </table:table-row>
        <table:table-row table:style-name="ro1">
          <table:table-cell office:value-type="float" office:value="0.0016408032970503" calcext:value-type="float">
            <text:p>0.0016408033</text:p>
          </table:table-cell>
          <table:table-cell office:value-type="float" office:value="39.7017593383789" calcext:value-type="float">
            <text:p>39.7017593384</text:p>
          </table:table-cell>
          <table:table-cell table:number-columns-repeated="6"/>
        </table:table-row>
        <table:table-row table:style-name="ro1">
          <table:table-cell office:value-type="float" office:value="0.0282337553799152" calcext:value-type="float">
            <text:p>0.0282337554</text:p>
          </table:table-cell>
          <table:table-cell office:value-type="float" office:value="38.9071350097656" calcext:value-type="float">
            <text:p>38.9071350098</text:p>
          </table:table-cell>
          <table:table-cell table:number-columns-repeated="6"/>
        </table:table-row>
        <table:table-row table:style-name="ro1">
          <table:table-cell office:value-type="float" office:value="0.00210918858647346" calcext:value-type="float">
            <text:p>0.0021091886</text:p>
          </table:table-cell>
          <table:table-cell office:value-type="float" office:value="48.090202331543" calcext:value-type="float">
            <text:p>48.0902023315</text:p>
          </table:table-cell>
          <table:table-cell table:number-columns-repeated="6"/>
        </table:table-row>
        <table:table-row table:style-name="ro1">
          <table:table-cell office:value-type="float" office:value="0.0101512111723423" calcext:value-type="float">
            <text:p>0.0101512112</text:p>
          </table:table-cell>
          <table:table-cell office:value-type="float" office:value="39.1221046447754" calcext:value-type="float">
            <text:p>39.1221046448</text:p>
          </table:table-cell>
          <table:table-cell table:number-columns-repeated="6"/>
        </table:table-row>
        <table:table-row table:style-name="ro1">
          <table:table-cell office:value-type="float" office:value="4.14835691452026" calcext:value-type="float">
            <text:p>4.1483569145</text:p>
          </table:table-cell>
          <table:table-cell office:value-type="float" office:value="48.2263832092285" calcext:value-type="float">
            <text:p>48.2263832092</text:p>
          </table:table-cell>
          <table:table-cell table:number-columns-repeated="6"/>
        </table:table-row>
        <table:table-row table:style-name="ro1">
          <table:table-cell office:value-type="float" office:value="1.35539889335632" calcext:value-type="float">
            <text:p>1.3553988934</text:p>
          </table:table-cell>
          <table:table-cell office:value-type="float" office:value="49.6509628295898" calcext:value-type="float">
            <text:p>49.6509628296</text:p>
          </table:table-cell>
          <table:table-cell table:number-columns-repeated="6"/>
        </table:table-row>
        <table:table-row table:style-name="ro1">
          <table:table-cell office:value-type="float" office:value="0.00276611535809934" calcext:value-type="float">
            <text:p>0.0027661154</text:p>
          </table:table-cell>
          <table:table-cell office:value-type="float" office:value="46.501350402832" calcext:value-type="float">
            <text:p>46.5013504028</text:p>
          </table:table-cell>
          <table:table-cell table:number-columns-repeated="6"/>
        </table:table-row>
        <table:table-row table:style-name="ro1">
          <table:table-cell office:value-type="float" office:value="0.00387177430093288" calcext:value-type="float">
            <text:p>0.0038717743</text:p>
          </table:table-cell>
          <table:table-cell office:value-type="float" office:value="46.7256660461426" calcext:value-type="float">
            <text:p>46.7256660461</text:p>
          </table:table-cell>
          <table:table-cell table:number-columns-repeated="6"/>
        </table:table-row>
        <table:table-row table:style-name="ro1">
          <table:table-cell office:value-type="float" office:value="0.00425933115184307" calcext:value-type="float">
            <text:p>0.0042593312</text:p>
          </table:table-cell>
          <table:table-cell office:value-type="float" office:value="49.2748069763184" calcext:value-type="float">
            <text:p>49.2748069763</text:p>
          </table:table-cell>
          <table:table-cell table:number-columns-repeated="6"/>
        </table:table-row>
        <table:table-row table:style-name="ro1">
          <table:table-cell office:value-type="float" office:value="3.30297374725342" calcext:value-type="float">
            <text:p>3.3029737473</text:p>
          </table:table-cell>
          <table:table-cell office:value-type="float" office:value="30.6032733917236" calcext:value-type="float">
            <text:p>30.6032733917</text:p>
          </table:table-cell>
          <table:table-cell table:number-columns-repeated="6"/>
        </table:table-row>
        <table:table-row table:style-name="ro1">
          <table:table-cell office:value-type="float" office:value="0.0738990530371666" calcext:value-type="float">
            <text:p>0.073899053</text:p>
          </table:table-cell>
          <table:table-cell office:value-type="float" office:value="24.2268142700195" calcext:value-type="float">
            <text:p>24.22681427</text:p>
          </table:table-cell>
          <table:table-cell table:number-columns-repeated="6"/>
        </table:table-row>
        <table:table-row table:style-name="ro1">
          <table:table-cell office:value-type="float" office:value="0.00656452449038625" calcext:value-type="float">
            <text:p>0.0065645245</text:p>
          </table:table-cell>
          <table:table-cell office:value-type="float" office:value="38.4394836425781" calcext:value-type="float">
            <text:p>38.4394836426</text:p>
          </table:table-cell>
          <table:table-cell table:number-columns-repeated="6"/>
        </table:table-row>
        <table:table-row table:style-name="ro1">
          <table:table-cell office:value-type="float" office:value="0.0313903465867043" calcext:value-type="float">
            <text:p>0.0313903466</text:p>
          </table:table-cell>
          <table:table-cell office:value-type="float" office:value="48.5572814941406" calcext:value-type="float">
            <text:p>48.5572814941</text:p>
          </table:table-cell>
          <table:table-cell table:number-columns-repeated="6"/>
        </table:table-row>
        <table:table-row table:style-name="ro1">
          <table:table-cell office:value-type="float" office:value="0.00886066537350416" calcext:value-type="float">
            <text:p>0.0088606654</text:p>
          </table:table-cell>
          <table:table-cell office:value-type="float" office:value="48.7748489379883" calcext:value-type="float">
            <text:p>48.774848938</text:p>
          </table:table-cell>
          <table:table-cell table:number-columns-repeated="6"/>
        </table:table-row>
        <table:table-row table:style-name="ro1">
          <table:table-cell office:value-type="float" office:value="0.125282451510429" calcext:value-type="float">
            <text:p>0.1252824515</text:p>
          </table:table-cell>
          <table:table-cell office:value-type="float" office:value="44.8259696960449" calcext:value-type="float">
            <text:p>44.825969696</text:p>
          </table:table-cell>
          <table:table-cell table:number-columns-repeated="6"/>
        </table:table-row>
        <table:table-row table:style-name="ro1">
          <table:table-cell office:value-type="float" office:value="0.121951796114445" calcext:value-type="float">
            <text:p>0.1219517961</text:p>
          </table:table-cell>
          <table:table-cell office:value-type="float" office:value="49.5161781311035" calcext:value-type="float">
            <text:p>49.5161781311</text:p>
          </table:table-cell>
          <table:table-cell table:number-columns-repeated="6"/>
        </table:table-row>
        <table:table-row table:style-name="ro1">
          <table:table-cell office:value-type="float" office:value="0.0151990903541446" calcext:value-type="float">
            <text:p>0.0151990904</text:p>
          </table:table-cell>
          <table:table-cell office:value-type="float" office:value="41.1582870483398" calcext:value-type="float">
            <text:p>41.1582870483</text:p>
          </table:table-cell>
          <table:table-cell table:number-columns-repeated="6"/>
        </table:table-row>
        <table:table-row table:style-name="ro1">
          <table:table-cell office:value-type="float" office:value="0.0159640274941921" calcext:value-type="float">
            <text:p>0.0159640275</text:p>
          </table:table-cell>
          <table:table-cell office:value-type="float" office:value="48.1390228271484" calcext:value-type="float">
            <text:p>48.1390228271</text:p>
          </table:table-cell>
          <table:table-cell table:number-columns-repeated="6"/>
        </table:table-row>
        <table:table-row table:style-name="ro1">
          <table:table-cell office:value-type="float" office:value="0.093511164188385" calcext:value-type="float">
            <text:p>0.0935111642</text:p>
          </table:table-cell>
          <table:table-cell office:value-type="float" office:value="35.6137657165527" calcext:value-type="float">
            <text:p>35.6137657166</text:p>
          </table:table-cell>
          <table:table-cell table:number-columns-repeated="6"/>
        </table:table-row>
        <table:table-row table:style-name="ro1">
          <table:table-cell office:value-type="float" office:value="0.00284095294773579" calcext:value-type="float">
            <text:p>0.0028409529</text:p>
          </table:table-cell>
          <table:table-cell office:value-type="float" office:value="49.5880126953125" calcext:value-type="float">
            <text:p>49.5880126953</text:p>
          </table:table-cell>
          <table:table-cell table:number-columns-repeated="6"/>
        </table:table-row>
        <table:table-row table:style-name="ro1">
          <table:table-cell office:value-type="float" office:value="0.00337051111273468" calcext:value-type="float">
            <text:p>0.0033705111</text:p>
          </table:table-cell>
          <table:table-cell office:value-type="float" office:value="49.848331451416" calcext:value-type="float">
            <text:p>49.8483314514</text:p>
          </table:table-cell>
          <table:table-cell table:number-columns-repeated="6"/>
        </table:table-row>
        <table:table-row table:style-name="ro1">
          <table:table-cell office:value-type="float" office:value="0.000441534939454868" calcext:value-type="float">
            <text:p>0.0004415349</text:p>
          </table:table-cell>
          <table:table-cell office:value-type="float" office:value="49.108024597168" calcext:value-type="float">
            <text:p>49.1080245972</text:p>
          </table:table-cell>
          <table:table-cell table:number-columns-repeated="6"/>
        </table:table-row>
        <table:table-row table:style-name="ro1">
          <table:table-cell office:value-type="float" office:value="0.0104650510475039" calcext:value-type="float">
            <text:p>0.010465051</text:p>
          </table:table-cell>
          <table:table-cell office:value-type="float" office:value="47.8601989746094" calcext:value-type="float">
            <text:p>47.8601989746</text:p>
          </table:table-cell>
          <table:table-cell table:number-columns-repeated="6"/>
        </table:table-row>
        <table:table-row table:style-name="ro1">
          <table:table-cell office:value-type="float" office:value="0.0257509164512157" calcext:value-type="float">
            <text:p>0.0257509165</text:p>
          </table:table-cell>
          <table:table-cell office:value-type="float" office:value="43.7428436279297" calcext:value-type="float">
            <text:p>43.7428436279</text:p>
          </table:table-cell>
          <table:table-cell table:number-columns-repeated="6"/>
        </table:table-row>
        <table:table-row table:style-name="ro1">
          <table:table-cell office:value-type="float" office:value="0.00469859316945076" calcext:value-type="float">
            <text:p>0.0046985932</text:p>
          </table:table-cell>
          <table:table-cell office:value-type="float" office:value="35.8166275024414" calcext:value-type="float">
            <text:p>35.8166275024</text:p>
          </table:table-cell>
          <table:table-cell table:number-columns-repeated="6"/>
        </table:table-row>
        <table:table-row table:style-name="ro1">
          <table:table-cell office:value-type="float" office:value="0.00510838441550732" calcext:value-type="float">
            <text:p>0.0051083844</text:p>
          </table:table-cell>
          <table:table-cell office:value-type="float" office:value="49.3138389587402" calcext:value-type="float">
            <text:p>49.3138389587</text:p>
          </table:table-cell>
          <table:table-cell table:number-columns-repeated="6"/>
        </table:table-row>
        <table:table-row table:style-name="ro1">
          <table:table-cell office:value-type="float" office:value="0.00590201932936907" calcext:value-type="float">
            <text:p>0.0059020193</text:p>
          </table:table-cell>
          <table:table-cell office:value-type="float" office:value="49.2239608764649" calcext:value-type="float">
            <text:p>49.2239608765</text:p>
          </table:table-cell>
          <table:table-cell table:number-columns-repeated="6"/>
        </table:table-row>
        <table:table-row table:style-name="ro1">
          <table:table-cell office:value-type="float" office:value="0.0880566984415054" calcext:value-type="float">
            <text:p>0.0880566984</text:p>
          </table:table-cell>
          <table:table-cell office:value-type="float" office:value="37.8865432739258" calcext:value-type="float">
            <text:p>37.8865432739</text:p>
          </table:table-cell>
          <table:table-cell table:number-columns-repeated="6"/>
        </table:table-row>
        <table:table-row table:style-name="ro1">
          <table:table-cell office:value-type="float" office:value="0.00413629924878478" calcext:value-type="float">
            <text:p>0.0041362992</text:p>
          </table:table-cell>
          <table:table-cell office:value-type="float" office:value="38.0510063171387" calcext:value-type="float">
            <text:p>38.0510063171</text:p>
          </table:table-cell>
          <table:table-cell table:number-columns-repeated="6"/>
        </table:table-row>
        <table:table-row table:style-name="ro1">
          <table:table-cell office:value-type="float" office:value="0.0476833544671536" calcext:value-type="float">
            <text:p>0.0476833545</text:p>
          </table:table-cell>
          <table:table-cell office:value-type="float" office:value="49.0964698791504" calcext:value-type="float">
            <text:p>49.0964698792</text:p>
          </table:table-cell>
          <table:table-cell table:number-columns-repeated="6"/>
        </table:table-row>
        <table:table-row table:style-name="ro1">
          <table:table-cell office:value-type="float" office:value="0.0276529993861914" calcext:value-type="float">
            <text:p>0.0276529994</text:p>
          </table:table-cell>
          <table:table-cell office:value-type="float" office:value="49.1481285095215" calcext:value-type="float">
            <text:p>49.1481285095</text:p>
          </table:table-cell>
          <table:table-cell table:number-columns-repeated="6"/>
        </table:table-row>
        <table:table-row table:style-name="ro1">
          <table:table-cell office:value-type="float" office:value="0.0146142225712538" calcext:value-type="float">
            <text:p>0.0146142226</text:p>
          </table:table-cell>
          <table:table-cell office:value-type="float" office:value="49.7476463317871" calcext:value-type="float">
            <text:p>49.7476463318</text:p>
          </table:table-cell>
          <table:table-cell table:number-columns-repeated="6"/>
        </table:table-row>
        <table:table-row table:style-name="ro1">
          <table:table-cell office:value-type="float" office:value="0.0902943462133408" calcext:value-type="float">
            <text:p>0.0902943462</text:p>
          </table:table-cell>
          <table:table-cell office:value-type="float" office:value="49.6078414916992" calcext:value-type="float">
            <text:p>49.6078414917</text:p>
          </table:table-cell>
          <table:table-cell table:number-columns-repeated="6"/>
        </table:table-row>
        <table:table-row table:style-name="ro1">
          <table:table-cell office:value-type="float" office:value="0.0228426717221737" calcext:value-type="float">
            <text:p>0.0228426717</text:p>
          </table:table-cell>
          <table:table-cell office:value-type="float" office:value="49.1020698547363" calcext:value-type="float">
            <text:p>49.1020698547</text:p>
          </table:table-cell>
          <table:table-cell table:number-columns-repeated="6"/>
        </table:table-row>
        <table:table-row table:style-name="ro1">
          <table:table-cell office:value-type="float" office:value="0.000835205661132932" calcext:value-type="float">
            <text:p>0.0008352057</text:p>
          </table:table-cell>
          <table:table-cell office:value-type="float" office:value="49.5565643310547" calcext:value-type="float">
            <text:p>49.5565643311</text:p>
          </table:table-cell>
          <table:table-cell table:number-columns-repeated="6"/>
        </table:table-row>
        <table:table-row table:style-name="ro1">
          <table:table-cell office:value-type="float" office:value="0.00596726778894663" calcext:value-type="float">
            <text:p>0.0059672678</text:p>
          </table:table-cell>
          <table:table-cell office:value-type="float" office:value="49.3371505737305" calcext:value-type="float">
            <text:p>49.3371505737</text:p>
          </table:table-cell>
          <table:table-cell table:number-columns-repeated="6"/>
        </table:table-row>
        <table:table-row table:style-name="ro1">
          <table:table-cell office:value-type="float" office:value="0.11749441921711" calcext:value-type="float">
            <text:p>0.1174944192</text:p>
          </table:table-cell>
          <table:table-cell office:value-type="float" office:value="48.7459602355957" calcext:value-type="float">
            <text:p>48.7459602356</text:p>
          </table:table-cell>
          <table:table-cell table:number-columns-repeated="6"/>
        </table:table-row>
        <table:table-row table:style-name="ro1">
          <table:table-cell office:value-type="float" office:value="0.0256765205413103" calcext:value-type="float">
            <text:p>0.0256765205</text:p>
          </table:table-cell>
          <table:table-cell office:value-type="float" office:value="49.1825523376465" calcext:value-type="float">
            <text:p>49.1825523376</text:p>
          </table:table-cell>
          <table:table-cell table:number-columns-repeated="6"/>
        </table:table-row>
        <table:table-row table:style-name="ro1">
          <table:table-cell office:value-type="float" office:value="0.453140795230866" calcext:value-type="float">
            <text:p>0.4531407952</text:p>
          </table:table-cell>
          <table:table-cell office:value-type="float" office:value="49.6043548583984" calcext:value-type="float">
            <text:p>49.6043548584</text:p>
          </table:table-cell>
          <table:table-cell table:number-columns-repeated="6"/>
        </table:table-row>
        <table:table-row table:style-name="ro1">
          <table:table-cell office:value-type="float" office:value="0.00934340059757233" calcext:value-type="float">
            <text:p>0.0093434006</text:p>
          </table:table-cell>
          <table:table-cell office:value-type="float" office:value="48.5142707824707" calcext:value-type="float">
            <text:p>48.5142707825</text:p>
          </table:table-cell>
          <table:table-cell table:number-columns-repeated="6"/>
        </table:table-row>
        <table:table-row table:style-name="ro1">
          <table:table-cell office:value-type="float" office:value="0.0659630745649338" calcext:value-type="float">
            <text:p>0.0659630746</text:p>
          </table:table-cell>
          <table:table-cell office:value-type="float" office:value="49.523193359375" calcext:value-type="float">
            <text:p>49.5231933594</text:p>
          </table:table-cell>
          <table:table-cell table:number-columns-repeated="6"/>
        </table:table-row>
        <table:table-row table:style-name="ro1">
          <table:table-cell office:value-type="float" office:value="0.0715885311365128" calcext:value-type="float">
            <text:p>0.0715885311</text:p>
          </table:table-cell>
          <table:table-cell office:value-type="float" office:value="49.4433555603027" calcext:value-type="float">
            <text:p>49.4433555603</text:p>
          </table:table-cell>
          <table:table-cell table:number-columns-repeated="6"/>
        </table:table-row>
        <table:table-row table:style-name="ro1">
          <table:table-cell office:value-type="float" office:value="0.483528733253479" calcext:value-type="float">
            <text:p>0.4835287333</text:p>
          </table:table-cell>
          <table:table-cell office:value-type="float" office:value="49.3548965454102" calcext:value-type="float">
            <text:p>49.3548965454</text:p>
          </table:table-cell>
          <table:table-cell table:number-columns-repeated="6"/>
        </table:table-row>
        <table:table-row table:style-name="ro1">
          <table:table-cell office:value-type="float" office:value="0.572015047073364" calcext:value-type="float">
            <text:p>0.5720150471</text:p>
          </table:table-cell>
          <table:table-cell office:value-type="float" office:value="30.3724117279053" calcext:value-type="float">
            <text:p>30.3724117279</text:p>
          </table:table-cell>
          <table:table-cell table:number-columns-repeated="6"/>
        </table:table-row>
        <table:table-row table:style-name="ro1">
          <table:table-cell office:value-type="float" office:value="0.169995754957199" calcext:value-type="float">
            <text:p>0.169995755</text:p>
          </table:table-cell>
          <table:table-cell office:value-type="float" office:value="44.3880195617676" calcext:value-type="float">
            <text:p>44.3880195618</text:p>
          </table:table-cell>
          <table:table-cell table:number-columns-repeated="6"/>
        </table:table-row>
        <table:table-row table:style-name="ro1">
          <table:table-cell office:value-type="float" office:value="0.0246394872665405" calcext:value-type="float">
            <text:p>0.0246394873</text:p>
          </table:table-cell>
          <table:table-cell office:value-type="float" office:value="37.8664131164551" calcext:value-type="float">
            <text:p>37.8664131165</text:p>
          </table:table-cell>
          <table:table-cell table:number-columns-repeated="6"/>
        </table:table-row>
        <table:table-row table:style-name="ro1">
          <table:table-cell office:value-type="float" office:value="0.00078002130612731" calcext:value-type="float">
            <text:p>0.0007800213</text:p>
          </table:table-cell>
          <table:table-cell office:value-type="float" office:value="48.9155769348145" calcext:value-type="float">
            <text:p>48.9155769348</text:p>
          </table:table-cell>
          <table:table-cell table:number-columns-repeated="6"/>
        </table:table-row>
        <table:table-row table:style-name="ro1">
          <table:table-cell office:value-type="float" office:value="0.00457662390545011" calcext:value-type="float">
            <text:p>0.0045766239</text:p>
          </table:table-cell>
          <table:table-cell office:value-type="float" office:value="49.0598220825195" calcext:value-type="float">
            <text:p>49.0598220825</text:p>
          </table:table-cell>
          <table:table-cell table:number-columns-repeated="6"/>
        </table:table-row>
        <table:table-row table:style-name="ro1">
          <table:table-cell office:value-type="float" office:value="0.135464191436768" calcext:value-type="float">
            <text:p>0.1354641914</text:p>
          </table:table-cell>
          <table:table-cell office:value-type="float" office:value="47.7395973205566" calcext:value-type="float">
            <text:p>47.7395973206</text:p>
          </table:table-cell>
          <table:table-cell table:number-columns-repeated="6"/>
        </table:table-row>
        <table:table-row table:style-name="ro1">
          <table:table-cell office:value-type="float" office:value="0.138436853885651" calcext:value-type="float">
            <text:p>0.1384368539</text:p>
          </table:table-cell>
          <table:table-cell office:value-type="float" office:value="47.8209991455078" calcext:value-type="float">
            <text:p>47.8209991455</text:p>
          </table:table-cell>
          <table:table-cell table:number-columns-repeated="6"/>
        </table:table-row>
        <table:table-row table:style-name="ro1">
          <table:table-cell office:value-type="float" office:value="0.00516173336654902" calcext:value-type="float">
            <text:p>0.0051617334</text:p>
          </table:table-cell>
          <table:table-cell office:value-type="float" office:value="47.9435691833496" calcext:value-type="float">
            <text:p>47.9435691833</text:p>
          </table:table-cell>
          <table:table-cell table:number-columns-repeated="6"/>
        </table:table-row>
        <table:table-row table:style-name="ro1">
          <table:table-cell office:value-type="float" office:value="0.134449481964111" calcext:value-type="float">
            <text:p>0.134449482</text:p>
          </table:table-cell>
          <table:table-cell office:value-type="float" office:value="47.4612274169922" calcext:value-type="float">
            <text:p>47.461227417</text:p>
          </table:table-cell>
          <table:table-cell table:number-columns-repeated="6"/>
        </table:table-row>
        <table:table-row table:style-name="ro1">
          <table:table-cell office:value-type="float" office:value="0.0635266304016113" calcext:value-type="float">
            <text:p>0.0635266304</text:p>
          </table:table-cell>
          <table:table-cell office:value-type="float" office:value="49.929557800293" calcext:value-type="float">
            <text:p>49.9295578003</text:p>
          </table:table-cell>
          <table:table-cell table:number-columns-repeated="6"/>
        </table:table-row>
        <table:table-row table:style-name="ro1">
          <table:table-cell office:value-type="float" office:value="0.000676011550240218" calcext:value-type="float">
            <text:p>0.0006760116</text:p>
          </table:table-cell>
          <table:table-cell office:value-type="float" office:value="49.9391059875488" calcext:value-type="float">
            <text:p>49.9391059875</text:p>
          </table:table-cell>
          <table:table-cell table:number-columns-repeated="6"/>
        </table:table-row>
        <table:table-row table:style-name="ro1">
          <table:table-cell office:value-type="float" office:value="0.00325469952076673" calcext:value-type="float">
            <text:p>0.0032546995</text:p>
          </table:table-cell>
          <table:table-cell office:value-type="float" office:value="49.1611404418945" calcext:value-type="float">
            <text:p>49.1611404419</text:p>
          </table:table-cell>
          <table:table-cell table:number-columns-repeated="6"/>
        </table:table-row>
        <table:table-row table:style-name="ro1">
          <table:table-cell office:value-type="float" office:value="0.000289333082037046" calcext:value-type="float">
            <text:p>0.0002893331</text:p>
          </table:table-cell>
          <table:table-cell office:value-type="float" office:value="49.376407623291" calcext:value-type="float">
            <text:p>49.37640762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0:30:54.326198010</dc:date>
    <meta:editing-duration>PT34S</meta:editing-duration>
    <meta:editing-cycles>1</meta:editing-cycles>
    <meta:document-statistic meta:table-count="1" meta:cell-count="2999" meta:object-count="0"/>
    <meta:generator>LibreOffice/5.1.6.2$Linux_X86_64 LibreOffice_project/10m0$Build-2</meta:generator>
  </office:meta>
</office:document-meta>
</file>